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6.38cm"/>
    </style:style>
    <style:style style:name="co6" style:family="table-column">
      <style:table-column-properties fo:break-before="auto" style:column-width="6.18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334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5.881cm"/>
    </style:style>
    <style:style style:name="co12" style:family="table-column">
      <style:table-column-properties fo:break-before="auto" style:column-width="5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751cm" svg:height="13.095cm" svg:x="0.987cm" svg:y="0.398cm">
            <draw:object draw:notify-on-update-of-ranges="Sheet1.A1:Sheet1.A1 Sheet1.A2:Sheet1.A392 Sheet1.E1:Sheet1.E1 Sheet1.E2:Sheet1.E3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ystem Time</text:p>
          </table:table-cell>
          <table:table-cell office:value-type="string" calcext:value-type="string">
            <text:p>RDTSC</text:p>
          </table:table-cell>
          <table:table-cell office:value-type="string" calcext:value-type="string">
            <text:p>Elapsed Time (sec)</text:p>
          </table:table-cell>
          <table:table-cell office:value-type="string" calcext:value-type="string">
            <text:p>IA Frequency (MHz)</text:p>
          </table:table-cell>
          <table:table-cell office:value-type="string" calcext:value-type="string">
            <text:p>Processor Power (Watt)</text:p>
          </table:table-cell>
          <table:table-cell office:value-type="string" calcext:value-type="string">
            <text:p>Cumulative Processor Energy (Joules)</text:p>
          </table:table-cell>
          <table:table-cell office:value-type="string" calcext:value-type="string">
            <text:p>Cumulative Processor Energy (mWh)</text:p>
          </table:table-cell>
          <table:table-cell office:value-type="string" calcext:value-type="string">
            <text:p>IA Power (Watt)</text:p>
          </table:table-cell>
          <table:table-cell office:value-type="string" calcext:value-type="string">
            <text:p>Cumulative IA Energy (Joules)</text:p>
          </table:table-cell>
          <table:table-cell office:value-type="string" calcext:value-type="string">
            <text:p>Cumulative IA Energy (mWh)</text:p>
          </table:table-cell>
          <table:table-cell office:value-type="string" calcext:value-type="string">
            <text:p>DRAM Power (Watt)</text:p>
          </table:table-cell>
          <table:table-cell office:value-type="string" calcext:value-type="string">
            <text:p>Cumulative DRAM Energy (Joules)</text:p>
          </table:table-cell>
          <table:table-cell office:value-type="string" calcext:value-type="string">
            <text:p>Cumulative DRAM Energy (mWh)</text:p>
          </table:table-cell>
        </table:table-row>
        <table:table-row table:style-name="ro1">
          <table:table-cell office:value-type="string" calcext:value-type="string">
            <text:p>15:56:32:359</text:p>
          </table:table-cell>
          <table:table-cell office:value-type="float" office:value="2.41229547067893E+015" calcext:value-type="float">
            <text:p>2412295470678930</text:p>
          </table:table-cell>
          <table:table-cell office:value-type="float" office:value="0.0509" calcext:value-type="float">
            <text:p>0.0509</text:p>
          </table:table-cell>
          <table:table-cell office:value-type="float" office:value="1825" calcext:value-type="float">
            <text:p>1825</text:p>
          </table:table-cell>
          <table:table-cell office:value-type="float" office:value="36.3296" calcext:value-type="float">
            <text:p>36.3296</text:p>
          </table:table-cell>
          <table:table-cell office:value-type="float" office:value="1.8195" calcext:value-type="float">
            <text:p>1.8195</text:p>
          </table:table-cell>
          <table:table-cell office:value-type="float" office:value="0.5054" calcext:value-type="float">
            <text:p>0.5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85" calcext:value-type="float">
            <text:p>6.085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0847" calcext:value-type="float">
            <text:p>0.0847</text:p>
          </table:table-cell>
        </table:table-row>
        <table:table-row table:style-name="ro1">
          <table:table-cell office:value-type="string" calcext:value-type="string">
            <text:p>15:56:32:411</text:p>
          </table:table-cell>
          <table:table-cell office:value-type="float" office:value="2.41229566005671E+015" calcext:value-type="float">
            <text:p>2412295660056710</text:p>
          </table:table-cell>
          <table:table-cell office:value-type="float" office:value="0.1023" calcext:value-type="float">
            <text:p>0.1023</text:p>
          </table:table-cell>
          <table:table-cell office:value-type="float" office:value="1825" calcext:value-type="float">
            <text:p>1825</text:p>
          </table:table-cell>
          <table:table-cell office:value-type="float" office:value="35.7559" calcext:value-type="float">
            <text:p>35.7559</text:p>
          </table:table-cell>
          <table:table-cell office:value-type="float" office:value="3.6232" calcext:value-type="float">
            <text:p>3.6232</text:p>
          </table:table-cell>
          <table:table-cell office:value-type="float" office:value="1.0064" calcext:value-type="float">
            <text:p>1.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789" calcext:value-type="float">
            <text:p>5.2789</text:p>
          </table:table-cell>
          <table:table-cell office:value-type="float" office:value="0.571" calcext:value-type="float">
            <text:p>0.571</text:p>
          </table:table-cell>
          <table:table-cell office:value-type="float" office:value="0.1586" calcext:value-type="float">
            <text:p>0.1586</text:p>
          </table:table-cell>
        </table:table-row>
        <table:table-row table:style-name="ro1">
          <table:table-cell office:value-type="string" calcext:value-type="string">
            <text:p>15:56:32:462</text:p>
          </table:table-cell>
          <table:table-cell office:value-type="float" office:value="2.412295849245E+015" calcext:value-type="float">
            <text:p>2412295849245000</text:p>
          </table:table-cell>
          <table:table-cell office:value-type="float" office:value="0.1535" calcext:value-type="float">
            <text:p>0.1535</text:p>
          </table:table-cell>
          <table:table-cell office:value-type="float" office:value="1825" calcext:value-type="float">
            <text:p>1825</text:p>
          </table:table-cell>
          <table:table-cell office:value-type="float" office:value="35.5783" calcext:value-type="float">
            <text:p>35.5783</text:p>
          </table:table-cell>
          <table:table-cell office:value-type="float" office:value="5.4149" calcext:value-type="float">
            <text:p>5.4149</text:p>
          </table:table-cell>
          <table:table-cell office:value-type="float" office:value="1.5041" calcext:value-type="float">
            <text:p>1.5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765" calcext:value-type="float">
            <text:p>5.1765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15:56:32:513</text:p>
          </table:table-cell>
          <table:table-cell office:value-type="float" office:value="2.4122960383461E+015" calcext:value-type="float">
            <text:p>2412296038346100</text:p>
          </table:table-cell>
          <table:table-cell office:value-type="float" office:value="0.2048" calcext:value-type="float">
            <text:p>0.2048</text:p>
          </table:table-cell>
          <table:table-cell office:value-type="float" office:value="1825" calcext:value-type="float">
            <text:p>1825</text:p>
          </table:table-cell>
          <table:table-cell office:value-type="float" office:value="35.3557" calcext:value-type="float">
            <text:p>35.3557</text:p>
          </table:table-cell>
          <table:table-cell office:value-type="float" office:value="7.1952" calcext:value-type="float">
            <text:p>7.1952</text:p>
          </table:table-cell>
          <table:table-cell office:value-type="float" office:value="1.9987" calcext:value-type="float">
            <text:p>1.9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181" calcext:value-type="float">
            <text:p>4.2181</text:p>
          </table:table-cell>
          <table:table-cell office:value-type="float" office:value="1.0441" calcext:value-type="float">
            <text:p>1.044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15:56:32:565</text:p>
          </table:table-cell>
          <table:table-cell office:value-type="float" office:value="2.41229622747406E+015" calcext:value-type="float">
            <text:p>2412296227474060</text:p>
          </table:table-cell>
          <table:table-cell office:value-type="float" office:value="0.256" calcext:value-type="float">
            <text:p>0.256</text:p>
          </table:table-cell>
          <table:table-cell office:value-type="float" office:value="1825" calcext:value-type="float">
            <text:p>1825</text:p>
          </table:table-cell>
          <table:table-cell office:value-type="float" office:value="36.2361" calcext:value-type="float">
            <text:p>36.2361</text:p>
          </table:table-cell>
          <table:table-cell office:value-type="float" office:value="9.0203" calcext:value-type="float">
            <text:p>9.0203</text:p>
          </table:table-cell>
          <table:table-cell office:value-type="float" office:value="2.5056" calcext:value-type="float">
            <text:p>2.5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79" calcext:value-type="float">
            <text:p>4.9079</text:p>
          </table:table-cell>
          <table:table-cell office:value-type="float" office:value="1.2913" calcext:value-type="float">
            <text:p>1.2913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string" calcext:value-type="string">
            <text:p>15:56:32:616</text:p>
          </table:table-cell>
          <table:table-cell office:value-type="float" office:value="2.41229641661072E+015" calcext:value-type="float">
            <text:p>2412296416610720</text:p>
          </table:table-cell>
          <table:table-cell office:value-type="float" office:value="0.3072" calcext:value-type="float">
            <text:p>0.3072</text:p>
          </table:table-cell>
          <table:table-cell office:value-type="float" office:value="1825" calcext:value-type="float">
            <text:p>1825</text:p>
          </table:table-cell>
          <table:table-cell office:value-type="float" office:value="35.8186" calcext:value-type="float">
            <text:p>35.8186</text:p>
          </table:table-cell>
          <table:table-cell office:value-type="float" office:value="10.8243" calcext:value-type="float">
            <text:p>10.8243</text:p>
          </table:table-cell>
          <table:table-cell office:value-type="float" office:value="3.0068" calcext:value-type="float">
            <text:p>3.0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596" calcext:value-type="float">
            <text:p>6.1596</text:p>
          </table:table-cell>
          <table:table-cell office:value-type="float" office:value="1.6016" calcext:value-type="float">
            <text:p>1.6016</text:p>
          </table:table-cell>
          <table:table-cell office:value-type="float" office:value="0.4449" calcext:value-type="float">
            <text:p>0.4449</text:p>
          </table:table-cell>
        </table:table-row>
        <table:table-row table:style-name="ro1">
          <table:table-cell office:value-type="string" calcext:value-type="string">
            <text:p>15:56:32:667</text:p>
          </table:table-cell>
          <table:table-cell office:value-type="float" office:value="2.41229660576803E+015" calcext:value-type="float">
            <text:p>2412296605768030</text:p>
          </table:table-cell>
          <table:table-cell office:value-type="float" office:value="0.3585" calcext:value-type="float">
            <text:p>0.3585</text:p>
          </table:table-cell>
          <table:table-cell office:value-type="float" office:value="1825" calcext:value-type="float">
            <text:p>1825</text:p>
          </table:table-cell>
          <table:table-cell office:value-type="float" office:value="35.6319" calcext:value-type="float">
            <text:p>35.6319</text:p>
          </table:table-cell>
          <table:table-cell office:value-type="float" office:value="12.6193" calcext:value-type="float">
            <text:p>12.6193</text:p>
          </table:table-cell>
          <table:table-cell office:value-type="float" office:value="3.5054" calcext:value-type="float">
            <text:p>3.5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128" calcext:value-type="float">
            <text:p>5.9128</text:p>
          </table:table-cell>
          <table:table-cell office:value-type="float" office:value="1.8994" calcext:value-type="float">
            <text:p>1.8994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1">
          <table:table-cell office:value-type="string" calcext:value-type="string">
            <text:p>15:56:32:718</text:p>
          </table:table-cell>
          <table:table-cell office:value-type="float" office:value="2.41229679500324E+015" calcext:value-type="float">
            <text:p>2412296795003240</text:p>
          </table:table-cell>
          <table:table-cell office:value-type="float" office:value="0.4097" calcext:value-type="float">
            <text:p>0.4097</text:p>
          </table:table-cell>
          <table:table-cell office:value-type="float" office:value="1825" calcext:value-type="float">
            <text:p>1825</text:p>
          </table:table-cell>
          <table:table-cell office:value-type="float" office:value="35.4792" calcext:value-type="float">
            <text:p>35.4792</text:p>
          </table:table-cell>
          <table:table-cell office:value-type="float" office:value="14.4062" calcext:value-type="float">
            <text:p>14.4062</text:p>
          </table:table-cell>
          <table:table-cell office:value-type="float" office:value="4.0017" calcext:value-type="float">
            <text:p>4.0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471" calcext:value-type="float">
            <text:p>5.2471</text:p>
          </table:table-cell>
          <table:table-cell office:value-type="float" office:value="2.1637" calcext:value-type="float">
            <text:p>2.1637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15:56:32:769</text:p>
          </table:table-cell>
          <table:table-cell office:value-type="float" office:value="2.41229698412063E+015" calcext:value-type="float">
            <text:p>2412296984120630</text:p>
          </table:table-cell>
          <table:table-cell office:value-type="float" office:value="0.461" calcext:value-type="float">
            <text:p>0.461</text:p>
          </table:table-cell>
          <table:table-cell office:value-type="float" office:value="1825" calcext:value-type="float">
            <text:p>1825</text:p>
          </table:table-cell>
          <table:table-cell office:value-type="float" office:value="35.4501" calcext:value-type="float">
            <text:p>35.4501</text:p>
          </table:table-cell>
          <table:table-cell office:value-type="float" office:value="16.1917" calcext:value-type="float">
            <text:p>16.1917</text:p>
          </table:table-cell>
          <table:table-cell office:value-type="float" office:value="4.4977" calcext:value-type="float">
            <text:p>4.4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287" calcext:value-type="float">
            <text:p>5.1287</text:p>
          </table:table-cell>
          <table:table-cell office:value-type="float" office:value="2.422" calcext:value-type="float">
            <text:p>2.422</text:p>
          </table:table-cell>
          <table:table-cell office:value-type="float" office:value="0.6728" calcext:value-type="float">
            <text:p>0.6728</text:p>
          </table:table-cell>
        </table:table-row>
        <table:table-row table:style-name="ro1">
          <table:table-cell office:value-type="string" calcext:value-type="string">
            <text:p>15:56:32:821</text:p>
          </table:table-cell>
          <table:table-cell office:value-type="float" office:value="2.41229717325772E+015" calcext:value-type="float">
            <text:p>2412297173257720</text:p>
          </table:table-cell>
          <table:table-cell office:value-type="float" office:value="0.5122" calcext:value-type="float">
            <text:p>0.5122</text:p>
          </table:table-cell>
          <table:table-cell office:value-type="float" office:value="1825" calcext:value-type="float">
            <text:p>1825</text:p>
          </table:table-cell>
          <table:table-cell office:value-type="float" office:value="35.5143" calcext:value-type="float">
            <text:p>35.5143</text:p>
          </table:table-cell>
          <table:table-cell office:value-type="float" office:value="17.9805" calcext:value-type="float">
            <text:p>17.9805</text:p>
          </table:table-cell>
          <table:table-cell office:value-type="float" office:value="4.9946" calcext:value-type="float">
            <text:p>4.9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706" calcext:value-type="float">
            <text:p>4.9706</text:p>
          </table:table-cell>
          <table:table-cell office:value-type="float" office:value="2.6724" calcext:value-type="float">
            <text:p>2.6724</text:p>
          </table:table-cell>
          <table:table-cell office:value-type="float" office:value="0.7423" calcext:value-type="float">
            <text:p>0.7423</text:p>
          </table:table-cell>
        </table:table-row>
        <table:table-row table:style-name="ro1">
          <table:table-cell office:value-type="string" calcext:value-type="string">
            <text:p>15:56:32:872</text:p>
          </table:table-cell>
          <table:table-cell office:value-type="float" office:value="2.4122973623795E+015" calcext:value-type="float">
            <text:p>2412297362379500</text:p>
          </table:table-cell>
          <table:table-cell office:value-type="float" office:value="0.5634" calcext:value-type="float">
            <text:p>0.5634</text:p>
          </table:table-cell>
          <table:table-cell office:value-type="float" office:value="1825" calcext:value-type="float">
            <text:p>1825</text:p>
          </table:table-cell>
          <table:table-cell office:value-type="float" office:value="35.5238" calcext:value-type="float">
            <text:p>35.5238</text:p>
          </table:table-cell>
          <table:table-cell office:value-type="float" office:value="19.7696" calcext:value-type="float">
            <text:p>19.7696</text:p>
          </table:table-cell>
          <table:table-cell office:value-type="float" office:value="5.4916" calcext:value-type="float">
            <text:p>5.4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117" calcext:value-type="float">
            <text:p>5.1117</text:p>
          </table:table-cell>
          <table:table-cell office:value-type="float" office:value="2.9298" calcext:value-type="float">
            <text:p>2.9298</text:p>
          </table:table-cell>
          <table:table-cell office:value-type="float" office:value="0.8138" calcext:value-type="float">
            <text:p>0.8138</text:p>
          </table:table-cell>
        </table:table-row>
        <table:table-row table:style-name="ro1">
          <table:table-cell office:value-type="string" calcext:value-type="string">
            <text:p>15:56:32:923</text:p>
          </table:table-cell>
          <table:table-cell office:value-type="float" office:value="2.41229755153488E+015" calcext:value-type="float">
            <text:p>2412297551534880</text:p>
          </table:table-cell>
          <table:table-cell office:value-type="float" office:value="0.6147" calcext:value-type="float">
            <text:p>0.6147</text:p>
          </table:table-cell>
          <table:table-cell office:value-type="float" office:value="1825" calcext:value-type="float">
            <text:p>1825</text:p>
          </table:table-cell>
          <table:table-cell office:value-type="float" office:value="35.7214" calcext:value-type="float">
            <text:p>35.7214</text:p>
          </table:table-cell>
          <table:table-cell office:value-type="float" office:value="21.5687" calcext:value-type="float">
            <text:p>21.5687</text:p>
          </table:table-cell>
          <table:table-cell office:value-type="float" office:value="5.9913" calcext:value-type="float">
            <text:p>5.9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322" calcext:value-type="float">
            <text:p>5.7322</text:p>
          </table:table-cell>
          <table:table-cell office:value-type="float" office:value="3.2185" calcext:value-type="float">
            <text:p>3.2185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15:56:32:974</text:p>
          </table:table-cell>
          <table:table-cell office:value-type="float" office:value="2.41229774068519E+015" calcext:value-type="float">
            <text:p>2412297740685190</text:p>
          </table:table-cell>
          <table:table-cell office:value-type="float" office:value="0.6659" calcext:value-type="float">
            <text:p>0.6659</text:p>
          </table:table-cell>
          <table:table-cell office:value-type="float" office:value="1825" calcext:value-type="float">
            <text:p>1825</text:p>
          </table:table-cell>
          <table:table-cell office:value-type="float" office:value="35.6525" calcext:value-type="float">
            <text:p>35.6525</text:p>
          </table:table-cell>
          <table:table-cell office:value-type="float" office:value="23.3636" calcext:value-type="float">
            <text:p>23.3636</text:p>
          </table:table-cell>
          <table:table-cell office:value-type="float" office:value="6.4899" calcext:value-type="float">
            <text:p>6.4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228" calcext:value-type="float">
            <text:p>5.6228</text:p>
          </table:table-cell>
          <table:table-cell office:value-type="float" office:value="3.5016" calcext:value-type="float">
            <text:p>3.5016</text:p>
          </table:table-cell>
          <table:table-cell office:value-type="float" office:value="0.9727" calcext:value-type="float">
            <text:p>0.9727</text:p>
          </table:table-cell>
        </table:table-row>
        <table:table-row table:style-name="ro1">
          <table:table-cell office:value-type="string" calcext:value-type="string">
            <text:p>15:56:33:26</text:p>
          </table:table-cell>
          <table:table-cell office:value-type="float" office:value="2.4122979297216E+015" calcext:value-type="float">
            <text:p>2412297929721600</text:p>
          </table:table-cell>
          <table:table-cell office:value-type="float" office:value="0.7171" calcext:value-type="float">
            <text:p>0.7171</text:p>
          </table:table-cell>
          <table:table-cell office:value-type="float" office:value="1912" calcext:value-type="float">
            <text:p>1912</text:p>
          </table:table-cell>
          <table:table-cell office:value-type="float" office:value="38.3842" calcext:value-type="float">
            <text:p>38.3842</text:p>
          </table:table-cell>
          <table:table-cell office:value-type="float" office:value="25.2957" calcext:value-type="float">
            <text:p>25.2957</text:p>
          </table:table-cell>
          <table:table-cell office:value-type="float" office:value="7.0266" calcext:value-type="float">
            <text:p>7.0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482" calcext:value-type="float">
            <text:p>7.1482</text:p>
          </table:table-cell>
          <table:table-cell office:value-type="float" office:value="3.8614" calcext:value-type="float">
            <text:p>3.8614</text:p>
          </table:table-cell>
          <table:table-cell office:value-type="float" office:value="1.0726" calcext:value-type="float">
            <text:p>1.0726</text:p>
          </table:table-cell>
        </table:table-row>
        <table:table-row table:style-name="ro1">
          <table:table-cell office:value-type="string" calcext:value-type="string">
            <text:p>15:56:33:77</text:p>
          </table:table-cell>
          <table:table-cell office:value-type="float" office:value="2.41229811877877E+015" calcext:value-type="float">
            <text:p>2412298118778770</text:p>
          </table:table-cell>
          <table:table-cell office:value-type="float" office:value="0.7683" calcext:value-type="float">
            <text:p>0.7683</text:p>
          </table:table-cell>
          <table:table-cell office:value-type="float" office:value="1825" calcext:value-type="float">
            <text:p>1825</text:p>
          </table:table-cell>
          <table:table-cell office:value-type="float" office:value="39.0872" calcext:value-type="float">
            <text:p>39.0872</text:p>
          </table:table-cell>
          <table:table-cell office:value-type="float" office:value="27.2636" calcext:value-type="float">
            <text:p>27.2636</text:p>
          </table:table-cell>
          <table:table-cell office:value-type="float" office:value="7.5732" calcext:value-type="float">
            <text:p>7.5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595" calcext:value-type="float">
            <text:p>5.7595</text:p>
          </table:table-cell>
          <table:table-cell office:value-type="float" office:value="4.1514" calcext:value-type="float">
            <text:p>4.1514</text:p>
          </table:table-cell>
          <table:table-cell office:value-type="float" office:value="1.1532" calcext:value-type="float">
            <text:p>1.1532</text:p>
          </table:table-cell>
        </table:table-row>
        <table:table-row table:style-name="ro1">
          <table:table-cell office:value-type="string" calcext:value-type="string">
            <text:p>15:56:33:128</text:p>
          </table:table-cell>
          <table:table-cell office:value-type="float" office:value="2.41229830771069E+015" calcext:value-type="float">
            <text:p>2412298307710690</text:p>
          </table:table-cell>
          <table:table-cell office:value-type="float" office:value="0.8195" calcext:value-type="float">
            <text:p>0.8195</text:p>
          </table:table-cell>
          <table:table-cell office:value-type="float" office:value="2137" calcext:value-type="float">
            <text:p>2137</text:p>
          </table:table-cell>
          <table:table-cell office:value-type="float" office:value="39.5272" calcext:value-type="float">
            <text:p>39.5272</text:p>
          </table:table-cell>
          <table:table-cell office:value-type="float" office:value="29.2524" calcext:value-type="float">
            <text:p>29.2524</text:p>
          </table:table-cell>
          <table:table-cell office:value-type="float" office:value="8.1257" calcext:value-type="float">
            <text:p>8.1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204" calcext:value-type="float">
            <text:p>7.4204</text:p>
          </table:table-cell>
          <table:table-cell office:value-type="float" office:value="4.5247" calcext:value-type="float">
            <text:p>4.5247</text:p>
          </table:table-cell>
          <table:table-cell office:value-type="float" office:value="1.2569" calcext:value-type="float">
            <text:p>1.2569</text:p>
          </table:table-cell>
        </table:table-row>
        <table:table-row table:style-name="ro1">
          <table:table-cell office:value-type="string" calcext:value-type="string">
            <text:p>15:56:33:179</text:p>
          </table:table-cell>
          <table:table-cell office:value-type="float" office:value="2.41229849689687E+015" calcext:value-type="float">
            <text:p>2412298496896870</text:p>
          </table:table-cell>
          <table:table-cell office:value-type="float" office:value="0.8708" calcext:value-type="float">
            <text:p>0.8708</text:p>
          </table:table-cell>
          <table:table-cell office:value-type="float" office:value="2137" calcext:value-type="float">
            <text:p>2137</text:p>
          </table:table-cell>
          <table:table-cell office:value-type="float" office:value="37.8917" calcext:value-type="float">
            <text:p>37.8917</text:p>
          </table:table-cell>
          <table:table-cell office:value-type="float" office:value="31.1613" calcext:value-type="float">
            <text:p>31.1613</text:p>
          </table:table-cell>
          <table:table-cell office:value-type="float" office:value="8.6559" calcext:value-type="float">
            <text:p>8.6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4.8602" calcext:value-type="float">
            <text:p>4.8602</text:p>
          </table:table-cell>
          <table:table-cell office:value-type="float" office:value="1.3501" calcext:value-type="float">
            <text:p>1.3501</text:p>
          </table:table-cell>
        </table:table-row>
        <table:table-row table:style-name="ro1">
          <table:table-cell office:value-type="string" calcext:value-type="string">
            <text:p>15:56:33:231</text:p>
          </table:table-cell>
          <table:table-cell office:value-type="float" office:value="2.41229868614719E+015" calcext:value-type="float">
            <text:p>2412298686147190</text:p>
          </table:table-cell>
          <table:table-cell office:value-type="float" office:value="0.922" calcext:value-type="float">
            <text:p>0.922</text:p>
          </table:table-cell>
          <table:table-cell office:value-type="float" office:value="1825" calcext:value-type="float">
            <text:p>1825</text:p>
          </table:table-cell>
          <table:table-cell office:value-type="float" office:value="35.7976" calcext:value-type="float">
            <text:p>35.7976</text:p>
          </table:table-cell>
          <table:table-cell office:value-type="float" office:value="32.9646" calcext:value-type="float">
            <text:p>32.9646</text:p>
          </table:table-cell>
          <table:table-cell office:value-type="float" office:value="9.1568" calcext:value-type="float">
            <text:p>9.1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577" calcext:value-type="float">
            <text:p>5.1577</text:p>
          </table:table-cell>
          <table:table-cell office:value-type="float" office:value="5.1201" calcext:value-type="float">
            <text:p>5.1201</text:p>
          </table:table-cell>
          <table:table-cell office:value-type="float" office:value="1.4222" calcext:value-type="float">
            <text:p>1.4222</text:p>
          </table:table-cell>
        </table:table-row>
        <table:table-row table:style-name="ro1">
          <table:table-cell office:value-type="string" calcext:value-type="string">
            <text:p>15:56:33:281</text:p>
          </table:table-cell>
          <table:table-cell office:value-type="float" office:value="2.41229887389261E+015" calcext:value-type="float">
            <text:p>2412298873892610</text:p>
          </table:table-cell>
          <table:table-cell office:value-type="float" office:value="0.9729" calcext:value-type="float">
            <text:p>0.9729</text:p>
          </table:table-cell>
          <table:table-cell office:value-type="float" office:value="2137" calcext:value-type="float">
            <text:p>2137</text:p>
          </table:table-cell>
          <table:table-cell office:value-type="float" office:value="39.0437" calcext:value-type="float">
            <text:p>39.0437</text:p>
          </table:table-cell>
          <table:table-cell office:value-type="float" office:value="34.9296" calcext:value-type="float">
            <text:p>34.9296</text:p>
          </table:table-cell>
          <table:table-cell office:value-type="float" office:value="9.7027" calcext:value-type="float">
            <text:p>9.7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682" calcext:value-type="float">
            <text:p>6.7682</text:p>
          </table:table-cell>
          <table:table-cell office:value-type="float" office:value="5.4607" calcext:value-type="float">
            <text:p>5.4607</text:p>
          </table:table-cell>
          <table:table-cell office:value-type="float" office:value="1.5169" calcext:value-type="float">
            <text:p>1.5169</text:p>
          </table:table-cell>
        </table:table-row>
        <table:table-row table:style-name="ro1">
          <table:table-cell office:value-type="string" calcext:value-type="string">
            <text:p>15:56:33:332</text:p>
          </table:table-cell>
          <table:table-cell office:value-type="float" office:value="2.41229906097311E+015" calcext:value-type="float">
            <text:p>2412299060973110</text:p>
          </table:table-cell>
          <table:table-cell office:value-type="float" office:value="1.0236" calcext:value-type="float">
            <text:p>1.0236</text:p>
          </table:table-cell>
          <table:table-cell office:value-type="float" office:value="2137" calcext:value-type="float">
            <text:p>2137</text:p>
          </table:table-cell>
          <table:table-cell office:value-type="float" office:value="41.0618" calcext:value-type="float">
            <text:p>41.0618</text:p>
          </table:table-cell>
          <table:table-cell office:value-type="float" office:value="36.9902" calcext:value-type="float">
            <text:p>36.9902</text:p>
          </table:table-cell>
          <table:table-cell office:value-type="float" office:value="10.2751" calcext:value-type="float">
            <text:p>10.2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653" calcext:value-type="float">
            <text:p>7.4653</text:p>
          </table:table-cell>
          <table:table-cell office:value-type="float" office:value="5.8353" calcext:value-type="float">
            <text:p>5.8353</text:p>
          </table:table-cell>
          <table:table-cell office:value-type="float" office:value="1.6209" calcext:value-type="float">
            <text:p>1.6209</text:p>
          </table:table-cell>
        </table:table-row>
        <table:table-row table:style-name="ro1">
          <table:table-cell office:value-type="string" calcext:value-type="string">
            <text:p>15:56:33:383</text:p>
          </table:table-cell>
          <table:table-cell office:value-type="float" office:value="2.41229924899122E+015" calcext:value-type="float">
            <text:p>2412299248991220</text:p>
          </table:table-cell>
          <table:table-cell office:value-type="float" office:value="1.0745" calcext:value-type="float">
            <text:p>1.0745</text:p>
          </table:table-cell>
          <table:table-cell office:value-type="float" office:value="2137" calcext:value-type="float">
            <text:p>2137</text:p>
          </table:table-cell>
          <table:table-cell office:value-type="float" office:value="35.8341" calcext:value-type="float">
            <text:p>35.8341</text:p>
          </table:table-cell>
          <table:table-cell office:value-type="float" office:value="38.7899" calcext:value-type="float">
            <text:p>38.7899</text:p>
          </table:table-cell>
          <table:table-cell office:value-type="float" office:value="10.775" calcext:value-type="float">
            <text:p>10.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065" calcext:value-type="float">
            <text:p>5.9065</text:p>
          </table:table-cell>
          <table:table-cell office:value-type="float" office:value="6.132" calcext:value-type="float">
            <text:p>6.132</text:p>
          </table:table-cell>
          <table:table-cell office:value-type="float" office:value="1.7033" calcext:value-type="float">
            <text:p>1.7033</text:p>
          </table:table-cell>
        </table:table-row>
        <table:table-row table:style-name="ro1">
          <table:table-cell office:value-type="string" calcext:value-type="string">
            <text:p>15:56:33:434</text:p>
          </table:table-cell>
          <table:table-cell office:value-type="float" office:value="2.41229943644584E+015" calcext:value-type="float">
            <text:p>2412299436445840</text:p>
          </table:table-cell>
          <table:table-cell office:value-type="float" office:value="1.1253" calcext:value-type="float">
            <text:p>1.1253</text:p>
          </table:table-cell>
          <table:table-cell office:value-type="float" office:value="2137" calcext:value-type="float">
            <text:p>2137</text:p>
          </table:table-cell>
          <table:table-cell office:value-type="float" office:value="34.8547" calcext:value-type="float">
            <text:p>34.8547</text:p>
          </table:table-cell>
          <table:table-cell office:value-type="float" office:value="40.54" calcext:value-type="float">
            <text:p>40.54</text:p>
          </table:table-cell>
          <table:table-cell office:value-type="float" office:value="11.2611" calcext:value-type="float">
            <text:p>11.2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602" calcext:value-type="float">
            <text:p>5.8602</text:p>
          </table:table-cell>
          <table:table-cell office:value-type="float" office:value="6.4262" calcext:value-type="float">
            <text:p>6.4262</text:p>
          </table:table-cell>
          <table:table-cell office:value-type="float" office:value="1.7851" calcext:value-type="float">
            <text:p>1.7851</text:p>
          </table:table-cell>
        </table:table-row>
        <table:table-row table:style-name="ro1">
          <table:table-cell office:value-type="string" calcext:value-type="string">
            <text:p>15:56:33:485</text:p>
          </table:table-cell>
          <table:table-cell office:value-type="float" office:value="2.41229962506378E+015" calcext:value-type="float">
            <text:p>2412299625063780</text:p>
          </table:table-cell>
          <table:table-cell office:value-type="float" office:value="1.1764" calcext:value-type="float">
            <text:p>1.1764</text:p>
          </table:table-cell>
          <table:table-cell office:value-type="float" office:value="1825" calcext:value-type="float">
            <text:p>1825</text:p>
          </table:table-cell>
          <table:table-cell office:value-type="float" office:value="35.5672" calcext:value-type="float">
            <text:p>35.5672</text:p>
          </table:table-cell>
          <table:table-cell office:value-type="float" office:value="42.3258" calcext:value-type="float">
            <text:p>42.3258</text:p>
          </table:table-cell>
          <table:table-cell office:value-type="float" office:value="11.7572" calcext:value-type="float">
            <text:p>11.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122" calcext:value-type="float">
            <text:p>5.3122</text:p>
          </table:table-cell>
          <table:table-cell office:value-type="float" office:value="6.6929" calcext:value-type="float">
            <text:p>6.6929</text:p>
          </table:table-cell>
          <table:table-cell office:value-type="float" office:value="1.8591" calcext:value-type="float">
            <text:p>1.8591</text:p>
          </table:table-cell>
        </table:table-row>
        <table:table-row table:style-name="ro1">
          <table:table-cell office:value-type="string" calcext:value-type="string">
            <text:p>15:56:33:536</text:p>
          </table:table-cell>
          <table:table-cell office:value-type="float" office:value="2.41229981419736E+015" calcext:value-type="float">
            <text:p>2412299814197360</text:p>
          </table:table-cell>
          <table:table-cell office:value-type="float" office:value="1.2276" calcext:value-type="float">
            <text:p>1.2276</text:p>
          </table:table-cell>
          <table:table-cell office:value-type="float" office:value="1825" calcext:value-type="float">
            <text:p>1825</text:p>
          </table:table-cell>
          <table:table-cell office:value-type="float" office:value="37.6806" calcext:value-type="float">
            <text:p>37.6806</text:p>
          </table:table-cell>
          <table:table-cell office:value-type="float" office:value="44.2237" calcext:value-type="float">
            <text:p>44.2237</text:p>
          </table:table-cell>
          <table:table-cell office:value-type="float" office:value="12.2844" calcext:value-type="float">
            <text:p>12.2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042" calcext:value-type="float">
            <text:p>6.6042</text:p>
          </table:table-cell>
          <table:table-cell office:value-type="float" office:value="7.0256" calcext:value-type="float">
            <text:p>7.0256</text:p>
          </table:table-cell>
          <table:table-cell office:value-type="float" office:value="1.9515" calcext:value-type="float">
            <text:p>1.9515</text:p>
          </table:table-cell>
        </table:table-row>
        <table:table-row table:style-name="ro1">
          <table:table-cell office:value-type="string" calcext:value-type="string">
            <text:p>15:56:33:587</text:p>
          </table:table-cell>
          <table:table-cell office:value-type="float" office:value="2.41230000334356E+015" calcext:value-type="float">
            <text:p>2412300003343560</text:p>
          </table:table-cell>
          <table:table-cell office:value-type="float" office:value="1.2789" calcext:value-type="float">
            <text:p>1.2789</text:p>
          </table:table-cell>
          <table:table-cell office:value-type="float" office:value="1825" calcext:value-type="float">
            <text:p>1825</text:p>
          </table:table-cell>
          <table:table-cell office:value-type="float" office:value="37.6011" calcext:value-type="float">
            <text:p>37.6011</text:p>
          </table:table-cell>
          <table:table-cell office:value-type="float" office:value="46.1176" calcext:value-type="float">
            <text:p>46.1176</text:p>
          </table:table-cell>
          <table:table-cell office:value-type="float" office:value="12.8104" calcext:value-type="float">
            <text:p>12.8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533" calcext:value-type="float">
            <text:p>7.1533</text:p>
          </table:table-cell>
          <table:table-cell office:value-type="float" office:value="7.3859" calcext:value-type="float">
            <text:p>7.3859</text:p>
          </table:table-cell>
          <table:table-cell office:value-type="float" office:value="2.0516" calcext:value-type="float">
            <text:p>2.0516</text:p>
          </table:table-cell>
        </table:table-row>
        <table:table-row table:style-name="ro1">
          <table:table-cell office:value-type="string" calcext:value-type="string">
            <text:p>15:56:33:639</text:p>
          </table:table-cell>
          <table:table-cell office:value-type="float" office:value="2.41230019262232E+015" calcext:value-type="float">
            <text:p>2412300192622320</text:p>
          </table:table-cell>
          <table:table-cell office:value-type="float" office:value="1.3301" calcext:value-type="float">
            <text:p>1.3301</text:p>
          </table:table-cell>
          <table:table-cell office:value-type="float" office:value="1825" calcext:value-type="float">
            <text:p>1825</text:p>
          </table:table-cell>
          <table:table-cell office:value-type="float" office:value="35.7572" calcext:value-type="float">
            <text:p>35.7572</text:p>
          </table:table-cell>
          <table:table-cell office:value-type="float" office:value="47.9188" calcext:value-type="float">
            <text:p>47.9188</text:p>
          </table:table-cell>
          <table:table-cell office:value-type="float" office:value="13.3108" calcext:value-type="float">
            <text:p>13.3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136" calcext:value-type="float">
            <text:p>6.5136</text:p>
          </table:table-cell>
          <table:table-cell office:value-type="float" office:value="7.714" calcext:value-type="float">
            <text:p>7.714</text:p>
          </table:table-cell>
          <table:table-cell office:value-type="float" office:value="2.1428" calcext:value-type="float">
            <text:p>2.1428</text:p>
          </table:table-cell>
        </table:table-row>
        <table:table-row table:style-name="ro1">
          <table:table-cell office:value-type="string" calcext:value-type="string">
            <text:p>15:56:33:690</text:p>
          </table:table-cell>
          <table:table-cell office:value-type="float" office:value="2.41230038180079E+015" calcext:value-type="float">
            <text:p>2412300381800790</text:p>
          </table:table-cell>
          <table:table-cell office:value-type="float" office:value="1.3814" calcext:value-type="float">
            <text:p>1.3814</text:p>
          </table:table-cell>
          <table:table-cell office:value-type="float" office:value="1825" calcext:value-type="float">
            <text:p>1825</text:p>
          </table:table-cell>
          <table:table-cell office:value-type="float" office:value="35.9202" calcext:value-type="float">
            <text:p>35.9202</text:p>
          </table:table-cell>
          <table:table-cell office:value-type="float" office:value="49.7285" calcext:value-type="float">
            <text:p>49.7285</text:p>
          </table:table-cell>
          <table:table-cell office:value-type="float" office:value="13.8135" calcext:value-type="float">
            <text:p>13.8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091" calcext:value-type="float">
            <text:p>6.7091</text:p>
          </table:table-cell>
          <table:table-cell office:value-type="float" office:value="8.052" calcext:value-type="float">
            <text:p>8.052</text:p>
          </table:table-cell>
          <table:table-cell office:value-type="float" office:value="2.2367" calcext:value-type="float">
            <text:p>2.2367</text:p>
          </table:table-cell>
        </table:table-row>
        <table:table-row table:style-name="ro1">
          <table:table-cell office:value-type="string" calcext:value-type="string">
            <text:p>15:56:33:741</text:p>
          </table:table-cell>
          <table:table-cell office:value-type="float" office:value="2.41230057098419E+015" calcext:value-type="float">
            <text:p>2412300570984190</text:p>
          </table:table-cell>
          <table:table-cell office:value-type="float" office:value="1.4326" calcext:value-type="float">
            <text:p>1.4326</text:p>
          </table:table-cell>
          <table:table-cell office:value-type="float" office:value="1825" calcext:value-type="float">
            <text:p>1825</text:p>
          </table:table-cell>
          <table:table-cell office:value-type="float" office:value="35.8615" calcext:value-type="float">
            <text:p>35.8615</text:p>
          </table:table-cell>
          <table:table-cell office:value-type="float" office:value="51.5352" calcext:value-type="float">
            <text:p>51.5352</text:p>
          </table:table-cell>
          <table:table-cell office:value-type="float" office:value="14.3153" calcext:value-type="float">
            <text:p>14.3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781" calcext:value-type="float">
            <text:p>6.0781</text:p>
          </table:table-cell>
          <table:table-cell office:value-type="float" office:value="8.3582" calcext:value-type="float">
            <text:p>8.3582</text:p>
          </table:table-cell>
          <table:table-cell office:value-type="float" office:value="2.3217" calcext:value-type="float">
            <text:p>2.3217</text:p>
          </table:table-cell>
        </table:table-row>
        <table:table-row table:style-name="ro1">
          <table:table-cell office:value-type="string" calcext:value-type="string">
            <text:p>15:56:33:792</text:p>
          </table:table-cell>
          <table:table-cell office:value-type="float" office:value="2.41230076013424E+015" calcext:value-type="float">
            <text:p>2412300760134240</text:p>
          </table:table-cell>
          <table:table-cell office:value-type="float" office:value="1.4839" calcext:value-type="float">
            <text:p>1.4839</text:p>
          </table:table-cell>
          <table:table-cell office:value-type="float" office:value="1825" calcext:value-type="float">
            <text:p>1825</text:p>
          </table:table-cell>
          <table:table-cell office:value-type="float" office:value="35.6598" calcext:value-type="float">
            <text:p>35.6598</text:p>
          </table:table-cell>
          <table:table-cell office:value-type="float" office:value="53.3315" calcext:value-type="float">
            <text:p>53.3315</text:p>
          </table:table-cell>
          <table:table-cell office:value-type="float" office:value="14.8143" calcext:value-type="float">
            <text:p>14.8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118" calcext:value-type="float">
            <text:p>5.3118</text:p>
          </table:table-cell>
          <table:table-cell office:value-type="float" office:value="8.6258" calcext:value-type="float">
            <text:p>8.6258</text:p>
          </table:table-cell>
          <table:table-cell office:value-type="float" office:value="2.3961" calcext:value-type="float">
            <text:p>2.3961</text:p>
          </table:table-cell>
        </table:table-row>
        <table:table-row table:style-name="ro1">
          <table:table-cell office:value-type="string" calcext:value-type="string">
            <text:p>15:56:33:844</text:p>
          </table:table-cell>
          <table:table-cell office:value-type="float" office:value="2.41230094924725E+015" calcext:value-type="float">
            <text:p>2412300949247250</text:p>
          </table:table-cell>
          <table:table-cell office:value-type="float" office:value="1.5351" calcext:value-type="float">
            <text:p>1.5351</text:p>
          </table:table-cell>
          <table:table-cell office:value-type="float" office:value="1825" calcext:value-type="float">
            <text:p>1825</text:p>
          </table:table-cell>
          <table:table-cell office:value-type="float" office:value="36.6097" calcext:value-type="float">
            <text:p>36.6097</text:p>
          </table:table-cell>
          <table:table-cell office:value-type="float" office:value="55.1754" calcext:value-type="float">
            <text:p>55.1754</text:p>
          </table:table-cell>
          <table:table-cell office:value-type="float" office:value="15.3265" calcext:value-type="float">
            <text:p>15.3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831" calcext:value-type="float">
            <text:p>5.5831</text:p>
          </table:table-cell>
          <table:table-cell office:value-type="float" office:value="8.907" calcext:value-type="float">
            <text:p>8.907</text:p>
          </table:table-cell>
          <table:table-cell office:value-type="float" office:value="2.4742" calcext:value-type="float">
            <text:p>2.4742</text:p>
          </table:table-cell>
        </table:table-row>
        <table:table-row table:style-name="ro1">
          <table:table-cell office:value-type="string" calcext:value-type="string">
            <text:p>15:56:33:895</text:p>
          </table:table-cell>
          <table:table-cell office:value-type="float" office:value="2.41230113847571E+015" calcext:value-type="float">
            <text:p>2412301138475710</text:p>
          </table:table-cell>
          <table:table-cell office:value-type="float" office:value="1.5864" calcext:value-type="float">
            <text:p>1.5864</text:p>
          </table:table-cell>
          <table:table-cell office:value-type="float" office:value="1825" calcext:value-type="float">
            <text:p>1825</text:p>
          </table:table-cell>
          <table:table-cell office:value-type="float" office:value="35.8324" calcext:value-type="float">
            <text:p>35.8324</text:p>
          </table:table-cell>
          <table:table-cell office:value-type="float" office:value="56.9802" calcext:value-type="float">
            <text:p>56.9802</text:p>
          </table:table-cell>
          <table:table-cell office:value-type="float" office:value="15.8278" calcext:value-type="float">
            <text:p>15.8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22" calcext:value-type="float">
            <text:p>5.922</text:p>
          </table:table-cell>
          <table:table-cell office:value-type="float" office:value="9.2053" calcext:value-type="float">
            <text:p>9.2053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string" calcext:value-type="string">
            <text:p>15:56:33:946</text:p>
          </table:table-cell>
          <table:table-cell office:value-type="float" office:value="2.41230132767764E+015" calcext:value-type="float">
            <text:p>2412301327677640</text:p>
          </table:table-cell>
          <table:table-cell office:value-type="float" office:value="1.6376" calcext:value-type="float">
            <text:p>1.6376</text:p>
          </table:table-cell>
          <table:table-cell office:value-type="float" office:value="1825" calcext:value-type="float">
            <text:p>1825</text:p>
          </table:table-cell>
          <table:table-cell office:value-type="float" office:value="35.6305" calcext:value-type="float">
            <text:p>35.6305</text:p>
          </table:table-cell>
          <table:table-cell office:value-type="float" office:value="58.7747" calcext:value-type="float">
            <text:p>58.7747</text:p>
          </table:table-cell>
          <table:table-cell office:value-type="float" office:value="16.3263" calcext:value-type="float">
            <text:p>16.3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764" calcext:value-type="float">
            <text:p>5.6764</text:p>
          </table:table-cell>
          <table:table-cell office:value-type="float" office:value="9.4911" calcext:value-type="float">
            <text:p>9.4911</text:p>
          </table:table-cell>
          <table:table-cell office:value-type="float" office:value="2.6364" calcext:value-type="float">
            <text:p>2.6364</text:p>
          </table:table-cell>
        </table:table-row>
        <table:table-row table:style-name="ro1">
          <table:table-cell office:value-type="string" calcext:value-type="string">
            <text:p>15:56:33:997</text:p>
          </table:table-cell>
          <table:table-cell office:value-type="float" office:value="2.4123015167864E+015" calcext:value-type="float">
            <text:p>2412301516786400</text:p>
          </table:table-cell>
          <table:table-cell office:value-type="float" office:value="1.6889" calcext:value-type="float">
            <text:p>1.6889</text:p>
          </table:table-cell>
          <table:table-cell office:value-type="float" office:value="1825" calcext:value-type="float">
            <text:p>1825</text:p>
          </table:table-cell>
          <table:table-cell office:value-type="float" office:value="36.2584" calcext:value-type="float">
            <text:p>36.2584</text:p>
          </table:table-cell>
          <table:table-cell office:value-type="float" office:value="60.6007" calcext:value-type="float">
            <text:p>60.6007</text:p>
          </table:table-cell>
          <table:table-cell office:value-type="float" office:value="16.8335" calcext:value-type="float">
            <text:p>16.8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237" calcext:value-type="float">
            <text:p>6.9237</text:p>
          </table:table-cell>
          <table:table-cell office:value-type="float" office:value="9.8398" calcext:value-type="float">
            <text:p>9.8398</text:p>
          </table:table-cell>
          <table:table-cell office:value-type="float" office:value="2.7333" calcext:value-type="float">
            <text:p>2.7333</text:p>
          </table:table-cell>
        </table:table-row>
        <table:table-row table:style-name="ro1">
          <table:table-cell office:value-type="string" calcext:value-type="string">
            <text:p>15:56:34:49</text:p>
          </table:table-cell>
          <table:table-cell office:value-type="float" office:value="2.41230170581191E+015" calcext:value-type="float">
            <text:p>2412301705811910</text:p>
          </table:table-cell>
          <table:table-cell office:value-type="float" office:value="1.7401" calcext:value-type="float">
            <text:p>1.7401</text:p>
          </table:table-cell>
          <table:table-cell office:value-type="float" office:value="2025" calcext:value-type="float">
            <text:p>2025</text:p>
          </table:table-cell>
          <table:table-cell office:value-type="float" office:value="37.3872" calcext:value-type="float">
            <text:p>37.3872</text:p>
          </table:table-cell>
          <table:table-cell office:value-type="float" office:value="62.4828" calcext:value-type="float">
            <text:p>62.4828</text:p>
          </table:table-cell>
          <table:table-cell office:value-type="float" office:value="17.3563" calcext:value-type="float">
            <text:p>17.3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816" calcext:value-type="float">
            <text:p>5.8816</text:p>
          </table:table-cell>
          <table:table-cell office:value-type="float" office:value="10.1359" calcext:value-type="float">
            <text:p>10.1359</text:p>
          </table:table-cell>
          <table:table-cell office:value-type="float" office:value="2.8155" calcext:value-type="float">
            <text:p>2.8155</text:p>
          </table:table-cell>
        </table:table-row>
        <table:table-row table:style-name="ro1">
          <table:table-cell office:value-type="string" calcext:value-type="string">
            <text:p>15:56:34:100</text:p>
          </table:table-cell>
          <table:table-cell office:value-type="float" office:value="2.41230189487079E+015" calcext:value-type="float">
            <text:p>2412301894870790</text:p>
          </table:table-cell>
          <table:table-cell office:value-type="float" office:value="1.7913" calcext:value-type="float">
            <text:p>1.7913</text:p>
          </table:table-cell>
          <table:table-cell office:value-type="float" office:value="2025" calcext:value-type="float">
            <text:p>2025</text:p>
          </table:table-cell>
          <table:table-cell office:value-type="float" office:value="37.3019" calcext:value-type="float">
            <text:p>37.3019</text:p>
          </table:table-cell>
          <table:table-cell office:value-type="float" office:value="64.3609" calcext:value-type="float">
            <text:p>64.3609</text:p>
          </table:table-cell>
          <table:table-cell office:value-type="float" office:value="17.878" calcext:value-type="float">
            <text:p>17.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018" calcext:value-type="float">
            <text:p>5.8018</text:p>
          </table:table-cell>
          <table:table-cell office:value-type="float" office:value="10.428" calcext:value-type="float">
            <text:p>10.428</text:p>
          </table:table-cell>
          <table:table-cell office:value-type="float" office:value="2.8967" calcext:value-type="float">
            <text:p>2.8967</text:p>
          </table:table-cell>
        </table:table-row>
        <table:table-row table:style-name="ro1">
          <table:table-cell office:value-type="string" calcext:value-type="string">
            <text:p>15:56:34:151</text:p>
          </table:table-cell>
          <table:table-cell office:value-type="float" office:value="2.41230208393785E+015" calcext:value-type="float">
            <text:p>2412302083937850</text:p>
          </table:table-cell>
          <table:table-cell office:value-type="float" office:value="1.8425" calcext:value-type="float">
            <text:p>1.8425</text:p>
          </table:table-cell>
          <table:table-cell office:value-type="float" office:value="2025" calcext:value-type="float">
            <text:p>2025</text:p>
          </table:table-cell>
          <table:table-cell office:value-type="float" office:value="35.5824" calcext:value-type="float">
            <text:p>35.5824</text:p>
          </table:table-cell>
          <table:table-cell office:value-type="float" office:value="66.1524" calcext:value-type="float">
            <text:p>66.1524</text:p>
          </table:table-cell>
          <table:table-cell office:value-type="float" office:value="18.3757" calcext:value-type="float">
            <text:p>18.3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94" calcext:value-type="float">
            <text:p>5.294</text:p>
          </table:table-cell>
          <table:table-cell office:value-type="float" office:value="10.6946" calcext:value-type="float">
            <text:p>10.6946</text:p>
          </table:table-cell>
          <table:table-cell office:value-type="float" office:value="2.9707" calcext:value-type="float">
            <text:p>2.9707</text:p>
          </table:table-cell>
        </table:table-row>
        <table:table-row table:style-name="ro1">
          <table:table-cell office:value-type="string" calcext:value-type="string">
            <text:p>15:56:34:202</text:p>
          </table:table-cell>
          <table:table-cell office:value-type="float" office:value="2.41230227316557E+015" calcext:value-type="float">
            <text:p>2412302273165570</text:p>
          </table:table-cell>
          <table:table-cell office:value-type="float" office:value="1.8938" calcext:value-type="float">
            <text:p>1.8938</text:p>
          </table:table-cell>
          <table:table-cell office:value-type="float" office:value="2025" calcext:value-type="float">
            <text:p>2025</text:p>
          </table:table-cell>
          <table:table-cell office:value-type="float" office:value="35.7992" calcext:value-type="float">
            <text:p>35.7992</text:p>
          </table:table-cell>
          <table:table-cell office:value-type="float" office:value="67.9555" calcext:value-type="float">
            <text:p>67.9555</text:p>
          </table:table-cell>
          <table:table-cell office:value-type="float" office:value="18.8765" calcext:value-type="float">
            <text:p>18.8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179" calcext:value-type="float">
            <text:p>5.8179</text:p>
          </table:table-cell>
          <table:table-cell office:value-type="float" office:value="10.9876" calcext:value-type="float">
            <text:p>10.9876</text:p>
          </table:table-cell>
          <table:table-cell office:value-type="float" office:value="3.0521" calcext:value-type="float">
            <text:p>3.0521</text:p>
          </table:table-cell>
        </table:table-row>
        <table:table-row table:style-name="ro1">
          <table:table-cell office:value-type="string" calcext:value-type="string">
            <text:p>15:56:34:253</text:p>
          </table:table-cell>
          <table:table-cell office:value-type="float" office:value="2.41230246222909E+015" calcext:value-type="float">
            <text:p>2412302462229090</text:p>
          </table:table-cell>
          <table:table-cell office:value-type="float" office:value="1.945" calcext:value-type="float">
            <text:p>1.945</text:p>
          </table:table-cell>
          <table:table-cell office:value-type="float" office:value="2025" calcext:value-type="float">
            <text:p>2025</text:p>
          </table:table-cell>
          <table:table-cell office:value-type="float" office:value="35.4877" calcext:value-type="float">
            <text:p>35.4877</text:p>
          </table:table-cell>
          <table:table-cell office:value-type="float" office:value="69.7423" calcext:value-type="float">
            <text:p>69.7423</text:p>
          </table:table-cell>
          <table:table-cell office:value-type="float" office:value="19.3729" calcext:value-type="float">
            <text:p>19.3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914" calcext:value-type="float">
            <text:p>5.4914</text:p>
          </table:table-cell>
          <table:table-cell office:value-type="float" office:value="11.2641" calcext:value-type="float">
            <text:p>11.2641</text:p>
          </table:table-cell>
          <table:table-cell office:value-type="float" office:value="3.1289" calcext:value-type="float">
            <text:p>3.1289</text:p>
          </table:table-cell>
        </table:table-row>
        <table:table-row table:style-name="ro1">
          <table:table-cell office:value-type="string" calcext:value-type="string">
            <text:p>15:56:34:305</text:p>
          </table:table-cell>
          <table:table-cell office:value-type="float" office:value="2.4123026513417E+015" calcext:value-type="float">
            <text:p>2412302651341700</text:p>
          </table:table-cell>
          <table:table-cell office:value-type="float" office:value="1.9962" calcext:value-type="float">
            <text:p>1.9962</text:p>
          </table:table-cell>
          <table:table-cell office:value-type="float" office:value="2025" calcext:value-type="float">
            <text:p>2025</text:p>
          </table:table-cell>
          <table:table-cell office:value-type="float" office:value="35.489" calcext:value-type="float">
            <text:p>35.489</text:p>
          </table:table-cell>
          <table:table-cell office:value-type="float" office:value="71.5296" calcext:value-type="float">
            <text:p>71.5296</text:p>
          </table:table-cell>
          <table:table-cell office:value-type="float" office:value="19.8693" calcext:value-type="float">
            <text:p>19.8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095" calcext:value-type="float">
            <text:p>4.9095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3.1976" calcext:value-type="float">
            <text:p>3.1976</text:p>
          </table:table-cell>
        </table:table-row>
        <table:table-row table:style-name="ro1">
          <table:table-cell office:value-type="string" calcext:value-type="string">
            <text:p>15:56:34:356</text:p>
          </table:table-cell>
          <table:table-cell office:value-type="float" office:value="2.41230284049765E+015" calcext:value-type="float">
            <text:p>2412302840497650</text:p>
          </table:table-cell>
          <table:table-cell office:value-type="float" office:value="2.0474" calcext:value-type="float">
            <text:p>2.0474</text:p>
          </table:table-cell>
          <table:table-cell office:value-type="float" office:value="2025" calcext:value-type="float">
            <text:p>2025</text:p>
          </table:table-cell>
          <table:table-cell office:value-type="float" office:value="35.8779" calcext:value-type="float">
            <text:p>35.8779</text:p>
          </table:table-cell>
          <table:table-cell office:value-type="float" office:value="73.3369" calcext:value-type="float">
            <text:p>73.3369</text:p>
          </table:table-cell>
          <table:table-cell office:value-type="float" office:value="20.3714" calcext:value-type="float">
            <text:p>20.3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439" calcext:value-type="float">
            <text:p>5.4439</text:p>
          </table:table-cell>
          <table:table-cell office:value-type="float" office:value="11.7856" calcext:value-type="float">
            <text:p>11.7856</text:p>
          </table:table-cell>
          <table:table-cell office:value-type="float" office:value="3.2738" calcext:value-type="float">
            <text:p>3.2738</text:p>
          </table:table-cell>
        </table:table-row>
        <table:table-row table:style-name="ro1">
          <table:table-cell office:value-type="string" calcext:value-type="string">
            <text:p>15:56:34:407</text:p>
          </table:table-cell>
          <table:table-cell office:value-type="float" office:value="2.41230302960709E+015" calcext:value-type="float">
            <text:p>2412303029607090</text:p>
          </table:table-cell>
          <table:table-cell office:value-type="float" office:value="2.0987" calcext:value-type="float">
            <text:p>2.0987</text:p>
          </table:table-cell>
          <table:table-cell office:value-type="float" office:value="2025" calcext:value-type="float">
            <text:p>2025</text:p>
          </table:table-cell>
          <table:table-cell office:value-type="float" office:value="35.5322" calcext:value-type="float">
            <text:p>35.5322</text:p>
          </table:table-cell>
          <table:table-cell office:value-type="float" office:value="75.1263" calcext:value-type="float">
            <text:p>75.1263</text:p>
          </table:table-cell>
          <table:table-cell office:value-type="float" office:value="20.8684" calcext:value-type="float">
            <text:p>20.8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001" calcext:value-type="float">
            <text:p>5.3001</text:p>
          </table:table-cell>
          <table:table-cell office:value-type="float" office:value="12.0525" calcext:value-type="float">
            <text:p>12.0525</text:p>
          </table:table-cell>
          <table:table-cell office:value-type="float" office:value="3.3479" calcext:value-type="float">
            <text:p>3.3479</text:p>
          </table:table-cell>
        </table:table-row>
        <table:table-row table:style-name="ro1">
          <table:table-cell office:value-type="string" calcext:value-type="string">
            <text:p>15:56:34:458</text:p>
          </table:table-cell>
          <table:table-cell office:value-type="float" office:value="2.41230321885753E+015" calcext:value-type="float">
            <text:p>2412303218857530</text:p>
          </table:table-cell>
          <table:table-cell office:value-type="float" office:value="2.1499" calcext:value-type="float">
            <text:p>2.1499</text:p>
          </table:table-cell>
          <table:table-cell office:value-type="float" office:value="2025" calcext:value-type="float">
            <text:p>2025</text:p>
          </table:table-cell>
          <table:table-cell office:value-type="float" office:value="35.7842" calcext:value-type="float">
            <text:p>35.7842</text:p>
          </table:table-cell>
          <table:table-cell office:value-type="float" office:value="76.9288" calcext:value-type="float">
            <text:p>76.9288</text:p>
          </table:table-cell>
          <table:table-cell office:value-type="float" office:value="21.3691" calcext:value-type="float">
            <text:p>21.3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4" calcext:value-type="float">
            <text:p>5.34</text:p>
          </table:table-cell>
          <table:table-cell office:value-type="float" office:value="12.3215" calcext:value-type="float">
            <text:p>12.3215</text:p>
          </table:table-cell>
          <table:table-cell office:value-type="float" office:value="3.4226" calcext:value-type="float">
            <text:p>3.4226</text:p>
          </table:table-cell>
        </table:table-row>
        <table:table-row table:style-name="ro1">
          <table:table-cell office:value-type="string" calcext:value-type="string">
            <text:p>15:56:34:510</text:p>
          </table:table-cell>
          <table:table-cell office:value-type="float" office:value="2.41230340794751E+015" calcext:value-type="float">
            <text:p>2412303407947510</text:p>
          </table:table-cell>
          <table:table-cell office:value-type="float" office:value="2.2012" calcext:value-type="float">
            <text:p>2.2012</text:p>
          </table:table-cell>
          <table:table-cell office:value-type="float" office:value="2025" calcext:value-type="float">
            <text:p>2025</text:p>
          </table:table-cell>
          <table:table-cell office:value-type="float" office:value="36.3063" calcext:value-type="float">
            <text:p>36.3063</text:p>
          </table:table-cell>
          <table:table-cell office:value-type="float" office:value="78.7571" calcext:value-type="float">
            <text:p>78.7571</text:p>
          </table:table-cell>
          <table:table-cell office:value-type="float" office:value="21.877" calcext:value-type="float">
            <text:p>21.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736" calcext:value-type="float">
            <text:p>5.0736</text:p>
          </table:table-cell>
          <table:table-cell office:value-type="float" office:value="12.577" calcext:value-type="float">
            <text:p>12.577</text:p>
          </table:table-cell>
          <table:table-cell office:value-type="float" office:value="3.4936" calcext:value-type="float">
            <text:p>3.4936</text:p>
          </table:table-cell>
        </table:table-row>
        <table:table-row table:style-name="ro1">
          <table:table-cell office:value-type="string" calcext:value-type="string">
            <text:p>15:56:34:561</text:p>
          </table:table-cell>
          <table:table-cell office:value-type="float" office:value="2.41230359700921E+015" calcext:value-type="float">
            <text:p>2412303597009210</text:p>
          </table:table-cell>
          <table:table-cell office:value-type="float" office:value="2.2524" calcext:value-type="float">
            <text:p>2.2524</text:p>
          </table:table-cell>
          <table:table-cell office:value-type="float" office:value="2025" calcext:value-type="float">
            <text:p>2025</text:p>
          </table:table-cell>
          <table:table-cell office:value-type="float" office:value="35.8254" calcext:value-type="float">
            <text:p>35.8254</text:p>
          </table:table-cell>
          <table:table-cell office:value-type="float" office:value="80.5609" calcext:value-type="float">
            <text:p>80.5609</text:p>
          </table:table-cell>
          <table:table-cell office:value-type="float" office:value="22.378" calcext:value-type="float">
            <text:p>22.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521" calcext:value-type="float">
            <text:p>5.7521</text:p>
          </table:table-cell>
          <table:table-cell office:value-type="float" office:value="12.8666" calcext:value-type="float">
            <text:p>12.8666</text:p>
          </table:table-cell>
          <table:table-cell office:value-type="float" office:value="3.574" calcext:value-type="float">
            <text:p>3.574</text:p>
          </table:table-cell>
        </table:table-row>
        <table:table-row table:style-name="ro1">
          <table:table-cell office:value-type="string" calcext:value-type="string">
            <text:p>15:56:34:612</text:p>
          </table:table-cell>
          <table:table-cell office:value-type="float" office:value="2.41230378612435E+015" calcext:value-type="float">
            <text:p>2412303786124350</text:p>
          </table:table-cell>
          <table:table-cell office:value-type="float" office:value="2.3036" calcext:value-type="float">
            <text:p>2.3036</text:p>
          </table:table-cell>
          <table:table-cell office:value-type="float" office:value="1825" calcext:value-type="float">
            <text:p>1825</text:p>
          </table:table-cell>
          <table:table-cell office:value-type="float" office:value="36.1594" calcext:value-type="float">
            <text:p>36.1594</text:p>
          </table:table-cell>
          <table:table-cell office:value-type="float" office:value="82.3818" calcext:value-type="float">
            <text:p>82.3818</text:p>
          </table:table-cell>
          <table:table-cell office:value-type="float" office:value="22.8838" calcext:value-type="float">
            <text:p>22.8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841" calcext:value-type="float">
            <text:p>6.2841</text:p>
          </table:table-cell>
          <table:table-cell office:value-type="float" office:value="13.183" calcext:value-type="float">
            <text:p>13.183</text:p>
          </table:table-cell>
          <table:table-cell office:value-type="float" office:value="3.662" calcext:value-type="float">
            <text:p>3.662</text:p>
          </table:table-cell>
        </table:table-row>
        <table:table-row table:style-name="ro1">
          <table:table-cell office:value-type="string" calcext:value-type="string">
            <text:p>15:56:34:663</text:p>
          </table:table-cell>
          <table:table-cell office:value-type="float" office:value="2.4123039752914E+015" calcext:value-type="float">
            <text:p>2412303975291400</text:p>
          </table:table-cell>
          <table:table-cell office:value-type="float" office:value="2.3548" calcext:value-type="float">
            <text:p>2.3548</text:p>
          </table:table-cell>
          <table:table-cell office:value-type="float" office:value="1825" calcext:value-type="float">
            <text:p>1825</text:p>
          </table:table-cell>
          <table:table-cell office:value-type="float" office:value="35.71" calcext:value-type="float">
            <text:p>35.71</text:p>
          </table:table-cell>
          <table:table-cell office:value-type="float" office:value="84.1807" calcext:value-type="float">
            <text:p>84.1807</text:p>
          </table:table-cell>
          <table:table-cell office:value-type="float" office:value="23.3835" calcext:value-type="float">
            <text:p>23.3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704" calcext:value-type="float">
            <text:p>5.6704</text:p>
          </table:table-cell>
          <table:table-cell office:value-type="float" office:value="13.4687" calcext:value-type="float">
            <text:p>13.4687</text:p>
          </table:table-cell>
          <table:table-cell office:value-type="float" office:value="3.7413" calcext:value-type="float">
            <text:p>3.7413</text:p>
          </table:table-cell>
        </table:table-row>
        <table:table-row table:style-name="ro1">
          <table:table-cell office:value-type="string" calcext:value-type="string">
            <text:p>15:56:34:715</text:p>
          </table:table-cell>
          <table:table-cell office:value-type="float" office:value="2.41230416456599E+015" calcext:value-type="float">
            <text:p>2412304164565990</text:p>
          </table:table-cell>
          <table:table-cell office:value-type="float" office:value="2.4061" calcext:value-type="float">
            <text:p>2.4061</text:p>
          </table:table-cell>
          <table:table-cell office:value-type="float" office:value="1875" calcext:value-type="float">
            <text:p>1875</text:p>
          </table:table-cell>
          <table:table-cell office:value-type="float" office:value="36.3359" calcext:value-type="float">
            <text:p>36.3359</text:p>
          </table:table-cell>
          <table:table-cell office:value-type="float" office:value="86.0111" calcext:value-type="float">
            <text:p>86.0111</text:p>
          </table:table-cell>
          <table:table-cell office:value-type="float" office:value="23.892" calcext:value-type="float">
            <text:p>23.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524" calcext:value-type="float">
            <text:p>6.9524</text:p>
          </table:table-cell>
          <table:table-cell office:value-type="float" office:value="13.8189" calcext:value-type="float">
            <text:p>13.8189</text:p>
          </table:table-cell>
          <table:table-cell office:value-type="float" office:value="3.8386" calcext:value-type="float">
            <text:p>3.8386</text:p>
          </table:table-cell>
        </table:table-row>
        <table:table-row table:style-name="ro1">
          <table:table-cell office:value-type="string" calcext:value-type="string">
            <text:p>15:56:34:766</text:p>
          </table:table-cell>
          <table:table-cell office:value-type="float" office:value="2.41230435371627E+015" calcext:value-type="float">
            <text:p>2412304353716270</text:p>
          </table:table-cell>
          <table:table-cell office:value-type="float" office:value="2.4574" calcext:value-type="float">
            <text:p>2.4574</text:p>
          </table:table-cell>
          <table:table-cell office:value-type="float" office:value="1825" calcext:value-type="float">
            <text:p>1825</text:p>
          </table:table-cell>
          <table:table-cell office:value-type="float" office:value="35.6682" calcext:value-type="float">
            <text:p>35.6682</text:p>
          </table:table-cell>
          <table:table-cell office:value-type="float" office:value="87.8079" calcext:value-type="float">
            <text:p>87.8079</text:p>
          </table:table-cell>
          <table:table-cell office:value-type="float" office:value="24.3911" calcext:value-type="float">
            <text:p>24.3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05" calcext:value-type="float">
            <text:p>5.805</text:p>
          </table:table-cell>
          <table:table-cell office:value-type="float" office:value="14.1113" calcext:value-type="float">
            <text:p>14.1113</text:p>
          </table:table-cell>
          <table:table-cell office:value-type="float" office:value="3.9198" calcext:value-type="float">
            <text:p>3.9198</text:p>
          </table:table-cell>
        </table:table-row>
        <table:table-row table:style-name="ro1">
          <table:table-cell office:value-type="string" calcext:value-type="string">
            <text:p>15:56:34:817</text:p>
          </table:table-cell>
          <table:table-cell office:value-type="float" office:value="2.4123045429683E+015" calcext:value-type="float">
            <text:p>2412304542968300</text:p>
          </table:table-cell>
          <table:table-cell office:value-type="float" office:value="2.5086" calcext:value-type="float">
            <text:p>2.5086</text:p>
          </table:table-cell>
          <table:table-cell office:value-type="float" office:value="1825" calcext:value-type="float">
            <text:p>1825</text:p>
          </table:table-cell>
          <table:table-cell office:value-type="float" office:value="35.6389" calcext:value-type="float">
            <text:p>35.6389</text:p>
          </table:table-cell>
          <table:table-cell office:value-type="float" office:value="89.6041" calcext:value-type="float">
            <text:p>89.6041</text:p>
          </table:table-cell>
          <table:table-cell office:value-type="float" office:value="24.89" calcext:value-type="float">
            <text:p>2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503" calcext:value-type="float">
            <text:p>5.3503</text:p>
          </table:table-cell>
          <table:table-cell office:value-type="float" office:value="14.381" calcext:value-type="float">
            <text:p>14.381</text:p>
          </table:table-cell>
          <table:table-cell office:value-type="float" office:value="3.9947" calcext:value-type="float">
            <text:p>3.9947</text:p>
          </table:table-cell>
        </table:table-row>
        <table:table-row table:style-name="ro1">
          <table:table-cell office:value-type="string" calcext:value-type="string">
            <text:p>15:56:34:868</text:p>
          </table:table-cell>
          <table:table-cell office:value-type="float" office:value="2.4123047321025E+015" calcext:value-type="float">
            <text:p>2412304732102500</text:p>
          </table:table-cell>
          <table:table-cell office:value-type="float" office:value="2.5599" calcext:value-type="float">
            <text:p>2.5599</text:p>
          </table:table-cell>
          <table:table-cell office:value-type="float" office:value="1825" calcext:value-type="float">
            <text:p>1825</text:p>
          </table:table-cell>
          <table:table-cell office:value-type="float" office:value="35.8149" calcext:value-type="float">
            <text:p>35.8149</text:p>
          </table:table-cell>
          <table:table-cell office:value-type="float" office:value="91.408" calcext:value-type="float">
            <text:p>91.408</text:p>
          </table:table-cell>
          <table:table-cell office:value-type="float" office:value="25.3911" calcext:value-type="float">
            <text:p>25.3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247" calcext:value-type="float">
            <text:p>5.3247</text:p>
          </table:table-cell>
          <table:table-cell office:value-type="float" office:value="14.6492" calcext:value-type="float">
            <text:p>14.6492</text:p>
          </table:table-cell>
          <table:table-cell office:value-type="float" office:value="4.0692" calcext:value-type="float">
            <text:p>4.0692</text:p>
          </table:table-cell>
        </table:table-row>
        <table:table-row table:style-name="ro1">
          <table:table-cell office:value-type="string" calcext:value-type="string">
            <text:p>15:56:34:920</text:p>
          </table:table-cell>
          <table:table-cell office:value-type="float" office:value="2.41230492123433E+015" calcext:value-type="float">
            <text:p>2412304921234330</text:p>
          </table:table-cell>
          <table:table-cell office:value-type="float" office:value="2.6111" calcext:value-type="float">
            <text:p>2.6111</text:p>
          </table:table-cell>
          <table:table-cell office:value-type="float" office:value="1825" calcext:value-type="float">
            <text:p>1825</text:p>
          </table:table-cell>
          <table:table-cell office:value-type="float" office:value="35.9539" calcext:value-type="float">
            <text:p>35.9539</text:p>
          </table:table-cell>
          <table:table-cell office:value-type="float" office:value="93.2188" calcext:value-type="float">
            <text:p>93.2188</text:p>
          </table:table-cell>
          <table:table-cell office:value-type="float" office:value="25.8941" calcext:value-type="float">
            <text:p>25.8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052" calcext:value-type="float">
            <text:p>6.3052</text:p>
          </table:table-cell>
          <table:table-cell office:value-type="float" office:value="14.9667" calcext:value-type="float">
            <text:p>14.9667</text:p>
          </table:table-cell>
          <table:table-cell office:value-type="float" office:value="4.1574" calcext:value-type="float">
            <text:p>4.1574</text:p>
          </table:table-cell>
        </table:table-row>
        <table:table-row table:style-name="ro1">
          <table:table-cell office:value-type="string" calcext:value-type="string">
            <text:p>15:56:34:971</text:p>
          </table:table-cell>
          <table:table-cell office:value-type="float" office:value="2.41230511045499E+015" calcext:value-type="float">
            <text:p>2412305110454990</text:p>
          </table:table-cell>
          <table:table-cell office:value-type="float" office:value="2.6624" calcext:value-type="float">
            <text:p>2.6624</text:p>
          </table:table-cell>
          <table:table-cell office:value-type="float" office:value="1825" calcext:value-type="float">
            <text:p>1825</text:p>
          </table:table-cell>
          <table:table-cell office:value-type="float" office:value="35.9057" calcext:value-type="float">
            <text:p>35.9057</text:p>
          </table:table-cell>
          <table:table-cell office:value-type="float" office:value="95.0273" calcext:value-type="float">
            <text:p>95.0273</text:p>
          </table:table-cell>
          <table:table-cell office:value-type="float" office:value="26.3965" calcext:value-type="float">
            <text:p>26.3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807" calcext:value-type="float">
            <text:p>5.8807</text:p>
          </table:table-cell>
          <table:table-cell office:value-type="float" office:value="15.2629" calcext:value-type="float">
            <text:p>15.2629</text:p>
          </table:table-cell>
          <table:table-cell office:value-type="float" office:value="4.2397" calcext:value-type="float">
            <text:p>4.2397</text:p>
          </table:table-cell>
        </table:table-row>
        <table:table-row table:style-name="ro1">
          <table:table-cell office:value-type="string" calcext:value-type="string">
            <text:p>15:56:35:22</text:p>
          </table:table-cell>
          <table:table-cell office:value-type="float" office:value="2.41230529969452E+015" calcext:value-type="float">
            <text:p>2412305299694520</text:p>
          </table:table-cell>
          <table:table-cell office:value-type="float" office:value="2.7136" calcext:value-type="float">
            <text:p>2.7136</text:p>
          </table:table-cell>
          <table:table-cell office:value-type="float" office:value="2250" calcext:value-type="float">
            <text:p>2250</text:p>
          </table:table-cell>
          <table:table-cell office:value-type="float" office:value="37.8778" calcext:value-type="float">
            <text:p>37.8778</text:p>
          </table:table-cell>
          <table:table-cell office:value-type="float" office:value="96.9351" calcext:value-type="float">
            <text:p>96.9351</text:p>
          </table:table-cell>
          <table:table-cell office:value-type="float" office:value="26.9264" calcext:value-type="float">
            <text:p>26.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131" calcext:value-type="float">
            <text:p>6.8131</text:p>
          </table:table-cell>
          <table:table-cell office:value-type="float" office:value="15.6061" calcext:value-type="float">
            <text:p>15.6061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string" calcext:value-type="string">
            <text:p>15:56:35:73</text:p>
          </table:table-cell>
          <table:table-cell office:value-type="float" office:value="2.41230548875922E+015" calcext:value-type="float">
            <text:p>2412305488759220</text:p>
          </table:table-cell>
          <table:table-cell office:value-type="float" office:value="2.7648" calcext:value-type="float">
            <text:p>2.7648</text:p>
          </table:table-cell>
          <table:table-cell office:value-type="float" office:value="2312" calcext:value-type="float">
            <text:p>2312</text:p>
          </table:table-cell>
          <table:table-cell office:value-type="float" office:value="38.1329" calcext:value-type="float">
            <text:p>38.1329</text:p>
          </table:table-cell>
          <table:table-cell office:value-type="float" office:value="98.8542" calcext:value-type="float">
            <text:p>98.8542</text:p>
          </table:table-cell>
          <table:table-cell office:value-type="float" office:value="27.4595" calcext:value-type="float">
            <text:p>27.4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479" calcext:value-type="float">
            <text:p>6.0479</text:p>
          </table:table-cell>
          <table:table-cell office:value-type="float" office:value="15.9105" calcext:value-type="float">
            <text:p>15.9105</text:p>
          </table:table-cell>
          <table:table-cell office:value-type="float" office:value="4.4196" calcext:value-type="float">
            <text:p>4.4196</text:p>
          </table:table-cell>
        </table:table-row>
        <table:table-row table:style-name="ro1">
          <table:table-cell office:value-type="string" calcext:value-type="string">
            <text:p>15:56:35:125</text:p>
          </table:table-cell>
          <table:table-cell office:value-type="float" office:value="2.41230567784336E+015" calcext:value-type="float">
            <text:p>2412305677843360</text:p>
          </table:table-cell>
          <table:table-cell office:value-type="float" office:value="2.8161" calcext:value-type="float">
            <text:p>2.8161</text:p>
          </table:table-cell>
          <table:table-cell office:value-type="float" office:value="1825" calcext:value-type="float">
            <text:p>1825</text:p>
          </table:table-cell>
          <table:table-cell office:value-type="float" office:value="36.3127" calcext:value-type="float">
            <text:p>36.3127</text:p>
          </table:table-cell>
          <table:table-cell office:value-type="float" office:value="100.6827" calcext:value-type="float">
            <text:p>100.6827</text:p>
          </table:table-cell>
          <table:table-cell office:value-type="float" office:value="27.9674" calcext:value-type="float">
            <text:p>27.9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509" calcext:value-type="float">
            <text:p>5.2509</text:p>
          </table:table-cell>
          <table:table-cell office:value-type="float" office:value="16.1749" calcext:value-type="float">
            <text:p>16.1749</text:p>
          </table:table-cell>
          <table:table-cell office:value-type="float" office:value="4.493" calcext:value-type="float">
            <text:p>4.493</text:p>
          </table:table-cell>
        </table:table-row>
        <table:table-row table:style-name="ro1">
          <table:table-cell office:value-type="string" calcext:value-type="string">
            <text:p>15:56:35:176</text:p>
          </table:table-cell>
          <table:table-cell office:value-type="float" office:value="2.41230586699946E+015" calcext:value-type="float">
            <text:p>2412305866999460</text:p>
          </table:table-cell>
          <table:table-cell office:value-type="float" office:value="2.8673" calcext:value-type="float">
            <text:p>2.8673</text:p>
          </table:table-cell>
          <table:table-cell office:value-type="float" office:value="1825" calcext:value-type="float">
            <text:p>1825</text:p>
          </table:table-cell>
          <table:table-cell office:value-type="float" office:value="35.7764" calcext:value-type="float">
            <text:p>35.7764</text:p>
          </table:table-cell>
          <table:table-cell office:value-type="float" office:value="102.4849" calcext:value-type="float">
            <text:p>102.4849</text:p>
          </table:table-cell>
          <table:table-cell office:value-type="float" office:value="28.468" calcext:value-type="float">
            <text:p>28.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348" calcext:value-type="float">
            <text:p>6.1348</text:p>
          </table:table-cell>
          <table:table-cell office:value-type="float" office:value="16.4839" calcext:value-type="float">
            <text:p>16.4839</text:p>
          </table:table-cell>
          <table:table-cell office:value-type="float" office:value="4.5789" calcext:value-type="float">
            <text:p>4.5789</text:p>
          </table:table-cell>
        </table:table-row>
        <table:table-row table:style-name="ro1">
          <table:table-cell office:value-type="string" calcext:value-type="string">
            <text:p>15:56:35:227</text:p>
          </table:table-cell>
          <table:table-cell office:value-type="float" office:value="2.41230605615231E+015" calcext:value-type="float">
            <text:p>2412306056152310</text:p>
          </table:table-cell>
          <table:table-cell office:value-type="float" office:value="2.9185" calcext:value-type="float">
            <text:p>2.9185</text:p>
          </table:table-cell>
          <table:table-cell office:value-type="float" office:value="1825" calcext:value-type="float">
            <text:p>1825</text:p>
          </table:table-cell>
          <table:table-cell office:value-type="float" office:value="35.667" calcext:value-type="float">
            <text:p>35.667</text:p>
          </table:table-cell>
          <table:table-cell office:value-type="float" office:value="104.2816" calcext:value-type="float">
            <text:p>104.2816</text:p>
          </table:table-cell>
          <table:table-cell office:value-type="float" office:value="28.9671" calcext:value-type="float">
            <text:p>28.9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184" calcext:value-type="float">
            <text:p>5.6184</text:p>
          </table:table-cell>
          <table:table-cell office:value-type="float" office:value="16.7669" calcext:value-type="float">
            <text:p>16.7669</text:p>
          </table:table-cell>
          <table:table-cell office:value-type="float" office:value="4.6575" calcext:value-type="float">
            <text:p>4.6575</text:p>
          </table:table-cell>
        </table:table-row>
        <table:table-row table:style-name="ro1">
          <table:table-cell office:value-type="string" calcext:value-type="string">
            <text:p>15:56:35:278</text:p>
          </table:table-cell>
          <table:table-cell office:value-type="float" office:value="2.41230624543591E+015" calcext:value-type="float">
            <text:p>2412306245435910</text:p>
          </table:table-cell>
          <table:table-cell office:value-type="float" office:value="2.9698" calcext:value-type="float">
            <text:p>2.9698</text:p>
          </table:table-cell>
          <table:table-cell office:value-type="float" office:value="1825" calcext:value-type="float">
            <text:p>1825</text:p>
          </table:table-cell>
          <table:table-cell office:value-type="float" office:value="36.6884" calcext:value-type="float">
            <text:p>36.6884</text:p>
          </table:table-cell>
          <table:table-cell office:value-type="float" office:value="106.1299" calcext:value-type="float">
            <text:p>106.1299</text:p>
          </table:table-cell>
          <table:table-cell office:value-type="float" office:value="29.4805" calcext:value-type="float">
            <text:p>29.4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803" calcext:value-type="float">
            <text:p>5.5803</text:p>
          </table:table-cell>
          <table:table-cell office:value-type="float" office:value="17.048" calcext:value-type="float">
            <text:p>17.048</text:p>
          </table:table-cell>
          <table:table-cell office:value-type="float" office:value="4.7356" calcext:value-type="float">
            <text:p>4.7356</text:p>
          </table:table-cell>
        </table:table-row>
        <table:table-row table:style-name="ro1">
          <table:table-cell office:value-type="string" calcext:value-type="string">
            <text:p>15:56:35:330</text:p>
          </table:table-cell>
          <table:table-cell office:value-type="float" office:value="2.41230643455964E+015" calcext:value-type="float">
            <text:p>2412306434559640</text:p>
          </table:table-cell>
          <table:table-cell office:value-type="float" office:value="3.0211" calcext:value-type="float">
            <text:p>3.0211</text:p>
          </table:table-cell>
          <table:table-cell office:value-type="float" office:value="1825" calcext:value-type="float">
            <text:p>1825</text:p>
          </table:table-cell>
          <table:table-cell office:value-type="float" office:value="35.9518" calcext:value-type="float">
            <text:p>35.9518</text:p>
          </table:table-cell>
          <table:table-cell office:value-type="float" office:value="107.9407" calcext:value-type="float">
            <text:p>107.9407</text:p>
          </table:table-cell>
          <table:table-cell office:value-type="float" office:value="29.9835" calcext:value-type="float">
            <text:p>29.9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314" calcext:value-type="float">
            <text:p>5.0314</text:p>
          </table:table-cell>
          <table:table-cell office:value-type="float" office:value="17.3015" calcext:value-type="float">
            <text:p>17.3015</text:p>
          </table:table-cell>
          <table:table-cell office:value-type="float" office:value="4.806" calcext:value-type="float">
            <text:p>4.806</text:p>
          </table:table-cell>
        </table:table-row>
        <table:table-row table:style-name="ro1">
          <table:table-cell office:value-type="string" calcext:value-type="string">
            <text:p>15:56:35:381</text:p>
          </table:table-cell>
          <table:table-cell office:value-type="float" office:value="2.41230662363112E+015" calcext:value-type="float">
            <text:p>2412306623631120</text:p>
          </table:table-cell>
          <table:table-cell office:value-type="float" office:value="3.0723" calcext:value-type="float">
            <text:p>3.0723</text:p>
          </table:table-cell>
          <table:table-cell office:value-type="float" office:value="1825" calcext:value-type="float">
            <text:p>1825</text:p>
          </table:table-cell>
          <table:table-cell office:value-type="float" office:value="36.2158" calcext:value-type="float">
            <text:p>36.2158</text:p>
          </table:table-cell>
          <table:table-cell office:value-type="float" office:value="109.7643" calcext:value-type="float">
            <text:p>109.7643</text:p>
          </table:table-cell>
          <table:table-cell office:value-type="float" office:value="30.4901" calcext:value-type="float">
            <text:p>30.4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139" calcext:value-type="float">
            <text:p>5.7139</text:p>
          </table:table-cell>
          <table:table-cell office:value-type="float" office:value="17.5892" calcext:value-type="float">
            <text:p>17.5892</text:p>
          </table:table-cell>
          <table:table-cell office:value-type="float" office:value="4.8859" calcext:value-type="float">
            <text:p>4.8859</text:p>
          </table:table-cell>
        </table:table-row>
        <table:table-row table:style-name="ro1">
          <table:table-cell office:value-type="string" calcext:value-type="string">
            <text:p>15:56:35:432</text:p>
          </table:table-cell>
          <table:table-cell office:value-type="float" office:value="2.41230681276753E+015" calcext:value-type="float">
            <text:p>2412306812767530</text:p>
          </table:table-cell>
          <table:table-cell office:value-type="float" office:value="3.1235" calcext:value-type="float">
            <text:p>3.1235</text:p>
          </table:table-cell>
          <table:table-cell office:value-type="float" office:value="1825" calcext:value-type="float">
            <text:p>1825</text:p>
          </table:table-cell>
          <table:table-cell office:value-type="float" office:value="36.0736" calcext:value-type="float">
            <text:p>36.0736</text:p>
          </table:table-cell>
          <table:table-cell office:value-type="float" office:value="111.5812" calcext:value-type="float">
            <text:p>111.5812</text:p>
          </table:table-cell>
          <table:table-cell office:value-type="float" office:value="30.9948" calcext:value-type="float">
            <text:p>30.9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191" calcext:value-type="float">
            <text:p>5.2191</text:p>
          </table:table-cell>
          <table:table-cell office:value-type="float" office:value="17.8521" calcext:value-type="float">
            <text:p>17.8521</text:p>
          </table:table-cell>
          <table:table-cell office:value-type="float" office:value="4.9589" calcext:value-type="float">
            <text:p>4.9589</text:p>
          </table:table-cell>
        </table:table-row>
        <table:table-row table:style-name="ro1">
          <table:table-cell office:value-type="string" calcext:value-type="string">
            <text:p>15:56:35:483</text:p>
          </table:table-cell>
          <table:table-cell office:value-type="float" office:value="2.41230700196347E+015" calcext:value-type="float">
            <text:p>2412307001963470</text:p>
          </table:table-cell>
          <table:table-cell office:value-type="float" office:value="3.1748" calcext:value-type="float">
            <text:p>3.1748</text:p>
          </table:table-cell>
          <table:table-cell office:value-type="float" office:value="1825" calcext:value-type="float">
            <text:p>1825</text:p>
          </table:table-cell>
          <table:table-cell office:value-type="float" office:value="36.0805" calcext:value-type="float">
            <text:p>36.0805</text:p>
          </table:table-cell>
          <table:table-cell office:value-type="float" office:value="113.3991" calcext:value-type="float">
            <text:p>113.3991</text:p>
          </table:table-cell>
          <table:table-cell office:value-type="float" office:value="31.4998" calcext:value-type="float">
            <text:p>31.4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118" calcext:value-type="float">
            <text:p>5.7118</text:p>
          </table:table-cell>
          <table:table-cell office:value-type="float" office:value="18.1398" calcext:value-type="float">
            <text:p>18.1398</text:p>
          </table:table-cell>
          <table:table-cell office:value-type="float" office:value="5.0388" calcext:value-type="float">
            <text:p>5.0388</text:p>
          </table:table-cell>
        </table:table-row>
        <table:table-row table:style-name="ro1">
          <table:table-cell office:value-type="string" calcext:value-type="string">
            <text:p>15:56:35:535</text:p>
          </table:table-cell>
          <table:table-cell office:value-type="float" office:value="2.41230719119839E+015" calcext:value-type="float">
            <text:p>2412307191198390</text:p>
          </table:table-cell>
          <table:table-cell office:value-type="float" office:value="3.226" calcext:value-type="float">
            <text:p>3.226</text:p>
          </table:table-cell>
          <table:table-cell office:value-type="float" office:value="1825" calcext:value-type="float">
            <text:p>1825</text:p>
          </table:table-cell>
          <table:table-cell office:value-type="float" office:value="35.9584" calcext:value-type="float">
            <text:p>35.9584</text:p>
          </table:table-cell>
          <table:table-cell office:value-type="float" office:value="115.2103" calcext:value-type="float">
            <text:p>115.2103</text:p>
          </table:table-cell>
          <table:table-cell office:value-type="float" office:value="32.0029" calcext:value-type="float">
            <text:p>32.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174" calcext:value-type="float">
            <text:p>4.9174</text:p>
          </table:table-cell>
          <table:table-cell office:value-type="float" office:value="18.3875" calcext:value-type="float">
            <text:p>18.3875</text:p>
          </table:table-cell>
          <table:table-cell office:value-type="float" office:value="5.1076" calcext:value-type="float">
            <text:p>5.1076</text:p>
          </table:table-cell>
        </table:table-row>
        <table:table-row table:style-name="ro1">
          <table:table-cell office:value-type="string" calcext:value-type="string">
            <text:p>15:56:35:586</text:p>
          </table:table-cell>
          <table:table-cell office:value-type="float" office:value="2.41230738034331E+015" calcext:value-type="float">
            <text:p>2412307380343310</text:p>
          </table:table-cell>
          <table:table-cell office:value-type="float" office:value="3.2773" calcext:value-type="float">
            <text:p>3.2773</text:p>
          </table:table-cell>
          <table:table-cell office:value-type="float" office:value="2137" calcext:value-type="float">
            <text:p>2137</text:p>
          </table:table-cell>
          <table:table-cell office:value-type="float" office:value="36.6289" calcext:value-type="float">
            <text:p>36.6289</text:p>
          </table:table-cell>
          <table:table-cell office:value-type="float" office:value="117.0553" calcext:value-type="float">
            <text:p>117.0553</text:p>
          </table:table-cell>
          <table:table-cell office:value-type="float" office:value="32.5154" calcext:value-type="float">
            <text:p>32.5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646" calcext:value-type="float">
            <text:p>6.0646</text:p>
          </table:table-cell>
          <table:table-cell office:value-type="float" office:value="18.693" calcext:value-type="float">
            <text:p>18.693</text:p>
          </table:table-cell>
          <table:table-cell office:value-type="float" office:value="5.1925" calcext:value-type="float">
            <text:p>5.1925</text:p>
          </table:table-cell>
        </table:table-row>
        <table:table-row table:style-name="ro1">
          <table:table-cell office:value-type="string" calcext:value-type="string">
            <text:p>15:56:35:637</text:p>
          </table:table-cell>
          <table:table-cell office:value-type="float" office:value="2.41230756952691E+015" calcext:value-type="float">
            <text:p>2412307569526910</text:p>
          </table:table-cell>
          <table:table-cell office:value-type="float" office:value="3.3285" calcext:value-type="float">
            <text:p>3.3285</text:p>
          </table:table-cell>
          <table:table-cell office:value-type="float" office:value="2137" calcext:value-type="float">
            <text:p>2137</text:p>
          </table:table-cell>
          <table:table-cell office:value-type="float" office:value="36.1718" calcext:value-type="float">
            <text:p>36.1718</text:p>
          </table:table-cell>
          <table:table-cell office:value-type="float" office:value="118.8777" calcext:value-type="float">
            <text:p>118.8777</text:p>
          </table:table-cell>
          <table:table-cell office:value-type="float" office:value="33.0216" calcext:value-type="float">
            <text:p>33.0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87" calcext:value-type="float">
            <text:p>5.3787</text:p>
          </table:table-cell>
          <table:table-cell office:value-type="float" office:value="18.964" calcext:value-type="float">
            <text:p>18.964</text:p>
          </table:table-cell>
          <table:table-cell office:value-type="float" office:value="5.2678" calcext:value-type="float">
            <text:p>5.2678</text:p>
          </table:table-cell>
        </table:table-row>
        <table:table-row table:style-name="ro1">
          <table:table-cell office:value-type="string" calcext:value-type="string">
            <text:p>15:56:35:688</text:p>
          </table:table-cell>
          <table:table-cell office:value-type="float" office:value="2.41230775865023E+015" calcext:value-type="float">
            <text:p>2412307758650230</text:p>
          </table:table-cell>
          <table:table-cell office:value-type="float" office:value="3.3797" calcext:value-type="float">
            <text:p>3.3797</text:p>
          </table:table-cell>
          <table:table-cell office:value-type="float" office:value="2137" calcext:value-type="float">
            <text:p>2137</text:p>
          </table:table-cell>
          <table:table-cell office:value-type="float" office:value="36.4049" calcext:value-type="float">
            <text:p>36.4049</text:p>
          </table:table-cell>
          <table:table-cell office:value-type="float" office:value="120.7112" calcext:value-type="float">
            <text:p>120.7112</text:p>
          </table:table-cell>
          <table:table-cell office:value-type="float" office:value="33.5309" calcext:value-type="float">
            <text:p>33.5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163" calcext:value-type="float">
            <text:p>6.5163</text:p>
          </table:table-cell>
          <table:table-cell office:value-type="float" office:value="19.2922" calcext:value-type="float">
            <text:p>19.2922</text:p>
          </table:table-cell>
          <table:table-cell office:value-type="float" office:value="5.3589" calcext:value-type="float">
            <text:p>5.3589</text:p>
          </table:table-cell>
        </table:table-row>
        <table:table-row table:style-name="ro1">
          <table:table-cell office:value-type="string" calcext:value-type="string">
            <text:p>15:56:35:739</text:p>
          </table:table-cell>
          <table:table-cell office:value-type="float" office:value="2.41230794775821E+015" calcext:value-type="float">
            <text:p>2412307947758210</text:p>
          </table:table-cell>
          <table:table-cell office:value-type="float" office:value="3.431" calcext:value-type="float">
            <text:p>3.431</text:p>
          </table:table-cell>
          <table:table-cell office:value-type="float" office:value="2137" calcext:value-type="float">
            <text:p>2137</text:p>
          </table:table-cell>
          <table:table-cell office:value-type="float" office:value="36.0799" calcext:value-type="float">
            <text:p>36.0799</text:p>
          </table:table-cell>
          <table:table-cell office:value-type="float" office:value="122.5283" calcext:value-type="float">
            <text:p>122.5283</text:p>
          </table:table-cell>
          <table:table-cell office:value-type="float" office:value="34.0356" calcext:value-type="float">
            <text:p>34.0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254" calcext:value-type="float">
            <text:p>5.1254</text:p>
          </table:table-cell>
          <table:table-cell office:value-type="float" office:value="19.5503" calcext:value-type="float">
            <text:p>19.5503</text:p>
          </table:table-cell>
          <table:table-cell office:value-type="float" office:value="5.4306" calcext:value-type="float">
            <text:p>5.4306</text:p>
          </table:table-cell>
        </table:table-row>
        <table:table-row table:style-name="ro1">
          <table:table-cell office:value-type="string" calcext:value-type="string">
            <text:p>15:56:35:791</text:p>
          </table:table-cell>
          <table:table-cell office:value-type="float" office:value="2.41230813697822E+015" calcext:value-type="float">
            <text:p>2412308136978220</text:p>
          </table:table-cell>
          <table:table-cell office:value-type="float" office:value="3.4822" calcext:value-type="float">
            <text:p>3.4822</text:p>
          </table:table-cell>
          <table:table-cell office:value-type="float" office:value="2137" calcext:value-type="float">
            <text:p>2137</text:p>
          </table:table-cell>
          <table:table-cell office:value-type="float" office:value="36.0273" calcext:value-type="float">
            <text:p>36.0273</text:p>
          </table:table-cell>
          <table:table-cell office:value-type="float" office:value="124.3428" calcext:value-type="float">
            <text:p>124.3428</text:p>
          </table:table-cell>
          <table:table-cell office:value-type="float" office:value="34.5397" calcext:value-type="float">
            <text:p>34.5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359" calcext:value-type="float">
            <text:p>4.9359</text:p>
          </table:table-cell>
          <table:table-cell office:value-type="float" office:value="19.7989" calcext:value-type="float">
            <text:p>19.7989</text:p>
          </table:table-cell>
          <table:table-cell office:value-type="float" office:value="5.4997" calcext:value-type="float">
            <text:p>5.4997</text:p>
          </table:table-cell>
        </table:table-row>
        <table:table-row table:style-name="ro1">
          <table:table-cell office:value-type="string" calcext:value-type="string">
            <text:p>15:56:35:842</text:p>
          </table:table-cell>
          <table:table-cell office:value-type="float" office:value="2.41230832614849E+015" calcext:value-type="float">
            <text:p>2412308326148490</text:p>
          </table:table-cell>
          <table:table-cell office:value-type="float" office:value="3.5335" calcext:value-type="float">
            <text:p>3.5335</text:p>
          </table:table-cell>
          <table:table-cell office:value-type="float" office:value="2137" calcext:value-type="float">
            <text:p>2137</text:p>
          </table:table-cell>
          <table:table-cell office:value-type="float" office:value="36.2523" calcext:value-type="float">
            <text:p>36.2523</text:p>
          </table:table-cell>
          <table:table-cell office:value-type="float" office:value="126.1683" calcext:value-type="float">
            <text:p>126.1683</text:p>
          </table:table-cell>
          <table:table-cell office:value-type="float" office:value="35.0468" calcext:value-type="float">
            <text:p>35.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452" calcext:value-type="float">
            <text:p>4.9452</text:p>
          </table:table-cell>
          <table:table-cell office:value-type="float" office:value="20.0479" calcext:value-type="float">
            <text:p>20.0479</text:p>
          </table:table-cell>
          <table:table-cell office:value-type="float" office:value="5.5689" calcext:value-type="float">
            <text:p>5.5689</text:p>
          </table:table-cell>
        </table:table-row>
        <table:table-row table:style-name="ro1">
          <table:table-cell office:value-type="string" calcext:value-type="string">
            <text:p>15:56:35:893</text:p>
          </table:table-cell>
          <table:table-cell office:value-type="float" office:value="2.41230851540468E+015" calcext:value-type="float">
            <text:p>2412308515404680</text:p>
          </table:table-cell>
          <table:table-cell office:value-type="float" office:value="3.5847" calcext:value-type="float">
            <text:p>3.5847</text:p>
          </table:table-cell>
          <table:table-cell office:value-type="float" office:value="2137" calcext:value-type="float">
            <text:p>2137</text:p>
          </table:table-cell>
          <table:table-cell office:value-type="float" office:value="36.9975" calcext:value-type="float">
            <text:p>36.9975</text:p>
          </table:table-cell>
          <table:table-cell office:value-type="float" office:value="128.0331" calcext:value-type="float">
            <text:p>128.0331</text:p>
          </table:table-cell>
          <table:table-cell office:value-type="float" office:value="35.5647" calcext:value-type="float">
            <text:p>35.56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537" calcext:value-type="float">
            <text:p>5.3537</text:p>
          </table:table-cell>
          <table:table-cell office:value-type="float" office:value="20.3177" calcext:value-type="float">
            <text:p>20.3177</text:p>
          </table:table-cell>
          <table:table-cell office:value-type="float" office:value="5.6438" calcext:value-type="float">
            <text:p>5.6438</text:p>
          </table:table-cell>
        </table:table-row>
        <table:table-row table:style-name="ro1">
          <table:table-cell office:value-type="string" calcext:value-type="string">
            <text:p>15:56:35:944</text:p>
          </table:table-cell>
          <table:table-cell office:value-type="float" office:value="2.41230870445242E+015" calcext:value-type="float">
            <text:p>2412308704452420</text:p>
          </table:table-cell>
          <table:table-cell office:value-type="float" office:value="3.636" calcext:value-type="float">
            <text:p>3.636</text:p>
          </table:table-cell>
          <table:table-cell office:value-type="float" office:value="2137" calcext:value-type="float">
            <text:p>2137</text:p>
          </table:table-cell>
          <table:table-cell office:value-type="float" office:value="36.108" calcext:value-type="float">
            <text:p>36.108</text:p>
          </table:table-cell>
          <table:table-cell office:value-type="float" office:value="129.851" calcext:value-type="float">
            <text:p>129.851</text:p>
          </table:table-cell>
          <table:table-cell office:value-type="float" office:value="36.0697" calcext:value-type="float">
            <text:p>36.0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025" calcext:value-type="float">
            <text:p>4.7025</text:p>
          </table:table-cell>
          <table:table-cell office:value-type="float" office:value="20.5545" calcext:value-type="float">
            <text:p>20.5545</text:p>
          </table:table-cell>
          <table:table-cell office:value-type="float" office:value="5.7096" calcext:value-type="float">
            <text:p>5.7096</text:p>
          </table:table-cell>
        </table:table-row>
        <table:table-row table:style-name="ro1">
          <table:table-cell office:value-type="string" calcext:value-type="string">
            <text:p>15:56:35:996</text:p>
          </table:table-cell>
          <table:table-cell office:value-type="float" office:value="2.41230889357267E+015" calcext:value-type="float">
            <text:p>2412308893572670</text:p>
          </table:table-cell>
          <table:table-cell office:value-type="float" office:value="3.6872" calcext:value-type="float">
            <text:p>3.6872</text:p>
          </table:table-cell>
          <table:table-cell office:value-type="float" office:value="1825" calcext:value-type="float">
            <text:p>1825</text:p>
          </table:table-cell>
          <table:table-cell office:value-type="float" office:value="38.3756" calcext:value-type="float">
            <text:p>38.3756</text:p>
          </table:table-cell>
          <table:table-cell office:value-type="float" office:value="131.7837" calcext:value-type="float">
            <text:p>131.7837</text:p>
          </table:table-cell>
          <table:table-cell office:value-type="float" office:value="36.6066" calcext:value-type="float">
            <text:p>36.6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796" calcext:value-type="float">
            <text:p>6.3796</text:p>
          </table:table-cell>
          <table:table-cell office:value-type="float" office:value="20.8758" calcext:value-type="float">
            <text:p>20.8758</text:p>
          </table:table-cell>
          <table:table-cell office:value-type="float" office:value="5.7988" calcext:value-type="float">
            <text:p>5.7988</text:p>
          </table:table-cell>
        </table:table-row>
        <table:table-row table:style-name="ro1">
          <table:table-cell office:value-type="string" calcext:value-type="string">
            <text:p>15:56:36:47</text:p>
          </table:table-cell>
          <table:table-cell office:value-type="float" office:value="2.41230908262278E+015" calcext:value-type="float">
            <text:p>2412309082622780</text:p>
          </table:table-cell>
          <table:table-cell office:value-type="float" office:value="3.7384" calcext:value-type="float">
            <text:p>3.7384</text:p>
          </table:table-cell>
          <table:table-cell office:value-type="float" office:value="1825" calcext:value-type="float">
            <text:p>1825</text:p>
          </table:table-cell>
          <table:table-cell office:value-type="float" office:value="37.831" calcext:value-type="float">
            <text:p>37.831</text:p>
          </table:table-cell>
          <table:table-cell office:value-type="float" office:value="133.6883" calcext:value-type="float">
            <text:p>133.6883</text:p>
          </table:table-cell>
          <table:table-cell office:value-type="float" office:value="37.1356" calcext:value-type="float">
            <text:p>37.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411" calcext:value-type="float">
            <text:p>6.2411</text:p>
          </table:table-cell>
          <table:table-cell office:value-type="float" office:value="21.19" calcext:value-type="float">
            <text:p>21.19</text:p>
          </table:table-cell>
          <table:table-cell office:value-type="float" office:value="5.8861" calcext:value-type="float">
            <text:p>5.8861</text:p>
          </table:table-cell>
        </table:table-row>
        <table:table-row table:style-name="ro1">
          <table:table-cell office:value-type="string" calcext:value-type="string">
            <text:p>15:56:36:98</text:p>
          </table:table-cell>
          <table:table-cell office:value-type="float" office:value="2.41230927185544E+015" calcext:value-type="float">
            <text:p>2412309271855440</text:p>
          </table:table-cell>
          <table:table-cell office:value-type="float" office:value="3.7897" calcext:value-type="float">
            <text:p>3.7897</text:p>
          </table:table-cell>
          <table:table-cell office:value-type="float" office:value="1825" calcext:value-type="float">
            <text:p>1825</text:p>
          </table:table-cell>
          <table:table-cell office:value-type="float" office:value="36.2472" calcext:value-type="float">
            <text:p>36.2472</text:p>
          </table:table-cell>
          <table:table-cell office:value-type="float" office:value="135.5141" calcext:value-type="float">
            <text:p>135.5141</text:p>
          </table:table-cell>
          <table:table-cell office:value-type="float" office:value="37.6428" calcext:value-type="float">
            <text:p>37.6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459" calcext:value-type="float">
            <text:p>5.9459</text:p>
          </table:table-cell>
          <table:table-cell office:value-type="float" office:value="21.4895" calcext:value-type="float">
            <text:p>21.4895</text:p>
          </table:table-cell>
          <table:table-cell office:value-type="float" office:value="5.9693" calcext:value-type="float">
            <text:p>5.9693</text:p>
          </table:table-cell>
        </table:table-row>
        <table:table-row table:style-name="ro1">
          <table:table-cell office:value-type="string" calcext:value-type="string">
            <text:p>15:56:36:149</text:p>
          </table:table-cell>
          <table:table-cell office:value-type="float" office:value="2.41230946098152E+015" calcext:value-type="float">
            <text:p>2412309460981520</text:p>
          </table:table-cell>
          <table:table-cell office:value-type="float" office:value="3.8409" calcext:value-type="float">
            <text:p>3.8409</text:p>
          </table:table-cell>
          <table:table-cell office:value-type="float" office:value="1825" calcext:value-type="float">
            <text:p>1825</text:p>
          </table:table-cell>
          <table:table-cell office:value-type="float" office:value="36.0013" calcext:value-type="float">
            <text:p>36.0013</text:p>
          </table:table-cell>
          <table:table-cell office:value-type="float" office:value="137.3273" calcext:value-type="float">
            <text:p>137.3273</text:p>
          </table:table-cell>
          <table:table-cell office:value-type="float" office:value="38.1465" calcext:value-type="float">
            <text:p>38.1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915" calcext:value-type="float">
            <text:p>5.9915</text:p>
          </table:table-cell>
          <table:table-cell office:value-type="float" office:value="21.7913" calcext:value-type="float">
            <text:p>21.7913</text:p>
          </table:table-cell>
          <table:table-cell office:value-type="float" office:value="6.0531" calcext:value-type="float">
            <text:p>6.0531</text:p>
          </table:table-cell>
        </table:table-row>
        <table:table-row table:style-name="ro1">
          <table:table-cell office:value-type="string" calcext:value-type="string">
            <text:p>15:56:36:201</text:p>
          </table:table-cell>
          <table:table-cell office:value-type="float" office:value="2.41230965011484E+015" calcext:value-type="float">
            <text:p>2412309650114840</text:p>
          </table:table-cell>
          <table:table-cell office:value-type="float" office:value="3.8921" calcext:value-type="float">
            <text:p>3.8921</text:p>
          </table:table-cell>
          <table:table-cell office:value-type="float" office:value="1825" calcext:value-type="float">
            <text:p>1825</text:p>
          </table:table-cell>
          <table:table-cell office:value-type="float" office:value="36.243" calcext:value-type="float">
            <text:p>36.243</text:p>
          </table:table-cell>
          <table:table-cell office:value-type="float" office:value="139.1528" calcext:value-type="float">
            <text:p>139.1528</text:p>
          </table:table-cell>
          <table:table-cell office:value-type="float" office:value="38.6536" calcext:value-type="float">
            <text:p>38.6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483" calcext:value-type="float">
            <text:p>6.3483</text:p>
          </table:table-cell>
          <table:table-cell office:value-type="float" office:value="22.111" calcext:value-type="float">
            <text:p>22.111</text:p>
          </table:table-cell>
          <table:table-cell office:value-type="float" office:value="6.142" calcext:value-type="float">
            <text:p>6.142</text:p>
          </table:table-cell>
        </table:table-row>
        <table:table-row table:style-name="ro1">
          <table:table-cell office:value-type="string" calcext:value-type="string">
            <text:p>15:56:36:252</text:p>
          </table:table-cell>
          <table:table-cell office:value-type="float" office:value="2.41230984001098E+015" calcext:value-type="float">
            <text:p>2412309840010980</text:p>
          </table:table-cell>
          <table:table-cell office:value-type="float" office:value="3.9436" calcext:value-type="float">
            <text:p>3.9436</text:p>
          </table:table-cell>
          <table:table-cell office:value-type="float" office:value="1825" calcext:value-type="float">
            <text:p>1825</text:p>
          </table:table-cell>
          <table:table-cell office:value-type="float" office:value="36.164" calcext:value-type="float">
            <text:p>36.164</text:p>
          </table:table-cell>
          <table:table-cell office:value-type="float" office:value="140.9745" calcext:value-type="float">
            <text:p>140.9745</text:p>
          </table:table-cell>
          <table:table-cell office:value-type="float" office:value="39.1596" calcext:value-type="float">
            <text:p>39.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901" calcext:value-type="float">
            <text:p>5.4901</text:p>
          </table:table-cell>
          <table:table-cell office:value-type="float" office:value="22.3876" calcext:value-type="float">
            <text:p>22.3876</text:p>
          </table:table-cell>
          <table:table-cell office:value-type="float" office:value="6.2188" calcext:value-type="float">
            <text:p>6.2188</text:p>
          </table:table-cell>
        </table:table-row>
        <table:table-row table:style-name="ro1">
          <table:table-cell office:value-type="string" calcext:value-type="string">
            <text:p>15:56:36:303</text:p>
          </table:table-cell>
          <table:table-cell office:value-type="float" office:value="2.41231002915084E+015" calcext:value-type="float">
            <text:p>2412310029150840</text:p>
          </table:table-cell>
          <table:table-cell office:value-type="float" office:value="3.9948" calcext:value-type="float">
            <text:p>3.9948</text:p>
          </table:table-cell>
          <table:table-cell office:value-type="float" office:value="1825" calcext:value-type="float">
            <text:p>1825</text:p>
          </table:table-cell>
          <table:table-cell office:value-type="float" office:value="35.9895" calcext:value-type="float">
            <text:p>35.9895</text:p>
          </table:table-cell>
          <table:table-cell office:value-type="float" office:value="142.7874" calcext:value-type="float">
            <text:p>142.7874</text:p>
          </table:table-cell>
          <table:table-cell office:value-type="float" office:value="39.6632" calcext:value-type="float">
            <text:p>39.6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551" calcext:value-type="float">
            <text:p>5.2551</text:p>
          </table:table-cell>
          <table:table-cell office:value-type="float" office:value="22.6523" calcext:value-type="float">
            <text:p>22.6523</text:p>
          </table:table-cell>
          <table:table-cell office:value-type="float" office:value="6.2923" calcext:value-type="float">
            <text:p>6.2923</text:p>
          </table:table-cell>
        </table:table-row>
        <table:table-row table:style-name="ro1">
          <table:table-cell office:value-type="string" calcext:value-type="string">
            <text:p>15:56:36:355</text:p>
          </table:table-cell>
          <table:table-cell office:value-type="float" office:value="2.41231021844064E+015" calcext:value-type="float">
            <text:p>2412310218440640</text:p>
          </table:table-cell>
          <table:table-cell office:value-type="float" office:value="4.0461" calcext:value-type="float">
            <text:p>4.0461</text:p>
          </table:table-cell>
          <table:table-cell office:value-type="float" office:value="1825" calcext:value-type="float">
            <text:p>1825</text:p>
          </table:table-cell>
          <table:table-cell office:value-type="float" office:value="36.3551" calcext:value-type="float">
            <text:p>36.3551</text:p>
          </table:table-cell>
          <table:table-cell office:value-type="float" office:value="144.6188" calcext:value-type="float">
            <text:p>144.6188</text:p>
          </table:table-cell>
          <table:table-cell office:value-type="float" office:value="40.1719" calcext:value-type="float">
            <text:p>40.1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328" calcext:value-type="float">
            <text:p>5.4328</text:p>
          </table:table-cell>
          <table:table-cell office:value-type="float" office:value="22.926" calcext:value-type="float">
            <text:p>22.926</text:p>
          </table:table-cell>
          <table:table-cell office:value-type="float" office:value="6.3683" calcext:value-type="float">
            <text:p>6.3683</text:p>
          </table:table-cell>
        </table:table-row>
        <table:table-row table:style-name="ro1">
          <table:table-cell office:value-type="string" calcext:value-type="string">
            <text:p>15:56:36:406</text:p>
          </table:table-cell>
          <table:table-cell office:value-type="float" office:value="2.41231040748197E+015" calcext:value-type="float">
            <text:p>2412310407481970</text:p>
          </table:table-cell>
          <table:table-cell office:value-type="float" office:value="4.0973" calcext:value-type="float">
            <text:p>4.0973</text:p>
          </table:table-cell>
          <table:table-cell office:value-type="float" office:value="1825" calcext:value-type="float">
            <text:p>1825</text:p>
          </table:table-cell>
          <table:table-cell office:value-type="float" office:value="36.8461" calcext:value-type="float">
            <text:p>36.8461</text:p>
          </table:table-cell>
          <table:table-cell office:value-type="float" office:value="146.4738" calcext:value-type="float">
            <text:p>146.4738</text:p>
          </table:table-cell>
          <table:table-cell office:value-type="float" office:value="40.6872" calcext:value-type="float">
            <text:p>40.6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51" calcext:value-type="float">
            <text:p>5.5951</text:p>
          </table:table-cell>
          <table:table-cell office:value-type="float" office:value="23.2076" calcext:value-type="float">
            <text:p>23.2076</text:p>
          </table:table-cell>
          <table:table-cell office:value-type="float" office:value="6.4466" calcext:value-type="float">
            <text:p>6.4466</text:p>
          </table:table-cell>
        </table:table-row>
        <table:table-row table:style-name="ro1">
          <table:table-cell office:value-type="string" calcext:value-type="string">
            <text:p>15:56:36:457</text:p>
          </table:table-cell>
          <table:table-cell office:value-type="float" office:value="2.41231059667927E+015" calcext:value-type="float">
            <text:p>2412310596679270</text:p>
          </table:table-cell>
          <table:table-cell office:value-type="float" office:value="4.1485" calcext:value-type="float">
            <text:p>4.1485</text:p>
          </table:table-cell>
          <table:table-cell office:value-type="float" office:value="1825" calcext:value-type="float">
            <text:p>1825</text:p>
          </table:table-cell>
          <table:table-cell office:value-type="float" office:value="36.1904" calcext:value-type="float">
            <text:p>36.1904</text:p>
          </table:table-cell>
          <table:table-cell office:value-type="float" office:value="148.2972" calcext:value-type="float">
            <text:p>148.2972</text:p>
          </table:table-cell>
          <table:table-cell office:value-type="float" office:value="41.1937" calcext:value-type="float">
            <text:p>41.1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523" calcext:value-type="float">
            <text:p>5.4523</text:p>
          </table:table-cell>
          <table:table-cell office:value-type="float" office:value="23.4824" calcext:value-type="float">
            <text:p>23.4824</text:p>
          </table:table-cell>
          <table:table-cell office:value-type="float" office:value="6.5229" calcext:value-type="float">
            <text:p>6.5229</text:p>
          </table:table-cell>
        </table:table-row>
        <table:table-row table:style-name="ro1">
          <table:table-cell office:value-type="string" calcext:value-type="string">
            <text:p>15:56:36:508</text:p>
          </table:table-cell>
          <table:table-cell office:value-type="float" office:value="2.41231078582416E+015" calcext:value-type="float">
            <text:p>2412310785824160</text:p>
          </table:table-cell>
          <table:table-cell office:value-type="float" office:value="4.1998" calcext:value-type="float">
            <text:p>4.1998</text:p>
          </table:table-cell>
          <table:table-cell office:value-type="float" office:value="1825" calcext:value-type="float">
            <text:p>1825</text:p>
          </table:table-cell>
          <table:table-cell office:value-type="float" office:value="36.0192" calcext:value-type="float">
            <text:p>36.0192</text:p>
          </table:table-cell>
          <table:table-cell office:value-type="float" office:value="150.1116" calcext:value-type="float">
            <text:p>150.1116</text:p>
          </table:table-cell>
          <table:table-cell office:value-type="float" office:value="41.6977" calcext:value-type="float">
            <text:p>41.6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036" calcext:value-type="float">
            <text:p>5.5036</text:p>
          </table:table-cell>
          <table:table-cell office:value-type="float" office:value="23.7596" calcext:value-type="float">
            <text:p>23.7596</text:p>
          </table:table-cell>
          <table:table-cell office:value-type="float" office:value="6.5999" calcext:value-type="float">
            <text:p>6.5999</text:p>
          </table:table-cell>
        </table:table-row>
        <table:table-row table:style-name="ro1">
          <table:table-cell office:value-type="string" calcext:value-type="string">
            <text:p>15:56:36:560</text:p>
          </table:table-cell>
          <table:table-cell office:value-type="float" office:value="2.41231097495324E+015" calcext:value-type="float">
            <text:p>2412310974953240</text:p>
          </table:table-cell>
          <table:table-cell office:value-type="float" office:value="4.251" calcext:value-type="float">
            <text:p>4.251</text:p>
          </table:table-cell>
          <table:table-cell office:value-type="float" office:value="1825" calcext:value-type="float">
            <text:p>1825</text:p>
          </table:table-cell>
          <table:table-cell office:value-type="float" office:value="36.1596" calcext:value-type="float">
            <text:p>36.1596</text:p>
          </table:table-cell>
          <table:table-cell office:value-type="float" office:value="151.9329" calcext:value-type="float">
            <text:p>151.9329</text:p>
          </table:table-cell>
          <table:table-cell office:value-type="float" office:value="42.2036" calcext:value-type="float">
            <text:p>42.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773" calcext:value-type="float">
            <text:p>5.4773</text:p>
          </table:table-cell>
          <table:table-cell office:value-type="float" office:value="24.0355" calcext:value-type="float">
            <text:p>24.0355</text:p>
          </table:table-cell>
          <table:table-cell office:value-type="float" office:value="6.6765" calcext:value-type="float">
            <text:p>6.6765</text:p>
          </table:table-cell>
        </table:table-row>
        <table:table-row table:style-name="ro1">
          <table:table-cell office:value-type="string" calcext:value-type="string">
            <text:p>15:56:36:611</text:p>
          </table:table-cell>
          <table:table-cell office:value-type="float" office:value="2.41231116422178E+015" calcext:value-type="float">
            <text:p>2412311164221780</text:p>
          </table:table-cell>
          <table:table-cell office:value-type="float" office:value="4.3023" calcext:value-type="float">
            <text:p>4.3023</text:p>
          </table:table-cell>
          <table:table-cell office:value-type="float" office:value="2137" calcext:value-type="float">
            <text:p>2137</text:p>
          </table:table-cell>
          <table:table-cell office:value-type="float" office:value="36.5249" calcext:value-type="float">
            <text:p>36.5249</text:p>
          </table:table-cell>
          <table:table-cell office:value-type="float" office:value="153.7726" calcext:value-type="float">
            <text:p>153.7726</text:p>
          </table:table-cell>
          <table:table-cell office:value-type="float" office:value="42.7146" calcext:value-type="float">
            <text:p>42.7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74" calcext:value-type="float">
            <text:p>5.774</text:p>
          </table:table-cell>
          <table:table-cell office:value-type="float" office:value="24.3263" calcext:value-type="float">
            <text:p>24.3263</text:p>
          </table:table-cell>
          <table:table-cell office:value-type="float" office:value="6.7573" calcext:value-type="float">
            <text:p>6.7573</text:p>
          </table:table-cell>
        </table:table-row>
        <table:table-row table:style-name="ro1">
          <table:table-cell office:value-type="string" calcext:value-type="string">
            <text:p>15:56:36:662</text:p>
          </table:table-cell>
          <table:table-cell office:value-type="float" office:value="2.41231135341904E+015" calcext:value-type="float">
            <text:p>2412311353419040</text:p>
          </table:table-cell>
          <table:table-cell office:value-type="float" office:value="4.3535" calcext:value-type="float">
            <text:p>4.3535</text:p>
          </table:table-cell>
          <table:table-cell office:value-type="float" office:value="2137" calcext:value-type="float">
            <text:p>2137</text:p>
          </table:table-cell>
          <table:table-cell office:value-type="float" office:value="36.6377" calcext:value-type="float">
            <text:p>36.6377</text:p>
          </table:table-cell>
          <table:table-cell office:value-type="float" office:value="155.6176" calcext:value-type="float">
            <text:p>155.6176</text:p>
          </table:table-cell>
          <table:table-cell office:value-type="float" office:value="43.2271" calcext:value-type="float">
            <text:p>43.2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651" calcext:value-type="float">
            <text:p>6.4651</text:p>
          </table:table-cell>
          <table:table-cell office:value-type="float" office:value="24.6519" calcext:value-type="float">
            <text:p>24.6519</text:p>
          </table:table-cell>
          <table:table-cell office:value-type="float" office:value="6.8477" calcext:value-type="float">
            <text:p>6.8477</text:p>
          </table:table-cell>
        </table:table-row>
        <table:table-row table:style-name="ro1">
          <table:table-cell office:value-type="string" calcext:value-type="string">
            <text:p>15:56:36:713</text:p>
          </table:table-cell>
          <table:table-cell office:value-type="float" office:value="2.4123115425716E+015" calcext:value-type="float">
            <text:p>2412311542571600</text:p>
          </table:table-cell>
          <table:table-cell office:value-type="float" office:value="4.4048" calcext:value-type="float">
            <text:p>4.4048</text:p>
          </table:table-cell>
          <table:table-cell office:value-type="float" office:value="2137" calcext:value-type="float">
            <text:p>2137</text:p>
          </table:table-cell>
          <table:table-cell office:value-type="float" office:value="36.8681" calcext:value-type="float">
            <text:p>36.8681</text:p>
          </table:table-cell>
          <table:table-cell office:value-type="float" office:value="157.4747" calcext:value-type="float">
            <text:p>157.4747</text:p>
          </table:table-cell>
          <table:table-cell office:value-type="float" office:value="43.743" calcext:value-type="float">
            <text:p>43.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617" calcext:value-type="float">
            <text:p>6.617</text:p>
          </table:table-cell>
          <table:table-cell office:value-type="float" office:value="24.9852" calcext:value-type="float">
            <text:p>24.9852</text:p>
          </table:table-cell>
          <table:table-cell office:value-type="float" office:value="6.9403" calcext:value-type="float">
            <text:p>6.9403</text:p>
          </table:table-cell>
        </table:table-row>
        <table:table-row table:style-name="ro1">
          <table:table-cell office:value-type="string" calcext:value-type="string">
            <text:p>15:56:36:765</text:p>
          </table:table-cell>
          <table:table-cell office:value-type="float" office:value="2.41231173168353E+015" calcext:value-type="float">
            <text:p>2412311731683530</text:p>
          </table:table-cell>
          <table:table-cell office:value-type="float" office:value="4.456" calcext:value-type="float">
            <text:p>4.456</text:p>
          </table:table-cell>
          <table:table-cell office:value-type="float" office:value="2137" calcext:value-type="float">
            <text:p>2137</text:p>
          </table:table-cell>
          <table:table-cell office:value-type="float" office:value="36.2134" calcext:value-type="float">
            <text:p>36.2134</text:p>
          </table:table-cell>
          <table:table-cell office:value-type="float" office:value="159.2985" calcext:value-type="float">
            <text:p>159.2985</text:p>
          </table:table-cell>
          <table:table-cell office:value-type="float" office:value="44.2496" calcext:value-type="float">
            <text:p>44.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571" calcext:value-type="float">
            <text:p>5.4571</text:p>
          </table:table-cell>
          <table:table-cell office:value-type="float" office:value="25.26" calcext:value-type="float">
            <text:p>25.26</text:p>
          </table:table-cell>
          <table:table-cell office:value-type="float" office:value="7.0167" calcext:value-type="float">
            <text:p>7.0167</text:p>
          </table:table-cell>
        </table:table-row>
        <table:table-row table:style-name="ro1">
          <table:table-cell office:value-type="string" calcext:value-type="string">
            <text:p>15:56:36:816</text:p>
          </table:table-cell>
          <table:table-cell office:value-type="float" office:value="2.41231192045169E+015" calcext:value-type="float">
            <text:p>2412311920451690</text:p>
          </table:table-cell>
          <table:table-cell office:value-type="float" office:value="4.5072" calcext:value-type="float">
            <text:p>4.5072</text:p>
          </table:table-cell>
          <table:table-cell office:value-type="float" office:value="2537" calcext:value-type="float">
            <text:p>2537</text:p>
          </table:table-cell>
          <table:table-cell office:value-type="float" office:value="37.627" calcext:value-type="float">
            <text:p>37.627</text:p>
          </table:table-cell>
          <table:table-cell office:value-type="float" office:value="161.1929" calcext:value-type="float">
            <text:p>161.1929</text:p>
          </table:table-cell>
          <table:table-cell office:value-type="float" office:value="44.7758" calcext:value-type="float">
            <text:p>44.7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6738" calcext:value-type="float">
            <text:p>7.6738</text:p>
          </table:table-cell>
          <table:table-cell office:value-type="float" office:value="25.6464" calcext:value-type="float">
            <text:p>25.6464</text:p>
          </table:table-cell>
          <table:table-cell office:value-type="float" office:value="7.124" calcext:value-type="float">
            <text:p>7.124</text:p>
          </table:table-cell>
        </table:table-row>
        <table:table-row table:style-name="ro1">
          <table:table-cell office:value-type="string" calcext:value-type="string">
            <text:p>15:56:36:866</text:p>
          </table:table-cell>
          <table:table-cell office:value-type="float" office:value="2.41231210794315E+015" calcext:value-type="float">
            <text:p>2412312107943150</text:p>
          </table:table-cell>
          <table:table-cell office:value-type="float" office:value="4.5579" calcext:value-type="float">
            <text:p>4.5579</text:p>
          </table:table-cell>
          <table:table-cell office:value-type="float" office:value="2700" calcext:value-type="float">
            <text:p>2700</text:p>
          </table:table-cell>
          <table:table-cell office:value-type="float" office:value="47.7016" calcext:value-type="float">
            <text:p>47.7016</text:p>
          </table:table-cell>
          <table:table-cell office:value-type="float" office:value="163.5903" calcext:value-type="float">
            <text:p>163.5903</text:p>
          </table:table-cell>
          <table:table-cell office:value-type="float" office:value="45.4417" calcext:value-type="float">
            <text:p>45.4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994" calcext:value-type="float">
            <text:p>10.9994</text:p>
          </table:table-cell>
          <table:table-cell office:value-type="float" office:value="26.1992" calcext:value-type="float">
            <text:p>26.1992</text:p>
          </table:table-cell>
          <table:table-cell office:value-type="float" office:value="7.2775" calcext:value-type="float">
            <text:p>7.2775</text:p>
          </table:table-cell>
        </table:table-row>
        <table:table-row table:style-name="ro1">
          <table:table-cell office:value-type="string" calcext:value-type="string">
            <text:p>15:56:36:917</text:p>
          </table:table-cell>
          <table:table-cell office:value-type="float" office:value="2.41231229540375E+015" calcext:value-type="float">
            <text:p>2412312295403750</text:p>
          </table:table-cell>
          <table:table-cell office:value-type="float" office:value="4.6087" calcext:value-type="float">
            <text:p>4.6087</text:p>
          </table:table-cell>
          <table:table-cell office:value-type="float" office:value="2700" calcext:value-type="float">
            <text:p>2700</text:p>
          </table:table-cell>
          <table:table-cell office:value-type="float" office:value="47.8649" calcext:value-type="float">
            <text:p>47.8649</text:p>
          </table:table-cell>
          <table:table-cell office:value-type="float" office:value="165.9948" calcext:value-type="float">
            <text:p>165.9948</text:p>
          </table:table-cell>
          <table:table-cell office:value-type="float" office:value="46.1097" calcext:value-type="float">
            <text:p>46.1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865" calcext:value-type="float">
            <text:p>10.7865</text:p>
          </table:table-cell>
          <table:table-cell office:value-type="float" office:value="26.741" calcext:value-type="float">
            <text:p>26.741</text:p>
          </table:table-cell>
          <table:table-cell office:value-type="float" office:value="7.4281" calcext:value-type="float">
            <text:p>7.4281</text:p>
          </table:table-cell>
        </table:table-row>
        <table:table-row table:style-name="ro1">
          <table:table-cell office:value-type="string" calcext:value-type="string">
            <text:p>15:56:36:968</text:p>
          </table:table-cell>
          <table:table-cell office:value-type="float" office:value="2.41231248401241E+015" calcext:value-type="float">
            <text:p>2412312484012410</text:p>
          </table:table-cell>
          <table:table-cell office:value-type="float" office:value="4.6598" calcext:value-type="float">
            <text:p>4.6598</text:p>
          </table:table-cell>
          <table:table-cell office:value-type="float" office:value="1850" calcext:value-type="float">
            <text:p>1850</text:p>
          </table:table-cell>
          <table:table-cell office:value-type="float" office:value="40.2039" calcext:value-type="float">
            <text:p>40.2039</text:p>
          </table:table-cell>
          <table:table-cell office:value-type="float" office:value="168.0135" calcext:value-type="float">
            <text:p>168.0135</text:p>
          </table:table-cell>
          <table:table-cell office:value-type="float" office:value="46.6704" calcext:value-type="float">
            <text:p>46.6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3538" calcext:value-type="float">
            <text:p>9.3538</text:p>
          </table:table-cell>
          <table:table-cell office:value-type="float" office:value="27.2107" calcext:value-type="float">
            <text:p>27.2107</text:p>
          </table:table-cell>
          <table:table-cell office:value-type="float" office:value="7.5585" calcext:value-type="float">
            <text:p>7.5585</text:p>
          </table:table-cell>
        </table:table-row>
        <table:table-row table:style-name="ro1">
          <table:table-cell office:value-type="string" calcext:value-type="string">
            <text:p>15:56:37:20</text:p>
          </table:table-cell>
          <table:table-cell office:value-type="float" office:value="2.41231267651054E+015" calcext:value-type="float">
            <text:p>2412312676510540</text:p>
          </table:table-cell>
          <table:table-cell office:value-type="float" office:value="4.712" calcext:value-type="float">
            <text:p>4.712</text:p>
          </table:table-cell>
          <table:table-cell office:value-type="float" office:value="1962" calcext:value-type="float">
            <text:p>1962</text:p>
          </table:table-cell>
          <table:table-cell office:value-type="float" office:value="43.3381" calcext:value-type="float">
            <text:p>43.3381</text:p>
          </table:table-cell>
          <table:table-cell office:value-type="float" office:value="170.1966" calcext:value-type="float">
            <text:p>170.1966</text:p>
          </table:table-cell>
          <table:table-cell office:value-type="float" office:value="47.2768" calcext:value-type="float">
            <text:p>47.2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671" calcext:value-type="float">
            <text:p>9.7671</text:p>
          </table:table-cell>
          <table:table-cell office:value-type="float" office:value="27.7027" calcext:value-type="float">
            <text:p>27.7027</text:p>
          </table:table-cell>
          <table:table-cell office:value-type="float" office:value="7.6952" calcext:value-type="float">
            <text:p>7.6952</text:p>
          </table:table-cell>
        </table:table-row>
        <table:table-row table:style-name="ro1">
          <table:table-cell office:value-type="string" calcext:value-type="string">
            <text:p>15:56:37:72</text:p>
          </table:table-cell>
          <table:table-cell office:value-type="float" office:value="2.41231286538022E+015" calcext:value-type="float">
            <text:p>2412312865380220</text:p>
          </table:table-cell>
          <table:table-cell office:value-type="float" office:value="4.7631" calcext:value-type="float">
            <text:p>4.7631</text:p>
          </table:table-cell>
          <table:table-cell office:value-type="float" office:value="2087" calcext:value-type="float">
            <text:p>2087</text:p>
          </table:table-cell>
          <table:table-cell office:value-type="float" office:value="45.1987" calcext:value-type="float">
            <text:p>45.1987</text:p>
          </table:table-cell>
          <table:table-cell office:value-type="float" office:value="172.4779" calcext:value-type="float">
            <text:p>172.4779</text:p>
          </table:table-cell>
          <table:table-cell office:value-type="float" office:value="47.9105" calcext:value-type="float">
            <text:p>47.9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877" calcext:value-type="float">
            <text:p>11.0877</text:p>
          </table:table-cell>
          <table:table-cell office:value-type="float" office:value="28.2623" calcext:value-type="float">
            <text:p>28.2623</text:p>
          </table:table-cell>
          <table:table-cell office:value-type="float" office:value="7.8506" calcext:value-type="float">
            <text:p>7.8506</text:p>
          </table:table-cell>
        </table:table-row>
        <table:table-row table:style-name="ro1">
          <table:table-cell office:value-type="string" calcext:value-type="string">
            <text:p>15:56:37:123</text:p>
          </table:table-cell>
          <table:table-cell office:value-type="float" office:value="2.4123130538964E+015" calcext:value-type="float">
            <text:p>2412313053896400</text:p>
          </table:table-cell>
          <table:table-cell office:value-type="float" office:value="4.8142" calcext:value-type="float">
            <text:p>4.8142</text:p>
          </table:table-cell>
          <table:table-cell office:value-type="float" office:value="1912" calcext:value-type="float">
            <text:p>1912</text:p>
          </table:table-cell>
          <table:table-cell office:value-type="float" office:value="46.5588" calcext:value-type="float">
            <text:p>46.5588</text:p>
          </table:table-cell>
          <table:table-cell office:value-type="float" office:value="174.819" calcext:value-type="float">
            <text:p>174.819</text:p>
          </table:table-cell>
          <table:table-cell office:value-type="float" office:value="48.5608" calcext:value-type="float">
            <text:p>48.5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914" calcext:value-type="float">
            <text:p>10.6914</text:p>
          </table:table-cell>
          <table:table-cell office:value-type="float" office:value="28.7999" calcext:value-type="float">
            <text:p>28.7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:56:37:174</text:p>
          </table:table-cell>
          <table:table-cell office:value-type="float" office:value="2.41231324308932E+015" calcext:value-type="float">
            <text:p>2412313243089320</text:p>
          </table:table-cell>
          <table:table-cell office:value-type="float" office:value="4.8654" calcext:value-type="float">
            <text:p>4.8654</text:p>
          </table:table-cell>
          <table:table-cell office:value-type="float" office:value="2075" calcext:value-type="float">
            <text:p>2075</text:p>
          </table:table-cell>
          <table:table-cell office:value-type="float" office:value="43.6296" calcext:value-type="float">
            <text:p>43.6296</text:p>
          </table:table-cell>
          <table:table-cell office:value-type="float" office:value="177.0162" calcext:value-type="float">
            <text:p>177.0162</text:p>
          </table:table-cell>
          <table:table-cell office:value-type="float" office:value="49.1712" calcext:value-type="float">
            <text:p>49.1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77" calcext:value-type="float">
            <text:p>10.9177</text:p>
          </table:table-cell>
          <table:table-cell office:value-type="float" office:value="29.3497" calcext:value-type="float">
            <text:p>29.3497</text:p>
          </table:table-cell>
          <table:table-cell office:value-type="float" office:value="8.1527" calcext:value-type="float">
            <text:p>8.1527</text:p>
          </table:table-cell>
        </table:table-row>
        <table:table-row table:style-name="ro1">
          <table:table-cell office:value-type="string" calcext:value-type="string">
            <text:p>15:56:37:225</text:p>
          </table:table-cell>
          <table:table-cell office:value-type="float" office:value="2.41231343232222E+015" calcext:value-type="float">
            <text:p>2412313432322220</text:p>
          </table:table-cell>
          <table:table-cell office:value-type="float" office:value="4.9167" calcext:value-type="float">
            <text:p>4.9167</text:p>
          </table:table-cell>
          <table:table-cell office:value-type="float" office:value="1962" calcext:value-type="float">
            <text:p>1962</text:p>
          </table:table-cell>
          <table:table-cell office:value-type="float" office:value="44.3108" calcext:value-type="float">
            <text:p>44.3108</text:p>
          </table:table-cell>
          <table:table-cell office:value-type="float" office:value="179.2481" calcext:value-type="float">
            <text:p>179.2481</text:p>
          </table:table-cell>
          <table:table-cell office:value-type="float" office:value="49.7911" calcext:value-type="float">
            <text:p>49.7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778" calcext:value-type="float">
            <text:p>10.8778</text:p>
          </table:table-cell>
          <table:table-cell office:value-type="float" office:value="29.8976" calcext:value-type="float">
            <text:p>29.8976</text:p>
          </table:table-cell>
          <table:table-cell office:value-type="float" office:value="8.3049" calcext:value-type="float">
            <text:p>8.3049</text:p>
          </table:table-cell>
        </table:table-row>
        <table:table-row table:style-name="ro1">
          <table:table-cell office:value-type="string" calcext:value-type="string">
            <text:p>15:56:37:277</text:p>
          </table:table-cell>
          <table:table-cell office:value-type="float" office:value="2.41231362216319E+015" calcext:value-type="float">
            <text:p>2412313622163190</text:p>
          </table:table-cell>
          <table:table-cell office:value-type="float" office:value="4.9681" calcext:value-type="float">
            <text:p>4.9681</text:p>
          </table:table-cell>
          <table:table-cell office:value-type="float" office:value="1962" calcext:value-type="float">
            <text:p>1962</text:p>
          </table:table-cell>
          <table:table-cell office:value-type="float" office:value="45.0772" calcext:value-type="float">
            <text:p>45.0772</text:p>
          </table:table-cell>
          <table:table-cell office:value-type="float" office:value="181.5196" calcext:value-type="float">
            <text:p>181.5196</text:p>
          </table:table-cell>
          <table:table-cell office:value-type="float" office:value="50.4221" calcext:value-type="float">
            <text:p>50.4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217" calcext:value-type="float">
            <text:p>10.9217</text:p>
          </table:table-cell>
          <table:table-cell office:value-type="float" office:value="30.448" calcext:value-type="float">
            <text:p>30.448</text:p>
          </table:table-cell>
          <table:table-cell office:value-type="float" office:value="8.4578" calcext:value-type="float">
            <text:p>8.4578</text:p>
          </table:table-cell>
        </table:table-row>
        <table:table-row table:style-name="ro1">
          <table:table-cell office:value-type="string" calcext:value-type="string">
            <text:p>15:56:37:328</text:p>
          </table:table-cell>
          <table:table-cell office:value-type="float" office:value="2.41231381184753E+015" calcext:value-type="float">
            <text:p>2412313811847530</text:p>
          </table:table-cell>
          <table:table-cell office:value-type="float" office:value="5.0195" calcext:value-type="float">
            <text:p>5.0195</text:p>
          </table:table-cell>
          <table:table-cell office:value-type="float" office:value="2300" calcext:value-type="float">
            <text:p>2300</text:p>
          </table:table-cell>
          <table:table-cell office:value-type="float" office:value="45.7129" calcext:value-type="float">
            <text:p>45.7129</text:p>
          </table:table-cell>
          <table:table-cell office:value-type="float" office:value="183.8282" calcext:value-type="float">
            <text:p>183.8282</text:p>
          </table:table-cell>
          <table:table-cell office:value-type="float" office:value="51.0634" calcext:value-type="float">
            <text:p>51.0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46" calcext:value-type="float">
            <text:p>10.546</text:p>
          </table:table-cell>
          <table:table-cell office:value-type="float" office:value="30.9806" calcext:value-type="float">
            <text:p>30.9806</text:p>
          </table:table-cell>
          <table:table-cell office:value-type="float" office:value="8.6057" calcext:value-type="float">
            <text:p>8.6057</text:p>
          </table:table-cell>
        </table:table-row>
        <table:table-row table:style-name="ro1">
          <table:table-cell office:value-type="string" calcext:value-type="string">
            <text:p>15:56:37:379</text:p>
          </table:table-cell>
          <table:table-cell office:value-type="float" office:value="2.41231400110848E+015" calcext:value-type="float">
            <text:p>2412314001108480</text:p>
          </table:table-cell>
          <table:table-cell office:value-type="float" office:value="5.0708" calcext:value-type="float">
            <text:p>5.0708</text:p>
          </table:table-cell>
          <table:table-cell office:value-type="float" office:value="2112" calcext:value-type="float">
            <text:p>2112</text:p>
          </table:table-cell>
          <table:table-cell office:value-type="float" office:value="45.6004" calcext:value-type="float">
            <text:p>45.6004</text:p>
          </table:table-cell>
          <table:table-cell office:value-type="float" office:value="186.1255" calcext:value-type="float">
            <text:p>186.1255</text:p>
          </table:table-cell>
          <table:table-cell office:value-type="float" office:value="51.7015" calcext:value-type="float">
            <text:p>51.7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23" calcext:value-type="float">
            <text:p>11.123</text:p>
          </table:table-cell>
          <table:table-cell office:value-type="float" office:value="31.541" calcext:value-type="float">
            <text:p>31.541</text:p>
          </table:table-cell>
          <table:table-cell office:value-type="float" office:value="8.7614" calcext:value-type="float">
            <text:p>8.7614</text:p>
          </table:table-cell>
        </table:table-row>
        <table:table-row table:style-name="ro1">
          <table:table-cell office:value-type="string" calcext:value-type="string">
            <text:p>15:56:37:431</text:p>
          </table:table-cell>
          <table:table-cell office:value-type="float" office:value="2.41231419042531E+015" calcext:value-type="float">
            <text:p>2412314190425310</text:p>
          </table:table-cell>
          <table:table-cell office:value-type="float" office:value="5.1221" calcext:value-type="float">
            <text:p>5.1221</text:p>
          </table:table-cell>
          <table:table-cell office:value-type="float" office:value="2125" calcext:value-type="float">
            <text:p>2125</text:p>
          </table:table-cell>
          <table:table-cell office:value-type="float" office:value="43.7188" calcext:value-type="float">
            <text:p>43.7188</text:p>
          </table:table-cell>
          <table:table-cell office:value-type="float" office:value="188.3272" calcext:value-type="float">
            <text:p>188.3272</text:p>
          </table:table-cell>
          <table:table-cell office:value-type="float" office:value="52.3131" calcext:value-type="float">
            <text:p>52.3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827" calcext:value-type="float">
            <text:p>10.9827</text:p>
          </table:table-cell>
          <table:table-cell office:value-type="float" office:value="32.0941" calcext:value-type="float">
            <text:p>32.0941</text:p>
          </table:table-cell>
          <table:table-cell office:value-type="float" office:value="8.915" calcext:value-type="float">
            <text:p>8.915</text:p>
          </table:table-cell>
        </table:table-row>
        <table:table-row table:style-name="ro1">
          <table:table-cell office:value-type="string" calcext:value-type="string">
            <text:p>15:56:37:482</text:p>
          </table:table-cell>
          <table:table-cell office:value-type="float" office:value="2.41231438043624E+015" calcext:value-type="float">
            <text:p>2412314380436240</text:p>
          </table:table-cell>
          <table:table-cell office:value-type="float" office:value="5.1735" calcext:value-type="float">
            <text:p>5.1735</text:p>
          </table:table-cell>
          <table:table-cell office:value-type="float" office:value="2050" calcext:value-type="float">
            <text:p>2050</text:p>
          </table:table-cell>
          <table:table-cell office:value-type="float" office:value="44.6626" calcext:value-type="float">
            <text:p>44.6626</text:p>
          </table:table-cell>
          <table:table-cell office:value-type="float" office:value="190.5771" calcext:value-type="float">
            <text:p>190.5771</text:p>
          </table:table-cell>
          <table:table-cell office:value-type="float" office:value="52.9381" calcext:value-type="float">
            <text:p>52.9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264" calcext:value-type="float">
            <text:p>10.9264</text:p>
          </table:table-cell>
          <table:table-cell office:value-type="float" office:value="32.6445" calcext:value-type="float">
            <text:p>32.6445</text:p>
          </table:table-cell>
          <table:table-cell office:value-type="float" office:value="9.0679" calcext:value-type="float">
            <text:p>9.0679</text:p>
          </table:table-cell>
        </table:table-row>
        <table:table-row table:style-name="ro1">
          <table:table-cell office:value-type="string" calcext:value-type="string">
            <text:p>15:56:37:533</text:p>
          </table:table-cell>
          <table:table-cell office:value-type="float" office:value="2.41231457005648E+015" calcext:value-type="float">
            <text:p>2412314570056480</text:p>
          </table:table-cell>
          <table:table-cell office:value-type="float" office:value="5.2249" calcext:value-type="float">
            <text:p>5.2249</text:p>
          </table:table-cell>
          <table:table-cell office:value-type="float" office:value="1975" calcext:value-type="float">
            <text:p>1975</text:p>
          </table:table-cell>
          <table:table-cell office:value-type="float" office:value="43.7345" calcext:value-type="float">
            <text:p>43.7345</text:p>
          </table:table-cell>
          <table:table-cell office:value-type="float" office:value="192.7861" calcext:value-type="float">
            <text:p>192.7861</text:p>
          </table:table-cell>
          <table:table-cell office:value-type="float" office:value="53.5517" calcext:value-type="float">
            <text:p>53.5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868" calcext:value-type="float">
            <text:p>10.5868</text:p>
          </table:table-cell>
          <table:table-cell office:value-type="float" office:value="33.1792" calcext:value-type="float">
            <text:p>33.1792</text:p>
          </table:table-cell>
          <table:table-cell office:value-type="float" office:value="9.2164" calcext:value-type="float">
            <text:p>9.2164</text:p>
          </table:table-cell>
        </table:table-row>
        <table:table-row table:style-name="ro1">
          <table:table-cell office:value-type="string" calcext:value-type="string">
            <text:p>15:56:37:585</text:p>
          </table:table-cell>
          <table:table-cell office:value-type="float" office:value="2.4123147592981E+015" calcext:value-type="float">
            <text:p>2412314759298100</text:p>
          </table:table-cell>
          <table:table-cell office:value-type="float" office:value="5.2762" calcext:value-type="float">
            <text:p>5.2762</text:p>
          </table:table-cell>
          <table:table-cell office:value-type="float" office:value="1987" calcext:value-type="float">
            <text:p>1987</text:p>
          </table:table-cell>
          <table:table-cell office:value-type="float" office:value="44.5907" calcext:value-type="float">
            <text:p>44.5907</text:p>
          </table:table-cell>
          <table:table-cell office:value-type="float" office:value="195.0323" calcext:value-type="float">
            <text:p>195.0323</text:p>
          </table:table-cell>
          <table:table-cell office:value-type="float" office:value="54.1756" calcext:value-type="float">
            <text:p>54.1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458" calcext:value-type="float">
            <text:p>11.3458</text:p>
          </table:table-cell>
          <table:table-cell office:value-type="float" office:value="33.7507" calcext:value-type="float">
            <text:p>33.7507</text:p>
          </table:table-cell>
          <table:table-cell office:value-type="float" office:value="9.3752" calcext:value-type="float">
            <text:p>9.3752</text:p>
          </table:table-cell>
        </table:table-row>
        <table:table-row table:style-name="ro1">
          <table:table-cell office:value-type="string" calcext:value-type="string">
            <text:p>15:56:37:636</text:p>
          </table:table-cell>
          <table:table-cell office:value-type="float" office:value="2.41231494860026E+015" calcext:value-type="float">
            <text:p>2412314948600260</text:p>
          </table:table-cell>
          <table:table-cell office:value-type="float" office:value="5.3275" calcext:value-type="float">
            <text:p>5.3275</text:p>
          </table:table-cell>
          <table:table-cell office:value-type="float" office:value="1875" calcext:value-type="float">
            <text:p>1875</text:p>
          </table:table-cell>
          <table:table-cell office:value-type="float" office:value="44.904" calcext:value-type="float">
            <text:p>44.904</text:p>
          </table:table-cell>
          <table:table-cell office:value-type="float" office:value="197.2949" calcext:value-type="float">
            <text:p>197.2949</text:p>
          </table:table-cell>
          <table:table-cell office:value-type="float" office:value="54.8041" calcext:value-type="float">
            <text:p>54.8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643" calcext:value-type="float">
            <text:p>11.0643</text:p>
          </table:table-cell>
          <table:table-cell office:value-type="float" office:value="34.3082" calcext:value-type="float">
            <text:p>34.3082</text:p>
          </table:table-cell>
          <table:table-cell office:value-type="float" office:value="9.5301" calcext:value-type="float">
            <text:p>9.5301</text:p>
          </table:table-cell>
        </table:table-row>
        <table:table-row table:style-name="ro1">
          <table:table-cell office:value-type="string" calcext:value-type="string">
            <text:p>15:56:37:687</text:p>
          </table:table-cell>
          <table:table-cell office:value-type="float" office:value="2.41231513741762E+015" calcext:value-type="float">
            <text:p>2412315137417620</text:p>
          </table:table-cell>
          <table:table-cell office:value-type="float" office:value="5.3786" calcext:value-type="float">
            <text:p>5.3786</text:p>
          </table:table-cell>
          <table:table-cell office:value-type="float" office:value="2100" calcext:value-type="float">
            <text:p>2100</text:p>
          </table:table-cell>
          <table:table-cell office:value-type="float" office:value="42.6594" calcext:value-type="float">
            <text:p>42.6594</text:p>
          </table:table-cell>
          <table:table-cell office:value-type="float" office:value="199.4448" calcext:value-type="float">
            <text:p>199.4448</text:p>
          </table:table-cell>
          <table:table-cell office:value-type="float" office:value="55.4013" calcext:value-type="float">
            <text:p>55.4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747" calcext:value-type="float">
            <text:p>10.4747</text:p>
          </table:table-cell>
          <table:table-cell office:value-type="float" office:value="34.8361" calcext:value-type="float">
            <text:p>34.8361</text:p>
          </table:table-cell>
          <table:table-cell office:value-type="float" office:value="9.6767" calcext:value-type="float">
            <text:p>9.6767</text:p>
          </table:table-cell>
        </table:table-row>
        <table:table-row table:style-name="ro1">
          <table:table-cell office:value-type="string" calcext:value-type="string">
            <text:p>15:56:37:738</text:p>
          </table:table-cell>
          <table:table-cell office:value-type="float" office:value="2.41231532540024E+015" calcext:value-type="float">
            <text:p>2412315325400240</text:p>
          </table:table-cell>
          <table:table-cell office:value-type="float" office:value="5.4295" calcext:value-type="float">
            <text:p>5.4295</text:p>
          </table:table-cell>
          <table:table-cell office:value-type="float" office:value="2187" calcext:value-type="float">
            <text:p>2187</text:p>
          </table:table-cell>
          <table:table-cell office:value-type="float" office:value="45.1436" calcext:value-type="float">
            <text:p>45.1436</text:p>
          </table:table-cell>
          <table:table-cell office:value-type="float" office:value="201.715" calcext:value-type="float">
            <text:p>201.715</text:p>
          </table:table-cell>
          <table:table-cell office:value-type="float" office:value="56.032" calcext:value-type="float">
            <text:p>56.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774" calcext:value-type="float">
            <text:p>11.2774</text:p>
          </table:table-cell>
          <table:table-cell office:value-type="float" office:value="35.4033" calcext:value-type="float">
            <text:p>35.4033</text:p>
          </table:table-cell>
          <table:table-cell office:value-type="float" office:value="9.8342" calcext:value-type="float">
            <text:p>9.8342</text:p>
          </table:table-cell>
        </table:table-row>
        <table:table-row table:style-name="ro1">
          <table:table-cell office:value-type="string" calcext:value-type="string">
            <text:p>15:56:37:789</text:p>
          </table:table-cell>
          <table:table-cell office:value-type="float" office:value="2.41231551297021E+015" calcext:value-type="float">
            <text:p>2412315512970210</text:p>
          </table:table-cell>
          <table:table-cell office:value-type="float" office:value="5.4803" calcext:value-type="float">
            <text:p>5.4803</text:p>
          </table:table-cell>
          <table:table-cell office:value-type="float" office:value="2250" calcext:value-type="float">
            <text:p>2250</text:p>
          </table:table-cell>
          <table:table-cell office:value-type="float" office:value="45.8003" calcext:value-type="float">
            <text:p>45.8003</text:p>
          </table:table-cell>
          <table:table-cell office:value-type="float" office:value="204.0165" calcext:value-type="float">
            <text:p>204.0165</text:p>
          </table:table-cell>
          <table:table-cell office:value-type="float" office:value="56.6713" calcext:value-type="float">
            <text:p>56.6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084" calcext:value-type="float">
            <text:p>11.2084</text:p>
          </table:table-cell>
          <table:table-cell office:value-type="float" office:value="35.9665" calcext:value-type="float">
            <text:p>35.9665</text:p>
          </table:table-cell>
          <table:table-cell office:value-type="float" office:value="9.9907" calcext:value-type="float">
            <text:p>9.9907</text:p>
          </table:table-cell>
        </table:table-row>
        <table:table-row table:style-name="ro1">
          <table:table-cell office:value-type="string" calcext:value-type="string">
            <text:p>15:56:37:840</text:p>
          </table:table-cell>
          <table:table-cell office:value-type="float" office:value="2.41231570078693E+015" calcext:value-type="float">
            <text:p>2412315700786930</text:p>
          </table:table-cell>
          <table:table-cell office:value-type="float" office:value="5.5312" calcext:value-type="float">
            <text:p>5.5312</text:p>
          </table:table-cell>
          <table:table-cell office:value-type="float" office:value="2000" calcext:value-type="float">
            <text:p>2000</text:p>
          </table:table-cell>
          <table:table-cell office:value-type="float" office:value="47.1569" calcext:value-type="float">
            <text:p>47.1569</text:p>
          </table:table-cell>
          <table:table-cell office:value-type="float" office:value="206.3842" calcext:value-type="float">
            <text:p>206.3842</text:p>
          </table:table-cell>
          <table:table-cell office:value-type="float" office:value="57.3289" calcext:value-type="float">
            <text:p>57.3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437" calcext:value-type="float">
            <text:p>10.8437</text:p>
          </table:table-cell>
          <table:table-cell office:value-type="float" office:value="36.5109" calcext:value-type="float">
            <text:p>36.5109</text:p>
          </table:table-cell>
          <table:table-cell office:value-type="float" office:value="10.1419" calcext:value-type="float">
            <text:p>10.1419</text:p>
          </table:table-cell>
        </table:table-row>
        <table:table-row table:style-name="ro1">
          <table:table-cell office:value-type="string" calcext:value-type="string">
            <text:p>15:56:37:891</text:p>
          </table:table-cell>
          <table:table-cell office:value-type="float" office:value="2.41231588979477E+015" calcext:value-type="float">
            <text:p>2412315889794770</text:p>
          </table:table-cell>
          <table:table-cell office:value-type="float" office:value="5.5824" calcext:value-type="float">
            <text:p>5.5824</text:p>
          </table:table-cell>
          <table:table-cell office:value-type="float" office:value="2025" calcext:value-type="float">
            <text:p>2025</text:p>
          </table:table-cell>
          <table:table-cell office:value-type="float" office:value="45.6483" calcext:value-type="float">
            <text:p>45.6483</text:p>
          </table:table-cell>
          <table:table-cell office:value-type="float" office:value="208.6776" calcext:value-type="float">
            <text:p>208.6776</text:p>
          </table:table-cell>
          <table:table-cell office:value-type="float" office:value="57.966" calcext:value-type="float">
            <text:p>57.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37.0659" calcext:value-type="float">
            <text:p>37.0659</text:p>
          </table:table-cell>
          <table:table-cell office:value-type="float" office:value="10.2961" calcext:value-type="float">
            <text:p>10.2961</text:p>
          </table:table-cell>
        </table:table-row>
        <table:table-row table:style-name="ro1">
          <table:table-cell office:value-type="string" calcext:value-type="string">
            <text:p>15:56:37:942</text:p>
          </table:table-cell>
          <table:table-cell office:value-type="float" office:value="2.41231607960688E+015" calcext:value-type="float">
            <text:p>2412316079606880</text:p>
          </table:table-cell>
          <table:table-cell office:value-type="float" office:value="5.6338" calcext:value-type="float">
            <text:p>5.6338</text:p>
          </table:table-cell>
          <table:table-cell office:value-type="float" office:value="2137" calcext:value-type="float">
            <text:p>2137</text:p>
          </table:table-cell>
          <table:table-cell office:value-type="float" office:value="45.4672" calcext:value-type="float">
            <text:p>45.4672</text:p>
          </table:table-cell>
          <table:table-cell office:value-type="float" office:value="210.9736" calcext:value-type="float">
            <text:p>210.9736</text:p>
          </table:table-cell>
          <table:table-cell office:value-type="float" office:value="58.6038" calcext:value-type="float">
            <text:p>58.6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508" calcext:value-type="float">
            <text:p>11.3508</text:p>
          </table:table-cell>
          <table:table-cell office:value-type="float" office:value="37.639" calcext:value-type="float">
            <text:p>37.639</text:p>
          </table:table-cell>
          <table:table-cell office:value-type="float" office:value="10.4553" calcext:value-type="float">
            <text:p>10.4553</text:p>
          </table:table-cell>
        </table:table-row>
        <table:table-row table:style-name="ro1">
          <table:table-cell office:value-type="string" calcext:value-type="string">
            <text:p>15:56:37:994</text:p>
          </table:table-cell>
          <table:table-cell office:value-type="float" office:value="2.41231626940969E+015" calcext:value-type="float">
            <text:p>2412316269409690</text:p>
          </table:table-cell>
          <table:table-cell office:value-type="float" office:value="5.6853" calcext:value-type="float">
            <text:p>5.6853</text:p>
          </table:table-cell>
          <table:table-cell office:value-type="float" office:value="2050" calcext:value-type="float">
            <text:p>2050</text:p>
          </table:table-cell>
          <table:table-cell office:value-type="float" office:value="45.5529" calcext:value-type="float">
            <text:p>45.5529</text:p>
          </table:table-cell>
          <table:table-cell office:value-type="float" office:value="213.267" calcext:value-type="float">
            <text:p>213.267</text:p>
          </table:table-cell>
          <table:table-cell office:value-type="float" office:value="59.2408" calcext:value-type="float">
            <text:p>59.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791" calcext:value-type="float">
            <text:p>10.8791</text:p>
          </table:table-cell>
          <table:table-cell office:value-type="float" office:value="38.1868" calcext:value-type="float">
            <text:p>38.1868</text:p>
          </table:table-cell>
          <table:table-cell office:value-type="float" office:value="10.6074" calcext:value-type="float">
            <text:p>10.6074</text:p>
          </table:table-cell>
        </table:table-row>
        <table:table-row table:style-name="ro1">
          <table:table-cell office:value-type="string" calcext:value-type="string">
            <text:p>15:56:38:45</text:p>
          </table:table-cell>
          <table:table-cell office:value-type="float" office:value="2.41231645883369E+015" calcext:value-type="float">
            <text:p>2412316458833690</text:p>
          </table:table-cell>
          <table:table-cell office:value-type="float" office:value="5.7366" calcext:value-type="float">
            <text:p>5.7366</text:p>
          </table:table-cell>
          <table:table-cell office:value-type="float" office:value="1937" calcext:value-type="float">
            <text:p>1937</text:p>
          </table:table-cell>
          <table:table-cell office:value-type="float" office:value="43.8079" calcext:value-type="float">
            <text:p>43.8079</text:p>
          </table:table-cell>
          <table:table-cell office:value-type="float" office:value="215.476" calcext:value-type="float">
            <text:p>215.476</text:p>
          </table:table-cell>
          <table:table-cell office:value-type="float" office:value="59.8544" calcext:value-type="float">
            <text:p>59.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874" calcext:value-type="float">
            <text:p>10.9874</text:p>
          </table:table-cell>
          <table:table-cell office:value-type="float" office:value="38.7408" calcext:value-type="float">
            <text:p>38.7408</text:p>
          </table:table-cell>
          <table:table-cell office:value-type="float" office:value="10.7613" calcext:value-type="float">
            <text:p>10.7613</text:p>
          </table:table-cell>
        </table:table-row>
        <table:table-row table:style-name="ro1">
          <table:table-cell office:value-type="string" calcext:value-type="string">
            <text:p>15:56:38:96</text:p>
          </table:table-cell>
          <table:table-cell office:value-type="float" office:value="2.41231664733418E+015" calcext:value-type="float">
            <text:p>2412316647334180</text:p>
          </table:table-cell>
          <table:table-cell office:value-type="float" office:value="5.7876" calcext:value-type="float">
            <text:p>5.7876</text:p>
          </table:table-cell>
          <table:table-cell office:value-type="float" office:value="2588" calcext:value-type="float">
            <text:p>2588</text:p>
          </table:table-cell>
          <table:table-cell office:value-type="float" office:value="45.5712" calcext:value-type="float">
            <text:p>45.5712</text:p>
          </table:table-cell>
          <table:table-cell office:value-type="float" office:value="217.7715" calcext:value-type="float">
            <text:p>217.7715</text:p>
          </table:table-cell>
          <table:table-cell office:value-type="float" office:value="60.4921" calcext:value-type="float">
            <text:p>60.4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677" calcext:value-type="float">
            <text:p>11.1677</text:p>
          </table:table-cell>
          <table:table-cell office:value-type="float" office:value="39.3033" calcext:value-type="float">
            <text:p>39.3033</text:p>
          </table:table-cell>
          <table:table-cell office:value-type="float" office:value="10.9176" calcext:value-type="float">
            <text:p>10.9176</text:p>
          </table:table-cell>
        </table:table-row>
        <table:table-row table:style-name="ro1">
          <table:table-cell office:value-type="string" calcext:value-type="string">
            <text:p>15:56:38:147</text:p>
          </table:table-cell>
          <table:table-cell office:value-type="float" office:value="2.41231683569117E+015" calcext:value-type="float">
            <text:p>2412316835691170</text:p>
          </table:table-cell>
          <table:table-cell office:value-type="float" office:value="5.8387" calcext:value-type="float">
            <text:p>5.8387</text:p>
          </table:table-cell>
          <table:table-cell office:value-type="float" office:value="1937" calcext:value-type="float">
            <text:p>1937</text:p>
          </table:table-cell>
          <table:table-cell office:value-type="float" office:value="45.3424" calcext:value-type="float">
            <text:p>45.3424</text:p>
          </table:table-cell>
          <table:table-cell office:value-type="float" office:value="220.0525" calcext:value-type="float">
            <text:p>220.0525</text:p>
          </table:table-cell>
          <table:table-cell office:value-type="float" office:value="61.1257" calcext:value-type="float">
            <text:p>61.1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413" calcext:value-type="float">
            <text:p>11.2413</text:p>
          </table:table-cell>
          <table:table-cell office:value-type="float" office:value="39.8688" calcext:value-type="float">
            <text:p>39.8688</text:p>
          </table:table-cell>
          <table:table-cell office:value-type="float" office:value="11.0747" calcext:value-type="float">
            <text:p>11.0747</text:p>
          </table:table-cell>
        </table:table-row>
        <table:table-row table:style-name="ro1">
          <table:table-cell office:value-type="string" calcext:value-type="string">
            <text:p>15:56:38:199</text:p>
          </table:table-cell>
          <table:table-cell office:value-type="float" office:value="2.41231702527871E+015" calcext:value-type="float">
            <text:p>2412317025278710</text:p>
          </table:table-cell>
          <table:table-cell office:value-type="float" office:value="5.89" calcext:value-type="float">
            <text:p>5.89</text:p>
          </table:table-cell>
          <table:table-cell office:value-type="float" office:value="1975" calcext:value-type="float">
            <text:p>1975</text:p>
          </table:table-cell>
          <table:table-cell office:value-type="float" office:value="43.5212" calcext:value-type="float">
            <text:p>43.5212</text:p>
          </table:table-cell>
          <table:table-cell office:value-type="float" office:value="222.2403" calcext:value-type="float">
            <text:p>222.2403</text:p>
          </table:table-cell>
          <table:table-cell office:value-type="float" office:value="61.7334" calcext:value-type="float">
            <text:p>61.7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087" calcext:value-type="float">
            <text:p>11.0087</text:p>
          </table:table-cell>
          <table:table-cell office:value-type="float" office:value="40.4222" calcext:value-type="float">
            <text:p>40.4222</text:p>
          </table:table-cell>
          <table:table-cell office:value-type="float" office:value="11.2284" calcext:value-type="float">
            <text:p>11.2284</text:p>
          </table:table-cell>
        </table:table-row>
        <table:table-row table:style-name="ro1">
          <table:table-cell office:value-type="string" calcext:value-type="string">
            <text:p>15:56:38:250</text:p>
          </table:table-cell>
          <table:table-cell office:value-type="float" office:value="2.41231721405747E+015" calcext:value-type="float">
            <text:p>2412317214057470</text:p>
          </table:table-cell>
          <table:table-cell office:value-type="float" office:value="5.9412" calcext:value-type="float">
            <text:p>5.9412</text:p>
          </table:table-cell>
          <table:table-cell office:value-type="float" office:value="2212" calcext:value-type="float">
            <text:p>2212</text:p>
          </table:table-cell>
          <table:table-cell office:value-type="float" office:value="44.865" calcext:value-type="float">
            <text:p>44.865</text:p>
          </table:table-cell>
          <table:table-cell office:value-type="float" office:value="224.5005" calcext:value-type="float">
            <text:p>224.5005</text:p>
          </table:table-cell>
          <table:table-cell office:value-type="float" office:value="62.3613" calcext:value-type="float">
            <text:p>62.3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108" calcext:value-type="float">
            <text:p>11.1108</text:p>
          </table:table-cell>
          <table:table-cell office:value-type="float" office:value="40.982" calcext:value-type="float">
            <text:p>40.982</text:p>
          </table:table-cell>
          <table:table-cell office:value-type="float" office:value="11.3839" calcext:value-type="float">
            <text:p>11.3839</text:p>
          </table:table-cell>
        </table:table-row>
        <table:table-row table:style-name="ro1">
          <table:table-cell office:value-type="string" calcext:value-type="string">
            <text:p>15:56:38:301</text:p>
          </table:table-cell>
          <table:table-cell office:value-type="float" office:value="2.41231740219734E+015" calcext:value-type="float">
            <text:p>2412317402197340</text:p>
          </table:table-cell>
          <table:table-cell office:value-type="float" office:value="5.9921" calcext:value-type="float">
            <text:p>5.9921</text:p>
          </table:table-cell>
          <table:table-cell office:value-type="float" office:value="2250" calcext:value-type="float">
            <text:p>2250</text:p>
          </table:table-cell>
          <table:table-cell office:value-type="float" office:value="43.5852" calcext:value-type="float">
            <text:p>43.5852</text:p>
          </table:table-cell>
          <table:table-cell office:value-type="float" office:value="226.694" calcext:value-type="float">
            <text:p>226.694</text:p>
          </table:table-cell>
          <table:table-cell office:value-type="float" office:value="62.9705" calcext:value-type="float">
            <text:p>62.9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712" calcext:value-type="float">
            <text:p>10.9712</text:p>
          </table:table-cell>
          <table:table-cell office:value-type="float" office:value="41.5341" calcext:value-type="float">
            <text:p>41.5341</text:p>
          </table:table-cell>
          <table:table-cell office:value-type="float" office:value="11.5373" calcext:value-type="float">
            <text:p>11.5373</text:p>
          </table:table-cell>
        </table:table-row>
        <table:table-row table:style-name="ro1">
          <table:table-cell office:value-type="string" calcext:value-type="string">
            <text:p>15:56:38:352</text:p>
          </table:table-cell>
          <table:table-cell office:value-type="float" office:value="2.41231759237065E+015" calcext:value-type="float">
            <text:p>2412317592370650</text:p>
          </table:table-cell>
          <table:table-cell office:value-type="float" office:value="6.0436" calcext:value-type="float">
            <text:p>6.0436</text:p>
          </table:table-cell>
          <table:table-cell office:value-type="float" office:value="2162" calcext:value-type="float">
            <text:p>2162</text:p>
          </table:table-cell>
          <table:table-cell office:value-type="float" office:value="47.5449" calcext:value-type="float">
            <text:p>47.5449</text:p>
          </table:table-cell>
          <table:table-cell office:value-type="float" office:value="229.0845" calcext:value-type="float">
            <text:p>229.0845</text:p>
          </table:table-cell>
          <table:table-cell office:value-type="float" office:value="63.6346" calcext:value-type="float">
            <text:p>63.6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39" calcext:value-type="float">
            <text:p>11.139</text:p>
          </table:table-cell>
          <table:table-cell office:value-type="float" office:value="42.0942" calcext:value-type="float">
            <text:p>42.0942</text:p>
          </table:table-cell>
          <table:table-cell office:value-type="float" office:value="11.6928" calcext:value-type="float">
            <text:p>11.6928</text:p>
          </table:table-cell>
        </table:table-row>
        <table:table-row table:style-name="ro1">
          <table:table-cell office:value-type="string" calcext:value-type="string">
            <text:p>15:56:38:403</text:p>
          </table:table-cell>
          <table:table-cell office:value-type="float" office:value="2.41231778163384E+015" calcext:value-type="float">
            <text:p>2412317781633840</text:p>
          </table:table-cell>
          <table:table-cell office:value-type="float" office:value="6.0949" calcext:value-type="float">
            <text:p>6.0949</text:p>
          </table:table-cell>
          <table:table-cell office:value-type="float" office:value="2300" calcext:value-type="float">
            <text:p>2300</text:p>
          </table:table-cell>
          <table:table-cell office:value-type="float" office:value="47.4956" calcext:value-type="float">
            <text:p>47.4956</text:p>
          </table:table-cell>
          <table:table-cell office:value-type="float" office:value="231.478" calcext:value-type="float">
            <text:p>231.478</text:p>
          </table:table-cell>
          <table:table-cell office:value-type="float" office:value="64.2994" calcext:value-type="float">
            <text:p>64.2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401" calcext:value-type="float">
            <text:p>11.3401</text:p>
          </table:table-cell>
          <table:table-cell office:value-type="float" office:value="42.6656" calcext:value-type="float">
            <text:p>42.6656</text:p>
          </table:table-cell>
          <table:table-cell office:value-type="float" office:value="11.8516" calcext:value-type="float">
            <text:p>11.8516</text:p>
          </table:table-cell>
        </table:table-row>
        <table:table-row table:style-name="ro1">
          <table:table-cell office:value-type="string" calcext:value-type="string">
            <text:p>15:56:38:455</text:p>
          </table:table-cell>
          <table:table-cell office:value-type="float" office:value="2.41231797102024E+015" calcext:value-type="float">
            <text:p>2412317971020240</text:p>
          </table:table-cell>
          <table:table-cell office:value-type="float" office:value="6.1462" calcext:value-type="float">
            <text:p>6.1462</text:p>
          </table:table-cell>
          <table:table-cell office:value-type="float" office:value="2087" calcext:value-type="float">
            <text:p>2087</text:p>
          </table:table-cell>
          <table:table-cell office:value-type="float" office:value="46.6068" calcext:value-type="float">
            <text:p>46.6068</text:p>
          </table:table-cell>
          <table:table-cell office:value-type="float" office:value="233.8293" calcext:value-type="float">
            <text:p>233.8293</text:p>
          </table:table-cell>
          <table:table-cell office:value-type="float" office:value="64.9526" calcext:value-type="float">
            <text:p>64.9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464" calcext:value-type="float">
            <text:p>10.9464</text:p>
          </table:table-cell>
          <table:table-cell office:value-type="float" office:value="43.2179" calcext:value-type="float">
            <text:p>43.2179</text:p>
          </table:table-cell>
          <table:table-cell office:value-type="float" office:value="12.005" calcext:value-type="float">
            <text:p>12.005</text:p>
          </table:table-cell>
        </table:table-row>
        <table:table-row table:style-name="ro1">
          <table:table-cell office:value-type="string" calcext:value-type="string">
            <text:p>15:56:38:506</text:p>
          </table:table-cell>
          <table:table-cell office:value-type="float" office:value="2.41231816062146E+015" calcext:value-type="float">
            <text:p>2412318160621460</text:p>
          </table:table-cell>
          <table:table-cell office:value-type="float" office:value="6.1976" calcext:value-type="float">
            <text:p>6.1976</text:p>
          </table:table-cell>
          <table:table-cell office:value-type="float" office:value="2050" calcext:value-type="float">
            <text:p>2050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36.2304" calcext:value-type="float">
            <text:p>236.2304</text:p>
          </table:table-cell>
          <table:table-cell office:value-type="float" office:value="65.6196" calcext:value-type="float">
            <text:p>65.6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427" calcext:value-type="float">
            <text:p>11.7427</text:p>
          </table:table-cell>
          <table:table-cell office:value-type="float" office:value="43.8102" calcext:value-type="float">
            <text:p>43.8102</text:p>
          </table:table-cell>
          <table:table-cell office:value-type="float" office:value="12.1695" calcext:value-type="float">
            <text:p>12.1695</text:p>
          </table:table-cell>
        </table:table-row>
        <table:table-row table:style-name="ro1">
          <table:table-cell office:value-type="string" calcext:value-type="string">
            <text:p>15:56:38:557</text:p>
          </table:table-cell>
          <table:table-cell office:value-type="float" office:value="2.41231835011891E+015" calcext:value-type="float">
            <text:p>2412318350118910</text:p>
          </table:table-cell>
          <table:table-cell office:value-type="float" office:value="6.2489" calcext:value-type="float">
            <text:p>6.2489</text:p>
          </table:table-cell>
          <table:table-cell office:value-type="float" office:value="2025" calcext:value-type="float">
            <text:p>2025</text:p>
          </table:table-cell>
          <table:table-cell office:value-type="float" office:value="47.2208" calcext:value-type="float">
            <text:p>47.2208</text:p>
          </table:table-cell>
          <table:table-cell office:value-type="float" office:value="238.6124" calcext:value-type="float">
            <text:p>238.6124</text:p>
          </table:table-cell>
          <table:table-cell office:value-type="float" office:value="66.2812" calcext:value-type="float">
            <text:p>66.2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44.3348" calcext:value-type="float">
            <text:p>44.3348</text:p>
          </table:table-cell>
          <table:table-cell office:value-type="float" office:value="12.3152" calcext:value-type="float">
            <text:p>12.3152</text:p>
          </table:table-cell>
        </table:table-row>
        <table:table-row table:style-name="ro1">
          <table:table-cell office:value-type="string" calcext:value-type="string">
            <text:p>15:56:38:608</text:p>
          </table:table-cell>
          <table:table-cell office:value-type="float" office:value="2.41231853821334E+015" calcext:value-type="float">
            <text:p>2412318538213340</text:p>
          </table:table-cell>
          <table:table-cell office:value-type="float" office:value="6.2999" calcext:value-type="float">
            <text:p>6.2999</text:p>
          </table:table-cell>
          <table:table-cell office:value-type="float" office:value="2312" calcext:value-type="float">
            <text:p>2312</text:p>
          </table:table-cell>
          <table:table-cell office:value-type="float" office:value="48.3038" calcext:value-type="float">
            <text:p>48.3038</text:p>
          </table:table-cell>
          <table:table-cell office:value-type="float" office:value="241.0485" calcext:value-type="float">
            <text:p>241.0485</text:p>
          </table:table-cell>
          <table:table-cell office:value-type="float" office:value="66.9579" calcext:value-type="float">
            <text:p>66.9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451" calcext:value-type="float">
            <text:p>11.2451</text:p>
          </table:table-cell>
          <table:table-cell office:value-type="float" office:value="44.9019" calcext:value-type="float">
            <text:p>44.9019</text:p>
          </table:table-cell>
          <table:table-cell office:value-type="float" office:value="12.4728" calcext:value-type="float">
            <text:p>12.4728</text:p>
          </table:table-cell>
        </table:table-row>
        <table:table-row table:style-name="ro1">
          <table:table-cell office:value-type="string" calcext:value-type="string">
            <text:p>15:56:38:660</text:p>
          </table:table-cell>
          <table:table-cell office:value-type="float" office:value="2.41231872725144E+015" calcext:value-type="float">
            <text:p>2412318727251440</text:p>
          </table:table-cell>
          <table:table-cell office:value-type="float" office:value="6.3511" calcext:value-type="float">
            <text:p>6.3511</text:p>
          </table:table-cell>
          <table:table-cell office:value-type="float" office:value="2000" calcext:value-type="float">
            <text:p>2000</text:p>
          </table:table-cell>
          <table:table-cell office:value-type="float" office:value="47.3864" calcext:value-type="float">
            <text:p>47.3864</text:p>
          </table:table-cell>
          <table:table-cell office:value-type="float" office:value="243.4299" calcext:value-type="float">
            <text:p>243.4299</text:p>
          </table:table-cell>
          <table:table-cell office:value-type="float" office:value="67.6194" calcext:value-type="float">
            <text:p>67.6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904" calcext:value-type="float">
            <text:p>10.6904</text:p>
          </table:table-cell>
          <table:table-cell office:value-type="float" office:value="45.4391" calcext:value-type="float">
            <text:p>45.4391</text:p>
          </table:table-cell>
          <table:table-cell office:value-type="float" office:value="12.622" calcext:value-type="float">
            <text:p>12.622</text:p>
          </table:table-cell>
        </table:table-row>
        <table:table-row table:style-name="ro1">
          <table:table-cell office:value-type="string" calcext:value-type="string">
            <text:p>15:56:38:711</text:p>
          </table:table-cell>
          <table:table-cell office:value-type="float" office:value="2.41231891695319E+015" calcext:value-type="float">
            <text:p>2412318916953190</text:p>
          </table:table-cell>
          <table:table-cell office:value-type="float" office:value="6.4025" calcext:value-type="float">
            <text:p>6.4025</text:p>
          </table:table-cell>
          <table:table-cell office:value-type="float" office:value="2000" calcext:value-type="float">
            <text:p>2000</text:p>
          </table:table-cell>
          <table:table-cell office:value-type="float" office:value="43.0366" calcext:value-type="float">
            <text:p>43.0366</text:p>
          </table:table-cell>
          <table:table-cell office:value-type="float" office:value="245.6027" calcext:value-type="float">
            <text:p>245.6027</text:p>
          </table:table-cell>
          <table:table-cell office:value-type="float" office:value="68.223" calcext:value-type="float">
            <text:p>68.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301" calcext:value-type="float">
            <text:p>10.6301</text:p>
          </table:table-cell>
          <table:table-cell office:value-type="float" office:value="45.9758" calcext:value-type="float">
            <text:p>45.9758</text:p>
          </table:table-cell>
          <table:table-cell office:value-type="float" office:value="12.7711" calcext:value-type="float">
            <text:p>12.7711</text:p>
          </table:table-cell>
        </table:table-row>
        <table:table-row table:style-name="ro1">
          <table:table-cell office:value-type="string" calcext:value-type="string">
            <text:p>15:56:38:762</text:p>
          </table:table-cell>
          <table:table-cell office:value-type="float" office:value="2.41231910580703E+015" calcext:value-type="float">
            <text:p>2412319105807030</text:p>
          </table:table-cell>
          <table:table-cell office:value-type="float" office:value="6.4536" calcext:value-type="float">
            <text:p>6.4536</text:p>
          </table:table-cell>
          <table:table-cell office:value-type="float" office:value="2025" calcext:value-type="float">
            <text:p>2025</text:p>
          </table:table-cell>
          <table:table-cell office:value-type="float" office:value="44.5214" calcext:value-type="float">
            <text:p>44.5214</text:p>
          </table:table-cell>
          <table:table-cell office:value-type="float" office:value="247.8462" calcext:value-type="float">
            <text:p>247.8462</text:p>
          </table:table-cell>
          <table:table-cell office:value-type="float" office:value="68.8462" calcext:value-type="float">
            <text:p>68.8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256" calcext:value-type="float">
            <text:p>11.0256</text:p>
          </table:table-cell>
          <table:table-cell office:value-type="float" office:value="46.5314" calcext:value-type="float">
            <text:p>46.5314</text:p>
          </table:table-cell>
          <table:table-cell office:value-type="float" office:value="12.9254" calcext:value-type="float">
            <text:p>12.9254</text:p>
          </table:table-cell>
        </table:table-row>
        <table:table-row table:style-name="ro1">
          <table:table-cell office:value-type="string" calcext:value-type="string">
            <text:p>15:56:38:813</text:p>
          </table:table-cell>
          <table:table-cell office:value-type="float" office:value="2.4123192943071E+015" calcext:value-type="float">
            <text:p>2412319294307100</text:p>
          </table:table-cell>
          <table:table-cell office:value-type="float" office:value="6.5047" calcext:value-type="float">
            <text:p>6.5047</text:p>
          </table:table-cell>
          <table:table-cell office:value-type="float" office:value="2075" calcext:value-type="float">
            <text:p>2075</text:p>
          </table:table-cell>
          <table:table-cell office:value-type="float" office:value="43.1491" calcext:value-type="float">
            <text:p>43.1491</text:p>
          </table:table-cell>
          <table:table-cell office:value-type="float" office:value="250.0172" calcext:value-type="float">
            <text:p>250.0172</text:p>
          </table:table-cell>
          <table:table-cell office:value-type="float" office:value="69.4492" calcext:value-type="float">
            <text:p>69.4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643" calcext:value-type="float">
            <text:p>10.4643</text:p>
          </table:table-cell>
          <table:table-cell office:value-type="float" office:value="47.0579" calcext:value-type="float">
            <text:p>47.0579</text:p>
          </table:table-cell>
          <table:table-cell office:value-type="float" office:value="13.0716" calcext:value-type="float">
            <text:p>13.0716</text:p>
          </table:table-cell>
        </table:table-row>
        <table:table-row table:style-name="ro1">
          <table:table-cell office:value-type="string" calcext:value-type="string">
            <text:p>15:56:38:864</text:p>
          </table:table-cell>
          <table:table-cell office:value-type="float" office:value="2.41231948276754E+015" calcext:value-type="float">
            <text:p>2412319482767540</text:p>
          </table:table-cell>
          <table:table-cell office:value-type="float" office:value="6.5557" calcext:value-type="float">
            <text:p>6.5557</text:p>
          </table:table-cell>
          <table:table-cell office:value-type="float" office:value="2012" calcext:value-type="float">
            <text:p>2012</text:p>
          </table:table-cell>
          <table:table-cell office:value-type="float" office:value="44.4244" calcext:value-type="float">
            <text:p>44.4244</text:p>
          </table:table-cell>
          <table:table-cell office:value-type="float" office:value="252.2513" calcext:value-type="float">
            <text:p>252.2513</text:p>
          </table:table-cell>
          <table:table-cell office:value-type="float" office:value="70.0698" calcext:value-type="float">
            <text:p>70.0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939" calcext:value-type="float">
            <text:p>10.7939</text:p>
          </table:table-cell>
          <table:table-cell office:value-type="float" office:value="47.6008" calcext:value-type="float">
            <text:p>47.6008</text:p>
          </table:table-cell>
          <table:table-cell office:value-type="float" office:value="13.2224" calcext:value-type="float">
            <text:p>13.2224</text:p>
          </table:table-cell>
        </table:table-row>
        <table:table-row table:style-name="ro1">
          <table:table-cell office:value-type="string" calcext:value-type="string">
            <text:p>15:56:38:915</text:p>
          </table:table-cell>
          <table:table-cell office:value-type="float" office:value="2.41231967178873E+015" calcext:value-type="float">
            <text:p>2412319671788730</text:p>
          </table:table-cell>
          <table:table-cell office:value-type="float" office:value="6.607" calcext:value-type="float">
            <text:p>6.607</text:p>
          </table:table-cell>
          <table:table-cell office:value-type="float" office:value="2225" calcext:value-type="float">
            <text:p>2225</text:p>
          </table:table-cell>
          <table:table-cell office:value-type="float" office:value="44.3504" calcext:value-type="float">
            <text:p>44.3504</text:p>
          </table:table-cell>
          <table:table-cell office:value-type="float" office:value="254.4828" calcext:value-type="float">
            <text:p>254.4828</text:p>
          </table:table-cell>
          <table:table-cell office:value-type="float" office:value="70.6897" calcext:value-type="float">
            <text:p>70.6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635" calcext:value-type="float">
            <text:p>11.2635</text:p>
          </table:table-cell>
          <table:table-cell office:value-type="float" office:value="48.1675" calcext:value-type="float">
            <text:p>48.1675</text:p>
          </table:table-cell>
          <table:table-cell office:value-type="float" office:value="13.3799" calcext:value-type="float">
            <text:p>13.3799</text:p>
          </table:table-cell>
        </table:table-row>
        <table:table-row table:style-name="ro1">
          <table:table-cell office:value-type="string" calcext:value-type="string">
            <text:p>15:56:38:967</text:p>
          </table:table-cell>
          <table:table-cell office:value-type="float" office:value="2.41231986080678E+015" calcext:value-type="float">
            <text:p>2412319860806780</text:p>
          </table:table-cell>
          <table:table-cell office:value-type="float" office:value="6.6581" calcext:value-type="float">
            <text:p>6.6581</text:p>
          </table:table-cell>
          <table:table-cell office:value-type="float" office:value="2000" calcext:value-type="float">
            <text:p>2000</text:p>
          </table:table-cell>
          <table:table-cell office:value-type="float" office:value="45.1988" calcext:value-type="float">
            <text:p>45.1988</text:p>
          </table:table-cell>
          <table:table-cell office:value-type="float" office:value="256.7537" calcext:value-type="float">
            <text:p>256.7537</text:p>
          </table:table-cell>
          <table:table-cell office:value-type="float" office:value="71.3205" calcext:value-type="float">
            <text:p>71.3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869" calcext:value-type="float">
            <text:p>10.9869</text:p>
          </table:table-cell>
          <table:table-cell office:value-type="float" office:value="48.7195" calcext:value-type="float">
            <text:p>48.7195</text:p>
          </table:table-cell>
          <table:table-cell office:value-type="float" office:value="13.5332" calcext:value-type="float">
            <text:p>13.5332</text:p>
          </table:table-cell>
        </table:table-row>
        <table:table-row table:style-name="ro1">
          <table:table-cell office:value-type="string" calcext:value-type="string">
            <text:p>15:56:39:18</text:p>
          </table:table-cell>
          <table:table-cell office:value-type="float" office:value="2.41232004877312E+015" calcext:value-type="float">
            <text:p>2412320048773120</text:p>
          </table:table-cell>
          <table:table-cell office:value-type="float" office:value="6.7091" calcext:value-type="float">
            <text:p>6.7091</text:p>
          </table:table-cell>
          <table:table-cell office:value-type="float" office:value="2300" calcext:value-type="float">
            <text:p>2300</text:p>
          </table:table-cell>
          <table:table-cell office:value-type="float" office:value="46.7477" calcext:value-type="float">
            <text:p>46.7477</text:p>
          </table:table-cell>
          <table:table-cell office:value-type="float" office:value="259.1088" calcext:value-type="float">
            <text:p>259.1088</text:p>
          </table:table-cell>
          <table:table-cell office:value-type="float" office:value="71.9747" calcext:value-type="float">
            <text:p>71.9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093" calcext:value-type="float">
            <text:p>11.7093</text:p>
          </table:table-cell>
          <table:table-cell office:value-type="float" office:value="49.3094" calcext:value-type="float">
            <text:p>49.3094</text:p>
          </table:table-cell>
          <table:table-cell office:value-type="float" office:value="13.6971" calcext:value-type="float">
            <text:p>13.6971</text:p>
          </table:table-cell>
        </table:table-row>
        <table:table-row table:style-name="ro1">
          <table:table-cell office:value-type="string" calcext:value-type="string">
            <text:p>15:56:39:69</text:p>
          </table:table-cell>
          <table:table-cell office:value-type="float" office:value="2.41232023754377E+015" calcext:value-type="float">
            <text:p>2412320237543770</text:p>
          </table:table-cell>
          <table:table-cell office:value-type="float" office:value="6.7602" calcext:value-type="float">
            <text:p>6.7602</text:p>
          </table:table-cell>
          <table:table-cell office:value-type="float" office:value="2100" calcext:value-type="float">
            <text:p>2100</text:p>
          </table:table-cell>
          <table:table-cell office:value-type="float" office:value="45.9418" calcext:value-type="float">
            <text:p>45.9418</text:p>
          </table:table-cell>
          <table:table-cell office:value-type="float" office:value="261.4169" calcext:value-type="float">
            <text:p>261.4169</text:p>
          </table:table-cell>
          <table:table-cell office:value-type="float" office:value="72.6158" calcext:value-type="float">
            <text:p>72.6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352" calcext:value-type="float">
            <text:p>11.2352</text:p>
          </table:table-cell>
          <table:table-cell office:value-type="float" office:value="49.8738" calcext:value-type="float">
            <text:p>49.8738</text:p>
          </table:table-cell>
          <table:table-cell office:value-type="float" office:value="13.8538" calcext:value-type="float">
            <text:p>13.8538</text:p>
          </table:table-cell>
        </table:table-row>
        <table:table-row table:style-name="ro1">
          <table:table-cell office:value-type="string" calcext:value-type="string">
            <text:p>15:56:39:120</text:p>
          </table:table-cell>
          <table:table-cell office:value-type="float" office:value="2.41232042684635E+015" calcext:value-type="float">
            <text:p>2412320426846350</text:p>
          </table:table-cell>
          <table:table-cell office:value-type="float" office:value="6.8115" calcext:value-type="float">
            <text:p>6.8115</text:p>
          </table:table-cell>
          <table:table-cell office:value-type="float" office:value="2075" calcext:value-type="float">
            <text:p>2075</text:p>
          </table:table-cell>
          <table:table-cell office:value-type="float" office:value="43.5452" calcext:value-type="float">
            <text:p>43.5452</text:p>
          </table:table-cell>
          <table:table-cell office:value-type="float" office:value="263.6107" calcext:value-type="float">
            <text:p>263.6107</text:p>
          </table:table-cell>
          <table:table-cell office:value-type="float" office:value="73.2252" calcext:value-type="float">
            <text:p>73.2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396" calcext:value-type="float">
            <text:p>10.9396</text:p>
          </table:table-cell>
          <table:table-cell office:value-type="float" office:value="50.425" calcext:value-type="float">
            <text:p>50.425</text:p>
          </table:table-cell>
          <table:table-cell office:value-type="float" office:value="14.0069" calcext:value-type="float">
            <text:p>14.0069</text:p>
          </table:table-cell>
        </table:table-row>
        <table:table-row table:style-name="ro1">
          <table:table-cell office:value-type="string" calcext:value-type="string">
            <text:p>15:56:39:171</text:p>
          </table:table-cell>
          <table:table-cell office:value-type="float" office:value="2.41232061520152E+015" calcext:value-type="float">
            <text:p>2412320615201520</text:p>
          </table:table-cell>
          <table:table-cell office:value-type="float" office:value="6.8625" calcext:value-type="float">
            <text:p>6.8625</text:p>
          </table:table-cell>
          <table:table-cell office:value-type="float" office:value="2162" calcext:value-type="float">
            <text:p>2162</text:p>
          </table:table-cell>
          <table:table-cell office:value-type="float" office:value="43.0157" calcext:value-type="float">
            <text:p>43.0157</text:p>
          </table:table-cell>
          <table:table-cell office:value-type="float" office:value="265.7783" calcext:value-type="float">
            <text:p>265.7783</text:p>
          </table:table-cell>
          <table:table-cell office:value-type="float" office:value="73.8273" calcext:value-type="float">
            <text:p>73.8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196" calcext:value-type="float">
            <text:p>11.2196</text:p>
          </table:table-cell>
          <table:table-cell office:value-type="float" office:value="50.9904" calcext:value-type="float">
            <text:p>50.9904</text:p>
          </table:table-cell>
          <table:table-cell office:value-type="float" office:value="14.164" calcext:value-type="float">
            <text:p>14.164</text:p>
          </table:table-cell>
        </table:table-row>
        <table:table-row table:style-name="ro1">
          <table:table-cell office:value-type="string" calcext:value-type="string">
            <text:p>15:56:39:222</text:p>
          </table:table-cell>
          <table:table-cell office:value-type="float" office:value="2.41232080323291E+015" calcext:value-type="float">
            <text:p>2412320803232910</text:p>
          </table:table-cell>
          <table:table-cell office:value-type="float" office:value="6.9135" calcext:value-type="float">
            <text:p>6.9135</text:p>
          </table:table-cell>
          <table:table-cell office:value-type="float" office:value="2112" calcext:value-type="float">
            <text:p>2112</text:p>
          </table:table-cell>
          <table:table-cell office:value-type="float" office:value="43.4932" calcext:value-type="float">
            <text:p>43.4932</text:p>
          </table:table-cell>
          <table:table-cell office:value-type="float" office:value="267.9638" calcext:value-type="float">
            <text:p>267.9638</text:p>
          </table:table-cell>
          <table:table-cell office:value-type="float" office:value="74.4344" calcext:value-type="float">
            <text:p>74.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323" calcext:value-type="float">
            <text:p>10.5323</text:p>
          </table:table-cell>
          <table:table-cell office:value-type="float" office:value="51.5196" calcext:value-type="float">
            <text:p>51.5196</text:p>
          </table:table-cell>
          <table:table-cell office:value-type="float" office:value="14.311" calcext:value-type="float">
            <text:p>14.311</text:p>
          </table:table-cell>
        </table:table-row>
        <table:table-row table:style-name="ro1">
          <table:table-cell office:value-type="string" calcext:value-type="string">
            <text:p>15:56:39:273</text:p>
          </table:table-cell>
          <table:table-cell office:value-type="float" office:value="2.41232099275876E+015" calcext:value-type="float">
            <text:p>2412320992758760</text:p>
          </table:table-cell>
          <table:table-cell office:value-type="float" office:value="6.9648" calcext:value-type="float">
            <text:p>6.9648</text:p>
          </table:table-cell>
          <table:table-cell office:value-type="float" office:value="2025" calcext:value-type="float">
            <text:p>2025</text:p>
          </table:table-cell>
          <table:table-cell office:value-type="float" office:value="42.9404" calcext:value-type="float">
            <text:p>42.9404</text:p>
          </table:table-cell>
          <table:table-cell office:value-type="float" office:value="270.1231" calcext:value-type="float">
            <text:p>270.1231</text:p>
          </table:table-cell>
          <table:table-cell office:value-type="float" office:value="75.0342" calcext:value-type="float">
            <text:p>75.0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991" calcext:value-type="float">
            <text:p>10.9991</text:p>
          </table:table-cell>
          <table:table-cell office:value-type="float" office:value="52.0727" calcext:value-type="float">
            <text:p>52.0727</text:p>
          </table:table-cell>
          <table:table-cell office:value-type="float" office:value="14.4646" calcext:value-type="float">
            <text:p>14.4646</text:p>
          </table:table-cell>
        </table:table-row>
        <table:table-row table:style-name="ro1">
          <table:table-cell office:value-type="string" calcext:value-type="string">
            <text:p>15:56:39:325</text:p>
          </table:table-cell>
          <table:table-cell office:value-type="float" office:value="2.41232118274224E+015" calcext:value-type="float">
            <text:p>2412321182742240</text:p>
          </table:table-cell>
          <table:table-cell office:value-type="float" office:value="7.0163" calcext:value-type="float">
            <text:p>7.0163</text:p>
          </table:table-cell>
          <table:table-cell office:value-type="float" office:value="2025" calcext:value-type="float">
            <text:p>2025</text:p>
          </table:table-cell>
          <table:table-cell office:value-type="float" office:value="42.9029" calcext:value-type="float">
            <text:p>42.9029</text:p>
          </table:table-cell>
          <table:table-cell office:value-type="float" office:value="272.2888" calcext:value-type="float">
            <text:p>272.2888</text:p>
          </table:table-cell>
          <table:table-cell office:value-type="float" office:value="75.6358" calcext:value-type="float">
            <text:p>75.63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758" calcext:value-type="float">
            <text:p>11.0758</text:p>
          </table:table-cell>
          <table:table-cell office:value-type="float" office:value="52.6318" calcext:value-type="float">
            <text:p>52.6318</text:p>
          </table:table-cell>
          <table:table-cell office:value-type="float" office:value="14.6199" calcext:value-type="float">
            <text:p>14.6199</text:p>
          </table:table-cell>
        </table:table-row>
        <table:table-row table:style-name="ro1">
          <table:table-cell office:value-type="string" calcext:value-type="string">
            <text:p>15:56:39:376</text:p>
          </table:table-cell>
          <table:table-cell office:value-type="float" office:value="2.41232137288674E+015" calcext:value-type="float">
            <text:p>2412321372886740</text:p>
          </table:table-cell>
          <table:table-cell office:value-type="float" office:value="7.0678" calcext:value-type="float">
            <text:p>7.0678</text:p>
          </table:table-cell>
          <table:table-cell office:value-type="float" office:value="1962" calcext:value-type="float">
            <text:p>1962</text:p>
          </table:table-cell>
          <table:table-cell office:value-type="float" office:value="42.5293" calcext:value-type="float">
            <text:p>42.5293</text:p>
          </table:table-cell>
          <table:table-cell office:value-type="float" office:value="274.436" calcext:value-type="float">
            <text:p>274.436</text:p>
          </table:table-cell>
          <table:table-cell office:value-type="float" office:value="76.2322" calcext:value-type="float">
            <text:p>76.2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392" calcext:value-type="float">
            <text:p>10.5392</text:p>
          </table:table-cell>
          <table:table-cell office:value-type="float" office:value="53.1639" calcext:value-type="float">
            <text:p>53.1639</text:p>
          </table:table-cell>
          <table:table-cell office:value-type="float" office:value="14.7677" calcext:value-type="float">
            <text:p>14.7677</text:p>
          </table:table-cell>
        </table:table-row>
        <table:table-row table:style-name="ro1">
          <table:table-cell office:value-type="string" calcext:value-type="string">
            <text:p>15:56:39:427</text:p>
          </table:table-cell>
          <table:table-cell office:value-type="float" office:value="2.41232156187303E+015" calcext:value-type="float">
            <text:p>2412321561873030</text:p>
          </table:table-cell>
          <table:table-cell office:value-type="float" office:value="7.119" calcext:value-type="float">
            <text:p>7.119</text:p>
          </table:table-cell>
          <table:table-cell office:value-type="float" office:value="2050" calcext:value-type="float">
            <text:p>2050</text:p>
          </table:table-cell>
          <table:table-cell office:value-type="float" office:value="41.4696" calcext:value-type="float">
            <text:p>41.4696</text:p>
          </table:table-cell>
          <table:table-cell office:value-type="float" office:value="276.5237" calcext:value-type="float">
            <text:p>276.5237</text:p>
          </table:table-cell>
          <table:table-cell office:value-type="float" office:value="76.8121" calcext:value-type="float">
            <text:p>76.8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059" calcext:value-type="float">
            <text:p>10.4059</text:p>
          </table:table-cell>
          <table:table-cell office:value-type="float" office:value="53.6877" calcext:value-type="float">
            <text:p>53.6877</text:p>
          </table:table-cell>
          <table:table-cell office:value-type="float" office:value="14.9133" calcext:value-type="float">
            <text:p>14.9133</text:p>
          </table:table-cell>
        </table:table-row>
        <table:table-row table:style-name="ro1">
          <table:table-cell office:value-type="string" calcext:value-type="string">
            <text:p>15:56:39:479</text:p>
          </table:table-cell>
          <table:table-cell office:value-type="float" office:value="2.4123217509687E+015" calcext:value-type="float">
            <text:p>2412321750968700</text:p>
          </table:table-cell>
          <table:table-cell office:value-type="float" office:value="7.1702" calcext:value-type="float">
            <text:p>7.1702</text:p>
          </table:table-cell>
          <table:table-cell office:value-type="float" office:value="2050" calcext:value-type="float">
            <text:p>2050</text:p>
          </table:table-cell>
          <table:table-cell office:value-type="float" office:value="41.4818" calcext:value-type="float">
            <text:p>41.4818</text:p>
          </table:table-cell>
          <table:table-cell office:value-type="float" office:value="278.611" calcext:value-type="float">
            <text:p>278.611</text:p>
          </table:table-cell>
          <table:table-cell office:value-type="float" office:value="77.3919" calcext:value-type="float">
            <text:p>77.3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863" calcext:value-type="float">
            <text:p>10.4863</text:p>
          </table:table-cell>
          <table:table-cell office:value-type="float" office:value="54.2154" calcext:value-type="float">
            <text:p>54.2154</text:p>
          </table:table-cell>
          <table:table-cell office:value-type="float" office:value="15.0598" calcext:value-type="float">
            <text:p>15.0598</text:p>
          </table:table-cell>
        </table:table-row>
        <table:table-row table:style-name="ro1">
          <table:table-cell office:value-type="string" calcext:value-type="string">
            <text:p>15:56:39:530</text:p>
          </table:table-cell>
          <table:table-cell office:value-type="float" office:value="2.41232194023514E+015" calcext:value-type="float">
            <text:p>2412321940235140</text:p>
          </table:table-cell>
          <table:table-cell office:value-type="float" office:value="7.2215" calcext:value-type="float">
            <text:p>7.2215</text:p>
          </table:table-cell>
          <table:table-cell office:value-type="float" office:value="2025" calcext:value-type="float">
            <text:p>2025</text:p>
          </table:table-cell>
          <table:table-cell office:value-type="float" office:value="44.6554" calcext:value-type="float">
            <text:p>44.6554</text:p>
          </table:table-cell>
          <table:table-cell office:value-type="float" office:value="280.8607" calcext:value-type="float">
            <text:p>280.8607</text:p>
          </table:table-cell>
          <table:table-cell office:value-type="float" office:value="78.0168" calcext:value-type="float">
            <text:p>78.0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674" calcext:value-type="float">
            <text:p>10.6674</text:p>
          </table:table-cell>
          <table:table-cell office:value-type="float" office:value="54.7528" calcext:value-type="float">
            <text:p>54.7528</text:p>
          </table:table-cell>
          <table:table-cell office:value-type="float" office:value="15.2091" calcext:value-type="float">
            <text:p>15.2091</text:p>
          </table:table-cell>
        </table:table-row>
        <table:table-row table:style-name="ro1">
          <table:table-cell office:value-type="string" calcext:value-type="string">
            <text:p>15:56:39:581</text:p>
          </table:table-cell>
          <table:table-cell office:value-type="float" office:value="2.41232213018777E+015" calcext:value-type="float">
            <text:p>2412322130187770</text:p>
          </table:table-cell>
          <table:table-cell office:value-type="float" office:value="7.2729" calcext:value-type="float">
            <text:p>7.2729</text:p>
          </table:table-cell>
          <table:table-cell office:value-type="float" office:value="2025" calcext:value-type="float">
            <text:p>2025</text:p>
          </table:table-cell>
          <table:table-cell office:value-type="float" office:value="42.4487" calcext:value-type="float">
            <text:p>42.4487</text:p>
          </table:table-cell>
          <table:table-cell office:value-type="float" office:value="283.0007" calcext:value-type="float">
            <text:p>283.0007</text:p>
          </table:table-cell>
          <table:table-cell office:value-type="float" office:value="78.6113" calcext:value-type="float">
            <text:p>78.6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024" calcext:value-type="float">
            <text:p>10.7024</text:p>
          </table:table-cell>
          <table:table-cell office:value-type="float" office:value="55.2924" calcext:value-type="float">
            <text:p>55.2924</text:p>
          </table:table-cell>
          <table:table-cell office:value-type="float" office:value="15.359" calcext:value-type="float">
            <text:p>15.359</text:p>
          </table:table-cell>
        </table:table-row>
        <table:table-row table:style-name="ro1">
          <table:table-cell office:value-type="string" calcext:value-type="string">
            <text:p>15:56:39:633</text:p>
          </table:table-cell>
          <table:table-cell office:value-type="float" office:value="2.41232231982724E+015" calcext:value-type="float">
            <text:p>2412322319827240</text:p>
          </table:table-cell>
          <table:table-cell office:value-type="float" office:value="7.3243" calcext:value-type="float">
            <text:p>7.3243</text:p>
          </table:table-cell>
          <table:table-cell office:value-type="float" office:value="2050" calcext:value-type="float">
            <text:p>2050</text:p>
          </table:table-cell>
          <table:table-cell office:value-type="float" office:value="43.0637" calcext:value-type="float">
            <text:p>43.0637</text:p>
          </table:table-cell>
          <table:table-cell office:value-type="float" office:value="285.1743" calcext:value-type="float">
            <text:p>285.1743</text:p>
          </table:table-cell>
          <table:table-cell office:value-type="float" office:value="79.2151" calcext:value-type="float">
            <text:p>79.2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448" calcext:value-type="float">
            <text:p>11.3448</text:p>
          </table:table-cell>
          <table:table-cell office:value-type="float" office:value="55.865" calcext:value-type="float">
            <text:p>55.865</text:p>
          </table:table-cell>
          <table:table-cell office:value-type="float" office:value="15.5181" calcext:value-type="float">
            <text:p>15.5181</text:p>
          </table:table-cell>
        </table:table-row>
        <table:table-row table:style-name="ro1">
          <table:table-cell office:value-type="string" calcext:value-type="string">
            <text:p>15:56:39:684</text:p>
          </table:table-cell>
          <table:table-cell office:value-type="float" office:value="2.41232250918753E+015" calcext:value-type="float">
            <text:p>2412322509187530</text:p>
          </table:table-cell>
          <table:table-cell office:value-type="float" office:value="7.3756" calcext:value-type="float">
            <text:p>7.3756</text:p>
          </table:table-cell>
          <table:table-cell office:value-type="float" office:value="2187" calcext:value-type="float">
            <text:p>2187</text:p>
          </table:table-cell>
          <table:table-cell office:value-type="float" office:value="44.407" calcext:value-type="float">
            <text:p>44.407</text:p>
          </table:table-cell>
          <table:table-cell office:value-type="float" office:value="287.4123" calcext:value-type="float">
            <text:p>287.4123</text:p>
          </table:table-cell>
          <table:table-cell office:value-type="float" office:value="79.8367" calcext:value-type="float">
            <text:p>79.8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721" calcext:value-type="float">
            <text:p>11.3721</text:p>
          </table:table-cell>
          <table:table-cell office:value-type="float" office:value="56.4381" calcext:value-type="float">
            <text:p>56.4381</text:p>
          </table:table-cell>
          <table:table-cell office:value-type="float" office:value="15.6773" calcext:value-type="float">
            <text:p>15.6773</text:p>
          </table:table-cell>
        </table:table-row>
        <table:table-row table:style-name="ro1">
          <table:table-cell office:value-type="string" calcext:value-type="string">
            <text:p>15:56:39:735</text:p>
          </table:table-cell>
          <table:table-cell office:value-type="float" office:value="2.4123226988958E+015" calcext:value-type="float">
            <text:p>2412322698895800</text:p>
          </table:table-cell>
          <table:table-cell office:value-type="float" office:value="7.427" calcext:value-type="float">
            <text:p>7.427</text:p>
          </table:table-cell>
          <table:table-cell office:value-type="float" office:value="2000" calcext:value-type="float">
            <text:p>2000</text:p>
          </table:table-cell>
          <table:table-cell office:value-type="float" office:value="44.2599" calcext:value-type="float">
            <text:p>44.2599</text:p>
          </table:table-cell>
          <table:table-cell office:value-type="float" office:value="289.647" calcext:value-type="float">
            <text:p>289.647</text:p>
          </table:table-cell>
          <table:table-cell office:value-type="float" office:value="80.4575" calcext:value-type="float">
            <text:p>80.4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139" calcext:value-type="float">
            <text:p>11.0139</text:p>
          </table:table-cell>
          <table:table-cell office:value-type="float" office:value="56.9942" calcext:value-type="float">
            <text:p>56.9942</text:p>
          </table:table-cell>
          <table:table-cell office:value-type="float" office:value="15.8317" calcext:value-type="float">
            <text:p>15.8317</text:p>
          </table:table-cell>
        </table:table-row>
        <table:table-row table:style-name="ro1">
          <table:table-cell office:value-type="string" calcext:value-type="string">
            <text:p>15:56:39:787</text:p>
          </table:table-cell>
          <table:table-cell office:value-type="float" office:value="2.41232288872948E+015" calcext:value-type="float">
            <text:p>2412322888729480</text:p>
          </table:table-cell>
          <table:table-cell office:value-type="float" office:value="7.4784" calcext:value-type="float">
            <text:p>7.4784</text:p>
          </table:table-cell>
          <table:table-cell office:value-type="float" office:value="2025" calcext:value-type="float">
            <text:p>2025</text:p>
          </table:table-cell>
          <table:table-cell office:value-type="float" office:value="42.2112" calcext:value-type="float">
            <text:p>42.2112</text:p>
          </table:table-cell>
          <table:table-cell office:value-type="float" office:value="291.7731" calcext:value-type="float">
            <text:p>291.7731</text:p>
          </table:table-cell>
          <table:table-cell office:value-type="float" office:value="81.0481" calcext:value-type="float">
            <text:p>81.04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855" calcext:value-type="float">
            <text:p>10.6855</text:p>
          </table:table-cell>
          <table:table-cell office:value-type="float" office:value="57.5324" calcext:value-type="float">
            <text:p>57.5324</text:p>
          </table:table-cell>
          <table:table-cell office:value-type="float" office:value="15.9812" calcext:value-type="float">
            <text:p>15.9812</text:p>
          </table:table-cell>
        </table:table-row>
        <table:table-row table:style-name="ro1">
          <table:table-cell office:value-type="string" calcext:value-type="string">
            <text:p>15:56:39:838</text:p>
          </table:table-cell>
          <table:table-cell office:value-type="float" office:value="2.41232307885158E+015" calcext:value-type="float">
            <text:p>2412323078851580</text:p>
          </table:table-cell>
          <table:table-cell office:value-type="float" office:value="7.5299" calcext:value-type="float">
            <text:p>7.5299</text:p>
          </table:table-cell>
          <table:table-cell office:value-type="float" office:value="2000" calcext:value-type="float">
            <text:p>2000</text:p>
          </table:table-cell>
          <table:table-cell office:value-type="float" office:value="42.4168" calcext:value-type="float">
            <text:p>42.4168</text:p>
          </table:table-cell>
          <table:table-cell office:value-type="float" office:value="293.9107" calcext:value-type="float">
            <text:p>293.9107</text:p>
          </table:table-cell>
          <table:table-cell office:value-type="float" office:value="81.6419" calcext:value-type="float">
            <text:p>81.6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282" calcext:value-type="float">
            <text:p>11.2282</text:p>
          </table:table-cell>
          <table:table-cell office:value-type="float" office:value="58.0983" calcext:value-type="float">
            <text:p>58.0983</text:p>
          </table:table-cell>
          <table:table-cell office:value-type="float" office:value="16.1384" calcext:value-type="float">
            <text:p>16.1384</text:p>
          </table:table-cell>
        </table:table-row>
        <table:table-row table:style-name="ro1">
          <table:table-cell office:value-type="string" calcext:value-type="string">
            <text:p>15:56:39:890</text:p>
          </table:table-cell>
          <table:table-cell office:value-type="float" office:value="2.41232326861874E+015" calcext:value-type="float">
            <text:p>2412323268618740</text:p>
          </table:table-cell>
          <table:table-cell office:value-type="float" office:value="7.5813" calcext:value-type="float">
            <text:p>7.5813</text:p>
          </table:table-cell>
          <table:table-cell office:value-type="float" office:value="2000" calcext:value-type="float">
            <text:p>2000</text:p>
          </table:table-cell>
          <table:table-cell office:value-type="float" office:value="43.5355" calcext:value-type="float">
            <text:p>43.5355</text:p>
          </table:table-cell>
          <table:table-cell office:value-type="float" office:value="296.1097" calcext:value-type="float">
            <text:p>296.1097</text:p>
          </table:table-cell>
          <table:table-cell office:value-type="float" office:value="82.2527" calcext:value-type="float">
            <text:p>82.2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528" calcext:value-type="float">
            <text:p>10.9528</text:p>
          </table:table-cell>
          <table:table-cell office:value-type="float" office:value="58.6515" calcext:value-type="float">
            <text:p>58.6515</text:p>
          </table:table-cell>
          <table:table-cell office:value-type="float" office:value="16.2921" calcext:value-type="float">
            <text:p>16.2921</text:p>
          </table:table-cell>
        </table:table-row>
        <table:table-row table:style-name="ro1">
          <table:table-cell office:value-type="string" calcext:value-type="string">
            <text:p>15:56:39:941</text:p>
          </table:table-cell>
          <table:table-cell office:value-type="float" office:value="2.41232345789204E+015" calcext:value-type="float">
            <text:p>2412323457892040</text:p>
          </table:table-cell>
          <table:table-cell office:value-type="float" office:value="7.6326" calcext:value-type="float">
            <text:p>7.6326</text:p>
          </table:table-cell>
          <table:table-cell office:value-type="float" office:value="2150" calcext:value-type="float">
            <text:p>2150</text:p>
          </table:table-cell>
          <table:table-cell office:value-type="float" office:value="43.2191" calcext:value-type="float">
            <text:p>43.2191</text:p>
          </table:table-cell>
          <table:table-cell office:value-type="float" office:value="298.2878" calcext:value-type="float">
            <text:p>298.2878</text:p>
          </table:table-cell>
          <table:table-cell office:value-type="float" office:value="82.8577" calcext:value-type="float">
            <text:p>82.8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309" calcext:value-type="float">
            <text:p>11.1309</text:p>
          </table:table-cell>
          <table:table-cell office:value-type="float" office:value="59.2125" calcext:value-type="float">
            <text:p>59.2125</text:p>
          </table:table-cell>
          <table:table-cell office:value-type="float" office:value="16.4479" calcext:value-type="float">
            <text:p>16.4479</text:p>
          </table:table-cell>
        </table:table-row>
        <table:table-row table:style-name="ro1">
          <table:table-cell office:value-type="string" calcext:value-type="string">
            <text:p>15:56:39:992</text:p>
          </table:table-cell>
          <table:table-cell office:value-type="float" office:value="2.41232364671603E+015" calcext:value-type="float">
            <text:p>2412323646716030</text:p>
          </table:table-cell>
          <table:table-cell office:value-type="float" office:value="7.6837" calcext:value-type="float">
            <text:p>7.6837</text:p>
          </table:table-cell>
          <table:table-cell office:value-type="float" office:value="2100" calcext:value-type="float">
            <text:p>2100</text:p>
          </table:table-cell>
          <table:table-cell office:value-type="float" office:value="44.7869" calcext:value-type="float">
            <text:p>44.7869</text:p>
          </table:table-cell>
          <table:table-cell office:value-type="float" office:value="300.5449" calcext:value-type="float">
            <text:p>300.5449</text:p>
          </table:table-cell>
          <table:table-cell office:value-type="float" office:value="83.4847" calcext:value-type="float">
            <text:p>83.4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955" calcext:value-type="float">
            <text:p>11.1955</text:p>
          </table:table-cell>
          <table:table-cell office:value-type="float" office:value="59.7767" calcext:value-type="float">
            <text:p>59.7767</text:p>
          </table:table-cell>
          <table:table-cell office:value-type="float" office:value="16.6046" calcext:value-type="float">
            <text:p>16.6046</text:p>
          </table:table-cell>
        </table:table-row>
        <table:table-row table:style-name="ro1">
          <table:table-cell office:value-type="string" calcext:value-type="string">
            <text:p>15:56:40:43</text:p>
          </table:table-cell>
          <table:table-cell office:value-type="float" office:value="2.41232383510113E+015" calcext:value-type="float">
            <text:p>2412323835101130</text:p>
          </table:table-cell>
          <table:table-cell office:value-type="float" office:value="7.7348" calcext:value-type="float">
            <text:p>7.7348</text:p>
          </table:table-cell>
          <table:table-cell office:value-type="float" office:value="2175" calcext:value-type="float">
            <text:p>2175</text:p>
          </table:table-cell>
          <table:table-cell office:value-type="float" office:value="46.9243" calcext:value-type="float">
            <text:p>46.9243</text:p>
          </table:table-cell>
          <table:table-cell office:value-type="float" office:value="302.9046" calcext:value-type="float">
            <text:p>302.9046</text:p>
          </table:table-cell>
          <table:table-cell office:value-type="float" office:value="84.1402" calcext:value-type="float">
            <text:p>84.14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2" calcext:value-type="float">
            <text:p>11.42</text:p>
          </table:table-cell>
          <table:table-cell office:value-type="float" office:value="60.351" calcext:value-type="float">
            <text:p>60.351</text:p>
          </table:table-cell>
          <table:table-cell office:value-type="float" office:value="16.7642" calcext:value-type="float">
            <text:p>16.7642</text:p>
          </table:table-cell>
        </table:table-row>
        <table:table-row table:style-name="ro1">
          <table:table-cell office:value-type="string" calcext:value-type="string">
            <text:p>15:56:40:95</text:p>
          </table:table-cell>
          <table:table-cell office:value-type="float" office:value="2.41232402430959E+015" calcext:value-type="float">
            <text:p>2412324024309590</text:p>
          </table:table-cell>
          <table:table-cell office:value-type="float" office:value="7.786" calcext:value-type="float">
            <text:p>7.786</text:p>
          </table:table-cell>
          <table:table-cell office:value-type="float" office:value="2050" calcext:value-type="float">
            <text:p>2050</text:p>
          </table:table-cell>
          <table:table-cell office:value-type="float" office:value="44.9735" calcext:value-type="float">
            <text:p>44.9735</text:p>
          </table:table-cell>
          <table:table-cell office:value-type="float" office:value="305.168" calcext:value-type="float">
            <text:p>305.168</text:p>
          </table:table-cell>
          <table:table-cell office:value-type="float" office:value="84.7689" calcext:value-type="float">
            <text:p>84.7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403" calcext:value-type="float">
            <text:p>11.1403</text:p>
          </table:table-cell>
          <table:table-cell office:value-type="float" office:value="60.9116" calcext:value-type="float">
            <text:p>60.9116</text:p>
          </table:table-cell>
          <table:table-cell office:value-type="float" office:value="16.9199" calcext:value-type="float">
            <text:p>16.9199</text:p>
          </table:table-cell>
        </table:table-row>
        <table:table-row table:style-name="ro1">
          <table:table-cell office:value-type="string" calcext:value-type="string">
            <text:p>15:56:40:146</text:p>
          </table:table-cell>
          <table:table-cell office:value-type="float" office:value="2.41232421293433E+015" calcext:value-type="float">
            <text:p>2412324212934330</text:p>
          </table:table-cell>
          <table:table-cell office:value-type="float" office:value="7.8371" calcext:value-type="float">
            <text:p>7.8371</text:p>
          </table:table-cell>
          <table:table-cell office:value-type="float" office:value="2087" calcext:value-type="float">
            <text:p>2087</text:p>
          </table:table-cell>
          <table:table-cell office:value-type="float" office:value="43.7143" calcext:value-type="float">
            <text:p>43.7143</text:p>
          </table:table-cell>
          <table:table-cell office:value-type="float" office:value="307.3702" calcext:value-type="float">
            <text:p>307.3702</text:p>
          </table:table-cell>
          <table:table-cell office:value-type="float" office:value="85.3806" calcext:value-type="float">
            <text:p>85.38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739" calcext:value-type="float">
            <text:p>11.2739</text:p>
          </table:table-cell>
          <table:table-cell office:value-type="float" office:value="61.4796" calcext:value-type="float">
            <text:p>61.4796</text:p>
          </table:table-cell>
          <table:table-cell office:value-type="float" office:value="17.0777" calcext:value-type="float">
            <text:p>17.0777</text:p>
          </table:table-cell>
        </table:table-row>
        <table:table-row table:style-name="ro1">
          <table:table-cell office:value-type="string" calcext:value-type="string">
            <text:p>15:56:40:197</text:p>
          </table:table-cell>
          <table:table-cell office:value-type="float" office:value="2.41232440199279E+015" calcext:value-type="float">
            <text:p>2412324401992790</text:p>
          </table:table-cell>
          <table:table-cell office:value-type="float" office:value="7.8883" calcext:value-type="float">
            <text:p>7.8883</text:p>
          </table:table-cell>
          <table:table-cell office:value-type="float" office:value="2050" calcext:value-type="float">
            <text:p>2050</text:p>
          </table:table-cell>
          <table:table-cell office:value-type="float" office:value="45.5514" calcext:value-type="float">
            <text:p>45.5514</text:p>
          </table:table-cell>
          <table:table-cell office:value-type="float" office:value="309.6622" calcext:value-type="float">
            <text:p>309.6622</text:p>
          </table:table-cell>
          <table:table-cell office:value-type="float" office:value="86.0173" calcext:value-type="float">
            <text:p>86.0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468" calcext:value-type="float">
            <text:p>11.2468</text:p>
          </table:table-cell>
          <table:table-cell office:value-type="float" office:value="62.0455" calcext:value-type="float">
            <text:p>62.0455</text:p>
          </table:table-cell>
          <table:table-cell office:value-type="float" office:value="17.2349" calcext:value-type="float">
            <text:p>17.2349</text:p>
          </table:table-cell>
        </table:table-row>
        <table:table-row table:style-name="ro1">
          <table:table-cell office:value-type="string" calcext:value-type="string">
            <text:p>15:56:40:248</text:p>
          </table:table-cell>
          <table:table-cell office:value-type="float" office:value="2.41232459126215E+015" calcext:value-type="float">
            <text:p>2412324591262150</text:p>
          </table:table-cell>
          <table:table-cell office:value-type="float" office:value="7.9396" calcext:value-type="float">
            <text:p>7.9396</text:p>
          </table:table-cell>
          <table:table-cell office:value-type="float" office:value="2025" calcext:value-type="float">
            <text:p>2025</text:p>
          </table:table-cell>
          <table:table-cell office:value-type="float" office:value="46.1633" calcext:value-type="float">
            <text:p>46.1633</text:p>
          </table:table-cell>
          <table:table-cell office:value-type="float" office:value="311.9875" calcext:value-type="float">
            <text:p>311.9875</text:p>
          </table:table-cell>
          <table:table-cell office:value-type="float" office:value="86.6632" calcext:value-type="float">
            <text:p>86.6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928" calcext:value-type="float">
            <text:p>11.1928</text:p>
          </table:table-cell>
          <table:table-cell office:value-type="float" office:value="62.6093" calcext:value-type="float">
            <text:p>62.6093</text:p>
          </table:table-cell>
          <table:table-cell office:value-type="float" office:value="17.3915" calcext:value-type="float">
            <text:p>17.3915</text:p>
          </table:table-cell>
        </table:table-row>
        <table:table-row table:style-name="ro1">
          <table:table-cell office:value-type="string" calcext:value-type="string">
            <text:p>15:56:40:300</text:p>
          </table:table-cell>
          <table:table-cell office:value-type="float" office:value="2.41232478126383E+015" calcext:value-type="float">
            <text:p>2412324781263830</text:p>
          </table:table-cell>
          <table:table-cell office:value-type="float" office:value="7.9911" calcext:value-type="float">
            <text:p>7.9911</text:p>
          </table:table-cell>
          <table:table-cell office:value-type="float" office:value="2137" calcext:value-type="float">
            <text:p>2137</text:p>
          </table:table-cell>
          <table:table-cell office:value-type="float" office:value="43.2841" calcext:value-type="float">
            <text:p>43.2841</text:p>
          </table:table-cell>
          <table:table-cell office:value-type="float" office:value="314.169" calcext:value-type="float">
            <text:p>314.169</text:p>
          </table:table-cell>
          <table:table-cell office:value-type="float" office:value="87.2692" calcext:value-type="float">
            <text:p>87.2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147" calcext:value-type="float">
            <text:p>11.1147</text:p>
          </table:table-cell>
          <table:table-cell office:value-type="float" office:value="63.1694" calcext:value-type="float">
            <text:p>63.1694</text:p>
          </table:table-cell>
          <table:table-cell office:value-type="float" office:value="17.5471" calcext:value-type="float">
            <text:p>17.5471</text:p>
          </table:table-cell>
        </table:table-row>
        <table:table-row table:style-name="ro1">
          <table:table-cell office:value-type="string" calcext:value-type="string">
            <text:p>15:56:40:351</text:p>
          </table:table-cell>
          <table:table-cell office:value-type="float" office:value="2.41232497155198E+015" calcext:value-type="float">
            <text:p>2412324971551980</text:p>
          </table:table-cell>
          <table:table-cell office:value-type="float" office:value="8.0426" calcext:value-type="float">
            <text:p>8.0426</text:p>
          </table:table-cell>
          <table:table-cell office:value-type="float" office:value="2137" calcext:value-type="float">
            <text:p>2137</text:p>
          </table:table-cell>
          <table:table-cell office:value-type="float" office:value="44.2135" calcext:value-type="float">
            <text:p>44.2135</text:p>
          </table:table-cell>
          <table:table-cell office:value-type="float" office:value="316.4006" calcext:value-type="float">
            <text:p>316.4006</text:p>
          </table:table-cell>
          <table:table-cell office:value-type="float" office:value="87.8891" calcext:value-type="float">
            <text:p>87.8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745" calcext:value-type="float">
            <text:p>11.4745</text:p>
          </table:table-cell>
          <table:table-cell office:value-type="float" office:value="63.7486" calcext:value-type="float">
            <text:p>63.7486</text:p>
          </table:table-cell>
          <table:table-cell office:value-type="float" office:value="17.7079" calcext:value-type="float">
            <text:p>17.7079</text:p>
          </table:table-cell>
        </table:table-row>
        <table:table-row table:style-name="ro1">
          <table:table-cell office:value-type="string" calcext:value-type="string">
            <text:p>15:56:40:403</text:p>
          </table:table-cell>
          <table:table-cell office:value-type="float" office:value="2.4123251625966E+015" calcext:value-type="float">
            <text:p>2412325162596600</text:p>
          </table:table-cell>
          <table:table-cell office:value-type="float" office:value="8.0944" calcext:value-type="float">
            <text:p>8.0944</text:p>
          </table:table-cell>
          <table:table-cell office:value-type="float" office:value="2125" calcext:value-type="float">
            <text:p>2125</text:p>
          </table:table-cell>
          <table:table-cell office:value-type="float" office:value="44.3375" calcext:value-type="float">
            <text:p>44.3375</text:p>
          </table:table-cell>
          <table:table-cell office:value-type="float" office:value="318.6547" calcext:value-type="float">
            <text:p>318.6547</text:p>
          </table:table-cell>
          <table:table-cell office:value-type="float" office:value="88.5152" calcext:value-type="float">
            <text:p>88.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426" calcext:value-type="float">
            <text:p>11.1426</text:p>
          </table:table-cell>
          <table:table-cell office:value-type="float" office:value="64.3151" calcext:value-type="float">
            <text:p>64.3151</text:p>
          </table:table-cell>
          <table:table-cell office:value-type="float" office:value="17.8653" calcext:value-type="float">
            <text:p>17.8653</text:p>
          </table:table-cell>
        </table:table-row>
        <table:table-row table:style-name="ro1">
          <table:table-cell office:value-type="string" calcext:value-type="string">
            <text:p>15:56:40:454</text:p>
          </table:table-cell>
          <table:table-cell office:value-type="float" office:value="2.41232535180621E+015" calcext:value-type="float">
            <text:p>2412325351806210</text:p>
          </table:table-cell>
          <table:table-cell office:value-type="float" office:value="8.1456" calcext:value-type="float">
            <text:p>8.1456</text:p>
          </table:table-cell>
          <table:table-cell office:value-type="float" office:value="2075" calcext:value-type="float">
            <text:p>2075</text:p>
          </table:table-cell>
          <table:table-cell office:value-type="float" office:value="45.5599" calcext:value-type="float">
            <text:p>45.5599</text:p>
          </table:table-cell>
          <table:table-cell office:value-type="float" office:value="320.9492" calcext:value-type="float">
            <text:p>320.9492</text:p>
          </table:table-cell>
          <table:table-cell office:value-type="float" office:value="89.1525" calcext:value-type="float">
            <text:p>89.1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461" calcext:value-type="float">
            <text:p>11.1461</text:p>
          </table:table-cell>
          <table:table-cell office:value-type="float" office:value="64.8764" calcext:value-type="float">
            <text:p>64.8764</text:p>
          </table:table-cell>
          <table:table-cell office:value-type="float" office:value="18.0212" calcext:value-type="float">
            <text:p>18.0212</text:p>
          </table:table-cell>
        </table:table-row>
        <table:table-row table:style-name="ro1">
          <table:table-cell office:value-type="string" calcext:value-type="string">
            <text:p>15:56:40:505</text:p>
          </table:table-cell>
          <table:table-cell office:value-type="float" office:value="2.41232553963503E+015" calcext:value-type="float">
            <text:p>2412325539635030</text:p>
          </table:table-cell>
          <table:table-cell office:value-type="float" office:value="8.1965" calcext:value-type="float">
            <text:p>8.1965</text:p>
          </table:table-cell>
          <table:table-cell office:value-type="float" office:value="2337" calcext:value-type="float">
            <text:p>2337</text:p>
          </table:table-cell>
          <table:table-cell office:value-type="float" office:value="48.4449" calcext:value-type="float">
            <text:p>48.4449</text:p>
          </table:table-cell>
          <table:table-cell office:value-type="float" office:value="323.389" calcext:value-type="float">
            <text:p>323.389</text:p>
          </table:table-cell>
          <table:table-cell office:value-type="float" office:value="89.8303" calcext:value-type="float">
            <text:p>89.8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2691" calcext:value-type="float">
            <text:p>12.2691</text:p>
          </table:table-cell>
          <table:table-cell office:value-type="float" office:value="65.4943" calcext:value-type="float">
            <text:p>65.4943</text:p>
          </table:table-cell>
          <table:table-cell office:value-type="float" office:value="18.1929" calcext:value-type="float">
            <text:p>18.1929</text:p>
          </table:table-cell>
        </table:table-row>
        <table:table-row table:style-name="ro1">
          <table:table-cell office:value-type="string" calcext:value-type="string">
            <text:p>15:56:40:556</text:p>
          </table:table-cell>
          <table:table-cell office:value-type="float" office:value="2.41232572752076E+015" calcext:value-type="float">
            <text:p>2412325727520760</text:p>
          </table:table-cell>
          <table:table-cell office:value-type="float" office:value="8.2474" calcext:value-type="float">
            <text:p>8.2474</text:p>
          </table:table-cell>
          <table:table-cell office:value-type="float" office:value="2012" calcext:value-type="float">
            <text:p>2012</text:p>
          </table:table-cell>
          <table:table-cell office:value-type="float" office:value="45.3461" calcext:value-type="float">
            <text:p>45.3461</text:p>
          </table:table-cell>
          <table:table-cell office:value-type="float" office:value="325.6665" calcext:value-type="float">
            <text:p>325.6665</text:p>
          </table:table-cell>
          <table:table-cell office:value-type="float" office:value="90.4629" calcext:value-type="float">
            <text:p>90.4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307" calcext:value-type="float">
            <text:p>10.7307</text:p>
          </table:table-cell>
          <table:table-cell office:value-type="float" office:value="66.0333" calcext:value-type="float">
            <text:p>66.0333</text:p>
          </table:table-cell>
          <table:table-cell office:value-type="float" office:value="18.3426" calcext:value-type="float">
            <text:p>18.3426</text:p>
          </table:table-cell>
        </table:table-row>
        <table:table-row table:style-name="ro1">
          <table:table-cell office:value-type="string" calcext:value-type="string">
            <text:p>15:56:40:607</text:p>
          </table:table-cell>
          <table:table-cell office:value-type="float" office:value="2.41232591645522E+015" calcext:value-type="float">
            <text:p>2412325916455220</text:p>
          </table:table-cell>
          <table:table-cell office:value-type="float" office:value="8.2986" calcext:value-type="float">
            <text:p>8.2986</text:p>
          </table:table-cell>
          <table:table-cell office:value-type="float" office:value="1825" calcext:value-type="float">
            <text:p>1825</text:p>
          </table:table-cell>
          <table:table-cell office:value-type="float" office:value="47.824" calcext:value-type="float">
            <text:p>47.824</text:p>
          </table:table-cell>
          <table:table-cell office:value-type="float" office:value="328.0708" calcext:value-type="float">
            <text:p>328.0708</text:p>
          </table:table-cell>
          <table:table-cell office:value-type="float" office:value="91.1308" calcext:value-type="float">
            <text:p>91.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412" calcext:value-type="float">
            <text:p>11.4412</text:p>
          </table:table-cell>
          <table:table-cell office:value-type="float" office:value="66.6085" calcext:value-type="float">
            <text:p>66.6085</text:p>
          </table:table-cell>
          <table:table-cell office:value-type="float" office:value="18.5023" calcext:value-type="float">
            <text:p>18.5023</text:p>
          </table:table-cell>
        </table:table-row>
        <table:table-row table:style-name="ro1">
          <table:table-cell office:value-type="string" calcext:value-type="string">
            <text:p>15:56:40:659</text:p>
          </table:table-cell>
          <table:table-cell office:value-type="float" office:value="2.41232610642E+015" calcext:value-type="float">
            <text:p>2412326106420000</text:p>
          </table:table-cell>
          <table:table-cell office:value-type="float" office:value="8.35" calcext:value-type="float">
            <text:p>8.35</text:p>
          </table:table-cell>
          <table:table-cell office:value-type="float" office:value="2000" calcext:value-type="float">
            <text:p>2000</text:p>
          </table:table-cell>
          <table:table-cell office:value-type="float" office:value="41.5642" calcext:value-type="float">
            <text:p>41.5642</text:p>
          </table:table-cell>
          <table:table-cell office:value-type="float" office:value="330.1636" calcext:value-type="float">
            <text:p>330.1636</text:p>
          </table:table-cell>
          <table:table-cell office:value-type="float" office:value="91.7121" calcext:value-type="float">
            <text:p>91.7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702" calcext:value-type="float">
            <text:p>10.9702</text:p>
          </table:table-cell>
          <table:table-cell office:value-type="float" office:value="67.1608" calcext:value-type="float">
            <text:p>67.1608</text:p>
          </table:table-cell>
          <table:table-cell office:value-type="float" office:value="18.6558" calcext:value-type="float">
            <text:p>18.6558</text:p>
          </table:table-cell>
        </table:table-row>
        <table:table-row table:style-name="ro1">
          <table:table-cell office:value-type="string" calcext:value-type="string">
            <text:p>15:56:40:710</text:p>
          </table:table-cell>
          <table:table-cell office:value-type="float" office:value="2.41232629609254E+015" calcext:value-type="float">
            <text:p>2412326296092540</text:p>
          </table:table-cell>
          <table:table-cell office:value-type="float" office:value="8.4014" calcext:value-type="float">
            <text:p>8.4014</text:p>
          </table:table-cell>
          <table:table-cell office:value-type="float" office:value="1962" calcext:value-type="float">
            <text:p>1962</text:p>
          </table:table-cell>
          <table:table-cell office:value-type="float" office:value="43.6569" calcext:value-type="float">
            <text:p>43.6569</text:p>
          </table:table-cell>
          <table:table-cell office:value-type="float" office:value="332.3674" calcext:value-type="float">
            <text:p>332.3674</text:p>
          </table:table-cell>
          <table:table-cell office:value-type="float" office:value="92.3243" calcext:value-type="float">
            <text:p>92.3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874" calcext:value-type="float">
            <text:p>11.0874</text:p>
          </table:table-cell>
          <table:table-cell office:value-type="float" office:value="67.7205" calcext:value-type="float">
            <text:p>67.7205</text:p>
          </table:table-cell>
          <table:table-cell office:value-type="float" office:value="18.8113" calcext:value-type="float">
            <text:p>18.8113</text:p>
          </table:table-cell>
        </table:table-row>
        <table:table-row table:style-name="ro1">
          <table:table-cell office:value-type="string" calcext:value-type="string">
            <text:p>15:56:40:761</text:p>
          </table:table-cell>
          <table:table-cell office:value-type="float" office:value="2.41232648404791E+015" calcext:value-type="float">
            <text:p>2412326484047910</text:p>
          </table:table-cell>
          <table:table-cell office:value-type="float" office:value="8.4524" calcext:value-type="float">
            <text:p>8.4524</text:p>
          </table:table-cell>
          <table:table-cell office:value-type="float" office:value="2275" calcext:value-type="float">
            <text:p>2275</text:p>
          </table:table-cell>
          <table:table-cell office:value-type="float" office:value="46.8305" calcext:value-type="float">
            <text:p>46.8305</text:p>
          </table:table-cell>
          <table:table-cell office:value-type="float" office:value="334.7246" calcext:value-type="float">
            <text:p>334.7246</text:p>
          </table:table-cell>
          <table:table-cell office:value-type="float" office:value="92.9791" calcext:value-type="float">
            <text:p>92.9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8798" calcext:value-type="float">
            <text:p>11.8798</text:p>
          </table:table-cell>
          <table:table-cell office:value-type="float" office:value="68.3185" calcext:value-type="float">
            <text:p>68.3185</text:p>
          </table:table-cell>
          <table:table-cell office:value-type="float" office:value="18.9774" calcext:value-type="float">
            <text:p>18.9774</text:p>
          </table:table-cell>
        </table:table-row>
        <table:table-row table:style-name="ro1">
          <table:table-cell office:value-type="string" calcext:value-type="string">
            <text:p>15:56:40:812</text:p>
          </table:table-cell>
          <table:table-cell office:value-type="float" office:value="2.41232667287852E+015" calcext:value-type="float">
            <text:p>2412326672878520</text:p>
          </table:table-cell>
          <table:table-cell office:value-type="float" office:value="8.5035" calcext:value-type="float">
            <text:p>8.5035</text:p>
          </table:table-cell>
          <table:table-cell office:value-type="float" office:value="1912" calcext:value-type="float">
            <text:p>1912</text:p>
          </table:table-cell>
          <table:table-cell office:value-type="float" office:value="47.3308" calcext:value-type="float">
            <text:p>47.3308</text:p>
          </table:table-cell>
          <table:table-cell office:value-type="float" office:value="337.1026" calcext:value-type="float">
            <text:p>337.1026</text:p>
          </table:table-cell>
          <table:table-cell office:value-type="float" office:value="93.6396" calcext:value-type="float">
            <text:p>93.6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809" calcext:value-type="float">
            <text:p>11.5809</text:p>
          </table:table-cell>
          <table:table-cell office:value-type="float" office:value="68.9003" calcext:value-type="float">
            <text:p>68.9003</text:p>
          </table:table-cell>
          <table:table-cell office:value-type="float" office:value="19.139" calcext:value-type="float">
            <text:p>19.139</text:p>
          </table:table-cell>
        </table:table-row>
        <table:table-row table:style-name="ro1">
          <table:table-cell office:value-type="string" calcext:value-type="string">
            <text:p>15:56:40:863</text:p>
          </table:table-cell>
          <table:table-cell office:value-type="float" office:value="2.41232686105127E+015" calcext:value-type="float">
            <text:p>2412326861051270</text:p>
          </table:table-cell>
          <table:table-cell office:value-type="float" office:value="8.5545" calcext:value-type="float">
            <text:p>8.5545</text:p>
          </table:table-cell>
          <table:table-cell office:value-type="float" office:value="2225" calcext:value-type="float">
            <text:p>2225</text:p>
          </table:table-cell>
          <table:table-cell office:value-type="float" office:value="44.0172" calcext:value-type="float">
            <text:p>44.0172</text:p>
          </table:table-cell>
          <table:table-cell office:value-type="float" office:value="339.32" calcext:value-type="float">
            <text:p>339.32</text:p>
          </table:table-cell>
          <table:table-cell office:value-type="float" office:value="94.2556" calcext:value-type="float">
            <text:p>94.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647" calcext:value-type="float">
            <text:p>11.3647</text:p>
          </table:table-cell>
          <table:table-cell office:value-type="float" office:value="69.4728" calcext:value-type="float">
            <text:p>69.4728</text:p>
          </table:table-cell>
          <table:table-cell office:value-type="float" office:value="19.298" calcext:value-type="float">
            <text:p>19.298</text:p>
          </table:table-cell>
        </table:table-row>
        <table:table-row table:style-name="ro1">
          <table:table-cell office:value-type="string" calcext:value-type="string">
            <text:p>15:56:40:914</text:p>
          </table:table-cell>
          <table:table-cell office:value-type="float" office:value="2.41232704875505E+015" calcext:value-type="float">
            <text:p>2412327048755050</text:p>
          </table:table-cell>
          <table:table-cell office:value-type="float" office:value="8.6053" calcext:value-type="float">
            <text:p>8.6053</text:p>
          </table:table-cell>
          <table:table-cell office:value-type="float" office:value="2100" calcext:value-type="float">
            <text:p>2100</text:p>
          </table:table-cell>
          <table:table-cell office:value-type="float" office:value="48.9576" calcext:value-type="float">
            <text:p>48.9576</text:p>
          </table:table-cell>
          <table:table-cell office:value-type="float" office:value="341.7815" calcext:value-type="float">
            <text:p>341.7815</text:p>
          </table:table-cell>
          <table:table-cell office:value-type="float" office:value="94.9393" calcext:value-type="float">
            <text:p>94.9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447" calcext:value-type="float">
            <text:p>12.3447</text:p>
          </table:table-cell>
          <table:table-cell office:value-type="float" office:value="70.0935" calcext:value-type="float">
            <text:p>70.0935</text:p>
          </table:table-cell>
          <table:table-cell office:value-type="float" office:value="19.4704" calcext:value-type="float">
            <text:p>19.4704</text:p>
          </table:table-cell>
        </table:table-row>
        <table:table-row table:style-name="ro1">
          <table:table-cell office:value-type="string" calcext:value-type="string">
            <text:p>15:56:40:965</text:p>
          </table:table-cell>
          <table:table-cell office:value-type="float" office:value="2.41232723794228E+015" calcext:value-type="float">
            <text:p>2412327237942280</text:p>
          </table:table-cell>
          <table:table-cell office:value-type="float" office:value="8.6566" calcext:value-type="float">
            <text:p>8.6566</text:p>
          </table:table-cell>
          <table:table-cell office:value-type="float" office:value="1787" calcext:value-type="float">
            <text:p>1787</text:p>
          </table:table-cell>
          <table:table-cell office:value-type="float" office:value="43.5662" calcext:value-type="float">
            <text:p>43.5662</text:p>
          </table:table-cell>
          <table:table-cell office:value-type="float" office:value="343.9744" calcext:value-type="float">
            <text:p>343.9744</text:p>
          </table:table-cell>
          <table:table-cell office:value-type="float" office:value="95.5484" calcext:value-type="float">
            <text:p>95.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443" calcext:value-type="float">
            <text:p>11.0443</text:p>
          </table:table-cell>
          <table:table-cell office:value-type="float" office:value="70.6494" calcext:value-type="float">
            <text:p>70.6494</text:p>
          </table:table-cell>
          <table:table-cell office:value-type="float" office:value="19.6248" calcext:value-type="float">
            <text:p>19.6248</text:p>
          </table:table-cell>
        </table:table-row>
        <table:table-row table:style-name="ro1">
          <table:table-cell office:value-type="string" calcext:value-type="string">
            <text:p>15:56:41:16</text:p>
          </table:table-cell>
          <table:table-cell office:value-type="float" office:value="2.41232742648032E+015" calcext:value-type="float">
            <text:p>2412327426480320</text:p>
          </table:table-cell>
          <table:table-cell office:value-type="float" office:value="8.7077" calcext:value-type="float">
            <text:p>8.7077</text:p>
          </table:table-cell>
          <table:table-cell office:value-type="float" office:value="2075" calcext:value-type="float">
            <text:p>2075</text:p>
          </table:table-cell>
          <table:table-cell office:value-type="float" office:value="42.4003" calcext:value-type="float">
            <text:p>42.4003</text:p>
          </table:table-cell>
          <table:table-cell office:value-type="float" office:value="346.1122" calcext:value-type="float">
            <text:p>346.1122</text:p>
          </table:table-cell>
          <table:table-cell office:value-type="float" office:value="96.1423" calcext:value-type="float">
            <text:p>96.1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268" calcext:value-type="float">
            <text:p>11.0268</text:p>
          </table:table-cell>
          <table:table-cell office:value-type="float" office:value="71.2054" calcext:value-type="float">
            <text:p>71.2054</text:p>
          </table:table-cell>
          <table:table-cell office:value-type="float" office:value="19.7793" calcext:value-type="float">
            <text:p>19.7793</text:p>
          </table:table-cell>
        </table:table-row>
        <table:table-row table:style-name="ro1">
          <table:table-cell office:value-type="string" calcext:value-type="string">
            <text:p>15:56:41:67</text:p>
          </table:table-cell>
          <table:table-cell office:value-type="float" office:value="2.41232761522697E+015" calcext:value-type="float">
            <text:p>2412327615226970</text:p>
          </table:table-cell>
          <table:table-cell office:value-type="float" office:value="8.7588" calcext:value-type="float">
            <text:p>8.7588</text:p>
          </table:table-cell>
          <table:table-cell office:value-type="float" office:value="1762" calcext:value-type="float">
            <text:p>1762</text:p>
          </table:table-cell>
          <table:table-cell office:value-type="float" office:value="40.383" calcext:value-type="float">
            <text:p>40.383</text:p>
          </table:table-cell>
          <table:table-cell office:value-type="float" office:value="348.1454" calcext:value-type="float">
            <text:p>348.1454</text:p>
          </table:table-cell>
          <table:table-cell office:value-type="float" office:value="96.7071" calcext:value-type="float">
            <text:p>96.7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146" calcext:value-type="float">
            <text:p>10.6146</text:p>
          </table:table-cell>
          <table:table-cell office:value-type="float" office:value="71.7398" calcext:value-type="float">
            <text:p>71.7398</text:p>
          </table:table-cell>
          <table:table-cell office:value-type="float" office:value="19.9277" calcext:value-type="float">
            <text:p>19.9277</text:p>
          </table:table-cell>
        </table:table-row>
        <table:table-row table:style-name="ro1">
          <table:table-cell office:value-type="string" calcext:value-type="string">
            <text:p>15:56:41:118</text:p>
          </table:table-cell>
          <table:table-cell office:value-type="float" office:value="2.41232780371213E+015" calcext:value-type="float">
            <text:p>2412327803712130</text:p>
          </table:table-cell>
          <table:table-cell office:value-type="float" office:value="8.8098" calcext:value-type="float">
            <text:p>8.8098</text:p>
          </table:table-cell>
          <table:table-cell office:value-type="float" office:value="1787" calcext:value-type="float">
            <text:p>1787</text:p>
          </table:table-cell>
          <table:table-cell office:value-type="float" office:value="41.1485" calcext:value-type="float">
            <text:p>41.1485</text:p>
          </table:table-cell>
          <table:table-cell office:value-type="float" office:value="350.2177" calcext:value-type="float">
            <text:p>350.2177</text:p>
          </table:table-cell>
          <table:table-cell office:value-type="float" office:value="97.2827" calcext:value-type="float">
            <text:p>97.2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104" calcext:value-type="float">
            <text:p>10.4104</text:p>
          </table:table-cell>
          <table:table-cell office:value-type="float" office:value="72.2641" calcext:value-type="float">
            <text:p>72.2641</text:p>
          </table:table-cell>
          <table:table-cell office:value-type="float" office:value="20.0734" calcext:value-type="float">
            <text:p>20.0734</text:p>
          </table:table-cell>
        </table:table-row>
        <table:table-row table:style-name="ro1">
          <table:table-cell office:value-type="string" calcext:value-type="string">
            <text:p>15:56:41:169</text:p>
          </table:table-cell>
          <table:table-cell office:value-type="float" office:value="2.41232799201262E+015" calcext:value-type="float">
            <text:p>2412327992012620</text:p>
          </table:table-cell>
          <table:table-cell office:value-type="float" office:value="8.8609" calcext:value-type="float">
            <text:p>8.8609</text:p>
          </table:table-cell>
          <table:table-cell office:value-type="float" office:value="1900" calcext:value-type="float">
            <text:p>1900</text:p>
          </table:table-cell>
          <table:table-cell office:value-type="float" office:value="41.8273" calcext:value-type="float">
            <text:p>41.8273</text:p>
          </table:table-cell>
          <table:table-cell office:value-type="float" office:value="352.3223" calcext:value-type="float">
            <text:p>352.3223</text:p>
          </table:table-cell>
          <table:table-cell office:value-type="float" office:value="97.8673" calcext:value-type="float">
            <text:p>97.8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72" calcext:value-type="float">
            <text:p>10.9172</text:p>
          </table:table-cell>
          <table:table-cell office:value-type="float" office:value="72.8134" calcext:value-type="float">
            <text:p>72.8134</text:p>
          </table:table-cell>
          <table:table-cell office:value-type="float" office:value="20.2259" calcext:value-type="float">
            <text:p>20.2259</text:p>
          </table:table-cell>
        </table:table-row>
        <table:table-row table:style-name="ro1">
          <table:table-cell office:value-type="string" calcext:value-type="string">
            <text:p>15:56:41:221</text:p>
          </table:table-cell>
          <table:table-cell office:value-type="float" office:value="2.41232818094675E+015" calcext:value-type="float">
            <text:p>2412328180946750</text:p>
          </table:table-cell>
          <table:table-cell office:value-type="float" office:value="8.912" calcext:value-type="float">
            <text:p>8.912</text:p>
          </table:table-cell>
          <table:table-cell office:value-type="float" office:value="1750" calcext:value-type="float">
            <text:p>1750</text:p>
          </table:table-cell>
          <table:table-cell office:value-type="float" office:value="42.3254" calcext:value-type="float">
            <text:p>42.3254</text:p>
          </table:table-cell>
          <table:table-cell office:value-type="float" office:value="354.4518" calcext:value-type="float">
            <text:p>354.4518</text:p>
          </table:table-cell>
          <table:table-cell office:value-type="float" office:value="98.4588" calcext:value-type="float">
            <text:p>98.4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249" calcext:value-type="float">
            <text:p>10.5249</text:p>
          </table:table-cell>
          <table:table-cell office:value-type="float" office:value="73.343" calcext:value-type="float">
            <text:p>73.343</text:p>
          </table:table-cell>
          <table:table-cell office:value-type="float" office:value="20.373" calcext:value-type="float">
            <text:p>20.373</text:p>
          </table:table-cell>
        </table:table-row>
        <table:table-row table:style-name="ro1">
          <table:table-cell office:value-type="string" calcext:value-type="string">
            <text:p>15:56:41:272</text:p>
          </table:table-cell>
          <table:table-cell office:value-type="float" office:value="2.41232837003639E+015" calcext:value-type="float">
            <text:p>2412328370036390</text:p>
          </table:table-cell>
          <table:table-cell office:value-type="float" office:value="8.9633" calcext:value-type="float">
            <text:p>8.9633</text:p>
          </table:table-cell>
          <table:table-cell office:value-type="float" office:value="1775" calcext:value-type="float">
            <text:p>1775</text:p>
          </table:table-cell>
          <table:table-cell office:value-type="float" office:value="42.0705" calcext:value-type="float">
            <text:p>42.0705</text:p>
          </table:table-cell>
          <table:table-cell office:value-type="float" office:value="356.5718" calcext:value-type="float">
            <text:p>356.5718</text:p>
          </table:table-cell>
          <table:table-cell office:value-type="float" office:value="99.0477" calcext:value-type="float">
            <text:p>99.04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434" calcext:value-type="float">
            <text:p>10.4434</text:p>
          </table:table-cell>
          <table:table-cell office:value-type="float" office:value="73.8692" calcext:value-type="float">
            <text:p>73.8692</text:p>
          </table:table-cell>
          <table:table-cell office:value-type="float" office:value="20.5192" calcext:value-type="float">
            <text:p>20.5192</text:p>
          </table:table-cell>
        </table:table-row>
        <table:table-row table:style-name="ro1">
          <table:table-cell office:value-type="string" calcext:value-type="string">
            <text:p>15:56:41:323</text:p>
          </table:table-cell>
          <table:table-cell office:value-type="float" office:value="2.41232855802655E+015" calcext:value-type="float">
            <text:p>2412328558026550</text:p>
          </table:table-cell>
          <table:table-cell office:value-type="float" office:value="9.0142" calcext:value-type="float">
            <text:p>9.0142</text:p>
          </table:table-cell>
          <table:table-cell office:value-type="float" office:value="2125" calcext:value-type="float">
            <text:p>2125</text:p>
          </table:table-cell>
          <table:table-cell office:value-type="float" office:value="42.2048" calcext:value-type="float">
            <text:p>42.2048</text:p>
          </table:table-cell>
          <table:table-cell office:value-type="float" office:value="358.6986" calcext:value-type="float">
            <text:p>358.6986</text:p>
          </table:table-cell>
          <table:table-cell office:value-type="float" office:value="99.6385" calcext:value-type="float">
            <text:p>99.6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471" calcext:value-type="float">
            <text:p>10.3471</text:p>
          </table:table-cell>
          <table:table-cell office:value-type="float" office:value="74.3906" calcext:value-type="float">
            <text:p>74.3906</text:p>
          </table:table-cell>
          <table:table-cell office:value-type="float" office:value="20.6641" calcext:value-type="float">
            <text:p>20.6641</text:p>
          </table:table-cell>
        </table:table-row>
        <table:table-row table:style-name="ro1">
          <table:table-cell office:value-type="string" calcext:value-type="string">
            <text:p>15:56:41:374</text:p>
          </table:table-cell>
          <table:table-cell office:value-type="float" office:value="2.41232874580112E+015" calcext:value-type="float">
            <text:p>2412328745801120</text:p>
          </table:table-cell>
          <table:table-cell office:value-type="float" office:value="9.0651" calcext:value-type="float">
            <text:p>9.0651</text:p>
          </table:table-cell>
          <table:table-cell office:value-type="float" office:value="1825" calcext:value-type="float">
            <text:p>1825</text:p>
          </table:table-cell>
          <table:table-cell office:value-type="float" office:value="42.9899" calcext:value-type="float">
            <text:p>42.9899</text:p>
          </table:table-cell>
          <table:table-cell office:value-type="float" office:value="360.8564" calcext:value-type="float">
            <text:p>360.8564</text:p>
          </table:table-cell>
          <table:table-cell office:value-type="float" office:value="100.2379" calcext:value-type="float">
            <text:p>100.2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146" calcext:value-type="float">
            <text:p>10.1146</text:p>
          </table:table-cell>
          <table:table-cell office:value-type="float" office:value="74.8983" calcext:value-type="float">
            <text:p>74.8983</text:p>
          </table:table-cell>
          <table:table-cell office:value-type="float" office:value="20.8051" calcext:value-type="float">
            <text:p>20.8051</text:p>
          </table:table-cell>
        </table:table-row>
        <table:table-row table:style-name="ro1">
          <table:table-cell office:value-type="string" calcext:value-type="string">
            <text:p>15:56:41:425</text:p>
          </table:table-cell>
          <table:table-cell office:value-type="float" office:value="2.41232893449512E+015" calcext:value-type="float">
            <text:p>2412328934495120</text:p>
          </table:table-cell>
          <table:table-cell office:value-type="float" office:value="9.1162" calcext:value-type="float">
            <text:p>9.1162</text:p>
          </table:table-cell>
          <table:table-cell office:value-type="float" office:value="1800" calcext:value-type="float">
            <text:p>1800</text:p>
          </table:table-cell>
          <table:table-cell office:value-type="float" office:value="40.9772" calcext:value-type="float">
            <text:p>40.9772</text:p>
          </table:table-cell>
          <table:table-cell office:value-type="float" office:value="362.9178" calcext:value-type="float">
            <text:p>362.9178</text:p>
          </table:table-cell>
          <table:table-cell office:value-type="float" office:value="100.8105" calcext:value-type="float">
            <text:p>100.8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649" calcext:value-type="float">
            <text:p>10.8649</text:p>
          </table:table-cell>
          <table:table-cell office:value-type="float" office:value="75.4449" calcext:value-type="float">
            <text:p>75.4449</text:p>
          </table:table-cell>
          <table:table-cell office:value-type="float" office:value="20.9569" calcext:value-type="float">
            <text:p>20.9569</text:p>
          </table:table-cell>
        </table:table-row>
        <table:table-row table:style-name="ro1">
          <table:table-cell office:value-type="string" calcext:value-type="string">
            <text:p>15:56:41:476</text:p>
          </table:table-cell>
          <table:table-cell office:value-type="float" office:value="2.4123291229987E+015" calcext:value-type="float">
            <text:p>2412329122998700</text:p>
          </table:table-cell>
          <table:table-cell office:value-type="float" office:value="9.1672" calcext:value-type="float">
            <text:p>9.1672</text:p>
          </table:table-cell>
          <table:table-cell office:value-type="float" office:value="1862" calcext:value-type="float">
            <text:p>1862</text:p>
          </table:table-cell>
          <table:table-cell office:value-type="float" office:value="41.3041" calcext:value-type="float">
            <text:p>41.3041</text:p>
          </table:table-cell>
          <table:table-cell office:value-type="float" office:value="364.9978" calcext:value-type="float">
            <text:p>364.9978</text:p>
          </table:table-cell>
          <table:table-cell office:value-type="float" office:value="101.3883" calcext:value-type="float">
            <text:p>101.3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205" calcext:value-type="float">
            <text:p>11.5205</text:p>
          </table:table-cell>
          <table:table-cell office:value-type="float" office:value="76.025" calcext:value-type="float">
            <text:p>76.025</text:p>
          </table:table-cell>
          <table:table-cell office:value-type="float" office:value="21.1181" calcext:value-type="float">
            <text:p>21.1181</text:p>
          </table:table-cell>
        </table:table-row>
        <table:table-row table:style-name="ro1">
          <table:table-cell office:value-type="string" calcext:value-type="string">
            <text:p>15:56:41:527</text:p>
          </table:table-cell>
          <table:table-cell office:value-type="float" office:value="2.41232931209659E+015" calcext:value-type="float">
            <text:p>2412329312096590</text:p>
          </table:table-cell>
          <table:table-cell office:value-type="float" office:value="9.2185" calcext:value-type="float">
            <text:p>9.2185</text:p>
          </table:table-cell>
          <table:table-cell office:value-type="float" office:value="2175" calcext:value-type="float">
            <text:p>2175</text:p>
          </table:table-cell>
          <table:table-cell office:value-type="float" office:value="49.7531" calcext:value-type="float">
            <text:p>49.7531</text:p>
          </table:table-cell>
          <table:table-cell office:value-type="float" office:value="367.5016" calcext:value-type="float">
            <text:p>367.5016</text:p>
          </table:table-cell>
          <table:table-cell office:value-type="float" office:value="102.0838" calcext:value-type="float">
            <text:p>102.0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0635" calcext:value-type="float">
            <text:p>13.0635</text:p>
          </table:table-cell>
          <table:table-cell office:value-type="float" office:value="76.6824" calcext:value-type="float">
            <text:p>76.6824</text:p>
          </table:table-cell>
          <table:table-cell office:value-type="float" office:value="21.3007" calcext:value-type="float">
            <text:p>21.3007</text:p>
          </table:table-cell>
        </table:table-row>
        <table:table-row table:style-name="ro1">
          <table:table-cell office:value-type="string" calcext:value-type="string">
            <text:p>15:56:41:578</text:p>
          </table:table-cell>
          <table:table-cell office:value-type="float" office:value="2.41232950047845E+015" calcext:value-type="float">
            <text:p>2412329500478450</text:p>
          </table:table-cell>
          <table:table-cell office:value-type="float" office:value="9.2695" calcext:value-type="float">
            <text:p>9.2695</text:p>
          </table:table-cell>
          <table:table-cell office:value-type="float" office:value="2450" calcext:value-type="float">
            <text:p>2450</text:p>
          </table:table-cell>
          <table:table-cell office:value-type="float" office:value="56.5521" calcext:value-type="float">
            <text:p>56.5521</text:p>
          </table:table-cell>
          <table:table-cell office:value-type="float" office:value="370.352" calcext:value-type="float">
            <text:p>370.352</text:p>
          </table:table-cell>
          <table:table-cell office:value-type="float" office:value="102.8756" calcext:value-type="float">
            <text:p>102.8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782" calcext:value-type="float">
            <text:p>14.2782</text:p>
          </table:table-cell>
          <table:table-cell office:value-type="float" office:value="77.4021" calcext:value-type="float">
            <text:p>77.4021</text:p>
          </table:table-cell>
          <table:table-cell office:value-type="float" office:value="21.5006" calcext:value-type="float">
            <text:p>21.5006</text:p>
          </table:table-cell>
        </table:table-row>
        <table:table-row table:style-name="ro1">
          <table:table-cell office:value-type="string" calcext:value-type="string">
            <text:p>15:56:41:629</text:p>
          </table:table-cell>
          <table:table-cell office:value-type="float" office:value="2.41232968806507E+015" calcext:value-type="float">
            <text:p>2412329688065070</text:p>
          </table:table-cell>
          <table:table-cell office:value-type="float" office:value="9.3203" calcext:value-type="float">
            <text:p>9.3203</text:p>
          </table:table-cell>
          <table:table-cell office:value-type="float" office:value="2225" calcext:value-type="float">
            <text:p>2225</text:p>
          </table:table-cell>
          <table:table-cell office:value-type="float" office:value="52.7496" calcext:value-type="float">
            <text:p>52.7496</text:p>
          </table:table-cell>
          <table:table-cell office:value-type="float" office:value="373.0048" calcext:value-type="float">
            <text:p>373.0048</text:p>
          </table:table-cell>
          <table:table-cell office:value-type="float" office:value="103.6124" calcext:value-type="float">
            <text:p>103.6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9098" calcext:value-type="float">
            <text:p>13.9098</text:p>
          </table:table-cell>
          <table:table-cell office:value-type="float" office:value="78.1016" calcext:value-type="float">
            <text:p>78.1016</text:p>
          </table:table-cell>
          <table:table-cell office:value-type="float" office:value="21.6949" calcext:value-type="float">
            <text:p>21.6949</text:p>
          </table:table-cell>
        </table:table-row>
        <table:table-row table:style-name="ro1">
          <table:table-cell office:value-type="string" calcext:value-type="string">
            <text:p>15:56:41:680</text:p>
          </table:table-cell>
          <table:table-cell office:value-type="float" office:value="2.41232987533134E+015" calcext:value-type="float">
            <text:p>2412329875331340</text:p>
          </table:table-cell>
          <table:table-cell office:value-type="float" office:value="9.371" calcext:value-type="float">
            <text:p>9.371</text:p>
          </table:table-cell>
          <table:table-cell office:value-type="float" office:value="2362" calcext:value-type="float">
            <text:p>2362</text:p>
          </table:table-cell>
          <table:table-cell office:value-type="float" office:value="54.9693" calcext:value-type="float">
            <text:p>54.9693</text:p>
          </table:table-cell>
          <table:table-cell office:value-type="float" office:value="375.7642" calcext:value-type="float">
            <text:p>375.7642</text:p>
          </table:table-cell>
          <table:table-cell office:value-type="float" office:value="104.379" calcext:value-type="float">
            <text:p>104.3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393" calcext:value-type="float">
            <text:p>14.0393</text:p>
          </table:table-cell>
          <table:table-cell office:value-type="float" office:value="78.8064" calcext:value-type="float">
            <text:p>78.8064</text:p>
          </table:table-cell>
          <table:table-cell office:value-type="float" office:value="21.8907" calcext:value-type="float">
            <text:p>21.8907</text:p>
          </table:table-cell>
        </table:table-row>
        <table:table-row table:style-name="ro1">
          <table:table-cell office:value-type="string" calcext:value-type="string">
            <text:p>15:56:41:730</text:p>
          </table:table-cell>
          <table:table-cell office:value-type="float" office:value="2.41233006310655E+015" calcext:value-type="float">
            <text:p>2412330063106550</text:p>
          </table:table-cell>
          <table:table-cell office:value-type="float" office:value="9.4219" calcext:value-type="float">
            <text:p>9.4219</text:p>
          </table:table-cell>
          <table:table-cell office:value-type="float" office:value="1750" calcext:value-type="float">
            <text:p>1750</text:p>
          </table:table-cell>
          <table:table-cell office:value-type="float" office:value="47.6465" calcext:value-type="float">
            <text:p>47.6465</text:p>
          </table:table-cell>
          <table:table-cell office:value-type="float" office:value="378.1559" calcext:value-type="float">
            <text:p>378.1559</text:p>
          </table:table-cell>
          <table:table-cell office:value-type="float" office:value="105.0433" calcext:value-type="float">
            <text:p>105.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546" calcext:value-type="float">
            <text:p>12.5546</text:p>
          </table:table-cell>
          <table:table-cell office:value-type="float" office:value="79.4366" calcext:value-type="float">
            <text:p>79.4366</text:p>
          </table:table-cell>
          <table:table-cell office:value-type="float" office:value="22.0657" calcext:value-type="float">
            <text:p>22.0657</text:p>
          </table:table-cell>
        </table:table-row>
        <table:table-row table:style-name="ro1">
          <table:table-cell office:value-type="string" calcext:value-type="string">
            <text:p>15:56:41:781</text:p>
          </table:table-cell>
          <table:table-cell office:value-type="float" office:value="2.41233025137494E+015" calcext:value-type="float">
            <text:p>2412330251374940</text:p>
          </table:table-cell>
          <table:table-cell office:value-type="float" office:value="9.4729" calcext:value-type="float">
            <text:p>9.4729</text:p>
          </table:table-cell>
          <table:table-cell office:value-type="float" office:value="1825" calcext:value-type="float">
            <text:p>1825</text:p>
          </table:table-cell>
          <table:table-cell office:value-type="float" office:value="41.5068" calcext:value-type="float">
            <text:p>41.5068</text:p>
          </table:table-cell>
          <table:table-cell office:value-type="float" office:value="380.2444" calcext:value-type="float">
            <text:p>380.2444</text:p>
          </table:table-cell>
          <table:table-cell office:value-type="float" office:value="105.6234" calcext:value-type="float">
            <text:p>105.6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702" calcext:value-type="float">
            <text:p>10.5702</text:p>
          </table:table-cell>
          <table:table-cell office:value-type="float" office:value="79.9684" calcext:value-type="float">
            <text:p>79.9684</text:p>
          </table:table-cell>
          <table:table-cell office:value-type="float" office:value="22.2135" calcext:value-type="float">
            <text:p>22.2135</text:p>
          </table:table-cell>
        </table:table-row>
        <table:table-row table:style-name="ro1">
          <table:table-cell office:value-type="string" calcext:value-type="string">
            <text:p>15:56:41:832</text:p>
          </table:table-cell>
          <table:table-cell office:value-type="float" office:value="2.41233043983866E+015" calcext:value-type="float">
            <text:p>2412330439838660</text:p>
          </table:table-cell>
          <table:table-cell office:value-type="float" office:value="9.524" calcext:value-type="float">
            <text:p>9.524</text:p>
          </table:table-cell>
          <table:table-cell office:value-type="float" office:value="1725" calcext:value-type="float">
            <text:p>1725</text:p>
          </table:table-cell>
          <table:table-cell office:value-type="float" office:value="41.941" calcext:value-type="float">
            <text:p>41.941</text:p>
          </table:table-cell>
          <table:table-cell office:value-type="float" office:value="382.3551" calcext:value-type="float">
            <text:p>382.3551</text:p>
          </table:table-cell>
          <table:table-cell office:value-type="float" office:value="106.2098" calcext:value-type="float">
            <text:p>106.2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999" calcext:value-type="float">
            <text:p>10.5999</text:p>
          </table:table-cell>
          <table:table-cell office:value-type="float" office:value="80.5019" calcext:value-type="float">
            <text:p>80.5019</text:p>
          </table:table-cell>
          <table:table-cell office:value-type="float" office:value="22.3616" calcext:value-type="float">
            <text:p>22.3616</text:p>
          </table:table-cell>
        </table:table-row>
        <table:table-row table:style-name="ro1">
          <table:table-cell office:value-type="string" calcext:value-type="string">
            <text:p>15:56:41:884</text:p>
          </table:table-cell>
          <table:table-cell office:value-type="float" office:value="2.41233062847715E+015" calcext:value-type="float">
            <text:p>2412330628477150</text:p>
          </table:table-cell>
          <table:table-cell office:value-type="float" office:value="9.5751" calcext:value-type="float">
            <text:p>9.5751</text:p>
          </table:table-cell>
          <table:table-cell office:value-type="float" office:value="2000" calcext:value-type="float">
            <text:p>2000</text:p>
          </table:table-cell>
          <table:table-cell office:value-type="float" office:value="41.3755" calcext:value-type="float">
            <text:p>41.3755</text:p>
          </table:table-cell>
          <table:table-cell office:value-type="float" office:value="384.4384" calcext:value-type="float">
            <text:p>384.4384</text:p>
          </table:table-cell>
          <table:table-cell office:value-type="float" office:value="106.7884" calcext:value-type="float">
            <text:p>106.7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663" calcext:value-type="float">
            <text:p>10.6663</text:p>
          </table:table-cell>
          <table:table-cell office:value-type="float" office:value="81.0389" calcext:value-type="float">
            <text:p>81.0389</text:p>
          </table:table-cell>
          <table:table-cell office:value-type="float" office:value="22.5108" calcext:value-type="float">
            <text:p>22.5108</text:p>
          </table:table-cell>
        </table:table-row>
        <table:table-row table:style-name="ro1">
          <table:table-cell office:value-type="string" calcext:value-type="string">
            <text:p>15:56:41:935</text:p>
          </table:table-cell>
          <table:table-cell office:value-type="float" office:value="2.41233081778915E+015" calcext:value-type="float">
            <text:p>2412330817789150</text:p>
          </table:table-cell>
          <table:table-cell office:value-type="float" office:value="9.6263" calcext:value-type="float">
            <text:p>9.6263</text:p>
          </table:table-cell>
          <table:table-cell office:value-type="float" office:value="1650" calcext:value-type="float">
            <text:p>1650</text:p>
          </table:table-cell>
          <table:table-cell office:value-type="float" office:value="42.1272" calcext:value-type="float">
            <text:p>42.1272</text:p>
          </table:table-cell>
          <table:table-cell office:value-type="float" office:value="386.56" calcext:value-type="float">
            <text:p>386.56</text:p>
          </table:table-cell>
          <table:table-cell office:value-type="float" office:value="107.3778" calcext:value-type="float">
            <text:p>107.3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92" calcext:value-type="float">
            <text:p>10.992</text:p>
          </table:table-cell>
          <table:table-cell office:value-type="float" office:value="81.5925" calcext:value-type="float">
            <text:p>81.5925</text:p>
          </table:table-cell>
          <table:table-cell office:value-type="float" office:value="22.6646" calcext:value-type="float">
            <text:p>22.6646</text:p>
          </table:table-cell>
        </table:table-row>
        <table:table-row table:style-name="ro1">
          <table:table-cell office:value-type="string" calcext:value-type="string">
            <text:p>15:56:41:986</text:p>
          </table:table-cell>
          <table:table-cell office:value-type="float" office:value="2.41233100623359E+015" calcext:value-type="float">
            <text:p>2412331006233590</text:p>
          </table:table-cell>
          <table:table-cell office:value-type="float" office:value="9.6774" calcext:value-type="float">
            <text:p>9.6774</text:p>
          </table:table-cell>
          <table:table-cell office:value-type="float" office:value="1900" calcext:value-type="float">
            <text:p>1900</text:p>
          </table:table-cell>
          <table:table-cell office:value-type="float" office:value="42.2119" calcext:value-type="float">
            <text:p>42.2119</text:p>
          </table:table-cell>
          <table:table-cell office:value-type="float" office:value="388.6852" calcext:value-type="float">
            <text:p>388.6852</text:p>
          </table:table-cell>
          <table:table-cell office:value-type="float" office:value="107.9681" calcext:value-type="float">
            <text:p>107.9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845" calcext:value-type="float">
            <text:p>10.9845</text:p>
          </table:table-cell>
          <table:table-cell office:value-type="float" office:value="82.1456" calcext:value-type="float">
            <text:p>82.1456</text:p>
          </table:table-cell>
          <table:table-cell office:value-type="float" office:value="22.8182" calcext:value-type="float">
            <text:p>22.8182</text:p>
          </table:table-cell>
        </table:table-row>
        <table:table-row table:style-name="ro1">
          <table:table-cell office:value-type="string" calcext:value-type="string">
            <text:p>15:56:42:37</text:p>
          </table:table-cell>
          <table:table-cell office:value-type="float" office:value="2.41233119464629E+015" calcext:value-type="float">
            <text:p>2412331194646290</text:p>
          </table:table-cell>
          <table:table-cell office:value-type="float" office:value="9.7284" calcext:value-type="float">
            <text:p>9.7284</text:p>
          </table:table-cell>
          <table:table-cell office:value-type="float" office:value="1737" calcext:value-type="float">
            <text:p>1737</text:p>
          </table:table-cell>
          <table:table-cell office:value-type="float" office:value="43.5674" calcext:value-type="float">
            <text:p>43.5674</text:p>
          </table:table-cell>
          <table:table-cell office:value-type="float" office:value="390.8792" calcext:value-type="float">
            <text:p>390.8792</text:p>
          </table:table-cell>
          <table:table-cell office:value-type="float" office:value="108.5776" calcext:value-type="float">
            <text:p>108.5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397" calcext:value-type="float">
            <text:p>11.1397</text:p>
          </table:table-cell>
          <table:table-cell office:value-type="float" office:value="82.7065" calcext:value-type="float">
            <text:p>82.7065</text:p>
          </table:table-cell>
          <table:table-cell office:value-type="float" office:value="22.974" calcext:value-type="float">
            <text:p>22.974</text:p>
          </table:table-cell>
        </table:table-row>
        <table:table-row table:style-name="ro1">
          <table:table-cell office:value-type="string" calcext:value-type="string">
            <text:p>15:56:42:88</text:p>
          </table:table-cell>
          <table:table-cell office:value-type="float" office:value="2.4123313824157E+015" calcext:value-type="float">
            <text:p>2412331382415700</text:p>
          </table:table-cell>
          <table:table-cell office:value-type="float" office:value="9.7793" calcext:value-type="float">
            <text:p>9.7793</text:p>
          </table:table-cell>
          <table:table-cell office:value-type="float" office:value="1750" calcext:value-type="float">
            <text:p>1750</text:p>
          </table:table-cell>
          <table:table-cell office:value-type="float" office:value="39.5188" calcext:value-type="float">
            <text:p>39.5188</text:p>
          </table:table-cell>
          <table:table-cell office:value-type="float" office:value="392.8646" calcext:value-type="float">
            <text:p>392.8646</text:p>
          </table:table-cell>
          <table:table-cell office:value-type="float" office:value="109.129" calcext:value-type="float">
            <text:p>109.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407" calcext:value-type="float">
            <text:p>10.8407</text:p>
          </table:table-cell>
          <table:table-cell office:value-type="float" office:value="83.2512" calcext:value-type="float">
            <text:p>83.2512</text:p>
          </table:table-cell>
          <table:table-cell office:value-type="float" office:value="23.1253" calcext:value-type="float">
            <text:p>23.1253</text:p>
          </table:table-cell>
        </table:table-row>
        <table:table-row table:style-name="ro1">
          <table:table-cell office:value-type="string" calcext:value-type="string">
            <text:p>15:56:42:139</text:p>
          </table:table-cell>
          <table:table-cell office:value-type="float" office:value="2.41233157116606E+015" calcext:value-type="float">
            <text:p>2412331571166060</text:p>
          </table:table-cell>
          <table:table-cell office:value-type="float" office:value="9.8304" calcext:value-type="float">
            <text:p>9.8304</text:p>
          </table:table-cell>
          <table:table-cell office:value-type="float" office:value="1725" calcext:value-type="float">
            <text:p>1725</text:p>
          </table:table-cell>
          <table:table-cell office:value-type="float" office:value="42.2181" calcext:value-type="float">
            <text:p>42.2181</text:p>
          </table:table-cell>
          <table:table-cell office:value-type="float" office:value="394.9871" calcext:value-type="float">
            <text:p>394.9871</text:p>
          </table:table-cell>
          <table:table-cell office:value-type="float" office:value="109.7186" calcext:value-type="float">
            <text:p>109.7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421" calcext:value-type="float">
            <text:p>11.1421</text:p>
          </table:table-cell>
          <table:table-cell office:value-type="float" office:value="83.8113" calcext:value-type="float">
            <text:p>83.8113</text:p>
          </table:table-cell>
          <table:table-cell office:value-type="float" office:value="23.2809" calcext:value-type="float">
            <text:p>23.2809</text:p>
          </table:table-cell>
        </table:table-row>
        <table:table-row table:style-name="ro1">
          <table:table-cell office:value-type="string" calcext:value-type="string">
            <text:p>15:56:42:190</text:p>
          </table:table-cell>
          <table:table-cell office:value-type="float" office:value="2.41233175905086E+015" calcext:value-type="float">
            <text:p>2412331759050860</text:p>
          </table:table-cell>
          <table:table-cell office:value-type="float" office:value="9.8813" calcext:value-type="float">
            <text:p>9.8813</text:p>
          </table:table-cell>
          <table:table-cell office:value-type="float" office:value="1862" calcext:value-type="float">
            <text:p>1862</text:p>
          </table:table-cell>
          <table:table-cell office:value-type="float" office:value="43.941" calcext:value-type="float">
            <text:p>43.941</text:p>
          </table:table-cell>
          <table:table-cell office:value-type="float" office:value="397.197" calcext:value-type="float">
            <text:p>397.197</text:p>
          </table:table-cell>
          <table:table-cell office:value-type="float" office:value="110.3325" calcext:value-type="float">
            <text:p>110.3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669" calcext:value-type="float">
            <text:p>10.8669</text:p>
          </table:table-cell>
          <table:table-cell office:value-type="float" office:value="84.3578" calcext:value-type="float">
            <text:p>84.3578</text:p>
          </table:table-cell>
          <table:table-cell office:value-type="float" office:value="23.4327" calcext:value-type="float">
            <text:p>23.4327</text:p>
          </table:table-cell>
        </table:table-row>
        <table:table-row table:style-name="ro1">
          <table:table-cell office:value-type="string" calcext:value-type="string">
            <text:p>15:56:42:241</text:p>
          </table:table-cell>
          <table:table-cell office:value-type="float" office:value="2.41233194727755E+015" calcext:value-type="float">
            <text:p>2412331947277550</text:p>
          </table:table-cell>
          <table:table-cell office:value-type="float" office:value="9.9323" calcext:value-type="float">
            <text:p>9.9323</text:p>
          </table:table-cell>
          <table:table-cell office:value-type="float" office:value="1650" calcext:value-type="float">
            <text:p>1650</text:p>
          </table:table-cell>
          <table:table-cell office:value-type="float" office:value="41.3655" calcext:value-type="float">
            <text:p>41.3655</text:p>
          </table:table-cell>
          <table:table-cell office:value-type="float" office:value="399.2755" calcext:value-type="float">
            <text:p>399.2755</text:p>
          </table:table-cell>
          <table:table-cell office:value-type="float" office:value="110.9098" calcext:value-type="float">
            <text:p>110.9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436" calcext:value-type="float">
            <text:p>10.5436</text:p>
          </table:table-cell>
          <table:table-cell office:value-type="float" office:value="84.8876" calcext:value-type="float">
            <text:p>84.8876</text:p>
          </table:table-cell>
          <table:table-cell office:value-type="float" office:value="23.5799" calcext:value-type="float">
            <text:p>23.5799</text:p>
          </table:table-cell>
        </table:table-row>
        <table:table-row table:style-name="ro1">
          <table:table-cell office:value-type="string" calcext:value-type="string">
            <text:p>15:56:42:292</text:p>
          </table:table-cell>
          <table:table-cell office:value-type="float" office:value="2.41233213605528E+015" calcext:value-type="float">
            <text:p>2412332136055280</text:p>
          </table:table-cell>
          <table:table-cell office:value-type="float" office:value="9.9835" calcext:value-type="float">
            <text:p>9.9835</text:p>
          </table:table-cell>
          <table:table-cell office:value-type="float" office:value="1800" calcext:value-type="float">
            <text:p>1800</text:p>
          </table:table-cell>
          <table:table-cell office:value-type="float" office:value="41.5789" calcext:value-type="float">
            <text:p>41.5789</text:p>
          </table:table-cell>
          <table:table-cell office:value-type="float" office:value="401.3667" calcext:value-type="float">
            <text:p>401.3667</text:p>
          </table:table-cell>
          <table:table-cell office:value-type="float" office:value="111.4907" calcext:value-type="float">
            <text:p>111.4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984" calcext:value-type="float">
            <text:p>11.1984</text:p>
          </table:table-cell>
          <table:table-cell office:value-type="float" office:value="85.4509" calcext:value-type="float">
            <text:p>85.4509</text:p>
          </table:table-cell>
          <table:table-cell office:value-type="float" office:value="23.7364" calcext:value-type="float">
            <text:p>23.7364</text:p>
          </table:table-cell>
        </table:table-row>
        <table:table-row table:style-name="ro1">
          <table:table-cell office:value-type="string" calcext:value-type="string">
            <text:p>15:56:42:343</text:p>
          </table:table-cell>
          <table:table-cell office:value-type="float" office:value="2.41233232503007E+015" calcext:value-type="float">
            <text:p>2412332325030070</text:p>
          </table:table-cell>
          <table:table-cell office:value-type="float" office:value="10.0346" calcext:value-type="float">
            <text:p>10.0346</text:p>
          </table:table-cell>
          <table:table-cell office:value-type="float" office:value="1850" calcext:value-type="float">
            <text:p>1850</text:p>
          </table:table-cell>
          <table:table-cell office:value-type="float" office:value="42.1017" calcext:value-type="float">
            <text:p>42.1017</text:p>
          </table:table-cell>
          <table:table-cell office:value-type="float" office:value="403.4839" calcext:value-type="float">
            <text:p>403.4839</text:p>
          </table:table-cell>
          <table:table-cell office:value-type="float" office:value="112.0789" calcext:value-type="float">
            <text:p>112.0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312" calcext:value-type="float">
            <text:p>10.5312</text:p>
          </table:table-cell>
          <table:table-cell office:value-type="float" office:value="85.9805" calcext:value-type="float">
            <text:p>85.9805</text:p>
          </table:table-cell>
          <table:table-cell office:value-type="float" office:value="23.8835" calcext:value-type="float">
            <text:p>23.8835</text:p>
          </table:table-cell>
        </table:table-row>
        <table:table-row table:style-name="ro1">
          <table:table-cell office:value-type="string" calcext:value-type="string">
            <text:p>15:56:42:394</text:p>
          </table:table-cell>
          <table:table-cell office:value-type="float" office:value="2.41233251450511E+015" calcext:value-type="float">
            <text:p>2412332514505110</text:p>
          </table:table-cell>
          <table:table-cell office:value-type="float" office:value="10.086" calcext:value-type="float">
            <text:p>10.086</text:p>
          </table:table-cell>
          <table:table-cell office:value-type="float" office:value="1687" calcext:value-type="float">
            <text:p>1687</text:p>
          </table:table-cell>
          <table:table-cell office:value-type="float" office:value="45.1971" calcext:value-type="float">
            <text:p>45.1971</text:p>
          </table:table-cell>
          <table:table-cell office:value-type="float" office:value="405.7618" calcext:value-type="float">
            <text:p>405.7618</text:p>
          </table:table-cell>
          <table:table-cell office:value-type="float" office:value="112.7116" calcext:value-type="float">
            <text:p>112.7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308" calcext:value-type="float">
            <text:p>10.9308</text:p>
          </table:table-cell>
          <table:table-cell office:value-type="float" office:value="86.5314" calcext:value-type="float">
            <text:p>86.5314</text:p>
          </table:table-cell>
          <table:table-cell office:value-type="float" office:value="24.0365" calcext:value-type="float">
            <text:p>24.0365</text:p>
          </table:table-cell>
        </table:table-row>
        <table:table-row table:style-name="ro1">
          <table:table-cell office:value-type="string" calcext:value-type="string">
            <text:p>15:56:42:446</text:p>
          </table:table-cell>
          <table:table-cell office:value-type="float" office:value="2.4123327033627E+015" calcext:value-type="float">
            <text:p>2412332703362700</text:p>
          </table:table-cell>
          <table:table-cell office:value-type="float" office:value="10.1371" calcext:value-type="float">
            <text:p>10.1371</text:p>
          </table:table-cell>
          <table:table-cell office:value-type="float" office:value="1850" calcext:value-type="float">
            <text:p>1850</text:p>
          </table:table-cell>
          <table:table-cell office:value-type="float" office:value="41.6331" calcext:value-type="float">
            <text:p>41.6331</text:p>
          </table:table-cell>
          <table:table-cell office:value-type="float" office:value="407.8582" calcext:value-type="float">
            <text:p>407.8582</text:p>
          </table:table-cell>
          <table:table-cell office:value-type="float" office:value="113.2939" calcext:value-type="float">
            <text:p>113.2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095" calcext:value-type="float">
            <text:p>10.3095</text:p>
          </table:table-cell>
          <table:table-cell office:value-type="float" office:value="87.0505" calcext:value-type="float">
            <text:p>87.0505</text:p>
          </table:table-cell>
          <table:table-cell office:value-type="float" office:value="24.1807" calcext:value-type="float">
            <text:p>24.1807</text:p>
          </table:table-cell>
        </table:table-row>
        <table:table-row table:style-name="ro1">
          <table:table-cell office:value-type="string" calcext:value-type="string">
            <text:p>15:56:42:497</text:p>
          </table:table-cell>
          <table:table-cell office:value-type="float" office:value="2.41233289272684E+015" calcext:value-type="float">
            <text:p>2412332892726840</text:p>
          </table:table-cell>
          <table:table-cell office:value-type="float" office:value="10.1884" calcext:value-type="float">
            <text:p>10.1884</text:p>
          </table:table-cell>
          <table:table-cell office:value-type="float" office:value="1837" calcext:value-type="float">
            <text:p>1837</text:p>
          </table:table-cell>
          <table:table-cell office:value-type="float" office:value="40.994" calcext:value-type="float">
            <text:p>40.994</text:p>
          </table:table-cell>
          <table:table-cell office:value-type="float" office:value="409.9245" calcext:value-type="float">
            <text:p>409.9245</text:p>
          </table:table-cell>
          <table:table-cell office:value-type="float" office:value="113.8679" calcext:value-type="float">
            <text:p>113.8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842" calcext:value-type="float">
            <text:p>10.5842</text:p>
          </table:table-cell>
          <table:table-cell office:value-type="float" office:value="87.584" calcext:value-type="float">
            <text:p>87.584</text:p>
          </table:table-cell>
          <table:table-cell office:value-type="float" office:value="24.3289" calcext:value-type="float">
            <text:p>24.3289</text:p>
          </table:table-cell>
        </table:table-row>
        <table:table-row table:style-name="ro1">
          <table:table-cell office:value-type="string" calcext:value-type="string">
            <text:p>15:56:42:548</text:p>
          </table:table-cell>
          <table:table-cell office:value-type="float" office:value="2.41233308234362E+015" calcext:value-type="float">
            <text:p>2412333082343620</text:p>
          </table:table-cell>
          <table:table-cell office:value-type="float" office:value="10.2398" calcext:value-type="float">
            <text:p>10.2398</text:p>
          </table:table-cell>
          <table:table-cell office:value-type="float" office:value="1700" calcext:value-type="float">
            <text:p>1700</text:p>
          </table:table-cell>
          <table:table-cell office:value-type="float" office:value="40.8673" calcext:value-type="float">
            <text:p>40.8673</text:p>
          </table:table-cell>
          <table:table-cell office:value-type="float" office:value="411.9869" calcext:value-type="float">
            <text:p>411.9869</text:p>
          </table:table-cell>
          <table:table-cell office:value-type="float" office:value="114.4408" calcext:value-type="float">
            <text:p>114.4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085" calcext:value-type="float">
            <text:p>10.8085</text:p>
          </table:table-cell>
          <table:table-cell office:value-type="float" office:value="88.1295" calcext:value-type="float">
            <text:p>88.1295</text:p>
          </table:table-cell>
          <table:table-cell office:value-type="float" office:value="24.4804" calcext:value-type="float">
            <text:p>24.4804</text:p>
          </table:table-cell>
        </table:table-row>
        <table:table-row table:style-name="ro1">
          <table:table-cell office:value-type="string" calcext:value-type="string">
            <text:p>15:56:42:600</text:p>
          </table:table-cell>
          <table:table-cell office:value-type="float" office:value="2.41233327151883E+015" calcext:value-type="float">
            <text:p>2412333271518830</text:p>
          </table:table-cell>
          <table:table-cell office:value-type="float" office:value="10.291" calcext:value-type="float">
            <text:p>10.291</text:p>
          </table:table-cell>
          <table:table-cell office:value-type="float" office:value="1812" calcext:value-type="float">
            <text:p>1812</text:p>
          </table:table-cell>
          <table:table-cell office:value-type="float" office:value="41.8633" calcext:value-type="float">
            <text:p>41.8633</text:p>
          </table:table-cell>
          <table:table-cell office:value-type="float" office:value="414.0952" calcext:value-type="float">
            <text:p>414.0952</text:p>
          </table:table-cell>
          <table:table-cell office:value-type="float" office:value="115.0264" calcext:value-type="float">
            <text:p>115.0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604" calcext:value-type="float">
            <text:p>10.0604</text:p>
          </table:table-cell>
          <table:table-cell office:value-type="float" office:value="88.6361" calcext:value-type="float">
            <text:p>88.6361</text:p>
          </table:table-cell>
          <table:table-cell office:value-type="float" office:value="24.6211" calcext:value-type="float">
            <text:p>24.6211</text:p>
          </table:table-cell>
        </table:table-row>
        <table:table-row table:style-name="ro1">
          <table:table-cell office:value-type="string" calcext:value-type="string">
            <text:p>15:56:42:651</text:p>
          </table:table-cell>
          <table:table-cell office:value-type="float" office:value="2.41233346089205E+015" calcext:value-type="float">
            <text:p>2412333460892050</text:p>
          </table:table-cell>
          <table:table-cell office:value-type="float" office:value="10.3423" calcext:value-type="float">
            <text:p>10.3423</text:p>
          </table:table-cell>
          <table:table-cell office:value-type="float" office:value="1812" calcext:value-type="float">
            <text:p>1812</text:p>
          </table:table-cell>
          <table:table-cell office:value-type="float" office:value="40.6596" calcext:value-type="float">
            <text:p>40.6596</text:p>
          </table:table-cell>
          <table:table-cell office:value-type="float" office:value="416.1438" calcext:value-type="float">
            <text:p>416.1438</text:p>
          </table:table-cell>
          <table:table-cell office:value-type="float" office:value="115.5955" calcext:value-type="float">
            <text:p>115.5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613" calcext:value-type="float">
            <text:p>10.1613</text:p>
          </table:table-cell>
          <table:table-cell office:value-type="float" office:value="89.1481" calcext:value-type="float">
            <text:p>89.1481</text:p>
          </table:table-cell>
          <table:table-cell office:value-type="float" office:value="24.7634" calcext:value-type="float">
            <text:p>24.7634</text:p>
          </table:table-cell>
        </table:table-row>
        <table:table-row table:style-name="ro1">
          <table:table-cell office:value-type="string" calcext:value-type="string">
            <text:p>15:56:42:702</text:p>
          </table:table-cell>
          <table:table-cell office:value-type="float" office:value="2.41233364910272E+015" calcext:value-type="float">
            <text:p>2412333649102720</text:p>
          </table:table-cell>
          <table:table-cell office:value-type="float" office:value="10.3933" calcext:value-type="float">
            <text:p>10.3933</text:p>
          </table:table-cell>
          <table:table-cell office:value-type="float" office:value="2225" calcext:value-type="float">
            <text:p>2225</text:p>
          </table:table-cell>
          <table:table-cell office:value-type="float" office:value="42.8242" calcext:value-type="float">
            <text:p>42.8242</text:p>
          </table:table-cell>
          <table:table-cell office:value-type="float" office:value="418.3009" calcext:value-type="float">
            <text:p>418.3009</text:p>
          </table:table-cell>
          <table:table-cell office:value-type="float" office:value="116.1947" calcext:value-type="float">
            <text:p>116.1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927" calcext:value-type="float">
            <text:p>10.7927</text:p>
          </table:table-cell>
          <table:table-cell office:value-type="float" office:value="89.6917" calcext:value-type="float">
            <text:p>89.6917</text:p>
          </table:table-cell>
          <table:table-cell office:value-type="float" office:value="24.9144" calcext:value-type="float">
            <text:p>24.9144</text:p>
          </table:table-cell>
        </table:table-row>
        <table:table-row table:style-name="ro1">
          <table:table-cell office:value-type="string" calcext:value-type="string">
            <text:p>15:56:42:753</text:p>
          </table:table-cell>
          <table:table-cell office:value-type="float" office:value="2.41233383748003E+015" calcext:value-type="float">
            <text:p>2412333837480030</text:p>
          </table:table-cell>
          <table:table-cell office:value-type="float" office:value="10.4444" calcext:value-type="float">
            <text:p>10.4444</text:p>
          </table:table-cell>
          <table:table-cell office:value-type="float" office:value="1850" calcext:value-type="float">
            <text:p>1850</text:p>
          </table:table-cell>
          <table:table-cell office:value-type="float" office:value="41.0147" calcext:value-type="float">
            <text:p>41.0147</text:p>
          </table:table-cell>
          <table:table-cell office:value-type="float" office:value="420.3628" calcext:value-type="float">
            <text:p>420.3628</text:p>
          </table:table-cell>
          <table:table-cell office:value-type="float" office:value="116.7674" calcext:value-type="float">
            <text:p>116.7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942" calcext:value-type="float">
            <text:p>10.5942</text:p>
          </table:table-cell>
          <table:table-cell office:value-type="float" office:value="90.2243" calcext:value-type="float">
            <text:p>90.2243</text:p>
          </table:table-cell>
          <table:table-cell office:value-type="float" office:value="25.0623" calcext:value-type="float">
            <text:p>25.0623</text:p>
          </table:table-cell>
        </table:table-row>
        <table:table-row table:style-name="ro1">
          <table:table-cell office:value-type="string" calcext:value-type="string">
            <text:p>15:56:42:804</text:p>
          </table:table-cell>
          <table:table-cell office:value-type="float" office:value="2.41233402614203E+015" calcext:value-type="float">
            <text:p>2412334026142030</text:p>
          </table:table-cell>
          <table:table-cell office:value-type="float" office:value="10.4955" calcext:value-type="float">
            <text:p>10.4955</text:p>
          </table:table-cell>
          <table:table-cell office:value-type="float" office:value="1925" calcext:value-type="float">
            <text:p>1925</text:p>
          </table:table-cell>
          <table:table-cell office:value-type="float" office:value="41.6878" calcext:value-type="float">
            <text:p>41.6878</text:p>
          </table:table-cell>
          <table:table-cell office:value-type="float" office:value="422.4609" calcext:value-type="float">
            <text:p>422.4609</text:p>
          </table:table-cell>
          <table:table-cell office:value-type="float" office:value="117.3503" calcext:value-type="float">
            <text:p>117.3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351" calcext:value-type="float">
            <text:p>10.0351</text:p>
          </table:table-cell>
          <table:table-cell office:value-type="float" office:value="90.7294" calcext:value-type="float">
            <text:p>90.7294</text:p>
          </table:table-cell>
          <table:table-cell office:value-type="float" office:value="25.2026" calcext:value-type="float">
            <text:p>25.2026</text:p>
          </table:table-cell>
        </table:table-row>
        <table:table-row table:style-name="ro1">
          <table:table-cell office:value-type="string" calcext:value-type="string">
            <text:p>15:56:42:855</text:p>
          </table:table-cell>
          <table:table-cell office:value-type="float" office:value="2.41233421397223E+015" calcext:value-type="float">
            <text:p>2412334213972230</text:p>
          </table:table-cell>
          <table:table-cell office:value-type="float" office:value="10.5464" calcext:value-type="float">
            <text:p>10.5464</text:p>
          </table:table-cell>
          <table:table-cell office:value-type="float" office:value="1850" calcext:value-type="float">
            <text:p>1850</text:p>
          </table:table-cell>
          <table:table-cell office:value-type="float" office:value="44.5861" calcext:value-type="float">
            <text:p>44.5861</text:p>
          </table:table-cell>
          <table:table-cell office:value-type="float" office:value="424.7018" calcext:value-type="float">
            <text:p>424.7018</text:p>
          </table:table-cell>
          <table:table-cell office:value-type="float" office:value="117.9727" calcext:value-type="float">
            <text:p>117.9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662" calcext:value-type="float">
            <text:p>10.6662</text:p>
          </table:table-cell>
          <table:table-cell office:value-type="float" office:value="91.2654" calcext:value-type="float">
            <text:p>91.2654</text:p>
          </table:table-cell>
          <table:table-cell office:value-type="float" office:value="25.3515" calcext:value-type="float">
            <text:p>25.3515</text:p>
          </table:table-cell>
        </table:table-row>
        <table:table-row table:style-name="ro1">
          <table:table-cell office:value-type="string" calcext:value-type="string">
            <text:p>15:56:42:906</text:p>
          </table:table-cell>
          <table:table-cell office:value-type="float" office:value="2.41233440331924E+015" calcext:value-type="float">
            <text:p>2412334403319240</text:p>
          </table:table-cell>
          <table:table-cell office:value-type="float" office:value="10.5976" calcext:value-type="float">
            <text:p>10.5976</text:p>
          </table:table-cell>
          <table:table-cell office:value-type="float" office:value="1750" calcext:value-type="float">
            <text:p>1750</text:p>
          </table:table-cell>
          <table:table-cell office:value-type="float" office:value="41.1081" calcext:value-type="float">
            <text:p>41.1081</text:p>
          </table:table-cell>
          <table:table-cell office:value-type="float" office:value="426.7678" calcext:value-type="float">
            <text:p>426.7678</text:p>
          </table:table-cell>
          <table:table-cell office:value-type="float" office:value="118.5466" calcext:value-type="float">
            <text:p>118.5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791" calcext:value-type="float">
            <text:p>10.5791</text:p>
          </table:table-cell>
          <table:table-cell office:value-type="float" office:value="91.7971" calcext:value-type="float">
            <text:p>91.7971</text:p>
          </table:table-cell>
          <table:table-cell office:value-type="float" office:value="25.4992" calcext:value-type="float">
            <text:p>25.4992</text:p>
          </table:table-cell>
        </table:table-row>
        <table:table-row table:style-name="ro1">
          <table:table-cell office:value-type="string" calcext:value-type="string">
            <text:p>15:56:42:957</text:p>
          </table:table-cell>
          <table:table-cell office:value-type="float" office:value="2.41233459212057E+015" calcext:value-type="float">
            <text:p>2412334592120570</text:p>
          </table:table-cell>
          <table:table-cell office:value-type="float" office:value="10.6488" calcext:value-type="float">
            <text:p>10.6488</text:p>
          </table:table-cell>
          <table:table-cell office:value-type="float" office:value="2012" calcext:value-type="float">
            <text:p>2012</text:p>
          </table:table-cell>
          <table:table-cell office:value-type="float" office:value="43.1676" calcext:value-type="float">
            <text:p>43.1676</text:p>
          </table:table-cell>
          <table:table-cell office:value-type="float" office:value="428.9407" calcext:value-type="float">
            <text:p>428.9407</text:p>
          </table:table-cell>
          <table:table-cell office:value-type="float" office:value="119.1502" calcext:value-type="float">
            <text:p>119.1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987" calcext:value-type="float">
            <text:p>11.1987</text:p>
          </table:table-cell>
          <table:table-cell office:value-type="float" office:value="92.3608" calcext:value-type="float">
            <text:p>92.3608</text:p>
          </table:table-cell>
          <table:table-cell office:value-type="float" office:value="25.6558" calcext:value-type="float">
            <text:p>25.6558</text:p>
          </table:table-cell>
        </table:table-row>
        <table:table-row table:style-name="ro1">
          <table:table-cell office:value-type="string" calcext:value-type="string">
            <text:p>15:56:43:8</text:p>
          </table:table-cell>
          <table:table-cell office:value-type="float" office:value="2.41233477991808E+015" calcext:value-type="float">
            <text:p>2412334779918080</text:p>
          </table:table-cell>
          <table:table-cell office:value-type="float" office:value="10.6997" calcext:value-type="float">
            <text:p>10.6997</text:p>
          </table:table-cell>
          <table:table-cell office:value-type="float" office:value="2087" calcext:value-type="float">
            <text:p>2087</text:p>
          </table:table-cell>
          <table:table-cell office:value-type="float" office:value="44.3449" calcext:value-type="float">
            <text:p>44.3449</text:p>
          </table:table-cell>
          <table:table-cell office:value-type="float" office:value="431.172" calcext:value-type="float">
            <text:p>431.172</text:p>
          </table:table-cell>
          <table:table-cell office:value-type="float" office:value="119.77" calcext:value-type="float">
            <text:p>119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937" calcext:value-type="float">
            <text:p>10.9937</text:p>
          </table:table-cell>
          <table:table-cell office:value-type="float" office:value="92.914" calcext:value-type="float">
            <text:p>92.914</text:p>
          </table:table-cell>
          <table:table-cell office:value-type="float" office:value="25.8094" calcext:value-type="float">
            <text:p>25.8094</text:p>
          </table:table-cell>
        </table:table-row>
        <table:table-row table:style-name="ro1">
          <table:table-cell office:value-type="string" calcext:value-type="string">
            <text:p>15:56:43:59</text:p>
          </table:table-cell>
          <table:table-cell office:value-type="float" office:value="2.41233496779609E+015" calcext:value-type="float">
            <text:p>2412334967796090</text:p>
          </table:table-cell>
          <table:table-cell office:value-type="float" office:value="10.7506" calcext:value-type="float">
            <text:p>10.7506</text:p>
          </table:table-cell>
          <table:table-cell office:value-type="float" office:value="1762" calcext:value-type="float">
            <text:p>1762</text:p>
          </table:table-cell>
          <table:table-cell office:value-type="float" office:value="41.7276" calcext:value-type="float">
            <text:p>41.7276</text:p>
          </table:table-cell>
          <table:table-cell office:value-type="float" office:value="433.2688" calcext:value-type="float">
            <text:p>433.2688</text:p>
          </table:table-cell>
          <table:table-cell office:value-type="float" office:value="120.3524" calcext:value-type="float">
            <text:p>120.3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548" calcext:value-type="float">
            <text:p>10.9548</text:p>
          </table:table-cell>
          <table:table-cell office:value-type="float" office:value="93.4645" calcext:value-type="float">
            <text:p>93.4645</text:p>
          </table:table-cell>
          <table:table-cell office:value-type="float" office:value="25.9624" calcext:value-type="float">
            <text:p>25.9624</text:p>
          </table:table-cell>
        </table:table-row>
        <table:table-row table:style-name="ro1">
          <table:table-cell office:value-type="string" calcext:value-type="string">
            <text:p>15:56:43:110</text:p>
          </table:table-cell>
          <table:table-cell office:value-type="float" office:value="2.41233515725508E+015" calcext:value-type="float">
            <text:p>2412335157255080</text:p>
          </table:table-cell>
          <table:table-cell office:value-type="float" office:value="10.8019" calcext:value-type="float">
            <text:p>10.8019</text:p>
          </table:table-cell>
          <table:table-cell office:value-type="float" office:value="1737" calcext:value-type="float">
            <text:p>1737</text:p>
          </table:table-cell>
          <table:table-cell office:value-type="float" office:value="40.9818" calcext:value-type="float">
            <text:p>40.9818</text:p>
          </table:table-cell>
          <table:table-cell office:value-type="float" office:value="435.3297" calcext:value-type="float">
            <text:p>435.3297</text:p>
          </table:table-cell>
          <table:table-cell office:value-type="float" office:value="120.9249" calcext:value-type="float">
            <text:p>120.9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53" calcext:value-type="float">
            <text:p>10.653</text:p>
          </table:table-cell>
          <table:table-cell office:value-type="float" office:value="94.0002" calcext:value-type="float">
            <text:p>94.0002</text:p>
          </table:table-cell>
          <table:table-cell office:value-type="float" office:value="26.1112" calcext:value-type="float">
            <text:p>26.1112</text:p>
          </table:table-cell>
        </table:table-row>
        <table:table-row table:style-name="ro1">
          <table:table-cell office:value-type="string" calcext:value-type="string">
            <text:p>15:56:43:162</text:p>
          </table:table-cell>
          <table:table-cell office:value-type="float" office:value="2.41233534742063E+015" calcext:value-type="float">
            <text:p>2412335347420630</text:p>
          </table:table-cell>
          <table:table-cell office:value-type="float" office:value="10.8534" calcext:value-type="float">
            <text:p>10.8534</text:p>
          </table:table-cell>
          <table:table-cell office:value-type="float" office:value="1825" calcext:value-type="float">
            <text:p>1825</text:p>
          </table:table-cell>
          <table:table-cell office:value-type="float" office:value="42.2523" calcext:value-type="float">
            <text:p>42.2523</text:p>
          </table:table-cell>
          <table:table-cell office:value-type="float" office:value="437.4636" calcext:value-type="float">
            <text:p>437.4636</text:p>
          </table:table-cell>
          <table:table-cell office:value-type="float" office:value="121.5177" calcext:value-type="float">
            <text:p>121.5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386" calcext:value-type="float">
            <text:p>10.2386</text:p>
          </table:table-cell>
          <table:table-cell office:value-type="float" office:value="94.5173" calcext:value-type="float">
            <text:p>94.5173</text:p>
          </table:table-cell>
          <table:table-cell office:value-type="float" office:value="26.2548" calcext:value-type="float">
            <text:p>26.2548</text:p>
          </table:table-cell>
        </table:table-row>
        <table:table-row table:style-name="ro1">
          <table:table-cell office:value-type="string" calcext:value-type="string">
            <text:p>15:56:43:213</text:p>
          </table:table-cell>
          <table:table-cell office:value-type="float" office:value="2.41233553722467E+015" calcext:value-type="float">
            <text:p>2412335537224670</text:p>
          </table:table-cell>
          <table:table-cell office:value-type="float" office:value="10.9048" calcext:value-type="float">
            <text:p>10.9048</text:p>
          </table:table-cell>
          <table:table-cell office:value-type="float" office:value="1675" calcext:value-type="float">
            <text:p>1675</text:p>
          </table:table-cell>
          <table:table-cell office:value-type="float" office:value="41.7013" calcext:value-type="float">
            <text:p>41.7013</text:p>
          </table:table-cell>
          <table:table-cell office:value-type="float" office:value="439.5702" calcext:value-type="float">
            <text:p>439.5702</text:p>
          </table:table-cell>
          <table:table-cell office:value-type="float" office:value="122.1028" calcext:value-type="float">
            <text:p>122.1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362" calcext:value-type="float">
            <text:p>10.3362</text:p>
          </table:table-cell>
          <table:table-cell office:value-type="float" office:value="95.0394" calcext:value-type="float">
            <text:p>95.0394</text:p>
          </table:table-cell>
          <table:table-cell office:value-type="float" office:value="26.3998" calcext:value-type="float">
            <text:p>26.3998</text:p>
          </table:table-cell>
        </table:table-row>
        <table:table-row table:style-name="ro1">
          <table:table-cell office:value-type="string" calcext:value-type="string">
            <text:p>15:56:43:265</text:p>
          </table:table-cell>
          <table:table-cell office:value-type="float" office:value="2.41233572693672E+015" calcext:value-type="float">
            <text:p>2412335726936720</text:p>
          </table:table-cell>
          <table:table-cell office:value-type="float" office:value="10.9562" calcext:value-type="float">
            <text:p>10.9562</text:p>
          </table:table-cell>
          <table:table-cell office:value-type="float" office:value="1887" calcext:value-type="float">
            <text:p>1887</text:p>
          </table:table-cell>
          <table:table-cell office:value-type="float" office:value="40.8793" calcext:value-type="float">
            <text:p>40.8793</text:p>
          </table:table-cell>
          <table:table-cell office:value-type="float" office:value="441.6348" calcext:value-type="float">
            <text:p>441.6348</text:p>
          </table:table-cell>
          <table:table-cell office:value-type="float" office:value="122.6763" calcext:value-type="float">
            <text:p>122.6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059" calcext:value-type="float">
            <text:p>10.6059</text:p>
          </table:table-cell>
          <table:table-cell office:value-type="float" office:value="95.5751" calcext:value-type="float">
            <text:p>95.5751</text:p>
          </table:table-cell>
          <table:table-cell office:value-type="float" office:value="26.5486" calcext:value-type="float">
            <text:p>26.5486</text:p>
          </table:table-cell>
        </table:table-row>
        <table:table-row table:style-name="ro1">
          <table:table-cell office:value-type="string" calcext:value-type="string">
            <text:p>15:56:43:316</text:p>
          </table:table-cell>
          <table:table-cell office:value-type="float" office:value="2.41233591552659E+015" calcext:value-type="float">
            <text:p>2412335915526590</text:p>
          </table:table-cell>
          <table:table-cell office:value-type="float" office:value="11.0073" calcext:value-type="float">
            <text:p>11.0073</text:p>
          </table:table-cell>
          <table:table-cell office:value-type="float" office:value="2462" calcext:value-type="float">
            <text:p>2462</text:p>
          </table:table-cell>
          <table:table-cell office:value-type="float" office:value="46.0107" calcext:value-type="float">
            <text:p>46.0107</text:p>
          </table:table-cell>
          <table:table-cell office:value-type="float" office:value="443.9517" calcext:value-type="float">
            <text:p>443.9517</text:p>
          </table:table-cell>
          <table:table-cell office:value-type="float" office:value="123.3199" calcext:value-type="float">
            <text:p>123.3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5157" calcext:value-type="float">
            <text:p>11.5157</text:p>
          </table:table-cell>
          <table:table-cell office:value-type="float" office:value="96.155" calcext:value-type="float">
            <text:p>96.155</text:p>
          </table:table-cell>
          <table:table-cell office:value-type="float" office:value="26.7097" calcext:value-type="float">
            <text:p>26.7097</text:p>
          </table:table-cell>
        </table:table-row>
        <table:table-row table:style-name="ro1">
          <table:table-cell office:value-type="string" calcext:value-type="string">
            <text:p>15:56:43:367</text:p>
          </table:table-cell>
          <table:table-cell office:value-type="float" office:value="2.41233610352903E+015" calcext:value-type="float">
            <text:p>2412336103529030</text:p>
          </table:table-cell>
          <table:table-cell office:value-type="float" office:value="11.0582" calcext:value-type="float">
            <text:p>11.0582</text:p>
          </table:table-cell>
          <table:table-cell office:value-type="float" office:value="2175" calcext:value-type="float">
            <text:p>2175</text:p>
          </table:table-cell>
          <table:table-cell office:value-type="float" office:value="45.2623" calcext:value-type="float">
            <text:p>45.2623</text:p>
          </table:table-cell>
          <table:table-cell office:value-type="float" office:value="446.2278" calcext:value-type="float">
            <text:p>446.2278</text:p>
          </table:table-cell>
          <table:table-cell office:value-type="float" office:value="123.9522" calcext:value-type="float">
            <text:p>123.9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346" calcext:value-type="float">
            <text:p>11.2346</text:p>
          </table:table-cell>
          <table:table-cell office:value-type="float" office:value="96.7199" calcext:value-type="float">
            <text:p>96.7199</text:p>
          </table:table-cell>
          <table:table-cell office:value-type="float" office:value="26.8666" calcext:value-type="float">
            <text:p>26.8666</text:p>
          </table:table-cell>
        </table:table-row>
        <table:table-row table:style-name="ro1">
          <table:table-cell office:value-type="string" calcext:value-type="string">
            <text:p>15:56:43:418</text:p>
          </table:table-cell>
          <table:table-cell office:value-type="float" office:value="2.41233629226236E+015" calcext:value-type="float">
            <text:p>2412336292262360</text:p>
          </table:table-cell>
          <table:table-cell office:value-type="float" office:value="11.1094" calcext:value-type="float">
            <text:p>11.1094</text:p>
          </table:table-cell>
          <table:table-cell office:value-type="float" office:value="1937" calcext:value-type="float">
            <text:p>1937</text:p>
          </table:table-cell>
          <table:table-cell office:value-type="float" office:value="42.8852" calcext:value-type="float">
            <text:p>42.8852</text:p>
          </table:table-cell>
          <table:table-cell office:value-type="float" office:value="448.3841" calcext:value-type="float">
            <text:p>448.3841</text:p>
          </table:table-cell>
          <table:table-cell office:value-type="float" office:value="124.5511" calcext:value-type="float">
            <text:p>124.5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677" calcext:value-type="float">
            <text:p>10.3677</text:p>
          </table:table-cell>
          <table:table-cell office:value-type="float" office:value="97.2412" calcext:value-type="float">
            <text:p>97.2412</text:p>
          </table:table-cell>
          <table:table-cell office:value-type="float" office:value="27.0114" calcext:value-type="float">
            <text:p>27.0114</text:p>
          </table:table-cell>
        </table:table-row>
        <table:table-row table:style-name="ro1">
          <table:table-cell office:value-type="string" calcext:value-type="string">
            <text:p>15:56:43:469</text:p>
          </table:table-cell>
          <table:table-cell office:value-type="float" office:value="2.41233648025743E+015" calcext:value-type="float">
            <text:p>2412336480257430</text:p>
          </table:table-cell>
          <table:table-cell office:value-type="float" office:value="11.1603" calcext:value-type="float">
            <text:p>11.1603</text:p>
          </table:table-cell>
          <table:table-cell office:value-type="float" office:value="2187" calcext:value-type="float">
            <text:p>2187</text:p>
          </table:table-cell>
          <table:table-cell office:value-type="float" office:value="41.8145" calcext:value-type="float">
            <text:p>41.8145</text:p>
          </table:table-cell>
          <table:table-cell office:value-type="float" office:value="450.4911" calcext:value-type="float">
            <text:p>450.4911</text:p>
          </table:table-cell>
          <table:table-cell office:value-type="float" office:value="125.1364" calcext:value-type="float">
            <text:p>125.1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54" calcext:value-type="float">
            <text:p>10.354</text:p>
          </table:table-cell>
          <table:table-cell office:value-type="float" office:value="97.7629" calcext:value-type="float">
            <text:p>97.7629</text:p>
          </table:table-cell>
          <table:table-cell office:value-type="float" office:value="27.1564" calcext:value-type="float">
            <text:p>27.1564</text:p>
          </table:table-cell>
        </table:table-row>
        <table:table-row table:style-name="ro1">
          <table:table-cell office:value-type="string" calcext:value-type="string">
            <text:p>15:56:43:520</text:p>
          </table:table-cell>
          <table:table-cell office:value-type="float" office:value="2.41233666779302E+015" calcext:value-type="float">
            <text:p>2412336667793020</text:p>
          </table:table-cell>
          <table:table-cell office:value-type="float" office:value="11.2111" calcext:value-type="float">
            <text:p>11.2111</text:p>
          </table:table-cell>
          <table:table-cell office:value-type="float" office:value="2075" calcext:value-type="float">
            <text:p>2075</text:p>
          </table:table-cell>
          <table:table-cell office:value-type="float" office:value="43.5208" calcext:value-type="float">
            <text:p>43.5208</text:p>
          </table:table-cell>
          <table:table-cell office:value-type="float" office:value="452.6785" calcext:value-type="float">
            <text:p>452.6785</text:p>
          </table:table-cell>
          <table:table-cell office:value-type="float" office:value="125.744" calcext:value-type="float">
            <text:p>125.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773" calcext:value-type="float">
            <text:p>10.4773</text:p>
          </table:table-cell>
          <table:table-cell office:value-type="float" office:value="98.2896" calcext:value-type="float">
            <text:p>98.2896</text:p>
          </table:table-cell>
          <table:table-cell office:value-type="float" office:value="27.3027" calcext:value-type="float">
            <text:p>27.3027</text:p>
          </table:table-cell>
        </table:table-row>
        <table:table-row table:style-name="ro1">
          <table:table-cell office:value-type="string" calcext:value-type="string">
            <text:p>15:56:43:571</text:p>
          </table:table-cell>
          <table:table-cell office:value-type="float" office:value="2.41233685645674E+015" calcext:value-type="float">
            <text:p>2412336856456740</text:p>
          </table:table-cell>
          <table:table-cell office:value-type="float" office:value="11.2622" calcext:value-type="float">
            <text:p>11.2622</text:p>
          </table:table-cell>
          <table:table-cell office:value-type="float" office:value="2137" calcext:value-type="float">
            <text:p>2137</text:p>
          </table:table-cell>
          <table:table-cell office:value-type="float" office:value="40.7558" calcext:value-type="float">
            <text:p>40.7558</text:p>
          </table:table-cell>
          <table:table-cell office:value-type="float" office:value="454.7245" calcext:value-type="float">
            <text:p>454.7245</text:p>
          </table:table-cell>
          <table:table-cell office:value-type="float" office:value="126.3124" calcext:value-type="float">
            <text:p>126.3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203" calcext:value-type="float">
            <text:p>10.9203</text:p>
          </table:table-cell>
          <table:table-cell office:value-type="float" office:value="98.8378" calcext:value-type="float">
            <text:p>98.8378</text:p>
          </table:table-cell>
          <table:table-cell office:value-type="float" office:value="27.4549" calcext:value-type="float">
            <text:p>27.4549</text:p>
          </table:table-cell>
        </table:table-row>
        <table:table-row table:style-name="ro1">
          <table:table-cell office:value-type="string" calcext:value-type="string">
            <text:p>15:56:43:622</text:p>
          </table:table-cell>
          <table:table-cell office:value-type="float" office:value="2.41233704412551E+015" calcext:value-type="float">
            <text:p>2412337044125510</text:p>
          </table:table-cell>
          <table:table-cell office:value-type="float" office:value="11.313" calcext:value-type="float">
            <text:p>11.313</text:p>
          </table:table-cell>
          <table:table-cell office:value-type="float" office:value="1775" calcext:value-type="float">
            <text:p>1775</text:p>
          </table:table-cell>
          <table:table-cell office:value-type="float" office:value="42.3847" calcext:value-type="float">
            <text:p>42.3847</text:p>
          </table:table-cell>
          <table:table-cell office:value-type="float" office:value="456.853" calcext:value-type="float">
            <text:p>456.853</text:p>
          </table:table-cell>
          <table:table-cell office:value-type="float" office:value="126.9036" calcext:value-type="float">
            <text:p>126.9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99.3567" calcext:value-type="float">
            <text:p>99.3567</text:p>
          </table:table-cell>
          <table:table-cell office:value-type="float" office:value="27.5991" calcext:value-type="float">
            <text:p>27.5991</text:p>
          </table:table-cell>
        </table:table-row>
        <table:table-row table:style-name="ro1">
          <table:table-cell office:value-type="string" calcext:value-type="string">
            <text:p>15:56:43:672</text:p>
          </table:table-cell>
          <table:table-cell office:value-type="float" office:value="2.41233723160443E+015" calcext:value-type="float">
            <text:p>2412337231604430</text:p>
          </table:table-cell>
          <table:table-cell office:value-type="float" office:value="11.3638" calcext:value-type="float">
            <text:p>11.3638</text:p>
          </table:table-cell>
          <table:table-cell office:value-type="float" office:value="2075" calcext:value-type="float">
            <text:p>2075</text:p>
          </table:table-cell>
          <table:table-cell office:value-type="float" office:value="40.4965" calcext:value-type="float">
            <text:p>40.4965</text:p>
          </table:table-cell>
          <table:table-cell office:value-type="float" office:value="458.8882" calcext:value-type="float">
            <text:p>458.8882</text:p>
          </table:table-cell>
          <table:table-cell office:value-type="float" office:value="127.4689" calcext:value-type="float">
            <text:p>127.46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836" calcext:value-type="float">
            <text:p>10.7836</text:p>
          </table:table-cell>
          <table:table-cell office:value-type="float" office:value="99.8986" calcext:value-type="float">
            <text:p>99.8986</text:p>
          </table:table-cell>
          <table:table-cell office:value-type="float" office:value="27.7496" calcext:value-type="float">
            <text:p>27.7496</text:p>
          </table:table-cell>
        </table:table-row>
        <table:table-row table:style-name="ro1">
          <table:table-cell office:value-type="string" calcext:value-type="string">
            <text:p>15:56:43:723</text:p>
          </table:table-cell>
          <table:table-cell office:value-type="float" office:value="2.41233741934751E+015" calcext:value-type="float">
            <text:p>2412337419347510</text:p>
          </table:table-cell>
          <table:table-cell office:value-type="float" office:value="11.4147" calcext:value-type="float">
            <text:p>11.4147</text:p>
          </table:table-cell>
          <table:table-cell office:value-type="float" office:value="2325" calcext:value-type="float">
            <text:p>2325</text:p>
          </table:table-cell>
          <table:table-cell office:value-type="float" office:value="42.8684" calcext:value-type="float">
            <text:p>42.8684</text:p>
          </table:table-cell>
          <table:table-cell office:value-type="float" office:value="461.0415" calcext:value-type="float">
            <text:p>461.0415</text:p>
          </table:table-cell>
          <table:table-cell office:value-type="float" office:value="128.0671" calcext:value-type="float">
            <text:p>128.0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075" calcext:value-type="float">
            <text:p>11.0075</text:p>
          </table:table-cell>
          <table:table-cell office:value-type="float" office:value="100.4515" calcext:value-type="float">
            <text:p>100.4515</text:p>
          </table:table-cell>
          <table:table-cell office:value-type="float" office:value="27.9032" calcext:value-type="float">
            <text:p>27.9032</text:p>
          </table:table-cell>
        </table:table-row>
        <table:table-row table:style-name="ro1">
          <table:table-cell office:value-type="string" calcext:value-type="string">
            <text:p>15:56:43:774</text:p>
          </table:table-cell>
          <table:table-cell office:value-type="float" office:value="2.41233760686507E+015" calcext:value-type="float">
            <text:p>2412337606865070</text:p>
          </table:table-cell>
          <table:table-cell office:value-type="float" office:value="11.4655" calcext:value-type="float">
            <text:p>11.4655</text:p>
          </table:table-cell>
          <table:table-cell office:value-type="float" office:value="2200" calcext:value-type="float">
            <text:p>2200</text:p>
          </table:table-cell>
          <table:table-cell office:value-type="float" office:value="43.6989" calcext:value-type="float">
            <text:p>43.6989</text:p>
          </table:table-cell>
          <table:table-cell office:value-type="float" office:value="463.2379" calcext:value-type="float">
            <text:p>463.2379</text:p>
          </table:table-cell>
          <table:table-cell office:value-type="float" office:value="128.6772" calcext:value-type="float">
            <text:p>128.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302" calcext:value-type="float">
            <text:p>10.4302</text:p>
          </table:table-cell>
          <table:table-cell office:value-type="float" office:value="100.9758" calcext:value-type="float">
            <text:p>100.9758</text:p>
          </table:table-cell>
          <table:table-cell office:value-type="float" office:value="28.0488" calcext:value-type="float">
            <text:p>28.0488</text:p>
          </table:table-cell>
        </table:table-row>
        <table:table-row table:style-name="ro1">
          <table:table-cell office:value-type="string" calcext:value-type="string">
            <text:p>15:56:43:825</text:p>
          </table:table-cell>
          <table:table-cell office:value-type="float" office:value="2.41233779505499E+015" calcext:value-type="float">
            <text:p>2412337795054990</text:p>
          </table:table-cell>
          <table:table-cell office:value-type="float" office:value="11.5164" calcext:value-type="float">
            <text:p>11.5164</text:p>
          </table:table-cell>
          <table:table-cell office:value-type="float" office:value="1650" calcext:value-type="float">
            <text:p>1650</text:p>
          </table:table-cell>
          <table:table-cell office:value-type="float" office:value="43.0689" calcext:value-type="float">
            <text:p>43.0689</text:p>
          </table:table-cell>
          <table:table-cell office:value-type="float" office:value="465.402" calcext:value-type="float">
            <text:p>465.402</text:p>
          </table:table-cell>
          <table:table-cell office:value-type="float" office:value="129.2783" calcext:value-type="float">
            <text:p>129.2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442" calcext:value-type="float">
            <text:p>10.0442</text:p>
          </table:table-cell>
          <table:table-cell office:value-type="float" office:value="101.4805" calcext:value-type="float">
            <text:p>101.4805</text:p>
          </table:table-cell>
          <table:table-cell office:value-type="float" office:value="28.189" calcext:value-type="float">
            <text:p>28.189</text:p>
          </table:table-cell>
        </table:table-row>
        <table:table-row table:style-name="ro1">
          <table:table-cell office:value-type="string" calcext:value-type="string">
            <text:p>15:56:43:876</text:p>
          </table:table-cell>
          <table:table-cell office:value-type="float" office:value="2.41233798371284E+015" calcext:value-type="float">
            <text:p>2412337983712840</text:p>
          </table:table-cell>
          <table:table-cell office:value-type="float" office:value="11.5676" calcext:value-type="float">
            <text:p>11.5676</text:p>
          </table:table-cell>
          <table:table-cell office:value-type="float" office:value="1975" calcext:value-type="float">
            <text:p>1975</text:p>
          </table:table-cell>
          <table:table-cell office:value-type="float" office:value="41.3214" calcext:value-type="float">
            <text:p>41.3214</text:p>
          </table:table-cell>
          <table:table-cell office:value-type="float" office:value="467.4836" calcext:value-type="float">
            <text:p>467.4836</text:p>
          </table:table-cell>
          <table:table-cell office:value-type="float" office:value="129.8566" calcext:value-type="float">
            <text:p>129.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113" calcext:value-type="float">
            <text:p>10.2113</text:p>
          </table:table-cell>
          <table:table-cell office:value-type="float" office:value="101.9949" calcext:value-type="float">
            <text:p>101.9949</text:p>
          </table:table-cell>
          <table:table-cell office:value-type="float" office:value="28.3319" calcext:value-type="float">
            <text:p>28.3319</text:p>
          </table:table-cell>
        </table:table-row>
        <table:table-row table:style-name="ro1">
          <table:table-cell office:value-type="string" calcext:value-type="string">
            <text:p>15:56:43:927</text:p>
          </table:table-cell>
          <table:table-cell office:value-type="float" office:value="2.41233817240648E+015" calcext:value-type="float">
            <text:p>2412338172406480</text:p>
          </table:table-cell>
          <table:table-cell office:value-type="float" office:value="11.6187" calcext:value-type="float">
            <text:p>11.6187</text:p>
          </table:table-cell>
          <table:table-cell office:value-type="float" office:value="1850" calcext:value-type="float">
            <text:p>1850</text:p>
          </table:table-cell>
          <table:table-cell office:value-type="float" office:value="42.214" calcext:value-type="float">
            <text:p>42.214</text:p>
          </table:table-cell>
          <table:table-cell office:value-type="float" office:value="469.6105" calcext:value-type="float">
            <text:p>469.6105</text:p>
          </table:table-cell>
          <table:table-cell office:value-type="float" office:value="130.4474" calcext:value-type="float">
            <text:p>130.4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428" calcext:value-type="float">
            <text:p>10.1428</text:p>
          </table:table-cell>
          <table:table-cell office:value-type="float" office:value="102.5059" calcext:value-type="float">
            <text:p>102.5059</text:p>
          </table:table-cell>
          <table:table-cell office:value-type="float" office:value="28.4739" calcext:value-type="float">
            <text:p>28.4739</text:p>
          </table:table-cell>
        </table:table-row>
        <table:table-row table:style-name="ro1">
          <table:table-cell office:value-type="string" calcext:value-type="string">
            <text:p>15:56:43:978</text:p>
          </table:table-cell>
          <table:table-cell office:value-type="float" office:value="2.41233836120782E+015" calcext:value-type="float">
            <text:p>2412338361207820</text:p>
          </table:table-cell>
          <table:table-cell office:value-type="float" office:value="11.6698" calcext:value-type="float">
            <text:p>11.6698</text:p>
          </table:table-cell>
          <table:table-cell office:value-type="float" office:value="1887" calcext:value-type="float">
            <text:p>1887</text:p>
          </table:table-cell>
          <table:table-cell office:value-type="float" office:value="43.0391" calcext:value-type="float">
            <text:p>43.0391</text:p>
          </table:table-cell>
          <table:table-cell office:value-type="float" office:value="471.777" calcext:value-type="float">
            <text:p>471.777</text:p>
          </table:table-cell>
          <table:table-cell office:value-type="float" office:value="131.0492" calcext:value-type="float">
            <text:p>131.0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961" calcext:value-type="float">
            <text:p>10.5961</text:p>
          </table:table-cell>
          <table:table-cell office:value-type="float" office:value="103.0393" calcext:value-type="float">
            <text:p>103.0393</text:p>
          </table:table-cell>
          <table:table-cell office:value-type="float" office:value="28.622" calcext:value-type="float">
            <text:p>28.622</text:p>
          </table:table-cell>
        </table:table-row>
        <table:table-row table:style-name="ro1">
          <table:table-cell office:value-type="string" calcext:value-type="string">
            <text:p>15:56:44:30</text:p>
          </table:table-cell>
          <table:table-cell office:value-type="float" office:value="2.41233855015504E+015" calcext:value-type="float">
            <text:p>2412338550155040</text:p>
          </table:table-cell>
          <table:table-cell office:value-type="float" office:value="11.721" calcext:value-type="float">
            <text:p>11.721</text:p>
          </table:table-cell>
          <table:table-cell office:value-type="float" office:value="2162" calcext:value-type="float">
            <text:p>2162</text:p>
          </table:table-cell>
          <table:table-cell office:value-type="float" office:value="47.0622" calcext:value-type="float">
            <text:p>47.0622</text:p>
          </table:table-cell>
          <table:table-cell office:value-type="float" office:value="474.1422" calcext:value-type="float">
            <text:p>474.1422</text:p>
          </table:table-cell>
          <table:table-cell office:value-type="float" office:value="131.7062" calcext:value-type="float">
            <text:p>131.7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265" calcext:value-type="float">
            <text:p>11.3265</text:p>
          </table:table-cell>
          <table:table-cell office:value-type="float" office:value="103.6085" calcext:value-type="float">
            <text:p>103.6085</text:p>
          </table:table-cell>
          <table:table-cell office:value-type="float" office:value="28.7801" calcext:value-type="float">
            <text:p>28.7801</text:p>
          </table:table-cell>
        </table:table-row>
        <table:table-row table:style-name="ro1">
          <table:table-cell office:value-type="string" calcext:value-type="string">
            <text:p>15:56:44:80</text:p>
          </table:table-cell>
          <table:table-cell office:value-type="float" office:value="2.41233873810417E+015" calcext:value-type="float">
            <text:p>2412338738104170</text:p>
          </table:table-cell>
          <table:table-cell office:value-type="float" office:value="11.7719" calcext:value-type="float">
            <text:p>11.7719</text:p>
          </table:table-cell>
          <table:table-cell office:value-type="float" office:value="1825" calcext:value-type="float">
            <text:p>1825</text:p>
          </table:table-cell>
          <table:table-cell office:value-type="float" office:value="43.014" calcext:value-type="float">
            <text:p>43.014</text:p>
          </table:table-cell>
          <table:table-cell office:value-type="float" office:value="476.3077" calcext:value-type="float">
            <text:p>476.3077</text:p>
          </table:table-cell>
          <table:table-cell office:value-type="float" office:value="132.3077" calcext:value-type="float">
            <text:p>132.3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635" calcext:value-type="float">
            <text:p>10.4635</text:p>
          </table:table-cell>
          <table:table-cell office:value-type="float" office:value="104.1353" calcext:value-type="float">
            <text:p>104.1353</text:p>
          </table:table-cell>
          <table:table-cell office:value-type="float" office:value="28.9265" calcext:value-type="float">
            <text:p>28.9265</text:p>
          </table:table-cell>
        </table:table-row>
        <table:table-row table:style-name="ro1">
          <table:table-cell office:value-type="string" calcext:value-type="string">
            <text:p>15:56:44:132</text:p>
          </table:table-cell>
          <table:table-cell office:value-type="float" office:value="2.41233892673993E+015" calcext:value-type="float">
            <text:p>2412338926739930</text:p>
          </table:table-cell>
          <table:table-cell office:value-type="float" office:value="11.823" calcext:value-type="float">
            <text:p>11.823</text:p>
          </table:table-cell>
          <table:table-cell office:value-type="float" office:value="1887" calcext:value-type="float">
            <text:p>1887</text:p>
          </table:table-cell>
          <table:table-cell office:value-type="float" office:value="42.7369" calcext:value-type="float">
            <text:p>42.7369</text:p>
          </table:table-cell>
          <table:table-cell office:value-type="float" office:value="478.4548" calcext:value-type="float">
            <text:p>478.4548</text:p>
          </table:table-cell>
          <table:table-cell office:value-type="float" office:value="132.9041" calcext:value-type="float">
            <text:p>132.9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479" calcext:value-type="float">
            <text:p>10.1479</text:p>
          </table:table-cell>
          <table:table-cell office:value-type="float" office:value="104.6451" calcext:value-type="float">
            <text:p>104.6451</text:p>
          </table:table-cell>
          <table:table-cell office:value-type="float" office:value="29.0681" calcext:value-type="float">
            <text:p>29.0681</text:p>
          </table:table-cell>
        </table:table-row>
        <table:table-row table:style-name="ro1">
          <table:table-cell office:value-type="string" calcext:value-type="string">
            <text:p>15:56:44:183</text:p>
          </table:table-cell>
          <table:table-cell office:value-type="float" office:value="2.41233911594163E+015" calcext:value-type="float">
            <text:p>2412339115941630</text:p>
          </table:table-cell>
          <table:table-cell office:value-type="float" office:value="11.8743" calcext:value-type="float">
            <text:p>11.8743</text:p>
          </table:table-cell>
          <table:table-cell office:value-type="float" office:value="1675" calcext:value-type="float">
            <text:p>1675</text:p>
          </table:table-cell>
          <table:table-cell office:value-type="float" office:value="43.5828" calcext:value-type="float">
            <text:p>43.5828</text:p>
          </table:table-cell>
          <table:table-cell office:value-type="float" office:value="480.6494" calcext:value-type="float">
            <text:p>480.6494</text:p>
          </table:table-cell>
          <table:table-cell office:value-type="float" office:value="133.5137" calcext:value-type="float">
            <text:p>133.5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118" calcext:value-type="float">
            <text:p>11.3118</text:p>
          </table:table-cell>
          <table:table-cell office:value-type="float" office:value="105.2147" calcext:value-type="float">
            <text:p>105.2147</text:p>
          </table:table-cell>
          <table:table-cell office:value-type="float" office:value="29.2263" calcext:value-type="float">
            <text:p>29.2263</text:p>
          </table:table-cell>
        </table:table-row>
        <table:table-row table:style-name="ro1">
          <table:table-cell office:value-type="string" calcext:value-type="string">
            <text:p>15:56:44:234</text:p>
          </table:table-cell>
          <table:table-cell office:value-type="float" office:value="2.41233930458263E+015" calcext:value-type="float">
            <text:p>2412339304582630</text:p>
          </table:table-cell>
          <table:table-cell office:value-type="float" office:value="11.9254" calcext:value-type="float">
            <text:p>11.9254</text:p>
          </table:table-cell>
          <table:table-cell office:value-type="float" office:value="1775" calcext:value-type="float">
            <text:p>1775</text:p>
          </table:table-cell>
          <table:table-cell office:value-type="float" office:value="42.8433" calcext:value-type="float">
            <text:p>42.8433</text:p>
          </table:table-cell>
          <table:table-cell office:value-type="float" office:value="482.8078" calcext:value-type="float">
            <text:p>482.8078</text:p>
          </table:table-cell>
          <table:table-cell office:value-type="float" office:value="134.1133" calcext:value-type="float">
            <text:p>134.1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812" calcext:value-type="float">
            <text:p>10.5812</text:p>
          </table:table-cell>
          <table:table-cell office:value-type="float" office:value="105.7478" calcext:value-type="float">
            <text:p>105.7478</text:p>
          </table:table-cell>
          <table:table-cell office:value-type="float" office:value="29.3744" calcext:value-type="float">
            <text:p>29.3744</text:p>
          </table:table-cell>
        </table:table-row>
        <table:table-row table:style-name="ro1">
          <table:table-cell office:value-type="string" calcext:value-type="string">
            <text:p>15:56:44:285</text:p>
          </table:table-cell>
          <table:table-cell office:value-type="float" office:value="2.41233949311328E+015" calcext:value-type="float">
            <text:p>2412339493113280</text:p>
          </table:table-cell>
          <table:table-cell office:value-type="float" office:value="11.9764" calcext:value-type="float">
            <text:p>11.9764</text:p>
          </table:table-cell>
          <table:table-cell office:value-type="float" office:value="1887" calcext:value-type="float">
            <text:p>1887</text:p>
          </table:table-cell>
          <table:table-cell office:value-type="float" office:value="40.8516" calcext:value-type="float">
            <text:p>40.8516</text:p>
          </table:table-cell>
          <table:table-cell office:value-type="float" office:value="484.8659" calcext:value-type="float">
            <text:p>484.8659</text:p>
          </table:table-cell>
          <table:table-cell office:value-type="float" office:value="134.685" calcext:value-type="float">
            <text:p>134.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655" calcext:value-type="float">
            <text:p>10.5655</text:p>
          </table:table-cell>
          <table:table-cell office:value-type="float" office:value="106.2801" calcext:value-type="float">
            <text:p>106.2801</text:p>
          </table:table-cell>
          <table:table-cell office:value-type="float" office:value="29.5222" calcext:value-type="float">
            <text:p>29.5222</text:p>
          </table:table-cell>
        </table:table-row>
        <table:table-row table:style-name="ro1">
          <table:table-cell office:value-type="string" calcext:value-type="string">
            <text:p>15:56:44:336</text:p>
          </table:table-cell>
          <table:table-cell office:value-type="float" office:value="2.41233968086109E+015" calcext:value-type="float">
            <text:p>2412339680861090</text:p>
          </table:table-cell>
          <table:table-cell office:value-type="float" office:value="12.0273" calcext:value-type="float">
            <text:p>12.0273</text:p>
          </table:table-cell>
          <table:table-cell office:value-type="float" office:value="1975" calcext:value-type="float">
            <text:p>1975</text:p>
          </table:table-cell>
          <table:table-cell office:value-type="float" office:value="42.8751" calcext:value-type="float">
            <text:p>42.8751</text:p>
          </table:table-cell>
          <table:table-cell office:value-type="float" office:value="487.0234" calcext:value-type="float">
            <text:p>487.0234</text:p>
          </table:table-cell>
          <table:table-cell office:value-type="float" office:value="135.2843" calcext:value-type="float">
            <text:p>135.2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845" calcext:value-type="float">
            <text:p>10.2845</text:p>
          </table:table-cell>
          <table:table-cell office:value-type="float" office:value="106.7976" calcext:value-type="float">
            <text:p>106.7976</text:p>
          </table:table-cell>
          <table:table-cell office:value-type="float" office:value="29.666" calcext:value-type="float">
            <text:p>29.666</text:p>
          </table:table-cell>
        </table:table-row>
        <table:table-row table:style-name="ro1">
          <table:table-cell office:value-type="string" calcext:value-type="string">
            <text:p>15:56:44:387</text:p>
          </table:table-cell>
          <table:table-cell office:value-type="float" office:value="2.41233986886225E+015" calcext:value-type="float">
            <text:p>2412339868862250</text:p>
          </table:table-cell>
          <table:table-cell office:value-type="float" office:value="12.0782" calcext:value-type="float">
            <text:p>12.0782</text:p>
          </table:table-cell>
          <table:table-cell office:value-type="float" office:value="1675" calcext:value-type="float">
            <text:p>1675</text:p>
          </table:table-cell>
          <table:table-cell office:value-type="float" office:value="42.5264" calcext:value-type="float">
            <text:p>42.5264</text:p>
          </table:table-cell>
          <table:table-cell office:value-type="float" office:value="489.1603" calcext:value-type="float">
            <text:p>489.1603</text:p>
          </table:table-cell>
          <table:table-cell office:value-type="float" office:value="135.8779" calcext:value-type="float">
            <text:p>135.8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756" calcext:value-type="float">
            <text:p>10.3756</text:p>
          </table:table-cell>
          <table:table-cell office:value-type="float" office:value="107.319" calcext:value-type="float">
            <text:p>107.319</text:p>
          </table:table-cell>
          <table:table-cell office:value-type="float" office:value="29.8108" calcext:value-type="float">
            <text:p>29.8108</text:p>
          </table:table-cell>
        </table:table-row>
        <table:table-row table:style-name="ro1">
          <table:table-cell office:value-type="string" calcext:value-type="string">
            <text:p>15:56:44:438</text:p>
          </table:table-cell>
          <table:table-cell office:value-type="float" office:value="2.41234005715348E+015" calcext:value-type="float">
            <text:p>2412340057153480</text:p>
          </table:table-cell>
          <table:table-cell office:value-type="float" office:value="12.1292" calcext:value-type="float">
            <text:p>12.1292</text:p>
          </table:table-cell>
          <table:table-cell office:value-type="float" office:value="1737" calcext:value-type="float">
            <text:p>1737</text:p>
          </table:table-cell>
          <table:table-cell office:value-type="float" office:value="40.9995" calcext:value-type="float">
            <text:p>40.9995</text:p>
          </table:table-cell>
          <table:table-cell office:value-type="float" office:value="491.2257" calcext:value-type="float">
            <text:p>491.2257</text:p>
          </table:table-cell>
          <table:table-cell office:value-type="float" office:value="136.4516" calcext:value-type="float">
            <text:p>136.4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71" calcext:value-type="float">
            <text:p>10.571</text:p>
          </table:table-cell>
          <table:table-cell office:value-type="float" office:value="107.8515" calcext:value-type="float">
            <text:p>107.8515</text:p>
          </table:table-cell>
          <table:table-cell office:value-type="float" office:value="29.9588" calcext:value-type="float">
            <text:p>29.9588</text:p>
          </table:table-cell>
        </table:table-row>
        <table:table-row table:style-name="ro1">
          <table:table-cell office:value-type="string" calcext:value-type="string">
            <text:p>15:56:44:489</text:p>
          </table:table-cell>
          <table:table-cell office:value-type="float" office:value="2.41234024464364E+015" calcext:value-type="float">
            <text:p>2412340244643640</text:p>
          </table:table-cell>
          <table:table-cell office:value-type="float" office:value="12.18" calcext:value-type="float">
            <text:p>12.18</text:p>
          </table:table-cell>
          <table:table-cell office:value-type="float" office:value="1762" calcext:value-type="float">
            <text:p>1762</text:p>
          </table:table-cell>
          <table:table-cell office:value-type="float" office:value="41.8727" calcext:value-type="float">
            <text:p>41.8727</text:p>
          </table:table-cell>
          <table:table-cell office:value-type="float" office:value="493.3293" calcext:value-type="float">
            <text:p>493.3293</text:p>
          </table:table-cell>
          <table:table-cell office:value-type="float" office:value="137.0359" calcext:value-type="float">
            <text:p>137.0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696" calcext:value-type="float">
            <text:p>10.5696</text:p>
          </table:table-cell>
          <table:table-cell office:value-type="float" office:value="108.3825" calcext:value-type="float">
            <text:p>108.3825</text:p>
          </table:table-cell>
          <table:table-cell office:value-type="float" office:value="30.1063" calcext:value-type="float">
            <text:p>30.1063</text:p>
          </table:table-cell>
        </table:table-row>
        <table:table-row table:style-name="ro1">
          <table:table-cell office:value-type="string" calcext:value-type="string">
            <text:p>15:56:44:539</text:p>
          </table:table-cell>
          <table:table-cell office:value-type="float" office:value="2.41234043272672E+015" calcext:value-type="float">
            <text:p>2412340432726720</text:p>
          </table:table-cell>
          <table:table-cell office:value-type="float" office:value="12.231" calcext:value-type="float">
            <text:p>12.231</text:p>
          </table:table-cell>
          <table:table-cell office:value-type="float" office:value="1712" calcext:value-type="float">
            <text:p>1712</text:p>
          </table:table-cell>
          <table:table-cell office:value-type="float" office:value="40.4452" calcext:value-type="float">
            <text:p>40.4452</text:p>
          </table:table-cell>
          <table:table-cell office:value-type="float" office:value="495.3607" calcext:value-type="float">
            <text:p>495.3607</text:p>
          </table:table-cell>
          <table:table-cell office:value-type="float" office:value="137.6002" calcext:value-type="float">
            <text:p>137.6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721" calcext:value-type="float">
            <text:p>10.0721</text:p>
          </table:table-cell>
          <table:table-cell office:value-type="float" office:value="108.8884" calcext:value-type="float">
            <text:p>108.8884</text:p>
          </table:table-cell>
          <table:table-cell office:value-type="float" office:value="30.2468" calcext:value-type="float">
            <text:p>30.2468</text:p>
          </table:table-cell>
        </table:table-row>
        <table:table-row table:style-name="ro1">
          <table:table-cell office:value-type="string" calcext:value-type="string">
            <text:p>15:56:44:591</text:p>
          </table:table-cell>
          <table:table-cell office:value-type="float" office:value="2.41234062118452E+015" calcext:value-type="float">
            <text:p>2412340621184520</text:p>
          </table:table-cell>
          <table:table-cell office:value-type="float" office:value="12.282" calcext:value-type="float">
            <text:p>12.282</text:p>
          </table:table-cell>
          <table:table-cell office:value-type="float" office:value="2050" calcext:value-type="float">
            <text:p>2050</text:p>
          </table:table-cell>
          <table:table-cell office:value-type="float" office:value="41.7291" calcext:value-type="float">
            <text:p>41.7291</text:p>
          </table:table-cell>
          <table:table-cell office:value-type="float" office:value="497.4615" calcext:value-type="float">
            <text:p>497.4615</text:p>
          </table:table-cell>
          <table:table-cell office:value-type="float" office:value="138.1838" calcext:value-type="float">
            <text:p>138.1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102" calcext:value-type="float">
            <text:p>10.4102</text:p>
          </table:table-cell>
          <table:table-cell office:value-type="float" office:value="109.4125" calcext:value-type="float">
            <text:p>109.4125</text:p>
          </table:table-cell>
          <table:table-cell office:value-type="float" office:value="30.3924" calcext:value-type="float">
            <text:p>30.3924</text:p>
          </table:table-cell>
        </table:table-row>
        <table:table-row table:style-name="ro1">
          <table:table-cell office:value-type="string" calcext:value-type="string">
            <text:p>15:56:44:642</text:p>
          </table:table-cell>
          <table:table-cell office:value-type="float" office:value="2.41234080954509E+015" calcext:value-type="float">
            <text:p>2412340809545090</text:p>
          </table:table-cell>
          <table:table-cell office:value-type="float" office:value="12.3331" calcext:value-type="float">
            <text:p>12.3331</text:p>
          </table:table-cell>
          <table:table-cell office:value-type="float" office:value="1737" calcext:value-type="float">
            <text:p>1737</text:p>
          </table:table-cell>
          <table:table-cell office:value-type="float" office:value="42.4485" calcext:value-type="float">
            <text:p>42.4485</text:p>
          </table:table-cell>
          <table:table-cell office:value-type="float" office:value="499.5976" calcext:value-type="float">
            <text:p>499.5976</text:p>
          </table:table-cell>
          <table:table-cell office:value-type="float" office:value="138.7771" calcext:value-type="float">
            <text:p>138.7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551" calcext:value-type="float">
            <text:p>10.0551</text:p>
          </table:table-cell>
          <table:table-cell office:value-type="float" office:value="109.9185" calcext:value-type="float">
            <text:p>109.9185</text:p>
          </table:table-cell>
          <table:table-cell office:value-type="float" office:value="30.5329" calcext:value-type="float">
            <text:p>30.5329</text:p>
          </table:table-cell>
        </table:table-row>
        <table:table-row table:style-name="ro1">
          <table:table-cell office:value-type="string" calcext:value-type="string">
            <text:p>15:56:44:693</text:p>
          </table:table-cell>
          <table:table-cell office:value-type="float" office:value="2.41234099762568E+015" calcext:value-type="float">
            <text:p>2412340997625680</text:p>
          </table:table-cell>
          <table:table-cell office:value-type="float" office:value="12.384" calcext:value-type="float">
            <text:p>12.384</text:p>
          </table:table-cell>
          <table:table-cell office:value-type="float" office:value="1800" calcext:value-type="float">
            <text:p>1800</text:p>
          </table:table-cell>
          <table:table-cell office:value-type="float" office:value="42.19" calcext:value-type="float">
            <text:p>42.19</text:p>
          </table:table-cell>
          <table:table-cell office:value-type="float" office:value="501.7187" calcext:value-type="float">
            <text:p>501.7187</text:p>
          </table:table-cell>
          <table:table-cell office:value-type="float" office:value="139.3663" calcext:value-type="float">
            <text:p>139.3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698" calcext:value-type="float">
            <text:p>10.4698</text:p>
          </table:table-cell>
          <table:table-cell office:value-type="float" office:value="110.4448" calcext:value-type="float">
            <text:p>110.4448</text:p>
          </table:table-cell>
          <table:table-cell office:value-type="float" office:value="30.6791" calcext:value-type="float">
            <text:p>30.6791</text:p>
          </table:table-cell>
        </table:table-row>
        <table:table-row table:style-name="ro1">
          <table:table-cell office:value-type="string" calcext:value-type="string">
            <text:p>15:56:44:744</text:p>
          </table:table-cell>
          <table:table-cell office:value-type="float" office:value="2.41234118579597E+015" calcext:value-type="float">
            <text:p>2412341185795970</text:p>
          </table:table-cell>
          <table:table-cell office:value-type="float" office:value="12.435" calcext:value-type="float">
            <text:p>12.435</text:p>
          </table:table-cell>
          <table:table-cell office:value-type="float" office:value="1987" calcext:value-type="float">
            <text:p>1987</text:p>
          </table:table-cell>
          <table:table-cell office:value-type="float" office:value="42.1254" calcext:value-type="float">
            <text:p>42.1254</text:p>
          </table:table-cell>
          <table:table-cell office:value-type="float" office:value="503.8356" calcext:value-type="float">
            <text:p>503.8356</text:p>
          </table:table-cell>
          <table:table-cell office:value-type="float" office:value="139.9543" calcext:value-type="float">
            <text:p>139.9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252" calcext:value-type="float">
            <text:p>10.3252</text:p>
          </table:table-cell>
          <table:table-cell office:value-type="float" office:value="110.9637" calcext:value-type="float">
            <text:p>110.9637</text:p>
          </table:table-cell>
          <table:table-cell office:value-type="float" office:value="30.8232" calcext:value-type="float">
            <text:p>30.8232</text:p>
          </table:table-cell>
        </table:table-row>
        <table:table-row table:style-name="ro1">
          <table:table-cell office:value-type="string" calcext:value-type="string">
            <text:p>15:56:44:794</text:p>
          </table:table-cell>
          <table:table-cell office:value-type="float" office:value="2.4123413738607E+015" calcext:value-type="float">
            <text:p>2412341373860700</text:p>
          </table:table-cell>
          <table:table-cell office:value-type="float" office:value="12.4859" calcext:value-type="float">
            <text:p>12.4859</text:p>
          </table:table-cell>
          <table:table-cell office:value-type="float" office:value="1687" calcext:value-type="float">
            <text:p>1687</text:p>
          </table:table-cell>
          <table:table-cell office:value-type="float" office:value="43.6144" calcext:value-type="float">
            <text:p>43.6144</text:p>
          </table:table-cell>
          <table:table-cell office:value-type="float" office:value="506.0308" calcext:value-type="float">
            <text:p>506.0308</text:p>
          </table:table-cell>
          <table:table-cell office:value-type="float" office:value="140.5641" calcext:value-type="float">
            <text:p>140.5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664" calcext:value-type="float">
            <text:p>10.4664</text:p>
          </table:table-cell>
          <table:table-cell office:value-type="float" office:value="111.4905" calcext:value-type="float">
            <text:p>111.4905</text:p>
          </table:table-cell>
          <table:table-cell office:value-type="float" office:value="30.9696" calcext:value-type="float">
            <text:p>30.9696</text:p>
          </table:table-cell>
        </table:table-row>
        <table:table-row table:style-name="ro1">
          <table:table-cell office:value-type="string" calcext:value-type="string">
            <text:p>15:56:44:845</text:p>
          </table:table-cell>
          <table:table-cell office:value-type="float" office:value="2.4123415616742E+015" calcext:value-type="float">
            <text:p>2412341561674200</text:p>
          </table:table-cell>
          <table:table-cell office:value-type="float" office:value="12.5368" calcext:value-type="float">
            <text:p>12.5368</text:p>
          </table:table-cell>
          <table:table-cell office:value-type="float" office:value="1950" calcext:value-type="float">
            <text:p>1950</text:p>
          </table:table-cell>
          <table:table-cell office:value-type="float" office:value="42.644" calcext:value-type="float">
            <text:p>42.644</text:p>
          </table:table-cell>
          <table:table-cell office:value-type="float" office:value="508.1736" calcext:value-type="float">
            <text:p>508.1736</text:p>
          </table:table-cell>
          <table:table-cell office:value-type="float" office:value="141.1593" calcext:value-type="float">
            <text:p>141.1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82" calcext:value-type="float">
            <text:p>10.282</text:p>
          </table:table-cell>
          <table:table-cell office:value-type="float" office:value="112.0071" calcext:value-type="float">
            <text:p>112.0071</text:p>
          </table:table-cell>
          <table:table-cell office:value-type="float" office:value="31.1131" calcext:value-type="float">
            <text:p>31.1131</text:p>
          </table:table-cell>
        </table:table-row>
        <table:table-row table:style-name="ro1">
          <table:table-cell office:value-type="string" calcext:value-type="string">
            <text:p>15:56:44:896</text:p>
          </table:table-cell>
          <table:table-cell office:value-type="float" office:value="2.41234175011011E+015" calcext:value-type="float">
            <text:p>2412341750110110</text:p>
          </table:table-cell>
          <table:table-cell office:value-type="float" office:value="12.5879" calcext:value-type="float">
            <text:p>12.5879</text:p>
          </table:table-cell>
          <table:table-cell office:value-type="float" office:value="2050" calcext:value-type="float">
            <text:p>2050</text:p>
          </table:table-cell>
          <table:table-cell office:value-type="float" office:value="41.3578" calcext:value-type="float">
            <text:p>41.3578</text:p>
          </table:table-cell>
          <table:table-cell office:value-type="float" office:value="510.2514" calcext:value-type="float">
            <text:p>510.2514</text:p>
          </table:table-cell>
          <table:table-cell office:value-type="float" office:value="141.7365" calcext:value-type="float">
            <text:p>141.7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743" calcext:value-type="float">
            <text:p>10.8743</text:p>
          </table:table-cell>
          <table:table-cell office:value-type="float" office:value="112.5535" calcext:value-type="float">
            <text:p>112.5535</text:p>
          </table:table-cell>
          <table:table-cell office:value-type="float" office:value="31.2649" calcext:value-type="float">
            <text:p>31.2649</text:p>
          </table:table-cell>
        </table:table-row>
        <table:table-row table:style-name="ro1">
          <table:table-cell office:value-type="string" calcext:value-type="string">
            <text:p>15:56:44:947</text:p>
          </table:table-cell>
          <table:table-cell office:value-type="float" office:value="2.41234193809412E+015" calcext:value-type="float">
            <text:p>2412341938094120</text:p>
          </table:table-cell>
          <table:table-cell office:value-type="float" office:value="12.6388" calcext:value-type="float">
            <text:p>12.6388</text:p>
          </table:table-cell>
          <table:table-cell office:value-type="float" office:value="1812" calcext:value-type="float">
            <text:p>1812</text:p>
          </table:table-cell>
          <table:table-cell office:value-type="float" office:value="42.9964" calcext:value-type="float">
            <text:p>42.9964</text:p>
          </table:table-cell>
          <table:table-cell office:value-type="float" office:value="512.4109" calcext:value-type="float">
            <text:p>512.4109</text:p>
          </table:table-cell>
          <table:table-cell office:value-type="float" office:value="142.3364" calcext:value-type="float">
            <text:p>142.3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445" calcext:value-type="float">
            <text:p>10.8445</text:p>
          </table:table-cell>
          <table:table-cell office:value-type="float" office:value="113.0981" calcext:value-type="float">
            <text:p>113.0981</text:p>
          </table:table-cell>
          <table:table-cell office:value-type="float" office:value="31.4162" calcext:value-type="float">
            <text:p>31.4162</text:p>
          </table:table-cell>
        </table:table-row>
        <table:table-row table:style-name="ro1">
          <table:table-cell office:value-type="string" calcext:value-type="string">
            <text:p>15:56:44:999</text:p>
          </table:table-cell>
          <table:table-cell office:value-type="float" office:value="2.41234212749456E+015" calcext:value-type="float">
            <text:p>2412342127494560</text:p>
          </table:table-cell>
          <table:table-cell office:value-type="float" office:value="12.6901" calcext:value-type="float">
            <text:p>12.6901</text:p>
          </table:table-cell>
          <table:table-cell office:value-type="float" office:value="1875" calcext:value-type="float">
            <text:p>1875</text:p>
          </table:table-cell>
          <table:table-cell office:value-type="float" office:value="41.4195" calcext:value-type="float">
            <text:p>41.4195</text:p>
          </table:table-cell>
          <table:table-cell office:value-type="float" office:value="514.4931" calcext:value-type="float">
            <text:p>514.4931</text:p>
          </table:table-cell>
          <table:table-cell office:value-type="float" office:value="142.9148" calcext:value-type="float">
            <text:p>142.9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396" calcext:value-type="float">
            <text:p>10.6396</text:p>
          </table:table-cell>
          <table:table-cell office:value-type="float" office:value="113.633" calcext:value-type="float">
            <text:p>113.633</text:p>
          </table:table-cell>
          <table:table-cell office:value-type="float" office:value="31.5647" calcext:value-type="float">
            <text:p>31.5647</text:p>
          </table:table-cell>
        </table:table-row>
        <table:table-row table:style-name="ro1">
          <table:table-cell office:value-type="string" calcext:value-type="string">
            <text:p>15:56:45:50</text:p>
          </table:table-cell>
          <table:table-cell office:value-type="float" office:value="2.4123423176209E+015" calcext:value-type="float">
            <text:p>2412342317620900</text:p>
          </table:table-cell>
          <table:table-cell office:value-type="float" office:value="12.7416" calcext:value-type="float">
            <text:p>12.7416</text:p>
          </table:table-cell>
          <table:table-cell office:value-type="float" office:value="1787" calcext:value-type="float">
            <text:p>1787</text:p>
          </table:table-cell>
          <table:table-cell office:value-type="float" office:value="42.2404" calcext:value-type="float">
            <text:p>42.2404</text:p>
          </table:table-cell>
          <table:table-cell office:value-type="float" office:value="516.6251" calcext:value-type="float">
            <text:p>516.6251</text:p>
          </table:table-cell>
          <table:table-cell office:value-type="float" office:value="143.507" calcext:value-type="float">
            <text:p>143.5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979" calcext:value-type="float">
            <text:p>10.1979</text:p>
          </table:table-cell>
          <table:table-cell office:value-type="float" office:value="114.1477" calcext:value-type="float">
            <text:p>114.1477</text:p>
          </table:table-cell>
          <table:table-cell office:value-type="float" office:value="31.7077" calcext:value-type="float">
            <text:p>31.7077</text:p>
          </table:table-cell>
        </table:table-row>
        <table:table-row table:style-name="ro1">
          <table:table-cell office:value-type="string" calcext:value-type="string">
            <text:p>15:56:45:101</text:p>
          </table:table-cell>
          <table:table-cell office:value-type="float" office:value="2.41234250705897E+015" calcext:value-type="float">
            <text:p>2412342507058970</text:p>
          </table:table-cell>
          <table:table-cell office:value-type="float" office:value="12.7929" calcext:value-type="float">
            <text:p>12.7929</text:p>
          </table:table-cell>
          <table:table-cell office:value-type="float" office:value="2462" calcext:value-type="float">
            <text:p>2462</text:p>
          </table:table-cell>
          <table:table-cell office:value-type="float" office:value="42.0214" calcext:value-type="float">
            <text:p>42.0214</text:p>
          </table:table-cell>
          <table:table-cell office:value-type="float" office:value="518.7462" calcext:value-type="float">
            <text:p>518.7462</text:p>
          </table:table-cell>
          <table:table-cell office:value-type="float" office:value="144.0962" calcext:value-type="float">
            <text:p>144.0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638" calcext:value-type="float">
            <text:p>10.7638</text:p>
          </table:table-cell>
          <table:table-cell office:value-type="float" office:value="114.691" calcext:value-type="float">
            <text:p>114.691</text:p>
          </table:table-cell>
          <table:table-cell office:value-type="float" office:value="31.8586" calcext:value-type="float">
            <text:p>31.8586</text:p>
          </table:table-cell>
        </table:table-row>
        <table:table-row table:style-name="ro1">
          <table:table-cell office:value-type="string" calcext:value-type="string">
            <text:p>15:56:45:153</text:p>
          </table:table-cell>
          <table:table-cell office:value-type="float" office:value="2.41234269635407E+015" calcext:value-type="float">
            <text:p>2412342696354070</text:p>
          </table:table-cell>
          <table:table-cell office:value-type="float" office:value="12.8442" calcext:value-type="float">
            <text:p>12.8442</text:p>
          </table:table-cell>
          <table:table-cell office:value-type="float" office:value="1900" calcext:value-type="float">
            <text:p>1900</text:p>
          </table:table-cell>
          <table:table-cell office:value-type="float" office:value="41.6923" calcext:value-type="float">
            <text:p>41.6923</text:p>
          </table:table-cell>
          <table:table-cell office:value-type="float" office:value="520.8469" calcext:value-type="float">
            <text:p>520.8469</text:p>
          </table:table-cell>
          <table:table-cell office:value-type="float" office:value="144.6797" calcext:value-type="float">
            <text:p>144.6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15.2181" calcext:value-type="float">
            <text:p>115.2181</text:p>
          </table:table-cell>
          <table:table-cell office:value-type="float" office:value="32.005" calcext:value-type="float">
            <text:p>32.005</text:p>
          </table:table-cell>
        </table:table-row>
        <table:table-row table:style-name="ro1">
          <table:table-cell office:value-type="string" calcext:value-type="string">
            <text:p>15:56:45:204</text:p>
          </table:table-cell>
          <table:table-cell office:value-type="float" office:value="2.41234288530346E+015" calcext:value-type="float">
            <text:p>2412342885303460</text:p>
          </table:table-cell>
          <table:table-cell office:value-type="float" office:value="12.8954" calcext:value-type="float">
            <text:p>12.8954</text:p>
          </table:table-cell>
          <table:table-cell office:value-type="float" office:value="1775" calcext:value-type="float">
            <text:p>1775</text:p>
          </table:table-cell>
          <table:table-cell office:value-type="float" office:value="40.6123" calcext:value-type="float">
            <text:p>40.6123</text:p>
          </table:table-cell>
          <table:table-cell office:value-type="float" office:value="522.8935" calcext:value-type="float">
            <text:p>522.8935</text:p>
          </table:table-cell>
          <table:table-cell office:value-type="float" office:value="145.2482" calcext:value-type="float">
            <text:p>145.2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641" calcext:value-type="float">
            <text:p>10.3641</text:p>
          </table:table-cell>
          <table:table-cell office:value-type="float" office:value="115.7404" calcext:value-type="float">
            <text:p>115.7404</text:p>
          </table:table-cell>
          <table:table-cell office:value-type="float" office:value="32.1501" calcext:value-type="float">
            <text:p>32.1501</text:p>
          </table:table-cell>
        </table:table-row>
        <table:table-row table:style-name="ro1">
          <table:table-cell office:value-type="string" calcext:value-type="string">
            <text:p>15:56:45:255</text:p>
          </table:table-cell>
          <table:table-cell office:value-type="float" office:value="2.41234307366936E+015" calcext:value-type="float">
            <text:p>2412343073669360</text:p>
          </table:table-cell>
          <table:table-cell office:value-type="float" office:value="12.9464" calcext:value-type="float">
            <text:p>12.9464</text:p>
          </table:table-cell>
          <table:table-cell office:value-type="float" office:value="1812" calcext:value-type="float">
            <text:p>1812</text:p>
          </table:table-cell>
          <table:table-cell office:value-type="float" office:value="40.5364" calcext:value-type="float">
            <text:p>40.5364</text:p>
          </table:table-cell>
          <table:table-cell office:value-type="float" office:value="524.9315" calcext:value-type="float">
            <text:p>524.9315</text:p>
          </table:table-cell>
          <table:table-cell office:value-type="float" office:value="145.8143" calcext:value-type="float">
            <text:p>145.8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29" calcext:value-type="float">
            <text:p>10.9129</text:p>
          </table:table-cell>
          <table:table-cell office:value-type="float" office:value="116.2891" calcext:value-type="float">
            <text:p>116.2891</text:p>
          </table:table-cell>
          <table:table-cell office:value-type="float" office:value="32.3025" calcext:value-type="float">
            <text:p>32.3025</text:p>
          </table:table-cell>
        </table:table-row>
        <table:table-row table:style-name="ro1">
          <table:table-cell office:value-type="string" calcext:value-type="string">
            <text:p>15:56:45:306</text:p>
          </table:table-cell>
          <table:table-cell office:value-type="float" office:value="2.41234326262386E+015" calcext:value-type="float">
            <text:p>2412343262623860</text:p>
          </table:table-cell>
          <table:table-cell office:value-type="float" office:value="12.9976" calcext:value-type="float">
            <text:p>12.9976</text:p>
          </table:table-cell>
          <table:table-cell office:value-type="float" office:value="1862" calcext:value-type="float">
            <text:p>1862</text:p>
          </table:table-cell>
          <table:table-cell office:value-type="float" office:value="40.8583" calcext:value-type="float">
            <text:p>40.8583</text:p>
          </table:table-cell>
          <table:table-cell office:value-type="float" office:value="526.9879" calcext:value-type="float">
            <text:p>526.9879</text:p>
          </table:table-cell>
          <table:table-cell office:value-type="float" office:value="146.3855" calcext:value-type="float">
            <text:p>146.3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972" calcext:value-type="float">
            <text:p>10.6972</text:p>
          </table:table-cell>
          <table:table-cell office:value-type="float" office:value="116.8275" calcext:value-type="float">
            <text:p>116.8275</text:p>
          </table:table-cell>
          <table:table-cell office:value-type="float" office:value="32.4521" calcext:value-type="float">
            <text:p>32.4521</text:p>
          </table:table-cell>
        </table:table-row>
        <table:table-row table:style-name="ro1">
          <table:table-cell office:value-type="string" calcext:value-type="string">
            <text:p>15:56:45:357</text:p>
          </table:table-cell>
          <table:table-cell office:value-type="float" office:value="2.4123434514567E+015" calcext:value-type="float">
            <text:p>2412343451456700</text:p>
          </table:table-cell>
          <table:table-cell office:value-type="float" office:value="13.0487" calcext:value-type="float">
            <text:p>13.0487</text:p>
          </table:table-cell>
          <table:table-cell office:value-type="float" office:value="1975" calcext:value-type="float">
            <text:p>1975</text:p>
          </table:table-cell>
          <table:table-cell office:value-type="float" office:value="40.9955" calcext:value-type="float">
            <text:p>40.9955</text:p>
          </table:table-cell>
          <table:table-cell office:value-type="float" office:value="529.0518" calcext:value-type="float">
            <text:p>529.0518</text:p>
          </table:table-cell>
          <table:table-cell office:value-type="float" office:value="146.9588" calcext:value-type="float">
            <text:p>146.9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779" calcext:value-type="float">
            <text:p>9.6779</text:p>
          </table:table-cell>
          <table:table-cell office:value-type="float" office:value="117.3147" calcext:value-type="float">
            <text:p>117.3147</text:p>
          </table:table-cell>
          <table:table-cell office:value-type="float" office:value="32.5874" calcext:value-type="float">
            <text:p>32.5874</text:p>
          </table:table-cell>
        </table:table-row>
        <table:table-row table:style-name="ro1">
          <table:table-cell office:value-type="string" calcext:value-type="string">
            <text:p>15:56:45:408</text:p>
          </table:table-cell>
          <table:table-cell office:value-type="float" office:value="2.41234364061214E+015" calcext:value-type="float">
            <text:p>2412343640612140</text:p>
          </table:table-cell>
          <table:table-cell office:value-type="float" office:value="13.1" calcext:value-type="float">
            <text:p>13.1</text:p>
          </table:table-cell>
          <table:table-cell office:value-type="float" office:value="1662" calcext:value-type="float">
            <text:p>1662</text:p>
          </table:table-cell>
          <table:table-cell office:value-type="float" office:value="41.5118" calcext:value-type="float">
            <text:p>41.5118</text:p>
          </table:table-cell>
          <table:table-cell office:value-type="float" office:value="531.1418" calcext:value-type="float">
            <text:p>531.1418</text:p>
          </table:table-cell>
          <table:table-cell office:value-type="float" office:value="147.5394" calcext:value-type="float">
            <text:p>147.5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382" calcext:value-type="float">
            <text:p>10.1382</text:p>
          </table:table-cell>
          <table:table-cell office:value-type="float" office:value="117.8251" calcext:value-type="float">
            <text:p>117.8251</text:p>
          </table:table-cell>
          <table:table-cell office:value-type="float" office:value="32.7292" calcext:value-type="float">
            <text:p>32.7292</text:p>
          </table:table-cell>
        </table:table-row>
        <table:table-row table:style-name="ro1">
          <table:table-cell office:value-type="string" calcext:value-type="string">
            <text:p>15:56:45:460</text:p>
          </table:table-cell>
          <table:table-cell office:value-type="float" office:value="2.41234382997883E+015" calcext:value-type="float">
            <text:p>2412343829978830</text:p>
          </table:table-cell>
          <table:table-cell office:value-type="float" office:value="13.1513" calcext:value-type="float">
            <text:p>13.1513</text:p>
          </table:table-cell>
          <table:table-cell office:value-type="float" office:value="1775" calcext:value-type="float">
            <text:p>1775</text:p>
          </table:table-cell>
          <table:table-cell office:value-type="float" office:value="40.6287" calcext:value-type="float">
            <text:p>40.6287</text:p>
          </table:table-cell>
          <table:table-cell office:value-type="float" office:value="533.1897" calcext:value-type="float">
            <text:p>533.1897</text:p>
          </table:table-cell>
          <table:table-cell office:value-type="float" office:value="148.1082" calcext:value-type="float">
            <text:p>148.1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028" calcext:value-type="float">
            <text:p>10.6028</text:p>
          </table:table-cell>
          <table:table-cell office:value-type="float" office:value="118.3596" calcext:value-type="float">
            <text:p>118.3596</text:p>
          </table:table-cell>
          <table:table-cell office:value-type="float" office:value="32.8777" calcext:value-type="float">
            <text:p>32.8777</text:p>
          </table:table-cell>
        </table:table-row>
        <table:table-row table:style-name="ro1">
          <table:table-cell office:value-type="string" calcext:value-type="string">
            <text:p>15:56:45:511</text:p>
          </table:table-cell>
          <table:table-cell office:value-type="float" office:value="2.41234401900546E+015" calcext:value-type="float">
            <text:p>2412344019005460</text:p>
          </table:table-cell>
          <table:table-cell office:value-type="float" office:value="13.2025" calcext:value-type="float">
            <text:p>13.2025</text:p>
          </table:table-cell>
          <table:table-cell office:value-type="float" office:value="1762" calcext:value-type="float">
            <text:p>1762</text:p>
          </table:table-cell>
          <table:table-cell office:value-type="float" office:value="41.5934" calcext:value-type="float">
            <text:p>41.5934</text:p>
          </table:table-cell>
          <table:table-cell office:value-type="float" office:value="535.2851" calcext:value-type="float">
            <text:p>535.2851</text:p>
          </table:table-cell>
          <table:table-cell office:value-type="float" office:value="148.6903" calcext:value-type="float">
            <text:p>148.6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59" calcext:value-type="float">
            <text:p>10.859</text:p>
          </table:table-cell>
          <table:table-cell office:value-type="float" office:value="118.9066" calcext:value-type="float">
            <text:p>118.9066</text:p>
          </table:table-cell>
          <table:table-cell office:value-type="float" office:value="33.0296" calcext:value-type="float">
            <text:p>33.0296</text:p>
          </table:table-cell>
        </table:table-row>
        <table:table-row table:style-name="ro1">
          <table:table-cell office:value-type="string" calcext:value-type="string">
            <text:p>15:56:45:562</text:p>
          </table:table-cell>
          <table:table-cell office:value-type="float" office:value="2.41234420776451E+015" calcext:value-type="float">
            <text:p>2412344207764510</text:p>
          </table:table-cell>
          <table:table-cell office:value-type="float" office:value="13.2536" calcext:value-type="float">
            <text:p>13.2536</text:p>
          </table:table-cell>
          <table:table-cell office:value-type="float" office:value="1750" calcext:value-type="float">
            <text:p>1750</text:p>
          </table:table-cell>
          <table:table-cell office:value-type="float" office:value="41.2113" calcext:value-type="float">
            <text:p>41.2113</text:p>
          </table:table-cell>
          <table:table-cell office:value-type="float" office:value="537.3608" calcext:value-type="float">
            <text:p>537.3608</text:p>
          </table:table-cell>
          <table:table-cell office:value-type="float" office:value="149.2669" calcext:value-type="float">
            <text:p>149.2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185" calcext:value-type="float">
            <text:p>10.7185</text:p>
          </table:table-cell>
          <table:table-cell office:value-type="float" office:value="119.4465" calcext:value-type="float">
            <text:p>119.4465</text:p>
          </table:table-cell>
          <table:table-cell office:value-type="float" office:value="33.1796" calcext:value-type="float">
            <text:p>33.1796</text:p>
          </table:table-cell>
        </table:table-row>
        <table:table-row table:style-name="ro1">
          <table:table-cell office:value-type="string" calcext:value-type="string">
            <text:p>15:56:45:613</text:p>
          </table:table-cell>
          <table:table-cell office:value-type="float" office:value="2.41234439665998E+015" calcext:value-type="float">
            <text:p>2412344396659980</text:p>
          </table:table-cell>
          <table:table-cell office:value-type="float" office:value="13.3048" calcext:value-type="float">
            <text:p>13.3048</text:p>
          </table:table-cell>
          <table:table-cell office:value-type="float" office:value="1875" calcext:value-type="float">
            <text:p>1875</text:p>
          </table:table-cell>
          <table:table-cell office:value-type="float" office:value="40.3336" calcext:value-type="float">
            <text:p>40.3336</text:p>
          </table:table-cell>
          <table:table-cell office:value-type="float" office:value="539.3906" calcext:value-type="float">
            <text:p>539.3906</text:p>
          </table:table-cell>
          <table:table-cell office:value-type="float" office:value="149.8307" calcext:value-type="float">
            <text:p>149.8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208" calcext:value-type="float">
            <text:p>10.8208</text:p>
          </table:table-cell>
          <table:table-cell office:value-type="float" office:value="119.991" calcext:value-type="float">
            <text:p>119.991</text:p>
          </table:table-cell>
          <table:table-cell office:value-type="float" office:value="33.3308" calcext:value-type="float">
            <text:p>33.3308</text:p>
          </table:table-cell>
        </table:table-row>
        <table:table-row table:style-name="ro1">
          <table:table-cell office:value-type="string" calcext:value-type="string">
            <text:p>15:56:45:665</text:p>
          </table:table-cell>
          <table:table-cell office:value-type="float" office:value="2.41234458594699E+015" calcext:value-type="float">
            <text:p>2412344585946990</text:p>
          </table:table-cell>
          <table:table-cell office:value-type="float" office:value="13.3561" calcext:value-type="float">
            <text:p>13.3561</text:p>
          </table:table-cell>
          <table:table-cell office:value-type="float" office:value="1787" calcext:value-type="float">
            <text:p>1787</text:p>
          </table:table-cell>
          <table:table-cell office:value-type="float" office:value="40.8953" calcext:value-type="float">
            <text:p>40.8953</text:p>
          </table:table-cell>
          <table:table-cell office:value-type="float" office:value="541.4511" calcext:value-type="float">
            <text:p>541.4511</text:p>
          </table:table-cell>
          <table:table-cell office:value-type="float" office:value="150.4031" calcext:value-type="float">
            <text:p>150.4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708" calcext:value-type="float">
            <text:p>10.6708</text:p>
          </table:table-cell>
          <table:table-cell office:value-type="float" office:value="120.5287" calcext:value-type="float">
            <text:p>120.5287</text:p>
          </table:table-cell>
          <table:table-cell office:value-type="float" office:value="33.4802" calcext:value-type="float">
            <text:p>33.4802</text:p>
          </table:table-cell>
        </table:table-row>
        <table:table-row table:style-name="ro1">
          <table:table-cell office:value-type="string" calcext:value-type="string">
            <text:p>15:56:45:716</text:p>
          </table:table-cell>
          <table:table-cell office:value-type="float" office:value="2.41234477415285E+015" calcext:value-type="float">
            <text:p>2412344774152850</text:p>
          </table:table-cell>
          <table:table-cell office:value-type="float" office:value="13.4071" calcext:value-type="float">
            <text:p>13.4071</text:p>
          </table:table-cell>
          <table:table-cell office:value-type="float" office:value="2050" calcext:value-type="float">
            <text:p>2050</text:p>
          </table:table-cell>
          <table:table-cell office:value-type="float" office:value="41.4449" calcext:value-type="float">
            <text:p>41.4449</text:p>
          </table:table-cell>
          <table:table-cell office:value-type="float" office:value="543.5399" calcext:value-type="float">
            <text:p>543.5399</text:p>
          </table:table-cell>
          <table:table-cell office:value-type="float" office:value="150.9833" calcext:value-type="float">
            <text:p>150.9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613" calcext:value-type="float">
            <text:p>10.2613</text:p>
          </table:table-cell>
          <table:table-cell office:value-type="float" office:value="121.0458" calcext:value-type="float">
            <text:p>121.0458</text:p>
          </table:table-cell>
          <table:table-cell office:value-type="float" office:value="33.6238" calcext:value-type="float">
            <text:p>33.6238</text:p>
          </table:table-cell>
        </table:table-row>
        <table:table-row table:style-name="ro1">
          <table:table-cell office:value-type="string" calcext:value-type="string">
            <text:p>15:56:45:766</text:p>
          </table:table-cell>
          <table:table-cell office:value-type="float" office:value="2.41234496184034E+015" calcext:value-type="float">
            <text:p>2412344961840340</text:p>
          </table:table-cell>
          <table:table-cell office:value-type="float" office:value="13.4579" calcext:value-type="float">
            <text:p>13.4579</text:p>
          </table:table-cell>
          <table:table-cell office:value-type="float" office:value="1937" calcext:value-type="float">
            <text:p>1937</text:p>
          </table:table-cell>
          <table:table-cell office:value-type="float" office:value="41.2212" calcext:value-type="float">
            <text:p>41.2212</text:p>
          </table:table-cell>
          <table:table-cell office:value-type="float" office:value="545.6118" calcext:value-type="float">
            <text:p>545.6118</text:p>
          </table:table-cell>
          <table:table-cell office:value-type="float" office:value="151.5588" calcext:value-type="float">
            <text:p>151.5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585" calcext:value-type="float">
            <text:p>10.5585</text:p>
          </table:table-cell>
          <table:table-cell office:value-type="float" office:value="121.5765" calcext:value-type="float">
            <text:p>121.5765</text:p>
          </table:table-cell>
          <table:table-cell office:value-type="float" office:value="33.7713" calcext:value-type="float">
            <text:p>33.7713</text:p>
          </table:table-cell>
        </table:table-row>
        <table:table-row table:style-name="ro1">
          <table:table-cell office:value-type="string" calcext:value-type="string">
            <text:p>15:56:45:817</text:p>
          </table:table-cell>
          <table:table-cell office:value-type="float" office:value="2.41234515026381E+015" calcext:value-type="float">
            <text:p>2412345150263810</text:p>
          </table:table-cell>
          <table:table-cell office:value-type="float" office:value="13.5089" calcext:value-type="float">
            <text:p>13.5089</text:p>
          </table:table-cell>
          <table:table-cell office:value-type="float" office:value="1712" calcext:value-type="float">
            <text:p>1712</text:p>
          </table:table-cell>
          <table:table-cell office:value-type="float" office:value="43.5552" calcext:value-type="float">
            <text:p>43.5552</text:p>
          </table:table-cell>
          <table:table-cell office:value-type="float" office:value="547.7994" calcext:value-type="float">
            <text:p>547.7994</text:p>
          </table:table-cell>
          <table:table-cell office:value-type="float" office:value="152.1665" calcext:value-type="float">
            <text:p>152.1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127" calcext:value-type="float">
            <text:p>10.4127</text:p>
          </table:table-cell>
          <table:table-cell office:value-type="float" office:value="122.0995" calcext:value-type="float">
            <text:p>122.0995</text:p>
          </table:table-cell>
          <table:table-cell office:value-type="float" office:value="33.9165" calcext:value-type="float">
            <text:p>33.9165</text:p>
          </table:table-cell>
        </table:table-row>
        <table:table-row table:style-name="ro1">
          <table:table-cell office:value-type="string" calcext:value-type="string">
            <text:p>15:56:45:869</text:p>
          </table:table-cell>
          <table:table-cell office:value-type="float" office:value="2.41234533955843E+015" calcext:value-type="float">
            <text:p>2412345339558430</text:p>
          </table:table-cell>
          <table:table-cell office:value-type="float" office:value="13.5602" calcext:value-type="float">
            <text:p>13.5602</text:p>
          </table:table-cell>
          <table:table-cell office:value-type="float" office:value="1962" calcext:value-type="float">
            <text:p>1962</text:p>
          </table:table-cell>
          <table:table-cell office:value-type="float" office:value="42.5639" calcext:value-type="float">
            <text:p>42.5639</text:p>
          </table:table-cell>
          <table:table-cell office:value-type="float" office:value="549.9437" calcext:value-type="float">
            <text:p>549.9437</text:p>
          </table:table-cell>
          <table:table-cell office:value-type="float" office:value="152.7621" calcext:value-type="float">
            <text:p>152.76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027" calcext:value-type="float">
            <text:p>10.9027</text:p>
          </table:table-cell>
          <table:table-cell office:value-type="float" office:value="122.6488" calcext:value-type="float">
            <text:p>122.6488</text:p>
          </table:table-cell>
          <table:table-cell office:value-type="float" office:value="34.0691" calcext:value-type="float">
            <text:p>34.0691</text:p>
          </table:table-cell>
        </table:table-row>
        <table:table-row table:style-name="ro1">
          <table:table-cell office:value-type="string" calcext:value-type="string">
            <text:p>15:56:45:920</text:p>
          </table:table-cell>
          <table:table-cell office:value-type="float" office:value="2.41234552902075E+015" calcext:value-type="float">
            <text:p>2412345529020750</text:p>
          </table:table-cell>
          <table:table-cell office:value-type="float" office:value="13.6115" calcext:value-type="float">
            <text:p>13.6115</text:p>
          </table:table-cell>
          <table:table-cell office:value-type="float" office:value="1912" calcext:value-type="float">
            <text:p>1912</text:p>
          </table:table-cell>
          <table:table-cell office:value-type="float" office:value="41.3646" calcext:value-type="float">
            <text:p>41.3646</text:p>
          </table:table-cell>
          <table:table-cell office:value-type="float" office:value="552.0298" calcext:value-type="float">
            <text:p>552.0298</text:p>
          </table:table-cell>
          <table:table-cell office:value-type="float" office:value="153.3416" calcext:value-type="float">
            <text:p>153.3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66" calcext:value-type="float">
            <text:p>11.166</text:p>
          </table:table-cell>
          <table:table-cell office:value-type="float" office:value="123.2119" calcext:value-type="float">
            <text:p>123.2119</text:p>
          </table:table-cell>
          <table:table-cell office:value-type="float" office:value="34.2255" calcext:value-type="float">
            <text:p>34.2255</text:p>
          </table:table-cell>
        </table:table-row>
        <table:table-row table:style-name="ro1">
          <table:table-cell office:value-type="string" calcext:value-type="string">
            <text:p>15:56:45:971</text:p>
          </table:table-cell>
          <table:table-cell office:value-type="float" office:value="2.4123457171598E+015" calcext:value-type="float">
            <text:p>2412345717159800</text:p>
          </table:table-cell>
          <table:table-cell office:value-type="float" office:value="13.6625" calcext:value-type="float">
            <text:p>13.6625</text:p>
          </table:table-cell>
          <table:table-cell office:value-type="float" office:value="2012" calcext:value-type="float">
            <text:p>2012</text:p>
          </table:table-cell>
          <table:table-cell office:value-type="float" office:value="42.5754" calcext:value-type="float">
            <text:p>42.5754</text:p>
          </table:table-cell>
          <table:table-cell office:value-type="float" office:value="554.1736" calcext:value-type="float">
            <text:p>554.1736</text:p>
          </table:table-cell>
          <table:table-cell office:value-type="float" office:value="153.9371" calcext:value-type="float">
            <text:p>153.9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002" calcext:value-type="float">
            <text:p>10.2002</text:p>
          </table:table-cell>
          <table:table-cell office:value-type="float" office:value="123.7255" calcext:value-type="float">
            <text:p>123.7255</text:p>
          </table:table-cell>
          <table:table-cell office:value-type="float" office:value="34.3682" calcext:value-type="float">
            <text:p>34.3682</text:p>
          </table:table-cell>
        </table:table-row>
        <table:table-row table:style-name="ro1">
          <table:table-cell office:value-type="string" calcext:value-type="string">
            <text:p>15:56:46:22</text:p>
          </table:table-cell>
          <table:table-cell office:value-type="float" office:value="2.41234590495271E+015" calcext:value-type="float">
            <text:p>2412345904952710</text:p>
          </table:table-cell>
          <table:table-cell office:value-type="float" office:value="13.7134" calcext:value-type="float">
            <text:p>13.7134</text:p>
          </table:table-cell>
          <table:table-cell office:value-type="float" office:value="1975" calcext:value-type="float">
            <text:p>1975</text:p>
          </table:table-cell>
          <table:table-cell office:value-type="float" office:value="43.6013" calcext:value-type="float">
            <text:p>43.6013</text:p>
          </table:table-cell>
          <table:table-cell office:value-type="float" office:value="556.3651" calcext:value-type="float">
            <text:p>556.3651</text:p>
          </table:table-cell>
          <table:table-cell office:value-type="float" office:value="154.5459" calcext:value-type="float">
            <text:p>154.5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912" calcext:value-type="float">
            <text:p>10.8912</text:p>
          </table:table-cell>
          <table:table-cell office:value-type="float" office:value="124.2729" calcext:value-type="float">
            <text:p>124.2729</text:p>
          </table:table-cell>
          <table:table-cell office:value-type="float" office:value="34.5203" calcext:value-type="float">
            <text:p>34.5203</text:p>
          </table:table-cell>
        </table:table-row>
        <table:table-row table:style-name="ro1">
          <table:table-cell office:value-type="string" calcext:value-type="string">
            <text:p>15:56:46:73</text:p>
          </table:table-cell>
          <table:table-cell office:value-type="float" office:value="2.41234609269502E+015" calcext:value-type="float">
            <text:p>2412346092695020</text:p>
          </table:table-cell>
          <table:table-cell office:value-type="float" office:value="13.7642" calcext:value-type="float">
            <text:p>13.7642</text:p>
          </table:table-cell>
          <table:table-cell office:value-type="float" office:value="1812" calcext:value-type="float">
            <text:p>1812</text:p>
          </table:table-cell>
          <table:table-cell office:value-type="float" office:value="42.9701" calcext:value-type="float">
            <text:p>42.9701</text:p>
          </table:table-cell>
          <table:table-cell office:value-type="float" office:value="558.5262" calcext:value-type="float">
            <text:p>558.5262</text:p>
          </table:table-cell>
          <table:table-cell office:value-type="float" office:value="155.1462" calcext:value-type="float">
            <text:p>155.1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797" calcext:value-type="float">
            <text:p>10.3797</text:p>
          </table:table-cell>
          <table:table-cell office:value-type="float" office:value="124.795" calcext:value-type="float">
            <text:p>124.795</text:p>
          </table:table-cell>
          <table:table-cell office:value-type="float" office:value="34.6653" calcext:value-type="float">
            <text:p>34.6653</text:p>
          </table:table-cell>
        </table:table-row>
        <table:table-row table:style-name="ro1">
          <table:table-cell office:value-type="string" calcext:value-type="string">
            <text:p>15:56:46:124</text:p>
          </table:table-cell>
          <table:table-cell office:value-type="float" office:value="2.41234628039969E+015" calcext:value-type="float">
            <text:p>2412346280399690</text:p>
          </table:table-cell>
          <table:table-cell office:value-type="float" office:value="13.8151" calcext:value-type="float">
            <text:p>13.8151</text:p>
          </table:table-cell>
          <table:table-cell office:value-type="float" office:value="1937" calcext:value-type="float">
            <text:p>1937</text:p>
          </table:table-cell>
          <table:table-cell office:value-type="float" office:value="42.6847" calcext:value-type="float">
            <text:p>42.6847</text:p>
          </table:table-cell>
          <table:table-cell office:value-type="float" office:value="560.6714" calcext:value-type="float">
            <text:p>560.6714</text:p>
          </table:table-cell>
          <table:table-cell office:value-type="float" office:value="155.7421" calcext:value-type="float">
            <text:p>155.7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342" calcext:value-type="float">
            <text:p>10.5342</text:p>
          </table:table-cell>
          <table:table-cell office:value-type="float" office:value="125.3244" calcext:value-type="float">
            <text:p>125.3244</text:p>
          </table:table-cell>
          <table:table-cell office:value-type="float" office:value="34.8123" calcext:value-type="float">
            <text:p>34.8123</text:p>
          </table:table-cell>
        </table:table-row>
        <table:table-row table:style-name="ro1">
          <table:table-cell office:value-type="string" calcext:value-type="string">
            <text:p>15:56:46:175</text:p>
          </table:table-cell>
          <table:table-cell office:value-type="float" office:value="2.41234646884929E+015" calcext:value-type="float">
            <text:p>2412346468849290</text:p>
          </table:table-cell>
          <table:table-cell office:value-type="float" office:value="13.8661" calcext:value-type="float">
            <text:p>13.8661</text:p>
          </table:table-cell>
          <table:table-cell office:value-type="float" office:value="1825" calcext:value-type="float">
            <text:p>1825</text:p>
          </table:table-cell>
          <table:table-cell office:value-type="float" office:value="42.9129" calcext:value-type="float">
            <text:p>42.9129</text:p>
          </table:table-cell>
          <table:table-cell office:value-type="float" office:value="562.8271" calcext:value-type="float">
            <text:p>562.8271</text:p>
          </table:table-cell>
          <table:table-cell office:value-type="float" office:value="156.3409" calcext:value-type="float">
            <text:p>156.3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726" calcext:value-type="float">
            <text:p>10.7726</text:p>
          </table:table-cell>
          <table:table-cell office:value-type="float" office:value="125.8655" calcext:value-type="float">
            <text:p>125.8655</text:p>
          </table:table-cell>
          <table:table-cell office:value-type="float" office:value="34.9626" calcext:value-type="float">
            <text:p>34.9626</text:p>
          </table:table-cell>
        </table:table-row>
        <table:table-row table:style-name="ro1">
          <table:table-cell office:value-type="string" calcext:value-type="string">
            <text:p>15:56:46:226</text:p>
          </table:table-cell>
          <table:table-cell office:value-type="float" office:value="2.41234665795307E+015" calcext:value-type="float">
            <text:p>2412346657953070</text:p>
          </table:table-cell>
          <table:table-cell office:value-type="float" office:value="13.9174" calcext:value-type="float">
            <text:p>13.9174</text:p>
          </table:table-cell>
          <table:table-cell office:value-type="float" office:value="1737" calcext:value-type="float">
            <text:p>1737</text:p>
          </table:table-cell>
          <table:table-cell office:value-type="float" office:value="43.1503" calcext:value-type="float">
            <text:p>43.1503</text:p>
          </table:table-cell>
          <table:table-cell office:value-type="float" office:value="564.9998" calcext:value-type="float">
            <text:p>564.9998</text:p>
          </table:table-cell>
          <table:table-cell office:value-type="float" office:value="156.9444" calcext:value-type="float">
            <text:p>156.9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976" calcext:value-type="float">
            <text:p>10.4976</text:p>
          </table:table-cell>
          <table:table-cell office:value-type="float" office:value="126.3941" calcext:value-type="float">
            <text:p>126.3941</text:p>
          </table:table-cell>
          <table:table-cell office:value-type="float" office:value="35.1095" calcext:value-type="float">
            <text:p>35.1095</text:p>
          </table:table-cell>
        </table:table-row>
        <table:table-row table:style-name="ro1">
          <table:table-cell office:value-type="string" calcext:value-type="string">
            <text:p>15:56:46:277</text:p>
          </table:table-cell>
          <table:table-cell office:value-type="float" office:value="2.4123468473529E+015" calcext:value-type="float">
            <text:p>2412346847352900</text:p>
          </table:table-cell>
          <table:table-cell office:value-type="float" office:value="13.9687" calcext:value-type="float">
            <text:p>13.9687</text:p>
          </table:table-cell>
          <table:table-cell office:value-type="float" office:value="1737" calcext:value-type="float">
            <text:p>1737</text:p>
          </table:table-cell>
          <table:table-cell office:value-type="float" office:value="41.7714" calcext:value-type="float">
            <text:p>41.7714</text:p>
          </table:table-cell>
          <table:table-cell office:value-type="float" office:value="567.1047" calcext:value-type="float">
            <text:p>567.1047</text:p>
          </table:table-cell>
          <table:table-cell office:value-type="float" office:value="157.5291" calcext:value-type="float">
            <text:p>157.5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204" calcext:value-type="float">
            <text:p>10.5204</text:p>
          </table:table-cell>
          <table:table-cell office:value-type="float" office:value="126.9243" calcext:value-type="float">
            <text:p>126.9243</text:p>
          </table:table-cell>
          <table:table-cell office:value-type="float" office:value="35.2567" calcext:value-type="float">
            <text:p>35.2567</text:p>
          </table:table-cell>
        </table:table-row>
        <table:table-row table:style-name="ro1">
          <table:table-cell office:value-type="string" calcext:value-type="string">
            <text:p>15:56:46:328</text:p>
          </table:table-cell>
          <table:table-cell office:value-type="float" office:value="2.41234703668337E+015" calcext:value-type="float">
            <text:p>2412347036683370</text:p>
          </table:table-cell>
          <table:table-cell office:value-type="float" office:value="14.02" calcext:value-type="float">
            <text:p>14.02</text:p>
          </table:table-cell>
          <table:table-cell office:value-type="float" office:value="1687" calcext:value-type="float">
            <text:p>1687</text:p>
          </table:table-cell>
          <table:table-cell office:value-type="float" office:value="41.3842" calcext:value-type="float">
            <text:p>41.3842</text:p>
          </table:table-cell>
          <table:table-cell office:value-type="float" office:value="569.1899" calcext:value-type="float">
            <text:p>569.1899</text:p>
          </table:table-cell>
          <table:table-cell office:value-type="float" office:value="158.1083" calcext:value-type="float">
            <text:p>158.1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264" calcext:value-type="float">
            <text:p>10.2264</text:p>
          </table:table-cell>
          <table:table-cell office:value-type="float" office:value="127.4395" calcext:value-type="float">
            <text:p>127.4395</text:p>
          </table:table-cell>
          <table:table-cell office:value-type="float" office:value="35.3999" calcext:value-type="float">
            <text:p>35.3999</text:p>
          </table:table-cell>
        </table:table-row>
        <table:table-row table:style-name="ro1">
          <table:table-cell office:value-type="string" calcext:value-type="string">
            <text:p>15:56:46:380</text:p>
          </table:table-cell>
          <table:table-cell office:value-type="float" office:value="2.41234722593796E+015" calcext:value-type="float">
            <text:p>2412347225937960</text:p>
          </table:table-cell>
          <table:table-cell office:value-type="float" office:value="14.0712" calcext:value-type="float">
            <text:p>14.0712</text:p>
          </table:table-cell>
          <table:table-cell office:value-type="float" office:value="2025" calcext:value-type="float">
            <text:p>2025</text:p>
          </table:table-cell>
          <table:table-cell office:value-type="float" office:value="42.56" calcext:value-type="float">
            <text:p>42.56</text:p>
          </table:table-cell>
          <table:table-cell office:value-type="float" office:value="571.3337" calcext:value-type="float">
            <text:p>571.3337</text:p>
          </table:table-cell>
          <table:table-cell office:value-type="float" office:value="158.7038" calcext:value-type="float">
            <text:p>158.7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237" calcext:value-type="float">
            <text:p>10.5237</text:p>
          </table:table-cell>
          <table:table-cell office:value-type="float" office:value="127.9696" calcext:value-type="float">
            <text:p>127.9696</text:p>
          </table:table-cell>
          <table:table-cell office:value-type="float" office:value="35.5471" calcext:value-type="float">
            <text:p>35.5471</text:p>
          </table:table-cell>
        </table:table-row>
        <table:table-row table:style-name="ro1">
          <table:table-cell office:value-type="string" calcext:value-type="string">
            <text:p>15:56:46:431</text:p>
          </table:table-cell>
          <table:table-cell office:value-type="float" office:value="2.41234741583879E+015" calcext:value-type="float">
            <text:p>2412347415838790</text:p>
          </table:table-cell>
          <table:table-cell office:value-type="float" office:value="14.1227" calcext:value-type="float">
            <text:p>14.1227</text:p>
          </table:table-cell>
          <table:table-cell office:value-type="float" office:value="1687" calcext:value-type="float">
            <text:p>1687</text:p>
          </table:table-cell>
          <table:table-cell office:value-type="float" office:value="43.2509" calcext:value-type="float">
            <text:p>43.2509</text:p>
          </table:table-cell>
          <table:table-cell office:value-type="float" office:value="573.5121" calcext:value-type="float">
            <text:p>573.5121</text:p>
          </table:table-cell>
          <table:table-cell office:value-type="float" office:value="159.3089" calcext:value-type="float">
            <text:p>159.3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547" calcext:value-type="float">
            <text:p>10.3547</text:p>
          </table:table-cell>
          <table:table-cell office:value-type="float" office:value="128.4911" calcext:value-type="float">
            <text:p>128.4911</text:p>
          </table:table-cell>
          <table:table-cell office:value-type="float" office:value="35.692" calcext:value-type="float">
            <text:p>35.692</text:p>
          </table:table-cell>
        </table:table-row>
        <table:table-row table:style-name="ro1">
          <table:table-cell office:value-type="string" calcext:value-type="string">
            <text:p>15:56:46:483</text:p>
          </table:table-cell>
          <table:table-cell office:value-type="float" office:value="2.41234760567686E+015" calcext:value-type="float">
            <text:p>2412347605676860</text:p>
          </table:table-cell>
          <table:table-cell office:value-type="float" office:value="14.1741" calcext:value-type="float">
            <text:p>14.1741</text:p>
          </table:table-cell>
          <table:table-cell office:value-type="float" office:value="1712" calcext:value-type="float">
            <text:p>1712</text:p>
          </table:table-cell>
          <table:table-cell office:value-type="float" office:value="42.3627" calcext:value-type="float">
            <text:p>42.3627</text:p>
          </table:table-cell>
          <table:table-cell office:value-type="float" office:value="575.6517" calcext:value-type="float">
            <text:p>575.6517</text:p>
          </table:table-cell>
          <table:table-cell office:value-type="float" office:value="159.9032" calcext:value-type="float">
            <text:p>159.9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647" calcext:value-type="float">
            <text:p>10.5647</text:p>
          </table:table-cell>
          <table:table-cell office:value-type="float" office:value="129.0247" calcext:value-type="float">
            <text:p>129.0247</text:p>
          </table:table-cell>
          <table:table-cell office:value-type="float" office:value="35.8402" calcext:value-type="float">
            <text:p>35.8402</text:p>
          </table:table-cell>
        </table:table-row>
        <table:table-row table:style-name="ro1">
          <table:table-cell office:value-type="string" calcext:value-type="string">
            <text:p>15:56:46:534</text:p>
          </table:table-cell>
          <table:table-cell office:value-type="float" office:value="2.41234779459871E+015" calcext:value-type="float">
            <text:p>2412347794598710</text:p>
          </table:table-cell>
          <table:table-cell office:value-type="float" office:value="14.2253" calcext:value-type="float">
            <text:p>14.2253</text:p>
          </table:table-cell>
          <table:table-cell office:value-type="float" office:value="1675" calcext:value-type="float">
            <text:p>1675</text:p>
          </table:table-cell>
          <table:table-cell office:value-type="float" office:value="41.9928" calcext:value-type="float">
            <text:p>41.9928</text:p>
          </table:table-cell>
          <table:table-cell office:value-type="float" office:value="577.7663" calcext:value-type="float">
            <text:p>577.7663</text:p>
          </table:table-cell>
          <table:table-cell office:value-type="float" office:value="160.4906" calcext:value-type="float">
            <text:p>160.4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121" calcext:value-type="float">
            <text:p>10.3121</text:p>
          </table:table-cell>
          <table:table-cell office:value-type="float" office:value="129.544" calcext:value-type="float">
            <text:p>129.544</text:p>
          </table:table-cell>
          <table:table-cell office:value-type="float" office:value="35.9844" calcext:value-type="float">
            <text:p>35.9844</text:p>
          </table:table-cell>
        </table:table-row>
        <table:table-row table:style-name="ro1">
          <table:table-cell office:value-type="string" calcext:value-type="string">
            <text:p>15:56:46:585</text:p>
          </table:table-cell>
          <table:table-cell office:value-type="float" office:value="2.41234798444673E+015" calcext:value-type="float">
            <text:p>2412347984446730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825" calcext:value-type="float">
            <text:p>1825</text:p>
          </table:table-cell>
          <table:table-cell office:value-type="float" office:value="42.1089" calcext:value-type="float">
            <text:p>42.1089</text:p>
          </table:table-cell>
          <table:table-cell office:value-type="float" office:value="579.8904" calcext:value-type="float">
            <text:p>579.8904</text:p>
          </table:table-cell>
          <table:table-cell office:value-type="float" office:value="161.0807" calcext:value-type="float">
            <text:p>161.0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745" calcext:value-type="float">
            <text:p>10.1745</text:p>
          </table:table-cell>
          <table:table-cell office:value-type="float" office:value="130.0573" calcext:value-type="float">
            <text:p>130.0573</text:p>
          </table:table-cell>
          <table:table-cell office:value-type="float" office:value="36.127" calcext:value-type="float">
            <text:p>36.127</text:p>
          </table:table-cell>
        </table:table-row>
        <table:table-row table:style-name="ro1">
          <table:table-cell office:value-type="string" calcext:value-type="string">
            <text:p>15:56:46:637</text:p>
          </table:table-cell>
          <table:table-cell office:value-type="float" office:value="2.41234817407268E+015" calcext:value-type="float">
            <text:p>2412348174072680</text:p>
          </table:table-cell>
          <table:table-cell office:value-type="float" office:value="14.3281" calcext:value-type="float">
            <text:p>14.3281</text:p>
          </table:table-cell>
          <table:table-cell office:value-type="float" office:value="1625" calcext:value-type="float">
            <text:p>1625</text:p>
          </table:table-cell>
          <table:table-cell office:value-type="float" office:value="41.8763" calcext:value-type="float">
            <text:p>41.8763</text:p>
          </table:table-cell>
          <table:table-cell office:value-type="float" office:value="582.0043" calcext:value-type="float">
            <text:p>582.0043</text:p>
          </table:table-cell>
          <table:table-cell office:value-type="float" office:value="161.6679" calcext:value-type="float">
            <text:p>161.6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356" calcext:value-type="float">
            <text:p>10.6356</text:p>
          </table:table-cell>
          <table:table-cell office:value-type="float" office:value="130.5941" calcext:value-type="float">
            <text:p>130.5941</text:p>
          </table:table-cell>
          <table:table-cell office:value-type="float" office:value="36.2761" calcext:value-type="float">
            <text:p>36.2761</text:p>
          </table:table-cell>
        </table:table-row>
        <table:table-row table:style-name="ro1">
          <table:table-cell office:value-type="string" calcext:value-type="string">
            <text:p>15:56:46:688</text:p>
          </table:table-cell>
          <table:table-cell office:value-type="float" office:value="2.41234836271758E+015" calcext:value-type="float">
            <text:p>2412348362717580</text:p>
          </table:table-cell>
          <table:table-cell office:value-type="float" office:value="14.3792" calcext:value-type="float">
            <text:p>14.3792</text:p>
          </table:table-cell>
          <table:table-cell office:value-type="float" office:value="1787" calcext:value-type="float">
            <text:p>1787</text:p>
          </table:table-cell>
          <table:table-cell office:value-type="float" office:value="42.3808" calcext:value-type="float">
            <text:p>42.3808</text:p>
          </table:table-cell>
          <table:table-cell office:value-type="float" office:value="584.1382" calcext:value-type="float">
            <text:p>584.1382</text:p>
          </table:table-cell>
          <table:table-cell office:value-type="float" office:value="162.2606" calcext:value-type="float">
            <text:p>162.2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674" calcext:value-type="float">
            <text:p>11.2674</text:p>
          </table:table-cell>
          <table:table-cell office:value-type="float" office:value="131.1614" calcext:value-type="float">
            <text:p>131.1614</text:p>
          </table:table-cell>
          <table:table-cell office:value-type="float" office:value="36.4337" calcext:value-type="float">
            <text:p>36.4337</text:p>
          </table:table-cell>
        </table:table-row>
        <table:table-row table:style-name="ro1">
          <table:table-cell office:value-type="string" calcext:value-type="string">
            <text:p>15:56:46:739</text:p>
          </table:table-cell>
          <table:table-cell office:value-type="float" office:value="2.41234855149237E+015" calcext:value-type="float">
            <text:p>2412348551492370</text:p>
          </table:table-cell>
          <table:table-cell office:value-type="float" office:value="14.4303" calcext:value-type="float">
            <text:p>14.4303</text:p>
          </table:table-cell>
          <table:table-cell office:value-type="float" office:value="1712" calcext:value-type="float">
            <text:p>1712</text:p>
          </table:table-cell>
          <table:table-cell office:value-type="float" office:value="42.1697" calcext:value-type="float">
            <text:p>42.1697</text:p>
          </table:table-cell>
          <table:table-cell office:value-type="float" office:value="586.2599" calcext:value-type="float">
            <text:p>586.2599</text:p>
          </table:table-cell>
          <table:table-cell office:value-type="float" office:value="162.85" calcext:value-type="float">
            <text:p>162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013" calcext:value-type="float">
            <text:p>11.0013</text:p>
          </table:table-cell>
          <table:table-cell office:value-type="float" office:value="131.715" calcext:value-type="float">
            <text:p>131.715</text:p>
          </table:table-cell>
          <table:table-cell office:value-type="float" office:value="36.5875" calcext:value-type="float">
            <text:p>36.5875</text:p>
          </table:table-cell>
        </table:table-row>
        <table:table-row table:style-name="ro1">
          <table:table-cell office:value-type="string" calcext:value-type="string">
            <text:p>15:56:46:790</text:p>
          </table:table-cell>
          <table:table-cell office:value-type="float" office:value="2.41234874116787E+015" calcext:value-type="float">
            <text:p>2412348741167870</text:p>
          </table:table-cell>
          <table:table-cell office:value-type="float" office:value="14.4817" calcext:value-type="float">
            <text:p>14.4817</text:p>
          </table:table-cell>
          <table:table-cell office:value-type="float" office:value="1825" calcext:value-type="float">
            <text:p>1825</text:p>
          </table:table-cell>
          <table:table-cell office:value-type="float" office:value="42.9127" calcext:value-type="float">
            <text:p>42.9127</text:p>
          </table:table-cell>
          <table:table-cell office:value-type="float" office:value="588.4245" calcext:value-type="float">
            <text:p>588.4245</text:p>
          </table:table-cell>
          <table:table-cell office:value-type="float" office:value="163.4512" calcext:value-type="float">
            <text:p>163.4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984" calcext:value-type="float">
            <text:p>10.7984</text:p>
          </table:table-cell>
          <table:table-cell office:value-type="float" office:value="132.2596" calcext:value-type="float">
            <text:p>132.2596</text:p>
          </table:table-cell>
          <table:table-cell office:value-type="float" office:value="36.7388" calcext:value-type="float">
            <text:p>36.7388</text:p>
          </table:table-cell>
        </table:table-row>
        <table:table-row table:style-name="ro1">
          <table:table-cell office:value-type="string" calcext:value-type="string">
            <text:p>15:56:46:842</text:p>
          </table:table-cell>
          <table:table-cell office:value-type="float" office:value="2.4123489307229E+015" calcext:value-type="float">
            <text:p>2412348930722900</text:p>
          </table:table-cell>
          <table:table-cell office:value-type="float" office:value="14.533" calcext:value-type="float">
            <text:p>14.533</text:p>
          </table:table-cell>
          <table:table-cell office:value-type="float" office:value="1687" calcext:value-type="float">
            <text:p>1687</text:p>
          </table:table-cell>
          <table:table-cell office:value-type="float" office:value="42.5229" calcext:value-type="float">
            <text:p>42.5229</text:p>
          </table:table-cell>
          <table:table-cell office:value-type="float" office:value="590.5701" calcext:value-type="float">
            <text:p>590.5701</text:p>
          </table:table-cell>
          <table:table-cell office:value-type="float" office:value="164.0473" calcext:value-type="float">
            <text:p>164.0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555" calcext:value-type="float">
            <text:p>10.6555</text:p>
          </table:table-cell>
          <table:table-cell office:value-type="float" office:value="132.7973" calcext:value-type="float">
            <text:p>132.7973</text:p>
          </table:table-cell>
          <table:table-cell office:value-type="float" office:value="36.8881" calcext:value-type="float">
            <text:p>36.8881</text:p>
          </table:table-cell>
        </table:table-row>
        <table:table-row table:style-name="ro1">
          <table:table-cell office:value-type="string" calcext:value-type="string">
            <text:p>15:56:46:893</text:p>
          </table:table-cell>
          <table:table-cell office:value-type="float" office:value="2.41234912022362E+015" calcext:value-type="float">
            <text:p>2412349120223620</text:p>
          </table:table-cell>
          <table:table-cell office:value-type="float" office:value="14.5844" calcext:value-type="float">
            <text:p>14.5844</text:p>
          </table:table-cell>
          <table:table-cell office:value-type="float" office:value="1712" calcext:value-type="float">
            <text:p>1712</text:p>
          </table:table-cell>
          <table:table-cell office:value-type="float" office:value="42.1721" calcext:value-type="float">
            <text:p>42.1721</text:p>
          </table:table-cell>
          <table:table-cell office:value-type="float" office:value="592.6943" calcext:value-type="float">
            <text:p>592.6943</text:p>
          </table:table-cell>
          <table:table-cell office:value-type="float" office:value="164.6373" calcext:value-type="float">
            <text:p>164.6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077" calcext:value-type="float">
            <text:p>10.0077</text:p>
          </table:table-cell>
          <table:table-cell office:value-type="float" office:value="133.3014" calcext:value-type="float">
            <text:p>133.3014</text:p>
          </table:table-cell>
          <table:table-cell office:value-type="float" office:value="37.0282" calcext:value-type="float">
            <text:p>37.0282</text:p>
          </table:table-cell>
        </table:table-row>
        <table:table-row table:style-name="ro1">
          <table:table-cell office:value-type="string" calcext:value-type="string">
            <text:p>15:56:46:944</text:p>
          </table:table-cell>
          <table:table-cell office:value-type="float" office:value="2.41234930829824E+015" calcext:value-type="float">
            <text:p>2412349308298240</text:p>
          </table:table-cell>
          <table:table-cell office:value-type="float" office:value="14.6353" calcext:value-type="float">
            <text:p>14.6353</text:p>
          </table:table-cell>
          <table:table-cell office:value-type="float" office:value="2275" calcext:value-type="float">
            <text:p>2275</text:p>
          </table:table-cell>
          <table:table-cell office:value-type="float" office:value="43.0399" calcext:value-type="float">
            <text:p>43.0399</text:p>
          </table:table-cell>
          <table:table-cell office:value-type="float" office:value="594.8623" calcext:value-type="float">
            <text:p>594.8623</text:p>
          </table:table-cell>
          <table:table-cell office:value-type="float" office:value="165.2395" calcext:value-type="float">
            <text:p>165.2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848" calcext:value-type="float">
            <text:p>10.6848</text:p>
          </table:table-cell>
          <table:table-cell office:value-type="float" office:value="133.8396" calcext:value-type="float">
            <text:p>133.8396</text:p>
          </table:table-cell>
          <table:table-cell office:value-type="float" office:value="37.1777" calcext:value-type="float">
            <text:p>37.1777</text:p>
          </table:table-cell>
        </table:table-row>
        <table:table-row table:style-name="ro1">
          <table:table-cell office:value-type="string" calcext:value-type="string">
            <text:p>15:56:46:995</text:p>
          </table:table-cell>
          <table:table-cell office:value-type="float" office:value="2.41234949588816E+015" calcext:value-type="float">
            <text:p>2412349495888160</text:p>
          </table:table-cell>
          <table:table-cell office:value-type="float" office:value="14.6861" calcext:value-type="float">
            <text:p>14.6861</text:p>
          </table:table-cell>
          <table:table-cell office:value-type="float" office:value="1962" calcext:value-type="float">
            <text:p>1962</text:p>
          </table:table-cell>
          <table:table-cell office:value-type="float" office:value="43.5074" calcext:value-type="float">
            <text:p>43.5074</text:p>
          </table:table-cell>
          <table:table-cell office:value-type="float" office:value="597.046" calcext:value-type="float">
            <text:p>597.046</text:p>
          </table:table-cell>
          <table:table-cell office:value-type="float" office:value="165.8461" calcext:value-type="float">
            <text:p>165.8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655" calcext:value-type="float">
            <text:p>10.3655</text:p>
          </table:table-cell>
          <table:table-cell office:value-type="float" office:value="134.3599" calcext:value-type="float">
            <text:p>134.3599</text:p>
          </table:table-cell>
          <table:table-cell office:value-type="float" office:value="37.3222" calcext:value-type="float">
            <text:p>37.3222</text:p>
          </table:table-cell>
        </table:table-row>
        <table:table-row table:style-name="ro1">
          <table:table-cell office:value-type="string" calcext:value-type="string">
            <text:p>15:56:47:45</text:p>
          </table:table-cell>
          <table:table-cell office:value-type="float" office:value="2.41234968335492E+015" calcext:value-type="float">
            <text:p>2412349683354920</text:p>
          </table:table-cell>
          <table:table-cell office:value-type="float" office:value="14.7369" calcext:value-type="float">
            <text:p>14.7369</text:p>
          </table:table-cell>
          <table:table-cell office:value-type="float" office:value="2150" calcext:value-type="float">
            <text:p>2150</text:p>
          </table:table-cell>
          <table:table-cell office:value-type="float" office:value="45.743" calcext:value-type="float">
            <text:p>45.743</text:p>
          </table:table-cell>
          <table:table-cell office:value-type="float" office:value="599.3419" calcext:value-type="float">
            <text:p>599.3419</text:p>
          </table:table-cell>
          <table:table-cell office:value-type="float" office:value="166.4838" calcext:value-type="float">
            <text:p>166.4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1272" calcext:value-type="float">
            <text:p>11.1272</text:p>
          </table:table-cell>
          <table:table-cell office:value-type="float" office:value="134.9183" calcext:value-type="float">
            <text:p>134.9183</text:p>
          </table:table-cell>
          <table:table-cell office:value-type="float" office:value="37.4773" calcext:value-type="float">
            <text:p>37.4773</text:p>
          </table:table-cell>
        </table:table-row>
        <table:table-row table:style-name="ro1">
          <table:table-cell office:value-type="string" calcext:value-type="string">
            <text:p>15:56:47:96</text:p>
          </table:table-cell>
          <table:table-cell office:value-type="float" office:value="2.41234987124767E+015" calcext:value-type="float">
            <text:p>2412349871247670</text:p>
          </table:table-cell>
          <table:table-cell office:value-type="float" office:value="14.7878" calcext:value-type="float">
            <text:p>14.7878</text:p>
          </table:table-cell>
          <table:table-cell office:value-type="float" office:value="2312" calcext:value-type="float">
            <text:p>2312</text:p>
          </table:table-cell>
          <table:table-cell office:value-type="float" office:value="45.4332" calcext:value-type="float">
            <text:p>45.4332</text:p>
          </table:table-cell>
          <table:table-cell office:value-type="float" office:value="601.6276" calcext:value-type="float">
            <text:p>601.6276</text:p>
          </table:table-cell>
          <table:table-cell office:value-type="float" office:value="167.1188" calcext:value-type="float">
            <text:p>167.1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961" calcext:value-type="float">
            <text:p>10.5961</text:p>
          </table:table-cell>
          <table:table-cell office:value-type="float" office:value="135.4514" calcext:value-type="float">
            <text:p>135.4514</text:p>
          </table:table-cell>
          <table:table-cell office:value-type="float" office:value="37.6254" calcext:value-type="float">
            <text:p>37.6254</text:p>
          </table:table-cell>
        </table:table-row>
        <table:table-row table:style-name="ro1">
          <table:table-cell office:value-type="string" calcext:value-type="string">
            <text:p>15:56:47:147</text:p>
          </table:table-cell>
          <table:table-cell office:value-type="float" office:value="2.41235005951926E+015" calcext:value-type="float">
            <text:p>2412350059519260</text:p>
          </table:table-cell>
          <table:table-cell office:value-type="float" office:value="14.8388" calcext:value-type="float">
            <text:p>14.8388</text:p>
          </table:table-cell>
          <table:table-cell office:value-type="float" office:value="1937" calcext:value-type="float">
            <text:p>1937</text:p>
          </table:table-cell>
          <table:table-cell office:value-type="float" office:value="44.867" calcext:value-type="float">
            <text:p>44.867</text:p>
          </table:table-cell>
          <table:table-cell office:value-type="float" office:value="603.8838" calcext:value-type="float">
            <text:p>603.8838</text:p>
          </table:table-cell>
          <table:table-cell office:value-type="float" office:value="167.7455" calcext:value-type="float">
            <text:p>167.7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826" calcext:value-type="float">
            <text:p>11.0826</text:p>
          </table:table-cell>
          <table:table-cell office:value-type="float" office:value="136.0087" calcext:value-type="float">
            <text:p>136.0087</text:p>
          </table:table-cell>
          <table:table-cell office:value-type="float" office:value="37.7802" calcext:value-type="float">
            <text:p>37.7802</text:p>
          </table:table-cell>
        </table:table-row>
        <table:table-row table:style-name="ro1">
          <table:table-cell office:value-type="string" calcext:value-type="string">
            <text:p>15:56:47:198</text:p>
          </table:table-cell>
          <table:table-cell office:value-type="float" office:value="2.41235024707502E+015" calcext:value-type="float">
            <text:p>2412350247075020</text:p>
          </table:table-cell>
          <table:table-cell office:value-type="float" office:value="14.8896" calcext:value-type="float">
            <text:p>14.8896</text:p>
          </table:table-cell>
          <table:table-cell office:value-type="float" office:value="2337" calcext:value-type="float">
            <text:p>2337</text:p>
          </table:table-cell>
          <table:table-cell office:value-type="float" office:value="43.1385" calcext:value-type="float">
            <text:p>43.1385</text:p>
          </table:table-cell>
          <table:table-cell office:value-type="float" office:value="606.0525" calcext:value-type="float">
            <text:p>606.0525</text:p>
          </table:table-cell>
          <table:table-cell office:value-type="float" office:value="168.3479" calcext:value-type="float">
            <text:p>168.3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138" calcext:value-type="float">
            <text:p>10.8138</text:p>
          </table:table-cell>
          <table:table-cell office:value-type="float" office:value="136.5524" calcext:value-type="float">
            <text:p>136.5524</text:p>
          </table:table-cell>
          <table:table-cell office:value-type="float" office:value="37.9312" calcext:value-type="float">
            <text:p>37.9312</text:p>
          </table:table-cell>
        </table:table-row>
        <table:table-row table:style-name="ro1">
          <table:table-cell office:value-type="string" calcext:value-type="string">
            <text:p>15:56:47:249</text:p>
          </table:table-cell>
          <table:table-cell office:value-type="float" office:value="2.41235043533189E+015" calcext:value-type="float">
            <text:p>2412350435331890</text:p>
          </table:table-cell>
          <table:table-cell office:value-type="float" office:value="14.9406" calcext:value-type="float">
            <text:p>14.9406</text:p>
          </table:table-cell>
          <table:table-cell office:value-type="float" office:value="1687" calcext:value-type="float">
            <text:p>1687</text:p>
          </table:table-cell>
          <table:table-cell office:value-type="float" office:value="45.3236" calcext:value-type="float">
            <text:p>45.3236</text:p>
          </table:table-cell>
          <table:table-cell office:value-type="float" office:value="608.3292" calcext:value-type="float">
            <text:p>608.3292</text:p>
          </table:table-cell>
          <table:table-cell office:value-type="float" office:value="168.9803" calcext:value-type="float">
            <text:p>168.9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491" calcext:value-type="float">
            <text:p>10.8491</text:p>
          </table:table-cell>
          <table:table-cell office:value-type="float" office:value="137.0974" calcext:value-type="float">
            <text:p>137.0974</text:p>
          </table:table-cell>
          <table:table-cell office:value-type="float" office:value="38.0826" calcext:value-type="float">
            <text:p>38.0826</text:p>
          </table:table-cell>
        </table:table-row>
        <table:table-row table:style-name="ro1">
          <table:table-cell office:value-type="string" calcext:value-type="string">
            <text:p>15:56:47:300</text:p>
          </table:table-cell>
          <table:table-cell office:value-type="float" office:value="2.41235062305145E+015" calcext:value-type="float">
            <text:p>241235062305145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2175" calcext:value-type="float">
            <text:p>2175</text:p>
          </table:table-cell>
          <table:table-cell office:value-type="float" office:value="42.2758" calcext:value-type="float">
            <text:p>42.2758</text:p>
          </table:table-cell>
          <table:table-cell office:value-type="float" office:value="610.4572" calcext:value-type="float">
            <text:p>610.4572</text:p>
          </table:table-cell>
          <table:table-cell office:value-type="float" office:value="169.5714" calcext:value-type="float">
            <text:p>169.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226" calcext:value-type="float">
            <text:p>10.5226</text:p>
          </table:table-cell>
          <table:table-cell office:value-type="float" office:value="137.627" calcext:value-type="float">
            <text:p>137.627</text:p>
          </table:table-cell>
          <table:table-cell office:value-type="float" office:value="38.2297" calcext:value-type="float">
            <text:p>38.2297</text:p>
          </table:table-cell>
        </table:table-row>
        <table:table-row table:style-name="ro1">
          <table:table-cell office:value-type="string" calcext:value-type="string">
            <text:p>15:56:47:351</text:p>
          </table:table-cell>
          <table:table-cell office:value-type="float" office:value="2.41235081251576E+015" calcext:value-type="float">
            <text:p>2412350812515760</text:p>
          </table:table-cell>
          <table:table-cell office:value-type="float" office:value="15.0428" calcext:value-type="float">
            <text:p>15.0428</text:p>
          </table:table-cell>
          <table:table-cell office:value-type="float" office:value="2075" calcext:value-type="float">
            <text:p>2075</text:p>
          </table:table-cell>
          <table:table-cell office:value-type="float" office:value="45.6306" calcext:value-type="float">
            <text:p>45.6306</text:p>
          </table:table-cell>
          <table:table-cell office:value-type="float" office:value="612.7477" calcext:value-type="float">
            <text:p>612.7477</text:p>
          </table:table-cell>
          <table:table-cell office:value-type="float" office:value="170.2077" calcext:value-type="float">
            <text:p>170.2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368" calcext:value-type="float">
            <text:p>10.6368</text:p>
          </table:table-cell>
          <table:table-cell office:value-type="float" office:value="138.1609" calcext:value-type="float">
            <text:p>138.1609</text:p>
          </table:table-cell>
          <table:table-cell office:value-type="float" office:value="38.378" calcext:value-type="float">
            <text:p>38.378</text:p>
          </table:table-cell>
        </table:table-row>
        <table:table-row table:style-name="ro1">
          <table:table-cell office:value-type="string" calcext:value-type="string">
            <text:p>15:56:47:403</text:p>
          </table:table-cell>
          <table:table-cell office:value-type="float" office:value="2.41235100189911E+015" calcext:value-type="float">
            <text:p>2412351001899110</text:p>
          </table:table-cell>
          <table:table-cell office:value-type="float" office:value="15.0941" calcext:value-type="float">
            <text:p>15.0941</text:p>
          </table:table-cell>
          <table:table-cell office:value-type="float" office:value="2025" calcext:value-type="float">
            <text:p>2025</text:p>
          </table:table-cell>
          <table:table-cell office:value-type="float" office:value="46.8781" calcext:value-type="float">
            <text:p>46.8781</text:p>
          </table:table-cell>
          <table:table-cell office:value-type="float" office:value="615.1093" calcext:value-type="float">
            <text:p>615.1093</text:p>
          </table:table-cell>
          <table:table-cell office:value-type="float" office:value="170.8637" calcext:value-type="float">
            <text:p>170.8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761" calcext:value-type="float">
            <text:p>11.2761</text:p>
          </table:table-cell>
          <table:table-cell office:value-type="float" office:value="138.729" calcext:value-type="float">
            <text:p>138.729</text:p>
          </table:table-cell>
          <table:table-cell office:value-type="float" office:value="38.5358" calcext:value-type="float">
            <text:p>38.5358</text:p>
          </table:table-cell>
        </table:table-row>
        <table:table-row table:style-name="ro1">
          <table:table-cell office:value-type="string" calcext:value-type="string">
            <text:p>15:56:47:454</text:p>
          </table:table-cell>
          <table:table-cell office:value-type="float" office:value="2.41235119113501E+015" calcext:value-type="float">
            <text:p>2412351191135010</text:p>
          </table:table-cell>
          <table:table-cell office:value-type="float" office:value="15.1454" calcext:value-type="float">
            <text:p>15.1454</text:p>
          </table:table-cell>
          <table:table-cell office:value-type="float" office:value="2050" calcext:value-type="float">
            <text:p>2050</text:p>
          </table:table-cell>
          <table:table-cell office:value-type="float" office:value="45.6824" calcext:value-type="float">
            <text:p>45.6824</text:p>
          </table:table-cell>
          <table:table-cell office:value-type="float" office:value="617.4105" calcext:value-type="float">
            <text:p>617.4105</text:p>
          </table:table-cell>
          <table:table-cell office:value-type="float" office:value="171.5029" calcext:value-type="float">
            <text:p>171.5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75" calcext:value-type="float">
            <text:p>10.975</text:p>
          </table:table-cell>
          <table:table-cell office:value-type="float" office:value="139.2819" calcext:value-type="float">
            <text:p>139.2819</text:p>
          </table:table-cell>
          <table:table-cell office:value-type="float" office:value="38.6894" calcext:value-type="float">
            <text:p>38.6894</text:p>
          </table:table-cell>
        </table:table-row>
        <table:table-row table:style-name="ro1">
          <table:table-cell office:value-type="string" calcext:value-type="string">
            <text:p>15:56:47:505</text:p>
          </table:table-cell>
          <table:table-cell office:value-type="float" office:value="2.41235137996038E+015" calcext:value-type="float">
            <text:p>2412351379960380</text:p>
          </table:table-cell>
          <table:table-cell office:value-type="float" office:value="15.1965" calcext:value-type="float">
            <text:p>15.1965</text:p>
          </table:table-cell>
          <table:table-cell office:value-type="float" office:value="2100" calcext:value-type="float">
            <text:p>2100</text:p>
          </table:table-cell>
          <table:table-cell office:value-type="float" office:value="45.4625" calcext:value-type="float">
            <text:p>45.4625</text:p>
          </table:table-cell>
          <table:table-cell office:value-type="float" office:value="619.7021" calcext:value-type="float">
            <text:p>619.7021</text:p>
          </table:table-cell>
          <table:table-cell office:value-type="float" office:value="172.1395" calcext:value-type="float">
            <text:p>172.13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48" calcext:value-type="float">
            <text:p>10.848</text:p>
          </table:table-cell>
          <table:table-cell office:value-type="float" office:value="139.8287" calcext:value-type="float">
            <text:p>139.8287</text:p>
          </table:table-cell>
          <table:table-cell office:value-type="float" office:value="38.8413" calcext:value-type="float">
            <text:p>38.8413</text:p>
          </table:table-cell>
        </table:table-row>
        <table:table-row table:style-name="ro1">
          <table:table-cell office:value-type="string" calcext:value-type="string">
            <text:p>15:56:47:556</text:p>
          </table:table-cell>
          <table:table-cell office:value-type="float" office:value="2.41235156903424E+015" calcext:value-type="float">
            <text:p>2412351569034240</text:p>
          </table:table-cell>
          <table:table-cell office:value-type="float" office:value="15.2477" calcext:value-type="float">
            <text:p>15.2477</text:p>
          </table:table-cell>
          <table:table-cell office:value-type="float" office:value="1650" calcext:value-type="float">
            <text:p>1650</text:p>
          </table:table-cell>
          <table:table-cell office:value-type="float" office:value="45.0125" calcext:value-type="float">
            <text:p>45.0125</text:p>
          </table:table-cell>
          <table:table-cell office:value-type="float" office:value="621.9674" calcext:value-type="float">
            <text:p>621.9674</text:p>
          </table:table-cell>
          <table:table-cell office:value-type="float" office:value="172.7687" calcext:value-type="float">
            <text:p>172.7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40.3746" calcext:value-type="float">
            <text:p>140.3746</text:p>
          </table:table-cell>
          <table:table-cell office:value-type="float" office:value="38.9929" calcext:value-type="float">
            <text:p>38.9929</text:p>
          </table:table-cell>
        </table:table-row>
        <table:table-row table:style-name="ro1">
          <table:table-cell office:value-type="string" calcext:value-type="string">
            <text:p>15:56:47:608</text:p>
          </table:table-cell>
          <table:table-cell office:value-type="float" office:value="2.4123517582973E+015" calcext:value-type="float">
            <text:p>2412351758297300</text:p>
          </table:table-cell>
          <table:table-cell office:value-type="float" office:value="15.299" calcext:value-type="float">
            <text:p>15.299</text:p>
          </table:table-cell>
          <table:table-cell office:value-type="float" office:value="1737" calcext:value-type="float">
            <text:p>1737</text:p>
          </table:table-cell>
          <table:table-cell office:value-type="float" office:value="42.6808" calcext:value-type="float">
            <text:p>42.6808</text:p>
          </table:table-cell>
          <table:table-cell office:value-type="float" office:value="624.1175" calcext:value-type="float">
            <text:p>624.1175</text:p>
          </table:table-cell>
          <table:table-cell office:value-type="float" office:value="173.366" calcext:value-type="float">
            <text:p>173.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287" calcext:value-type="float">
            <text:p>10.5287</text:p>
          </table:table-cell>
          <table:table-cell office:value-type="float" office:value="140.905" calcext:value-type="float">
            <text:p>140.905</text:p>
          </table:table-cell>
          <table:table-cell office:value-type="float" office:value="39.1403" calcext:value-type="float">
            <text:p>39.1403</text:p>
          </table:table-cell>
        </table:table-row>
        <table:table-row table:style-name="ro1">
          <table:table-cell office:value-type="string" calcext:value-type="string">
            <text:p>15:56:47:659</text:p>
          </table:table-cell>
          <table:table-cell office:value-type="float" office:value="2.41235194767197E+015" calcext:value-type="float">
            <text:p>2412351947671970</text:p>
          </table:table-cell>
          <table:table-cell office:value-type="float" office:value="15.3503" calcext:value-type="float">
            <text:p>15.3503</text:p>
          </table:table-cell>
          <table:table-cell office:value-type="float" office:value="1625" calcext:value-type="float">
            <text:p>1625</text:p>
          </table:table-cell>
          <table:table-cell office:value-type="float" office:value="43.6353" calcext:value-type="float">
            <text:p>43.6353</text:p>
          </table:table-cell>
          <table:table-cell office:value-type="float" office:value="626.3158" calcext:value-type="float">
            <text:p>626.3158</text:p>
          </table:table-cell>
          <table:table-cell office:value-type="float" office:value="173.9766" calcext:value-type="float">
            <text:p>173.9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91" calcext:value-type="float">
            <text:p>10.791</text:p>
          </table:table-cell>
          <table:table-cell office:value-type="float" office:value="141.4486" calcext:value-type="float">
            <text:p>141.4486</text:p>
          </table:table-cell>
          <table:table-cell office:value-type="float" office:value="39.2913" calcext:value-type="float">
            <text:p>39.2913</text:p>
          </table:table-cell>
        </table:table-row>
        <table:table-row table:style-name="ro1">
          <table:table-cell office:value-type="string" calcext:value-type="string">
            <text:p>15:56:47:710</text:p>
          </table:table-cell>
          <table:table-cell office:value-type="float" office:value="2.41235213703587E+015" calcext:value-type="float">
            <text:p>2412352137035870</text:p>
          </table:table-cell>
          <table:table-cell office:value-type="float" office:value="15.4016" calcext:value-type="float">
            <text:p>15.4016</text:p>
          </table:table-cell>
          <table:table-cell office:value-type="float" office:value="1625" calcext:value-type="float">
            <text:p>1625</text:p>
          </table:table-cell>
          <table:table-cell office:value-type="float" office:value="41.9292" calcext:value-type="float">
            <text:p>41.9292</text:p>
          </table:table-cell>
          <table:table-cell office:value-type="float" office:value="628.4274" calcext:value-type="float">
            <text:p>628.4274</text:p>
          </table:table-cell>
          <table:table-cell office:value-type="float" office:value="174.5632" calcext:value-type="float">
            <text:p>174.5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541" calcext:value-type="float">
            <text:p>10.6541</text:p>
          </table:table-cell>
          <table:table-cell office:value-type="float" office:value="141.9852" calcext:value-type="float">
            <text:p>141.9852</text:p>
          </table:table-cell>
          <table:table-cell office:value-type="float" office:value="39.4403" calcext:value-type="float">
            <text:p>39.4403</text:p>
          </table:table-cell>
        </table:table-row>
        <table:table-row table:style-name="ro1">
          <table:table-cell office:value-type="string" calcext:value-type="string">
            <text:p>15:56:47:761</text:p>
          </table:table-cell>
          <table:table-cell office:value-type="float" office:value="2.41235232652311E+015" calcext:value-type="float">
            <text:p>2412352326523110</text:p>
          </table:table-cell>
          <table:table-cell office:value-type="float" office:value="15.4529" calcext:value-type="float">
            <text:p>15.4529</text:p>
          </table:table-cell>
          <table:table-cell office:value-type="float" office:value="1712" calcext:value-type="float">
            <text:p>1712</text:p>
          </table:table-cell>
          <table:table-cell office:value-type="float" office:value="43.1742" calcext:value-type="float">
            <text:p>43.1742</text:p>
          </table:table-cell>
          <table:table-cell office:value-type="float" office:value="630.6046" calcext:value-type="float">
            <text:p>630.6046</text:p>
          </table:table-cell>
          <table:table-cell office:value-type="float" office:value="175.1679" calcext:value-type="float">
            <text:p>175.1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14" calcext:value-type="float">
            <text:p>10.714</text:p>
          </table:table-cell>
          <table:table-cell office:value-type="float" office:value="142.5255" calcext:value-type="float">
            <text:p>142.5255</text:p>
          </table:table-cell>
          <table:table-cell office:value-type="float" office:value="39.5904" calcext:value-type="float">
            <text:p>39.5904</text:p>
          </table:table-cell>
        </table:table-row>
        <table:table-row table:style-name="ro1">
          <table:table-cell office:value-type="string" calcext:value-type="string">
            <text:p>15:56:47:813</text:p>
          </table:table-cell>
          <table:table-cell office:value-type="float" office:value="2.41235251600678E+015" calcext:value-type="float">
            <text:p>2412352516006780</text:p>
          </table:table-cell>
          <table:table-cell office:value-type="float" office:value="15.5043" calcext:value-type="float">
            <text:p>15.5043</text:p>
          </table:table-cell>
          <table:table-cell office:value-type="float" office:value="1762" calcext:value-type="float">
            <text:p>1762</text:p>
          </table:table-cell>
          <table:table-cell office:value-type="float" office:value="41.6403" calcext:value-type="float">
            <text:p>41.6403</text:p>
          </table:table-cell>
          <table:table-cell office:value-type="float" office:value="632.705" calcext:value-type="float">
            <text:p>632.705</text:p>
          </table:table-cell>
          <table:table-cell office:value-type="float" office:value="175.7514" calcext:value-type="float">
            <text:p>175.7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959" calcext:value-type="float">
            <text:p>10.1959</text:p>
          </table:table-cell>
          <table:table-cell office:value-type="float" office:value="143.0397" calcext:value-type="float">
            <text:p>143.0397</text:p>
          </table:table-cell>
          <table:table-cell office:value-type="float" office:value="39.7333" calcext:value-type="float">
            <text:p>39.7333</text:p>
          </table:table-cell>
        </table:table-row>
        <table:table-row table:style-name="ro1">
          <table:table-cell office:value-type="string" calcext:value-type="string">
            <text:p>15:56:47:865</text:p>
          </table:table-cell>
          <table:table-cell office:value-type="float" office:value="2.41235270929583E+015" calcext:value-type="float">
            <text:p>2412352709295830</text:p>
          </table:table-cell>
          <table:table-cell office:value-type="float" office:value="15.5566" calcext:value-type="float">
            <text:p>15.5566</text:p>
          </table:table-cell>
          <table:table-cell office:value-type="float" office:value="2137" calcext:value-type="float">
            <text:p>2137</text:p>
          </table:table-cell>
          <table:table-cell office:value-type="float" office:value="43.1107" calcext:value-type="float">
            <text:p>43.1107</text:p>
          </table:table-cell>
          <table:table-cell office:value-type="float" office:value="634.8786" calcext:value-type="float">
            <text:p>634.8786</text:p>
          </table:table-cell>
          <table:table-cell office:value-type="float" office:value="176.3552" calcext:value-type="float">
            <text:p>176.3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195" calcext:value-type="float">
            <text:p>10.5195</text:p>
          </table:table-cell>
          <table:table-cell office:value-type="float" office:value="143.5701" calcext:value-type="float">
            <text:p>143.5701</text:p>
          </table:table-cell>
          <table:table-cell office:value-type="float" office:value="39.8806" calcext:value-type="float">
            <text:p>39.8806</text:p>
          </table:table-cell>
        </table:table-row>
        <table:table-row table:style-name="ro1">
          <table:table-cell office:value-type="string" calcext:value-type="string">
            <text:p>15:56:47:916</text:p>
          </table:table-cell>
          <table:table-cell office:value-type="float" office:value="2.41235289732852E+015" calcext:value-type="float">
            <text:p>2412352897328520</text:p>
          </table:table-cell>
          <table:table-cell office:value-type="float" office:value="15.6076" calcext:value-type="float">
            <text:p>15.6076</text:p>
          </table:table-cell>
          <table:table-cell office:value-type="float" office:value="2000" calcext:value-type="float">
            <text:p>2000</text:p>
          </table:table-cell>
          <table:table-cell office:value-type="float" office:value="40.9868" calcext:value-type="float">
            <text:p>40.9868</text:p>
          </table:table-cell>
          <table:table-cell office:value-type="float" office:value="636.9451" calcext:value-type="float">
            <text:p>636.9451</text:p>
          </table:table-cell>
          <table:table-cell office:value-type="float" office:value="176.9292" calcext:value-type="float">
            <text:p>176.9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854" calcext:value-type="float">
            <text:p>10.5854</text:p>
          </table:table-cell>
          <table:table-cell office:value-type="float" office:value="144.1038" calcext:value-type="float">
            <text:p>144.1038</text:p>
          </table:table-cell>
          <table:table-cell office:value-type="float" office:value="40.0288" calcext:value-type="float">
            <text:p>40.0288</text:p>
          </table:table-cell>
        </table:table-row>
        <table:table-row table:style-name="ro1">
          <table:table-cell office:value-type="string" calcext:value-type="string">
            <text:p>15:56:47:967</text:p>
          </table:table-cell>
          <table:table-cell office:value-type="float" office:value="2.41235308601822E+015" calcext:value-type="float">
            <text:p>2412353086018220</text:p>
          </table:table-cell>
          <table:table-cell office:value-type="float" office:value="15.6587" calcext:value-type="float">
            <text:p>15.6587</text:p>
          </table:table-cell>
          <table:table-cell office:value-type="float" office:value="1750" calcext:value-type="float">
            <text:p>1750</text:p>
          </table:table-cell>
          <table:table-cell office:value-type="float" office:value="32.2493" calcext:value-type="float">
            <text:p>32.2493</text:p>
          </table:table-cell>
          <table:table-cell office:value-type="float" office:value="638.5665" calcext:value-type="float">
            <text:p>638.5665</text:p>
          </table:table-cell>
          <table:table-cell office:value-type="float" office:value="177.3796" calcext:value-type="float">
            <text:p>177.3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6751" calcext:value-type="float">
            <text:p>8.6751</text:p>
          </table:table-cell>
          <table:table-cell office:value-type="float" office:value="144.54" calcext:value-type="float">
            <text:p>144.54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5:56:48:18</text:p>
          </table:table-cell>
          <table:table-cell office:value-type="float" office:value="2.41235327534715E+015" calcext:value-type="float">
            <text:p>2412353275347150</text:p>
          </table:table-cell>
          <table:table-cell office:value-type="float" office:value="15.71" calcext:value-type="float">
            <text:p>15.71</text:p>
          </table:table-cell>
          <table:table-cell office:value-type="float" office:value="2050" calcext:value-type="float">
            <text:p>2050</text:p>
          </table:table-cell>
          <table:table-cell office:value-type="float" office:value="33.4848" calcext:value-type="float">
            <text:p>33.4848</text:p>
          </table:table-cell>
          <table:table-cell office:value-type="float" office:value="640.2526" calcext:value-type="float">
            <text:p>640.2526</text:p>
          </table:table-cell>
          <table:table-cell office:value-type="float" office:value="177.8479" calcext:value-type="float">
            <text:p>177.8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0752" calcext:value-type="float">
            <text:p>9.0752</text:p>
          </table:table-cell>
          <table:table-cell office:value-type="float" office:value="144.9969" calcext:value-type="float">
            <text:p>144.9969</text:p>
          </table:table-cell>
          <table:table-cell office:value-type="float" office:value="40.2769" calcext:value-type="float">
            <text:p>40.2769</text:p>
          </table:table-cell>
        </table:table-row>
        <table:table-row table:style-name="ro1">
          <table:table-cell office:value-type="string" calcext:value-type="string">
            <text:p>15:56:48:70</text:p>
          </table:table-cell>
          <table:table-cell office:value-type="float" office:value="2.41235346409872E+015" calcext:value-type="float">
            <text:p>2412353464098720</text:p>
          </table:table-cell>
          <table:table-cell office:value-type="float" office:value="15.7611" calcext:value-type="float">
            <text:p>15.7611</text:p>
          </table:table-cell>
          <table:table-cell office:value-type="float" office:value="1900" calcext:value-type="float">
            <text:p>1900</text:p>
          </table:table-cell>
          <table:table-cell office:value-type="float" office:value="31.7738" calcext:value-type="float">
            <text:p>31.7738</text:p>
          </table:table-cell>
          <table:table-cell office:value-type="float" office:value="641.8535" calcext:value-type="float">
            <text:p>641.8535</text:p>
          </table:table-cell>
          <table:table-cell office:value-type="float" office:value="178.2926" calcext:value-type="float">
            <text:p>178.2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393" calcext:value-type="float">
            <text:p>7.2393</text:p>
          </table:table-cell>
          <table:table-cell office:value-type="float" office:value="145.3617" calcext:value-type="float">
            <text:p>145.3617</text:p>
          </table:table-cell>
          <table:table-cell office:value-type="float" office:value="40.3782" calcext:value-type="float">
            <text:p>40.3782</text:p>
          </table:table-cell>
        </table:table-row>
        <table:table-row table:style-name="ro1">
          <table:table-cell office:value-type="string" calcext:value-type="string">
            <text:p>15:56:48:121</text:p>
          </table:table-cell>
          <table:table-cell office:value-type="float" office:value="2.41235365349934E+015" calcext:value-type="float">
            <text:p>2412353653499340</text:p>
          </table:table-cell>
          <table:table-cell office:value-type="float" office:value="15.8124" calcext:value-type="float">
            <text:p>15.8124</text:p>
          </table:table-cell>
          <table:table-cell office:value-type="float" office:value="1762" calcext:value-type="float">
            <text:p>1762</text:p>
          </table:table-cell>
          <table:table-cell office:value-type="float" office:value="35.883" calcext:value-type="float">
            <text:p>35.883</text:p>
          </table:table-cell>
          <table:table-cell office:value-type="float" office:value="643.6587" calcext:value-type="float">
            <text:p>643.6587</text:p>
          </table:table-cell>
          <table:table-cell office:value-type="float" office:value="178.7941" calcext:value-type="float">
            <text:p>178.7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304" calcext:value-type="float">
            <text:p>9.6304</text:p>
          </table:table-cell>
          <table:table-cell office:value-type="float" office:value="145.8462" calcext:value-type="float">
            <text:p>145.8462</text:p>
          </table:table-cell>
          <table:table-cell office:value-type="float" office:value="40.5128" calcext:value-type="float">
            <text:p>40.5128</text:p>
          </table:table-cell>
        </table:table-row>
        <table:table-row table:style-name="ro1">
          <table:table-cell office:value-type="string" calcext:value-type="string">
            <text:p>15:56:48:172</text:p>
          </table:table-cell>
          <table:table-cell office:value-type="float" office:value="2.41235384274686E+015" calcext:value-type="float">
            <text:p>2412353842746860</text:p>
          </table:table-cell>
          <table:table-cell office:value-type="float" office:value="15.8637" calcext:value-type="float">
            <text:p>15.8637</text:p>
          </table:table-cell>
          <table:table-cell office:value-type="float" office:value="1825" calcext:value-type="float">
            <text:p>1825</text:p>
          </table:table-cell>
          <table:table-cell office:value-type="float" office:value="41.7429" calcext:value-type="float">
            <text:p>41.7429</text:p>
          </table:table-cell>
          <table:table-cell office:value-type="float" office:value="645.7648" calcext:value-type="float">
            <text:p>645.7648</text:p>
          </table:table-cell>
          <table:table-cell office:value-type="float" office:value="179.3791" calcext:value-type="float">
            <text:p>179.3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88" calcext:value-type="float">
            <text:p>11.088</text:p>
          </table:table-cell>
          <table:table-cell office:value-type="float" office:value="146.4056" calcext:value-type="float">
            <text:p>146.4056</text:p>
          </table:table-cell>
          <table:table-cell office:value-type="float" office:value="40.6682" calcext:value-type="float">
            <text:p>40.6682</text:p>
          </table:table-cell>
        </table:table-row>
        <table:table-row table:style-name="ro1">
          <table:table-cell office:value-type="string" calcext:value-type="string">
            <text:p>15:56:48:223</text:p>
          </table:table-cell>
          <table:table-cell office:value-type="float" office:value="2.41235403193275E+015" calcext:value-type="float">
            <text:p>2412354031932750</text:p>
          </table:table-cell>
          <table:table-cell office:value-type="float" office:value="15.9149" calcext:value-type="float">
            <text:p>15.9149</text:p>
          </table:table-cell>
          <table:table-cell office:value-type="float" office:value="1650" calcext:value-type="float">
            <text:p>1650</text:p>
          </table:table-cell>
          <table:table-cell office:value-type="float" office:value="42.1224" calcext:value-type="float">
            <text:p>42.1224</text:p>
          </table:table-cell>
          <table:table-cell office:value-type="float" office:value="647.8851" calcext:value-type="float">
            <text:p>647.8851</text:p>
          </table:table-cell>
          <table:table-cell office:value-type="float" office:value="179.9681" calcext:value-type="float">
            <text:p>179.9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701" calcext:value-type="float">
            <text:p>10.7701</text:p>
          </table:table-cell>
          <table:table-cell office:value-type="float" office:value="146.9478" calcext:value-type="float">
            <text:p>146.9478</text:p>
          </table:table-cell>
          <table:table-cell office:value-type="float" office:value="40.8188" calcext:value-type="float">
            <text:p>40.8188</text:p>
          </table:table-cell>
        </table:table-row>
        <table:table-row table:style-name="ro1">
          <table:table-cell office:value-type="string" calcext:value-type="string">
            <text:p>15:56:48:275</text:p>
          </table:table-cell>
          <table:table-cell office:value-type="float" office:value="2.41235422132271E+015" calcext:value-type="float">
            <text:p>2412354221322710</text:p>
          </table:table-cell>
          <table:table-cell office:value-type="float" office:value="15.9662" calcext:value-type="float">
            <text:p>15.9662</text:p>
          </table:table-cell>
          <table:table-cell office:value-type="float" office:value="1712" calcext:value-type="float">
            <text:p>1712</text:p>
          </table:table-cell>
          <table:table-cell office:value-type="float" office:value="42.1278" calcext:value-type="float">
            <text:p>42.1278</text:p>
          </table:table-cell>
          <table:table-cell office:value-type="float" office:value="650.0075" calcext:value-type="float">
            <text:p>650.0075</text:p>
          </table:table-cell>
          <table:table-cell office:value-type="float" office:value="180.5576" calcext:value-type="float">
            <text:p>180.5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933" calcext:value-type="float">
            <text:p>10.1933</text:p>
          </table:table-cell>
          <table:table-cell office:value-type="float" office:value="147.4613" calcext:value-type="float">
            <text:p>147.4613</text:p>
          </table:table-cell>
          <table:table-cell office:value-type="float" office:value="40.9615" calcext:value-type="float">
            <text:p>40.9615</text:p>
          </table:table-cell>
        </table:table-row>
        <table:table-row table:style-name="ro1">
          <table:table-cell office:value-type="string" calcext:value-type="string">
            <text:p>15:56:48:326</text:p>
          </table:table-cell>
          <table:table-cell office:value-type="float" office:value="2.41235440954782E+015" calcext:value-type="float">
            <text:p>2412354409547820</text:p>
          </table:table-cell>
          <table:table-cell office:value-type="float" office:value="16.0172" calcext:value-type="float">
            <text:p>16.0172</text:p>
          </table:table-cell>
          <table:table-cell office:value-type="float" office:value="1762" calcext:value-type="float">
            <text:p>1762</text:p>
          </table:table-cell>
          <table:table-cell office:value-type="float" office:value="42.0742" calcext:value-type="float">
            <text:p>42.0742</text:p>
          </table:table-cell>
          <table:table-cell office:value-type="float" office:value="652.127" calcext:value-type="float">
            <text:p>652.127</text:p>
          </table:table-cell>
          <table:table-cell office:value-type="float" office:value="181.1464" calcext:value-type="float">
            <text:p>181.1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147.9685" calcext:value-type="float">
            <text:p>147.9685</text:p>
          </table:table-cell>
          <table:table-cell office:value-type="float" office:value="41.1024" calcext:value-type="float">
            <text:p>41.1024</text:p>
          </table:table-cell>
        </table:table-row>
        <table:table-row table:style-name="ro1">
          <table:table-cell office:value-type="string" calcext:value-type="string">
            <text:p>15:56:48:377</text:p>
          </table:table-cell>
          <table:table-cell office:value-type="float" office:value="2.41235459854306E+015" calcext:value-type="float">
            <text:p>2412354598543060</text:p>
          </table:table-cell>
          <table:table-cell office:value-type="float" office:value="16.0684" calcext:value-type="float">
            <text:p>16.0684</text:p>
          </table:table-cell>
          <table:table-cell office:value-type="float" office:value="1750" calcext:value-type="float">
            <text:p>1750</text:p>
          </table:table-cell>
          <table:table-cell office:value-type="float" office:value="43.2074" calcext:value-type="float">
            <text:p>43.2074</text:p>
          </table:table-cell>
          <table:table-cell office:value-type="float" office:value="654.2998" calcext:value-type="float">
            <text:p>654.2998</text:p>
          </table:table-cell>
          <table:table-cell office:value-type="float" office:value="181.7499" calcext:value-type="float">
            <text:p>181.7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81" calcext:value-type="float">
            <text:p>10.7581</text:p>
          </table:table-cell>
          <table:table-cell office:value-type="float" office:value="148.5095" calcext:value-type="float">
            <text:p>148.5095</text:p>
          </table:table-cell>
          <table:table-cell office:value-type="float" office:value="41.2526" calcext:value-type="float">
            <text:p>41.2526</text:p>
          </table:table-cell>
        </table:table-row>
        <table:table-row table:style-name="ro1">
          <table:table-cell office:value-type="string" calcext:value-type="string">
            <text:p>15:56:48:428</text:p>
          </table:table-cell>
          <table:table-cell office:value-type="float" office:value="2.41235478758442E+015" calcext:value-type="float">
            <text:p>2412354787584420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912" calcext:value-type="float">
            <text:p>1912</text:p>
          </table:table-cell>
          <table:table-cell office:value-type="float" office:value="43.6907" calcext:value-type="float">
            <text:p>43.6907</text:p>
          </table:table-cell>
          <table:table-cell office:value-type="float" office:value="656.5012" calcext:value-type="float">
            <text:p>656.5012</text:p>
          </table:table-cell>
          <table:table-cell office:value-type="float" office:value="182.3614" calcext:value-type="float">
            <text:p>182.3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165" calcext:value-type="float">
            <text:p>10.6165</text:p>
          </table:table-cell>
          <table:table-cell office:value-type="float" office:value="149.0444" calcext:value-type="float">
            <text:p>149.0444</text:p>
          </table:table-cell>
          <table:table-cell office:value-type="float" office:value="41.4012" calcext:value-type="float">
            <text:p>41.4012</text:p>
          </table:table-cell>
        </table:table-row>
        <table:table-row table:style-name="ro1">
          <table:table-cell office:value-type="string" calcext:value-type="string">
            <text:p>15:56:48:479</text:p>
          </table:table-cell>
          <table:table-cell office:value-type="float" office:value="2.41235497654451E+015" calcext:value-type="float">
            <text:p>2412354976544510</text:p>
          </table:table-cell>
          <table:table-cell office:value-type="float" office:value="16.1708" calcext:value-type="float">
            <text:p>16.1708</text:p>
          </table:table-cell>
          <table:table-cell office:value-type="float" office:value="2012" calcext:value-type="float">
            <text:p>2012</text:p>
          </table:table-cell>
          <table:table-cell office:value-type="float" office:value="43.7243" calcext:value-type="float">
            <text:p>43.7243</text:p>
          </table:table-cell>
          <table:table-cell office:value-type="float" office:value="658.7037" calcext:value-type="float">
            <text:p>658.7037</text:p>
          </table:table-cell>
          <table:table-cell office:value-type="float" office:value="182.9732" calcext:value-type="float">
            <text:p>182.9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457" calcext:value-type="float">
            <text:p>10.6457</text:p>
          </table:table-cell>
          <table:table-cell office:value-type="float" office:value="149.5807" calcext:value-type="float">
            <text:p>149.5807</text:p>
          </table:table-cell>
          <table:table-cell office:value-type="float" office:value="41.5502" calcext:value-type="float">
            <text:p>41.5502</text:p>
          </table:table-cell>
        </table:table-row>
        <table:table-row table:style-name="ro1">
          <table:table-cell office:value-type="string" calcext:value-type="string">
            <text:p>15:56:48:531</text:p>
          </table:table-cell>
          <table:table-cell office:value-type="float" office:value="2.4123551658236E+015" calcext:value-type="float">
            <text:p>2412355165823600</text:p>
          </table:table-cell>
          <table:table-cell office:value-type="float" office:value="16.2221" calcext:value-type="float">
            <text:p>16.2221</text:p>
          </table:table-cell>
          <table:table-cell office:value-type="float" office:value="1687" calcext:value-type="float">
            <text:p>1687</text:p>
          </table:table-cell>
          <table:table-cell office:value-type="float" office:value="43.0663" calcext:value-type="float">
            <text:p>43.0663</text:p>
          </table:table-cell>
          <table:table-cell office:value-type="float" office:value="660.8722" calcext:value-type="float">
            <text:p>660.8722</text:p>
          </table:table-cell>
          <table:table-cell office:value-type="float" office:value="183.5756" calcext:value-type="float">
            <text:p>183.5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2572" calcext:value-type="float">
            <text:p>10.2572</text:p>
          </table:table-cell>
          <table:table-cell office:value-type="float" office:value="150.0972" calcext:value-type="float">
            <text:p>150.0972</text:p>
          </table:table-cell>
          <table:table-cell office:value-type="float" office:value="41.6937" calcext:value-type="float">
            <text:p>41.6937</text:p>
          </table:table-cell>
        </table:table-row>
        <table:table-row table:style-name="ro1">
          <table:table-cell office:value-type="string" calcext:value-type="string">
            <text:p>15:56:48:582</text:p>
          </table:table-cell>
          <table:table-cell office:value-type="float" office:value="2.41235535499888E+015" calcext:value-type="float">
            <text:p>2412355354998880</text:p>
          </table:table-cell>
          <table:table-cell office:value-type="float" office:value="16.2733" calcext:value-type="float">
            <text:p>16.2733</text:p>
          </table:table-cell>
          <table:table-cell office:value-type="float" office:value="1800" calcext:value-type="float">
            <text:p>1800</text:p>
          </table:table-cell>
          <table:table-cell office:value-type="float" office:value="41.8885" calcext:value-type="float">
            <text:p>41.8885</text:p>
          </table:table-cell>
          <table:table-cell office:value-type="float" office:value="662.9814" calcext:value-type="float">
            <text:p>662.9814</text:p>
          </table:table-cell>
          <table:table-cell office:value-type="float" office:value="184.1615" calcext:value-type="float">
            <text:p>184.16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145" calcext:value-type="float">
            <text:p>10.4145</text:p>
          </table:table-cell>
          <table:table-cell office:value-type="float" office:value="150.6216" calcext:value-type="float">
            <text:p>150.6216</text:p>
          </table:table-cell>
          <table:table-cell office:value-type="float" office:value="41.8393" calcext:value-type="float">
            <text:p>41.8393</text:p>
          </table:table-cell>
        </table:table-row>
        <table:table-row table:style-name="ro1">
          <table:table-cell office:value-type="string" calcext:value-type="string">
            <text:p>15:56:48:633</text:p>
          </table:table-cell>
          <table:table-cell office:value-type="float" office:value="2.41235554422953E+015" calcext:value-type="float">
            <text:p>2412355544229530</text:p>
          </table:table-cell>
          <table:table-cell office:value-type="float" office:value="16.3246" calcext:value-type="float">
            <text:p>16.3246</text:p>
          </table:table-cell>
          <table:table-cell office:value-type="float" office:value="1700" calcext:value-type="float">
            <text:p>1700</text:p>
          </table:table-cell>
          <table:table-cell office:value-type="float" office:value="42.6269" calcext:value-type="float">
            <text:p>42.6269</text:p>
          </table:table-cell>
          <table:table-cell office:value-type="float" office:value="665.1299" calcext:value-type="float">
            <text:p>665.1299</text:p>
          </table:table-cell>
          <table:table-cell office:value-type="float" office:value="184.7583" calcext:value-type="float">
            <text:p>184.7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153" calcext:value-type="float">
            <text:p>10.153</text:p>
          </table:table-cell>
          <table:table-cell office:value-type="float" office:value="151.1333" calcext:value-type="float">
            <text:p>151.1333</text:p>
          </table:table-cell>
          <table:table-cell office:value-type="float" office:value="41.9815" calcext:value-type="float">
            <text:p>41.9815</text:p>
          </table:table-cell>
        </table:table-row>
        <table:table-row table:style-name="ro1">
          <table:table-cell office:value-type="string" calcext:value-type="string">
            <text:p>15:56:48:684</text:p>
          </table:table-cell>
          <table:table-cell office:value-type="float" office:value="2.41235573323754E+015" calcext:value-type="float">
            <text:p>2412355733237540</text:p>
          </table:table-cell>
          <table:table-cell office:value-type="float" office:value="16.3758" calcext:value-type="float">
            <text:p>16.3758</text:p>
          </table:table-cell>
          <table:table-cell office:value-type="float" office:value="1737" calcext:value-type="float">
            <text:p>1737</text:p>
          </table:table-cell>
          <table:table-cell office:value-type="float" office:value="42.2005" calcext:value-type="float">
            <text:p>42.2005</text:p>
          </table:table-cell>
          <table:table-cell office:value-type="float" office:value="667.2534" calcext:value-type="float">
            <text:p>667.2534</text:p>
          </table:table-cell>
          <table:table-cell office:value-type="float" office:value="185.3482" calcext:value-type="float">
            <text:p>185.3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387" calcext:value-type="float">
            <text:p>10.6387</text:p>
          </table:table-cell>
          <table:table-cell office:value-type="float" office:value="151.6686" calcext:value-type="float">
            <text:p>151.6686</text:p>
          </table:table-cell>
          <table:table-cell office:value-type="float" office:value="42.1302" calcext:value-type="float">
            <text:p>42.1302</text:p>
          </table:table-cell>
        </table:table-row>
        <table:table-row table:style-name="ro1">
          <table:table-cell office:value-type="string" calcext:value-type="string">
            <text:p>15:56:48:736</text:p>
          </table:table-cell>
          <table:table-cell office:value-type="float" office:value="2.41235592244508E+015" calcext:value-type="float">
            <text:p>2412355922445080</text:p>
          </table:table-cell>
          <table:table-cell office:value-type="float" office:value="16.4271" calcext:value-type="float">
            <text:p>16.4271</text:p>
          </table:table-cell>
          <table:table-cell office:value-type="float" office:value="1737" calcext:value-type="float">
            <text:p>1737</text:p>
          </table:table-cell>
          <table:table-cell office:value-type="float" office:value="43.8162" calcext:value-type="float">
            <text:p>43.8162</text:p>
          </table:table-cell>
          <table:table-cell office:value-type="float" office:value="669.4609" calcext:value-type="float">
            <text:p>669.4609</text:p>
          </table:table-cell>
          <table:table-cell office:value-type="float" office:value="185.9614" calcext:value-type="float">
            <text:p>185.9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605" calcext:value-type="float">
            <text:p>10.7605</text:p>
          </table:table-cell>
          <table:table-cell office:value-type="float" office:value="152.2108" calcext:value-type="float">
            <text:p>152.2108</text:p>
          </table:table-cell>
          <table:table-cell office:value-type="float" office:value="42.2808" calcext:value-type="float">
            <text:p>42.2808</text:p>
          </table:table-cell>
        </table:table-row>
        <table:table-row table:style-name="ro1">
          <table:table-cell office:value-type="string" calcext:value-type="string">
            <text:p>15:56:48:787</text:p>
          </table:table-cell>
          <table:table-cell office:value-type="float" office:value="2.41235611185594E+015" calcext:value-type="float">
            <text:p>2412356111855940</text:p>
          </table:table-cell>
          <table:table-cell office:value-type="float" office:value="16.4784" calcext:value-type="float">
            <text:p>16.4784</text:p>
          </table:table-cell>
          <table:table-cell office:value-type="float" office:value="1787" calcext:value-type="float">
            <text:p>1787</text:p>
          </table:table-cell>
          <table:table-cell office:value-type="float" office:value="42.0928" calcext:value-type="float">
            <text:p>42.0928</text:p>
          </table:table-cell>
          <table:table-cell office:value-type="float" office:value="671.5813" calcext:value-type="float">
            <text:p>671.5813</text:p>
          </table:table-cell>
          <table:table-cell office:value-type="float" office:value="186.5504" calcext:value-type="float">
            <text:p>186.5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6792" calcext:value-type="float">
            <text:p>10.6792</text:p>
          </table:table-cell>
          <table:table-cell office:value-type="float" office:value="152.7487" calcext:value-type="float">
            <text:p>152.7487</text:p>
          </table:table-cell>
          <table:table-cell office:value-type="float" office:value="42.4302" calcext:value-type="float">
            <text:p>42.4302</text:p>
          </table:table-cell>
        </table:table-row>
        <table:table-row table:style-name="ro1">
          <table:table-cell office:value-type="string" calcext:value-type="string">
            <text:p>15:56:48:838</text:p>
          </table:table-cell>
          <table:table-cell office:value-type="float" office:value="2.41235630114752E+015" calcext:value-type="float">
            <text:p>2412356301147520</text:p>
          </table:table-cell>
          <table:table-cell office:value-type="float" office:value="16.5297" calcext:value-type="float">
            <text:p>16.5297</text:p>
          </table:table-cell>
          <table:table-cell office:value-type="float" office:value="1775" calcext:value-type="float">
            <text:p>1775</text:p>
          </table:table-cell>
          <table:table-cell office:value-type="float" office:value="41.5052" calcext:value-type="float">
            <text:p>41.5052</text:p>
          </table:table-cell>
          <table:table-cell office:value-type="float" office:value="673.6719" calcext:value-type="float">
            <text:p>673.6719</text:p>
          </table:table-cell>
          <table:table-cell office:value-type="float" office:value="187.1311" calcext:value-type="float">
            <text:p>187.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471" calcext:value-type="float">
            <text:p>10.7471</text:p>
          </table:table-cell>
          <table:table-cell office:value-type="float" office:value="153.29" calcext:value-type="float">
            <text:p>153.29</text:p>
          </table:table-cell>
          <table:table-cell office:value-type="float" office:value="42.5806" calcext:value-type="float">
            <text:p>42.5806</text:p>
          </table:table-cell>
        </table:table-row>
        <table:table-row table:style-name="ro1">
          <table:table-cell office:value-type="string" calcext:value-type="string">
            <text:p>15:56:48:889</text:p>
          </table:table-cell>
          <table:table-cell office:value-type="float" office:value="2.41235648907265E+015" calcext:value-type="float">
            <text:p>2412356489072650</text:p>
          </table:table-cell>
          <table:table-cell office:value-type="float" office:value="16.5806" calcext:value-type="float">
            <text:p>16.5806</text:p>
          </table:table-cell>
          <table:table-cell office:value-type="float" office:value="1950" calcext:value-type="float">
            <text:p>1950</text:p>
          </table:table-cell>
          <table:table-cell office:value-type="float" office:value="41.7745" calcext:value-type="float">
            <text:p>41.7745</text:p>
          </table:table-cell>
          <table:table-cell office:value-type="float" office:value="675.7754" calcext:value-type="float">
            <text:p>675.7754</text:p>
          </table:table-cell>
          <table:table-cell office:value-type="float" office:value="187.7154" calcext:value-type="float">
            <text:p>187.7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4848" calcext:value-type="float">
            <text:p>10.4848</text:p>
          </table:table-cell>
          <table:table-cell office:value-type="float" office:value="153.818" calcext:value-type="float">
            <text:p>153.818</text:p>
          </table:table-cell>
          <table:table-cell office:value-type="float" office:value="42.7272" calcext:value-type="float">
            <text:p>42.7272</text:p>
          </table:table-cell>
        </table:table-row>
        <table:table-row table:style-name="ro1">
          <table:table-cell office:value-type="string" calcext:value-type="string">
            <text:p>15:56:48:940</text:p>
          </table:table-cell>
          <table:table-cell office:value-type="float" office:value="2.4123566776989E+015" calcext:value-type="float">
            <text:p>2412356677698900</text:p>
          </table:table-cell>
          <table:table-cell office:value-type="float" office:value="16.6317" calcext:value-type="float">
            <text:p>16.6317</text:p>
          </table:table-cell>
          <table:table-cell office:value-type="float" office:value="2337" calcext:value-type="float">
            <text:p>2337</text:p>
          </table:table-cell>
          <table:table-cell office:value-type="float" office:value="45.4143" calcext:value-type="float">
            <text:p>45.4143</text:p>
          </table:table-cell>
          <table:table-cell office:value-type="float" office:value="678.0568" calcext:value-type="float">
            <text:p>678.0568</text:p>
          </table:table-cell>
          <table:table-cell office:value-type="float" office:value="188.3491" calcext:value-type="float">
            <text:p>188.3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6238" calcext:value-type="float">
            <text:p>9.6238</text:p>
          </table:table-cell>
          <table:table-cell office:value-type="float" office:value="154.3015" calcext:value-type="float">
            <text:p>154.3015</text:p>
          </table:table-cell>
          <table:table-cell office:value-type="float" office:value="42.8615" calcext:value-type="float">
            <text:p>42.8615</text:p>
          </table:table-cell>
        </table:table-row>
        <table:table-row table:style-name="ro1">
          <table:table-cell office:value-type="string" calcext:value-type="string">
            <text:p>15:56:48:991</text:p>
          </table:table-cell>
          <table:table-cell office:value-type="float" office:value="2.41235686714218E+015" calcext:value-type="float">
            <text:p>2412356867142180</text:p>
          </table:table-cell>
          <table:table-cell office:value-type="float" office:value="16.683" calcext:value-type="float">
            <text:p>16.683</text:p>
          </table:table-cell>
          <table:table-cell office:value-type="float" office:value="2137" calcext:value-type="float">
            <text:p>2137</text:p>
          </table:table-cell>
          <table:table-cell office:value-type="float" office:value="44.8043" calcext:value-type="float">
            <text:p>44.8043</text:p>
          </table:table-cell>
          <table:table-cell office:value-type="float" office:value="680.315" calcext:value-type="float">
            <text:p>680.315</text:p>
          </table:table-cell>
          <table:table-cell office:value-type="float" office:value="188.9764" calcext:value-type="float">
            <text:p>188.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5317" calcext:value-type="float">
            <text:p>9.5317</text:p>
          </table:table-cell>
          <table:table-cell office:value-type="float" office:value="154.7819" calcext:value-type="float">
            <text:p>154.7819</text:p>
          </table:table-cell>
          <table:table-cell office:value-type="float" office:value="42.995" calcext:value-type="float">
            <text:p>42.995</text:p>
          </table:table-cell>
        </table:table-row>
        <table:table-row table:style-name="ro1">
          <table:table-cell office:value-type="string" calcext:value-type="string">
            <text:p>15:56:49:43</text:p>
          </table:table-cell>
          <table:table-cell office:value-type="float" office:value="2.41235705635767E+015" calcext:value-type="float">
            <text:p>2412357056357670</text:p>
          </table:table-cell>
          <table:table-cell office:value-type="float" office:value="16.7342" calcext:value-type="float">
            <text:p>16.7342</text:p>
          </table:table-cell>
          <table:table-cell office:value-type="float" office:value="1912" calcext:value-type="float">
            <text:p>1912</text:p>
          </table:table-cell>
          <table:table-cell office:value-type="float" office:value="41.6578" calcext:value-type="float">
            <text:p>41.6578</text:p>
          </table:table-cell>
          <table:table-cell office:value-type="float" office:value="682.4126" calcext:value-type="float">
            <text:p>682.4126</text:p>
          </table:table-cell>
          <table:table-cell office:value-type="float" office:value="189.5591" calcext:value-type="float">
            <text:p>189.5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292" calcext:value-type="float">
            <text:p>7.0292</text:p>
          </table:table-cell>
          <table:table-cell office:value-type="float" office:value="155.1358" calcext:value-type="float">
            <text:p>155.1358</text:p>
          </table:table-cell>
          <table:table-cell office:value-type="float" office:value="43.0933" calcext:value-type="float">
            <text:p>43.0933</text:p>
          </table:table-cell>
        </table:table-row>
        <table:table-row table:style-name="ro1">
          <table:table-cell office:value-type="string" calcext:value-type="string">
            <text:p>15:56:49:94</text:p>
          </table:table-cell>
          <table:table-cell office:value-type="float" office:value="2.41235724540828E+015" calcext:value-type="float">
            <text:p>2412357245408280</text:p>
          </table:table-cell>
          <table:table-cell office:value-type="float" office:value="16.7855" calcext:value-type="float">
            <text:p>16.7855</text:p>
          </table:table-cell>
          <table:table-cell office:value-type="float" office:value="1825" calcext:value-type="float">
            <text:p>1825</text:p>
          </table:table-cell>
          <table:table-cell office:value-type="float" office:value="38.3143" calcext:value-type="float">
            <text:p>38.3143</text:p>
          </table:table-cell>
          <table:table-cell office:value-type="float" office:value="684.3415" calcext:value-type="float">
            <text:p>684.3415</text:p>
          </table:table-cell>
          <table:table-cell office:value-type="float" office:value="190.0949" calcext:value-type="float">
            <text:p>190.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847" calcext:value-type="float">
            <text:p>5.4847</text:p>
          </table:table-cell>
          <table:table-cell office:value-type="float" office:value="155.4119" calcext:value-type="float">
            <text:p>155.4119</text:p>
          </table:table-cell>
          <table:table-cell office:value-type="float" office:value="43.17" calcext:value-type="float">
            <text:p>43.17</text:p>
          </table:table-cell>
        </table:table-row>
        <table:table-row table:style-name="ro1">
          <table:table-cell office:value-type="string" calcext:value-type="string">
            <text:p>15:56:49:145</text:p>
          </table:table-cell>
          <table:table-cell office:value-type="float" office:value="2.41235743462968E+015" calcext:value-type="float">
            <text:p>2412357434629680</text:p>
          </table:table-cell>
          <table:table-cell office:value-type="float" office:value="16.8367" calcext:value-type="float">
            <text:p>16.8367</text:p>
          </table:table-cell>
          <table:table-cell office:value-type="float" office:value="1512" calcext:value-type="float">
            <text:p>1512</text:p>
          </table:table-cell>
          <table:table-cell office:value-type="float" office:value="35.6935" calcext:value-type="float">
            <text:p>35.6935</text:p>
          </table:table-cell>
          <table:table-cell office:value-type="float" office:value="686.1402" calcext:value-type="float">
            <text:p>686.1402</text:p>
          </table:table-cell>
          <table:table-cell office:value-type="float" office:value="190.5945" calcext:value-type="float">
            <text:p>190.5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635" calcext:value-type="float">
            <text:p>6.3635</text:p>
          </table:table-cell>
          <table:table-cell office:value-type="float" office:value="155.7326" calcext:value-type="float">
            <text:p>155.7326</text:p>
          </table:table-cell>
          <table:table-cell office:value-type="float" office:value="43.2591" calcext:value-type="float">
            <text:p>43.2591</text:p>
          </table:table-cell>
        </table:table-row>
        <table:table-row table:style-name="ro1">
          <table:table-cell office:value-type="string" calcext:value-type="string">
            <text:p>15:56:49:196</text:p>
          </table:table-cell>
          <table:table-cell office:value-type="float" office:value="2.41235762377885E+015" calcext:value-type="float">
            <text:p>2412357623778850</text:p>
          </table:table-cell>
          <table:table-cell office:value-type="float" office:value="16.888" calcext:value-type="float">
            <text:p>16.888</text:p>
          </table:table-cell>
          <table:table-cell office:value-type="float" office:value="1825" calcext:value-type="float">
            <text:p>1825</text:p>
          </table:table-cell>
          <table:table-cell office:value-type="float" office:value="35.4997" calcext:value-type="float">
            <text:p>35.4997</text:p>
          </table:table-cell>
          <table:table-cell office:value-type="float" office:value="687.9285" calcext:value-type="float">
            <text:p>687.9285</text:p>
          </table:table-cell>
          <table:table-cell office:value-type="float" office:value="191.0913" calcext:value-type="float">
            <text:p>191.0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344" calcext:value-type="float">
            <text:p>5.9344</text:p>
          </table:table-cell>
          <table:table-cell office:value-type="float" office:value="156.0316" calcext:value-type="float">
            <text:p>156.0316</text:p>
          </table:table-cell>
          <table:table-cell office:value-type="float" office:value="43.3421" calcext:value-type="float">
            <text:p>43.3421</text:p>
          </table:table-cell>
        </table:table-row>
        <table:table-row table:style-name="ro1">
          <table:table-cell office:value-type="string" calcext:value-type="string">
            <text:p>15:56:49:248</text:p>
          </table:table-cell>
          <table:table-cell office:value-type="float" office:value="2.41235781290199E+015" calcext:value-type="float">
            <text:p>2412357812901990</text:p>
          </table:table-cell>
          <table:table-cell office:value-type="float" office:value="16.9392" calcext:value-type="float">
            <text:p>16.9392</text:p>
          </table:table-cell>
          <table:table-cell office:value-type="float" office:value="1512" calcext:value-type="float">
            <text:p>1512</text:p>
          </table:table-cell>
          <table:table-cell office:value-type="float" office:value="35.6314" calcext:value-type="float">
            <text:p>35.6314</text:p>
          </table:table-cell>
          <table:table-cell office:value-type="float" office:value="689.7231" calcext:value-type="float">
            <text:p>689.7231</text:p>
          </table:table-cell>
          <table:table-cell office:value-type="float" office:value="191.5898" calcext:value-type="float">
            <text:p>191.5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223" calcext:value-type="float">
            <text:p>5.7223</text:p>
          </table:table-cell>
          <table:table-cell office:value-type="float" office:value="156.3198" calcext:value-type="float">
            <text:p>156.3198</text:p>
          </table:table-cell>
          <table:table-cell office:value-type="float" office:value="43.4222" calcext:value-type="float">
            <text:p>43.4222</text:p>
          </table:table-cell>
        </table:table-row>
        <table:table-row table:style-name="ro1">
          <table:table-cell office:value-type="string" calcext:value-type="string">
            <text:p>15:56:49:299</text:p>
          </table:table-cell>
          <table:table-cell office:value-type="float" office:value="2.41235800205481E+015" calcext:value-type="float">
            <text:p>2412358002054810</text:p>
          </table:table-cell>
          <table:table-cell office:value-type="float" office:value="16.9904" calcext:value-type="float">
            <text:p>16.9904</text:p>
          </table:table-cell>
          <table:table-cell office:value-type="float" office:value="1512" calcext:value-type="float">
            <text:p>1512</text:p>
          </table:table-cell>
          <table:table-cell office:value-type="float" office:value="35.3653" calcext:value-type="float">
            <text:p>35.3653</text:p>
          </table:table-cell>
          <table:table-cell office:value-type="float" office:value="691.5046" calcext:value-type="float">
            <text:p>691.5046</text:p>
          </table:table-cell>
          <table:table-cell office:value-type="float" office:value="192.0846" calcext:value-type="float">
            <text:p>192.0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34" calcext:value-type="float">
            <text:p>5.1434</text:p>
          </table:table-cell>
          <table:table-cell office:value-type="float" office:value="156.5789" calcext:value-type="float">
            <text:p>156.5789</text:p>
          </table:table-cell>
          <table:table-cell office:value-type="float" office:value="43.4941" calcext:value-type="float">
            <text:p>43.4941</text:p>
          </table:table-cell>
        </table:table-row>
        <table:table-row table:style-name="ro1">
          <table:table-cell office:value-type="string" calcext:value-type="string">
            <text:p>15:56:49:350</text:p>
          </table:table-cell>
          <table:table-cell office:value-type="float" office:value="2.41235819130638E+015" calcext:value-type="float">
            <text:p>2412358191306380</text:p>
          </table:table-cell>
          <table:table-cell office:value-type="float" office:value="17.0417" calcext:value-type="float">
            <text:p>17.0417</text:p>
          </table:table-cell>
          <table:table-cell office:value-type="float" office:value="1562" calcext:value-type="float">
            <text:p>1562</text:p>
          </table:table-cell>
          <table:table-cell office:value-type="float" office:value="35.5827" calcext:value-type="float">
            <text:p>35.5827</text:p>
          </table:table-cell>
          <table:table-cell office:value-type="float" office:value="693.2971" calcext:value-type="float">
            <text:p>693.2971</text:p>
          </table:table-cell>
          <table:table-cell office:value-type="float" office:value="192.5825" calcext:value-type="float">
            <text:p>192.5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329" calcext:value-type="float">
            <text:p>5.4329</text:p>
          </table:table-cell>
          <table:table-cell office:value-type="float" office:value="156.8525" calcext:value-type="float">
            <text:p>156.8525</text:p>
          </table:table-cell>
          <table:table-cell office:value-type="float" office:value="43.5701" calcext:value-type="float">
            <text:p>43.5701</text:p>
          </table:table-cell>
        </table:table-row>
        <table:table-row table:style-name="ro1">
          <table:table-cell office:value-type="string" calcext:value-type="string">
            <text:p>15:56:49:401</text:p>
          </table:table-cell>
          <table:table-cell office:value-type="float" office:value="2.41235838044034E+015" calcext:value-type="float">
            <text:p>2412358380440340</text:p>
          </table:table-cell>
          <table:table-cell office:value-type="float" office:value="17.0929" calcext:value-type="float">
            <text:p>17.0929</text:p>
          </table:table-cell>
          <table:table-cell office:value-type="float" office:value="1825" calcext:value-type="float">
            <text:p>1825</text:p>
          </table:table-cell>
          <table:table-cell office:value-type="float" office:value="35.638" calcext:value-type="float">
            <text:p>35.638</text:p>
          </table:table-cell>
          <table:table-cell office:value-type="float" office:value="695.0921" calcext:value-type="float">
            <text:p>695.0921</text:p>
          </table:table-cell>
          <table:table-cell office:value-type="float" office:value="193.0811" calcext:value-type="float">
            <text:p>193.0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883" calcext:value-type="float">
            <text:p>5.2883</text:p>
          </table:table-cell>
          <table:table-cell office:value-type="float" office:value="157.1189" calcext:value-type="float">
            <text:p>157.1189</text:p>
          </table:table-cell>
          <table:table-cell office:value-type="float" office:value="43.6441" calcext:value-type="float">
            <text:p>43.6441</text:p>
          </table:table-cell>
        </table:table-row>
        <table:table-row table:style-name="ro1">
          <table:table-cell office:value-type="string" calcext:value-type="string">
            <text:p>15:56:49:453</text:p>
          </table:table-cell>
          <table:table-cell office:value-type="float" office:value="2.41235856954028E+015" calcext:value-type="float">
            <text:p>2412358569540280</text:p>
          </table:table-cell>
          <table:table-cell office:value-type="float" office:value="17.1442" calcext:value-type="float">
            <text:p>17.1442</text:p>
          </table:table-cell>
          <table:table-cell office:value-type="float" office:value="1512" calcext:value-type="float">
            <text:p>1512</text:p>
          </table:table-cell>
          <table:table-cell office:value-type="float" office:value="35.7512" calcext:value-type="float">
            <text:p>35.7512</text:p>
          </table:table-cell>
          <table:table-cell office:value-type="float" office:value="696.8925" calcext:value-type="float">
            <text:p>696.8925</text:p>
          </table:table-cell>
          <table:table-cell office:value-type="float" office:value="193.5812" calcext:value-type="float">
            <text:p>193.5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335" calcext:value-type="float">
            <text:p>5.4335</text:p>
          </table:table-cell>
          <table:table-cell office:value-type="float" office:value="157.3925" calcext:value-type="float">
            <text:p>157.3925</text:p>
          </table:table-cell>
          <table:table-cell office:value-type="float" office:value="43.7201" calcext:value-type="float">
            <text:p>43.7201</text:p>
          </table:table-cell>
        </table:table-row>
        <table:table-row table:style-name="ro1">
          <table:table-cell office:value-type="string" calcext:value-type="string">
            <text:p>15:56:49:504</text:p>
          </table:table-cell>
          <table:table-cell office:value-type="float" office:value="2.41235875868797E+015" calcext:value-type="float">
            <text:p>2412358758687970</text:p>
          </table:table-cell>
          <table:table-cell office:value-type="float" office:value="17.1954" calcext:value-type="float">
            <text:p>17.1954</text:p>
          </table:table-cell>
          <table:table-cell office:value-type="float" office:value="1512" calcext:value-type="float">
            <text:p>1512</text:p>
          </table:table-cell>
          <table:table-cell office:value-type="float" office:value="35.4726" calcext:value-type="float">
            <text:p>35.4726</text:p>
          </table:table-cell>
          <table:table-cell office:value-type="float" office:value="698.6793" calcext:value-type="float">
            <text:p>698.6793</text:p>
          </table:table-cell>
          <table:table-cell office:value-type="float" office:value="194.0776" calcext:value-type="float">
            <text:p>194.0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483" calcext:value-type="float">
            <text:p>5.3483</text:p>
          </table:table-cell>
          <table:table-cell office:value-type="float" office:value="157.6619" calcext:value-type="float">
            <text:p>157.6619</text:p>
          </table:table-cell>
          <table:table-cell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15:56:49:555</text:p>
          </table:table-cell>
          <table:table-cell office:value-type="float" office:value="2.41235894783855E+015" calcext:value-type="float">
            <text:p>2412358947838550</text:p>
          </table:table-cell>
          <table:table-cell office:value-type="float" office:value="17.2466" calcext:value-type="float">
            <text:p>17.2466</text:p>
          </table:table-cell>
          <table:table-cell office:value-type="float" office:value="1512" calcext:value-type="float">
            <text:p>1512</text:p>
          </table:table-cell>
          <table:table-cell office:value-type="float" office:value="35.4484" calcext:value-type="float">
            <text:p>35.4484</text:p>
          </table:table-cell>
          <table:table-cell office:value-type="float" office:value="700.465" calcext:value-type="float">
            <text:p>700.465</text:p>
          </table:table-cell>
          <table:table-cell office:value-type="float" office:value="194.5736" calcext:value-type="float">
            <text:p>194.5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942" calcext:value-type="float">
            <text:p>5.5942</text:p>
          </table:table-cell>
          <table:table-cell office:value-type="float" office:value="157.9437" calcext:value-type="float">
            <text:p>157.9437</text:p>
          </table:table-cell>
          <table:table-cell office:value-type="float" office:value="43.8733" calcext:value-type="float">
            <text:p>43.8733</text:p>
          </table:table-cell>
        </table:table-row>
        <table:table-row table:style-name="ro1">
          <table:table-cell office:value-type="string" calcext:value-type="string">
            <text:p>15:56:49:606</text:p>
          </table:table-cell>
          <table:table-cell office:value-type="float" office:value="2.41235913708694E+015" calcext:value-type="float">
            <text:p>2412359137086940</text:p>
          </table:table-cell>
          <table:table-cell office:value-type="float" office:value="17.2979" calcext:value-type="float">
            <text:p>17.2979</text:p>
          </table:table-cell>
          <table:table-cell office:value-type="float" office:value="1512" calcext:value-type="float">
            <text:p>1512</text:p>
          </table:table-cell>
          <table:table-cell office:value-type="float" office:value="36.102" calcext:value-type="float">
            <text:p>36.102</text:p>
          </table:table-cell>
          <table:table-cell office:value-type="float" office:value="702.2836" calcext:value-type="float">
            <text:p>702.2836</text:p>
          </table:table-cell>
          <table:table-cell office:value-type="float" office:value="195.0788" calcext:value-type="float">
            <text:p>195.0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525" calcext:value-type="float">
            <text:p>5.2525</text:p>
          </table:table-cell>
          <table:table-cell office:value-type="float" office:value="158.2083" calcext:value-type="float">
            <text:p>158.2083</text:p>
          </table:table-cell>
          <table:table-cell office:value-type="float" office:value="43.9468" calcext:value-type="float">
            <text:p>43.9468</text:p>
          </table:table-cell>
        </table:table-row>
        <table:table-row table:style-name="ro1">
          <table:table-cell office:value-type="string" calcext:value-type="string">
            <text:p>15:56:49:658</text:p>
          </table:table-cell>
          <table:table-cell office:value-type="float" office:value="2.41235932621888E+015" calcext:value-type="float">
            <text:p>2412359326218880</text:p>
          </table:table-cell>
          <table:table-cell office:value-type="float" office:value="17.3491" calcext:value-type="float">
            <text:p>17.3491</text:p>
          </table:table-cell>
          <table:table-cell office:value-type="float" office:value="1512" calcext:value-type="float">
            <text:p>1512</text:p>
          </table:table-cell>
          <table:table-cell office:value-type="float" office:value="35.5229" calcext:value-type="float">
            <text:p>35.5229</text:p>
          </table:table-cell>
          <table:table-cell office:value-type="float" office:value="704.0728" calcext:value-type="float">
            <text:p>704.0728</text:p>
          </table:table-cell>
          <table:table-cell office:value-type="float" office:value="195.5758" calcext:value-type="float">
            <text:p>195.5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887" calcext:value-type="float">
            <text:p>5.3887</text:p>
          </table:table-cell>
          <table:table-cell office:value-type="float" office:value="158.4797" calcext:value-type="float">
            <text:p>158.4797</text:p>
          </table:table-cell>
          <table:table-cell office:value-type="float" office:value="44.0221" calcext:value-type="float">
            <text:p>44.0221</text:p>
          </table:table-cell>
        </table:table-row>
        <table:table-row table:style-name="ro1">
          <table:table-cell office:value-type="string" calcext:value-type="string">
            <text:p>15:56:49:709</text:p>
          </table:table-cell>
          <table:table-cell office:value-type="float" office:value="2.41235951530342E+015" calcext:value-type="float">
            <text:p>2412359515303420</text:p>
          </table:table-cell>
          <table:table-cell office:value-type="float" office:value="17.4004" calcext:value-type="float">
            <text:p>17.4004</text:p>
          </table:table-cell>
          <table:table-cell office:value-type="float" office:value="1512" calcext:value-type="float">
            <text:p>1512</text:p>
          </table:table-cell>
          <table:table-cell office:value-type="float" office:value="35.5865" calcext:value-type="float">
            <text:p>35.5865</text:p>
          </table:table-cell>
          <table:table-cell office:value-type="float" office:value="705.8648" calcext:value-type="float">
            <text:p>705.8648</text:p>
          </table:table-cell>
          <table:table-cell office:value-type="float" office:value="196.0736" calcext:value-type="float">
            <text:p>196.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968" calcext:value-type="float">
            <text:p>4.8968</text:p>
          </table:table-cell>
          <table:table-cell office:value-type="float" office:value="158.7263" calcext:value-type="float">
            <text:p>158.7263</text:p>
          </table:table-cell>
          <table:table-cell office:value-type="float" office:value="44.0906" calcext:value-type="float">
            <text:p>44.0906</text:p>
          </table:table-cell>
        </table:table-row>
        <table:table-row table:style-name="ro1">
          <table:table-cell office:value-type="string" calcext:value-type="string">
            <text:p>15:56:49:760</text:p>
          </table:table-cell>
          <table:table-cell office:value-type="float" office:value="2.41235970441979E+015" calcext:value-type="float">
            <text:p>2412359704419790</text:p>
          </table:table-cell>
          <table:table-cell office:value-type="float" office:value="17.4516" calcext:value-type="float">
            <text:p>17.4516</text:p>
          </table:table-cell>
          <table:table-cell office:value-type="float" office:value="1562" calcext:value-type="float">
            <text:p>1562</text:p>
          </table:table-cell>
          <table:table-cell office:value-type="float" office:value="36.0286" calcext:value-type="float">
            <text:p>36.0286</text:p>
          </table:table-cell>
          <table:table-cell office:value-type="float" office:value="707.6791" calcext:value-type="float">
            <text:p>707.6791</text:p>
          </table:table-cell>
          <table:table-cell office:value-type="float" office:value="196.5775" calcext:value-type="float">
            <text:p>196.5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279" calcext:value-type="float">
            <text:p>7.1279</text:p>
          </table:table-cell>
          <table:table-cell office:value-type="float" office:value="159.0853" calcext:value-type="float">
            <text:p>159.0853</text:p>
          </table:table-cell>
          <table:table-cell office:value-type="float" office:value="44.1904" calcext:value-type="float">
            <text:p>44.1904</text:p>
          </table:table-cell>
        </table:table-row>
        <table:table-row table:style-name="ro1">
          <table:table-cell office:value-type="string" calcext:value-type="string">
            <text:p>15:56:49:811</text:p>
          </table:table-cell>
          <table:table-cell office:value-type="float" office:value="2.41235989353623E+015" calcext:value-type="float">
            <text:p>2412359893536230</text:p>
          </table:table-cell>
          <table:table-cell office:value-type="float" office:value="17.5028" calcext:value-type="float">
            <text:p>17.5028</text:p>
          </table:table-cell>
          <table:table-cell office:value-type="float" office:value="1562" calcext:value-type="float">
            <text:p>1562</text:p>
          </table:table-cell>
          <table:table-cell office:value-type="float" office:value="35.6994" calcext:value-type="float">
            <text:p>35.6994</text:p>
          </table:table-cell>
          <table:table-cell office:value-type="float" office:value="709.4772" calcext:value-type="float">
            <text:p>709.4772</text:p>
          </table:table-cell>
          <table:table-cell office:value-type="float" office:value="197.077" calcext:value-type="float">
            <text:p>197.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846" calcext:value-type="float">
            <text:p>6.0846</text:p>
          </table:table-cell>
          <table:table-cell office:value-type="float" office:value="159.3917" calcext:value-type="float">
            <text:p>159.3917</text:p>
          </table:table-cell>
          <table:table-cell office:value-type="float" office:value="44.2755" calcext:value-type="float">
            <text:p>44.2755</text:p>
          </table:table-cell>
        </table:table-row>
        <table:table-row table:style-name="ro1">
          <table:table-cell office:value-type="string" calcext:value-type="string">
            <text:p>15:56:49:863</text:p>
          </table:table-cell>
          <table:table-cell office:value-type="float" office:value="2.41236008278484E+015" calcext:value-type="float">
            <text:p>2412360082784840</text:p>
          </table:table-cell>
          <table:table-cell office:value-type="float" office:value="17.5541" calcext:value-type="float">
            <text:p>17.5541</text:p>
          </table:table-cell>
          <table:table-cell office:value-type="float" office:value="1562" calcext:value-type="float">
            <text:p>1562</text:p>
          </table:table-cell>
          <table:table-cell office:value-type="float" office:value="35.4834" calcext:value-type="float">
            <text:p>35.4834</text:p>
          </table:table-cell>
          <table:table-cell office:value-type="float" office:value="711.2646" calcext:value-type="float">
            <text:p>711.2646</text:p>
          </table:table-cell>
          <table:table-cell office:value-type="float" office:value="197.5735" calcext:value-type="float">
            <text:p>197.5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565" calcext:value-type="float">
            <text:p>5.5565</text:p>
          </table:table-cell>
          <table:table-cell office:value-type="float" office:value="159.6716" calcext:value-type="float">
            <text:p>159.6716</text:p>
          </table:table-cell>
          <table:table-cell office:value-type="float" office:value="44.3532" calcext:value-type="float">
            <text:p>44.3532</text:p>
          </table:table-cell>
        </table:table-row>
        <table:table-row table:style-name="ro1">
          <table:table-cell office:value-type="string" calcext:value-type="string">
            <text:p>15:56:49:914</text:p>
          </table:table-cell>
          <table:table-cell office:value-type="float" office:value="2.41236027201459E+015" calcext:value-type="float">
            <text:p>2412360272014590</text:p>
          </table:table-cell>
          <table:table-cell office:value-type="float" office:value="17.6053" calcext:value-type="float">
            <text:p>17.6053</text:p>
          </table:table-cell>
          <table:table-cell office:value-type="float" office:value="1562" calcext:value-type="float">
            <text:p>1562</text:p>
          </table:table-cell>
          <table:table-cell office:value-type="float" office:value="35.6568" calcext:value-type="float">
            <text:p>35.6568</text:p>
          </table:table-cell>
          <table:table-cell office:value-type="float" office:value="713.0612" calcext:value-type="float">
            <text:p>713.0612</text:p>
          </table:table-cell>
          <table:table-cell office:value-type="float" office:value="198.0726" calcext:value-type="float">
            <text:p>198.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022" calcext:value-type="float">
            <text:p>6.2022</text:p>
          </table:table-cell>
          <table:table-cell office:value-type="float" office:value="159.9841" calcext:value-type="float">
            <text:p>159.9841</text:p>
          </table:table-cell>
          <table:table-cell office:value-type="float" office:value="44.44" calcext:value-type="float">
            <text:p>44.44</text:p>
          </table:table-cell>
        </table:table-row>
        <table:table-row table:style-name="ro1">
          <table:table-cell office:value-type="string" calcext:value-type="string">
            <text:p>15:56:49:965</text:p>
          </table:table-cell>
          <table:table-cell office:value-type="float" office:value="2.41236046016863E+015" calcext:value-type="float">
            <text:p>2412360460168630</text:p>
          </table:table-cell>
          <table:table-cell office:value-type="float" office:value="17.6563" calcext:value-type="float">
            <text:p>17.6563</text:p>
          </table:table-cell>
          <table:table-cell office:value-type="float" office:value="1875" calcext:value-type="float">
            <text:p>1875</text:p>
          </table:table-cell>
          <table:table-cell office:value-type="float" office:value="35.6518" calcext:value-type="float">
            <text:p>35.6518</text:p>
          </table:table-cell>
          <table:table-cell office:value-type="float" office:value="714.8582" calcext:value-type="float">
            <text:p>714.8582</text:p>
          </table:table-cell>
          <table:table-cell office:value-type="float" office:value="198.5717" calcext:value-type="float">
            <text:p>198.5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881" calcext:value-type="float">
            <text:p>5.2881</text:p>
          </table:table-cell>
          <table:table-cell office:value-type="float" office:value="160.2507" calcext:value-type="float">
            <text:p>160.2507</text:p>
          </table:table-cell>
          <table:table-cell office:value-type="float" office:value="44.5141" calcext:value-type="float">
            <text:p>44.5141</text:p>
          </table:table-cell>
        </table:table-row>
        <table:table-row table:style-name="ro1">
          <table:table-cell office:value-type="string" calcext:value-type="string">
            <text:p>15:56:50:16</text:p>
          </table:table-cell>
          <table:table-cell office:value-type="float" office:value="2.41236064875581E+015" calcext:value-type="float">
            <text:p>2412360648755810</text:p>
          </table:table-cell>
          <table:table-cell office:value-type="float" office:value="17.7074" calcext:value-type="float">
            <text:p>17.7074</text:p>
          </table:table-cell>
          <table:table-cell office:value-type="float" office:value="1762" calcext:value-type="float">
            <text:p>1762</text:p>
          </table:table-cell>
          <table:table-cell office:value-type="float" office:value="37.9617" calcext:value-type="float">
            <text:p>37.9617</text:p>
          </table:table-cell>
          <table:table-cell office:value-type="float" office:value="716.7639" calcext:value-type="float">
            <text:p>716.7639</text:p>
          </table:table-cell>
          <table:table-cell office:value-type="float" office:value="199.1011" calcext:value-type="float">
            <text:p>199.1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672" calcext:value-type="float">
            <text:p>7.2672</text:p>
          </table:table-cell>
          <table:table-cell office:value-type="float" office:value="160.6155" calcext:value-type="float">
            <text:p>160.6155</text:p>
          </table:table-cell>
          <table:table-cell office:value-type="float" office:value="44.6154" calcext:value-type="float">
            <text:p>44.6154</text:p>
          </table:table-cell>
        </table:table-row>
        <table:table-row table:style-name="ro1">
          <table:table-cell office:value-type="string" calcext:value-type="string">
            <text:p>15:56:50:67</text:p>
          </table:table-cell>
          <table:table-cell office:value-type="float" office:value="2.41236083758583E+015" calcext:value-type="float">
            <text:p>2412360837585830</text:p>
          </table:table-cell>
          <table:table-cell office:value-type="float" office:value="17.7586" calcext:value-type="float">
            <text:p>17.7586</text:p>
          </table:table-cell>
          <table:table-cell office:value-type="float" office:value="1787" calcext:value-type="float">
            <text:p>1787</text:p>
          </table:table-cell>
          <table:table-cell office:value-type="float" office:value="36.9301" calcext:value-type="float">
            <text:p>36.9301</text:p>
          </table:table-cell>
          <table:table-cell office:value-type="float" office:value="718.6221" calcext:value-type="float">
            <text:p>718.6221</text:p>
          </table:table-cell>
          <table:table-cell office:value-type="float" office:value="199.6172" calcext:value-type="float">
            <text:p>199.6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996" calcext:value-type="float">
            <text:p>5.9996</text:p>
          </table:table-cell>
          <table:table-cell office:value-type="float" office:value="160.9174" calcext:value-type="float">
            <text:p>160.9174</text:p>
          </table:table-cell>
          <table:table-cell office:value-type="float" office:value="44.6993" calcext:value-type="float">
            <text:p>44.6993</text:p>
          </table:table-cell>
        </table:table-row>
        <table:table-row table:style-name="ro1">
          <table:table-cell office:value-type="string" calcext:value-type="string">
            <text:p>15:56:50:118</text:p>
          </table:table-cell>
          <table:table-cell office:value-type="float" office:value="2.41236102653585E+015" calcext:value-type="float">
            <text:p>2412361026535850</text:p>
          </table:table-cell>
          <table:table-cell office:value-type="float" office:value="17.8097" calcext:value-type="float">
            <text:p>17.8097</text:p>
          </table:table-cell>
          <table:table-cell office:value-type="float" office:value="1762" calcext:value-type="float">
            <text:p>1762</text:p>
          </table:table-cell>
          <table:table-cell office:value-type="float" office:value="35.6349" calcext:value-type="float">
            <text:p>35.6349</text:p>
          </table:table-cell>
          <table:table-cell office:value-type="float" office:value="720.4146" calcext:value-type="float">
            <text:p>720.4146</text:p>
          </table:table-cell>
          <table:table-cell office:value-type="float" office:value="200.1152" calcext:value-type="float">
            <text:p>200.1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38" calcext:value-type="float">
            <text:p>5.238</text:p>
          </table:table-cell>
          <table:table-cell office:value-type="float" office:value="161.1808" calcext:value-type="float">
            <text:p>161.1808</text:p>
          </table:table-cell>
          <table:table-cell office:value-type="float" office:value="44.7725" calcext:value-type="float">
            <text:p>44.7725</text:p>
          </table:table-cell>
        </table:table-row>
        <table:table-row table:style-name="ro1">
          <table:table-cell office:value-type="string" calcext:value-type="string">
            <text:p>15:56:50:169</text:p>
          </table:table-cell>
          <table:table-cell office:value-type="float" office:value="2.41236121410263E+015" calcext:value-type="float">
            <text:p>2412361214102630</text:p>
          </table:table-cell>
          <table:table-cell office:value-type="float" office:value="17.8606" calcext:value-type="float">
            <text:p>17.8606</text:p>
          </table:table-cell>
          <table:table-cell office:value-type="float" office:value="1825" calcext:value-type="float">
            <text:p>1825</text:p>
          </table:table-cell>
          <table:table-cell office:value-type="float" office:value="35.8542" calcext:value-type="float">
            <text:p>35.8542</text:p>
          </table:table-cell>
          <table:table-cell office:value-type="float" office:value="722.2191" calcext:value-type="float">
            <text:p>722.2191</text:p>
          </table:table-cell>
          <table:table-cell office:value-type="float" office:value="200.6164" calcext:value-type="float">
            <text:p>200.6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259" calcext:value-type="float">
            <text:p>5.8259</text:p>
          </table:table-cell>
          <table:table-cell office:value-type="float" office:value="161.4741" calcext:value-type="float">
            <text:p>161.4741</text:p>
          </table:table-cell>
          <table:table-cell office:value-type="float" office:value="44.8539" calcext:value-type="float">
            <text:p>44.8539</text:p>
          </table:table-cell>
        </table:table-row>
        <table:table-row table:style-name="ro1">
          <table:table-cell office:value-type="string" calcext:value-type="string">
            <text:p>15:56:50:220</text:p>
          </table:table-cell>
          <table:table-cell office:value-type="float" office:value="2.41236140272072E+015" calcext:value-type="float">
            <text:p>2412361402720720</text:p>
          </table:table-cell>
          <table:table-cell office:value-type="float" office:value="17.9116" calcext:value-type="float">
            <text:p>17.9116</text:p>
          </table:table-cell>
          <table:table-cell office:value-type="float" office:value="1512" calcext:value-type="float">
            <text:p>1512</text:p>
          </table:table-cell>
          <table:table-cell office:value-type="float" office:value="35.0833" calcext:value-type="float">
            <text:p>35.0833</text:p>
          </table:table-cell>
          <table:table-cell office:value-type="float" office:value="723.9811" calcext:value-type="float">
            <text:p>723.9811</text:p>
          </table:table-cell>
          <table:table-cell office:value-type="float" office:value="201.1059" calcext:value-type="float">
            <text:p>201.1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633" calcext:value-type="float">
            <text:p>5.9633</text:p>
          </table:table-cell>
          <table:table-cell office:value-type="float" office:value="161.7736" calcext:value-type="float">
            <text:p>161.7736</text:p>
          </table:table-cell>
          <table:table-cell office:value-type="float" office:value="44.9371" calcext:value-type="float">
            <text:p>44.9371</text:p>
          </table:table-cell>
        </table:table-row>
        <table:table-row table:style-name="ro1">
          <table:table-cell office:value-type="string" calcext:value-type="string">
            <text:p>15:56:50:271</text:p>
          </table:table-cell>
          <table:table-cell office:value-type="float" office:value="2.41236159180675E+015" calcext:value-type="float">
            <text:p>2412361591806750</text:p>
          </table:table-cell>
          <table:table-cell office:value-type="float" office:value="17.9629" calcext:value-type="float">
            <text:p>17.9629</text:p>
          </table:table-cell>
          <table:table-cell office:value-type="float" office:value="1512" calcext:value-type="float">
            <text:p>1512</text:p>
          </table:table-cell>
          <table:table-cell office:value-type="float" office:value="35.4258" calcext:value-type="float">
            <text:p>35.4258</text:p>
          </table:table-cell>
          <table:table-cell office:value-type="float" office:value="725.765" calcext:value-type="float">
            <text:p>725.765</text:p>
          </table:table-cell>
          <table:table-cell office:value-type="float" office:value="201.6014" calcext:value-type="float">
            <text:p>201.6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671" calcext:value-type="float">
            <text:p>5.5671</text:p>
          </table:table-cell>
          <table:table-cell office:value-type="float" office:value="162.0539" calcext:value-type="float">
            <text:p>162.0539</text:p>
          </table:table-cell>
          <table:table-cell office:value-type="float" office:value="45.015" calcext:value-type="float">
            <text:p>45.015</text:p>
          </table:table-cell>
        </table:table-row>
        <table:table-row table:style-name="ro1">
          <table:table-cell office:value-type="string" calcext:value-type="string">
            <text:p>15:56:50:323</text:p>
          </table:table-cell>
          <table:table-cell office:value-type="float" office:value="2.41236178096846E+015" calcext:value-type="float">
            <text:p>2412361780968460</text:p>
          </table:table-cell>
          <table:table-cell office:value-type="float" office:value="18.0141" calcext:value-type="float">
            <text:p>18.0141</text:p>
          </table:table-cell>
          <table:table-cell office:value-type="float" office:value="1512" calcext:value-type="float">
            <text:p>1512</text:p>
          </table:table-cell>
          <table:table-cell office:value-type="float" office:value="35.4692" calcext:value-type="float">
            <text:p>35.4692</text:p>
          </table:table-cell>
          <table:table-cell office:value-type="float" office:value="727.5512" calcext:value-type="float">
            <text:p>727.5512</text:p>
          </table:table-cell>
          <table:table-cell office:value-type="float" office:value="202.0976" calcext:value-type="float">
            <text:p>202.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759" calcext:value-type="float">
            <text:p>5.0759</text:p>
          </table:table-cell>
          <table:table-cell office:value-type="float" office:value="162.3095" calcext:value-type="float">
            <text:p>162.3095</text:p>
          </table:table-cell>
          <table:table-cell office:value-type="float" office:value="45.086" calcext:value-type="float">
            <text:p>45.086</text:p>
          </table:table-cell>
        </table:table-row>
        <table:table-row table:style-name="ro1">
          <table:table-cell office:value-type="string" calcext:value-type="string">
            <text:p>15:56:50:374</text:p>
          </table:table-cell>
          <table:table-cell office:value-type="float" office:value="2.41236197004745E+015" calcext:value-type="float">
            <text:p>2412361970047450</text:p>
          </table:table-cell>
          <table:table-cell office:value-type="float" office:value="18.0653" calcext:value-type="float">
            <text:p>18.0653</text:p>
          </table:table-cell>
          <table:table-cell office:value-type="float" office:value="1512" calcext:value-type="float">
            <text:p>1512</text:p>
          </table:table-cell>
          <table:table-cell office:value-type="float" office:value="35.437" calcext:value-type="float">
            <text:p>35.437</text:p>
          </table:table-cell>
          <table:table-cell office:value-type="float" office:value="729.3356" calcext:value-type="float">
            <text:p>729.3356</text:p>
          </table:table-cell>
          <table:table-cell office:value-type="float" office:value="202.5932" calcext:value-type="float">
            <text:p>202.5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625" calcext:value-type="float">
            <text:p>5.5625</text:p>
          </table:table-cell>
          <table:table-cell office:value-type="float" office:value="162.5896" calcext:value-type="float">
            <text:p>162.5896</text:p>
          </table:table-cell>
          <table:table-cell office:value-type="float" office:value="45.1638" calcext:value-type="float">
            <text:p>45.1638</text:p>
          </table:table-cell>
        </table:table-row>
        <table:table-row table:style-name="ro1">
          <table:table-cell office:value-type="string" calcext:value-type="string">
            <text:p>15:56:50:425</text:p>
          </table:table-cell>
          <table:table-cell office:value-type="float" office:value="2.41236215921494E+015" calcext:value-type="float">
            <text:p>2412362159214940</text:p>
          </table:table-cell>
          <table:table-cell office:value-type="float" office:value="18.1166" calcext:value-type="float">
            <text:p>18.1166</text:p>
          </table:table-cell>
          <table:table-cell office:value-type="float" office:value="1512" calcext:value-type="float">
            <text:p>1512</text:p>
          </table:table-cell>
          <table:table-cell office:value-type="float" office:value="36.1243" calcext:value-type="float">
            <text:p>36.1243</text:p>
          </table:table-cell>
          <table:table-cell office:value-type="float" office:value="731.1553" calcext:value-type="float">
            <text:p>731.1553</text:p>
          </table:table-cell>
          <table:table-cell office:value-type="float" office:value="203.0987" calcext:value-type="float">
            <text:p>203.0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656" calcext:value-type="float">
            <text:p>5.4656</text:p>
          </table:table-cell>
          <table:table-cell office:value-type="float" office:value="162.8649" calcext:value-type="float">
            <text:p>162.8649</text:p>
          </table:table-cell>
          <table:table-cell office:value-type="float" office:value="45.2403" calcext:value-type="float">
            <text:p>45.2403</text:p>
          </table:table-cell>
        </table:table-row>
        <table:table-row table:style-name="ro1">
          <table:table-cell office:value-type="string" calcext:value-type="string">
            <text:p>15:56:50:476</text:p>
          </table:table-cell>
          <table:table-cell office:value-type="float" office:value="2.41236234831635E+015" calcext:value-type="float">
            <text:p>2412362348316350</text:p>
          </table:table-cell>
          <table:table-cell office:value-type="float" office:value="18.1678" calcext:value-type="float">
            <text:p>18.1678</text:p>
          </table:table-cell>
          <table:table-cell office:value-type="float" office:value="1512" calcext:value-type="float">
            <text:p>1512</text:p>
          </table:table-cell>
          <table:table-cell office:value-type="float" office:value="35.3928" calcext:value-type="float">
            <text:p>35.3928</text:p>
          </table:table-cell>
          <table:table-cell office:value-type="float" office:value="732.9377" calcext:value-type="float">
            <text:p>732.9377</text:p>
          </table:table-cell>
          <table:table-cell office:value-type="float" office:value="203.5938" calcext:value-type="float">
            <text:p>203.5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734" calcext:value-type="float">
            <text:p>5.6734</text:p>
          </table:table-cell>
          <table:table-cell office:value-type="float" office:value="163.1506" calcext:value-type="float">
            <text:p>163.1506</text:p>
          </table:table-cell>
          <table:table-cell office:value-type="float" office:value="45.3196" calcext:value-type="float">
            <text:p>45.3196</text:p>
          </table:table-cell>
        </table:table-row>
        <table:table-row table:style-name="ro1">
          <table:table-cell office:value-type="string" calcext:value-type="string">
            <text:p>15:56:50:528</text:p>
          </table:table-cell>
          <table:table-cell office:value-type="float" office:value="2.41236253735597E+015" calcext:value-type="float">
            <text:p>2412362537355970</text:p>
          </table:table-cell>
          <table:table-cell office:value-type="float" office:value="18.219" calcext:value-type="float">
            <text:p>18.219</text:p>
          </table:table-cell>
          <table:table-cell office:value-type="float" office:value="1512" calcext:value-type="float">
            <text:p>1512</text:p>
          </table:table-cell>
          <table:table-cell office:value-type="float" office:value="35.375" calcext:value-type="float">
            <text:p>35.375</text:p>
          </table:table-cell>
          <table:table-cell office:value-type="float" office:value="734.7186" calcext:value-type="float">
            <text:p>734.7186</text:p>
          </table:table-cell>
          <table:table-cell office:value-type="float" office:value="204.0885" calcext:value-type="float">
            <text:p>204.0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847" calcext:value-type="float">
            <text:p>5.0847</text:p>
          </table:table-cell>
          <table:table-cell office:value-type="float" office:value="163.4066" calcext:value-type="float">
            <text:p>163.4066</text:p>
          </table:table-cell>
          <table:table-cell office:value-type="float" office:value="45.3907" calcext:value-type="float">
            <text:p>45.3907</text:p>
          </table:table-cell>
        </table:table-row>
        <table:table-row table:style-name="ro1">
          <table:table-cell office:value-type="string" calcext:value-type="string">
            <text:p>15:56:50:579</text:p>
          </table:table-cell>
          <table:table-cell office:value-type="float" office:value="2.41236272650562E+015" calcext:value-type="float">
            <text:p>2412362726505620</text:p>
          </table:table-cell>
          <table:table-cell office:value-type="float" office:value="18.2703" calcext:value-type="float">
            <text:p>18.2703</text:p>
          </table:table-cell>
          <table:table-cell office:value-type="float" office:value="1512" calcext:value-type="float">
            <text:p>1512</text:p>
          </table:table-cell>
          <table:table-cell office:value-type="float" office:value="35.4584" calcext:value-type="float">
            <text:p>35.4584</text:p>
          </table:table-cell>
          <table:table-cell office:value-type="float" office:value="736.5042" calcext:value-type="float">
            <text:p>736.5042</text:p>
          </table:table-cell>
          <table:table-cell office:value-type="float" office:value="204.5845" calcext:value-type="float">
            <text:p>204.5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451" calcext:value-type="float">
            <text:p>5.1451</text:p>
          </table:table-cell>
          <table:table-cell office:value-type="float" office:value="163.6657" calcext:value-type="float">
            <text:p>163.6657</text:p>
          </table:table-cell>
          <table:table-cell office:value-type="float" office:value="45.4627" calcext:value-type="float">
            <text:p>45.4627</text:p>
          </table:table-cell>
        </table:table-row>
        <table:table-row table:style-name="ro1">
          <table:table-cell office:value-type="string" calcext:value-type="string">
            <text:p>15:56:50:630</text:p>
          </table:table-cell>
          <table:table-cell office:value-type="float" office:value="2.41236291557764E+015" calcext:value-type="float">
            <text:p>2412362915577640</text:p>
          </table:table-cell>
          <table:table-cell office:value-type="float" office:value="18.3215" calcext:value-type="float">
            <text:p>18.3215</text:p>
          </table:table-cell>
          <table:table-cell office:value-type="float" office:value="1662" calcext:value-type="float">
            <text:p>1662</text:p>
          </table:table-cell>
          <table:table-cell office:value-type="float" office:value="35.6279" calcext:value-type="float">
            <text:p>35.6279</text:p>
          </table:table-cell>
          <table:table-cell office:value-type="float" office:value="738.2982" calcext:value-type="float">
            <text:p>738.2982</text:p>
          </table:table-cell>
          <table:table-cell office:value-type="float" office:value="205.0828" calcext:value-type="float">
            <text:p>205.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37" calcext:value-type="float">
            <text:p>5.737</text:p>
          </table:table-cell>
          <table:table-cell office:value-type="float" office:value="163.9546" calcext:value-type="float">
            <text:p>163.9546</text:p>
          </table:table-cell>
          <table:table-cell office:value-type="float" office:value="45.5429" calcext:value-type="float">
            <text:p>45.5429</text:p>
          </table:table-cell>
        </table:table-row>
        <table:table-row table:style-name="ro1">
          <table:table-cell office:value-type="string" calcext:value-type="string">
            <text:p>15:56:50:681</text:p>
          </table:table-cell>
          <table:table-cell office:value-type="float" office:value="2.41236310473422E+015" calcext:value-type="float">
            <text:p>2412363104734220</text:p>
          </table:table-cell>
          <table:table-cell office:value-type="float" office:value="18.3727" calcext:value-type="float">
            <text:p>18.3727</text:p>
          </table:table-cell>
          <table:table-cell office:value-type="float" office:value="1537" calcext:value-type="float">
            <text:p>1537</text:p>
          </table:table-cell>
          <table:table-cell office:value-type="float" office:value="35.8344" calcext:value-type="float">
            <text:p>35.8344</text:p>
          </table:table-cell>
          <table:table-cell office:value-type="float" office:value="740.1032" calcext:value-type="float">
            <text:p>740.1032</text:p>
          </table:table-cell>
          <table:table-cell office:value-type="float" office:value="205.5842" calcext:value-type="float">
            <text:p>205.5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807" calcext:value-type="float">
            <text:p>6.3807</text:p>
          </table:table-cell>
          <table:table-cell office:value-type="float" office:value="164.276" calcext:value-type="float">
            <text:p>164.276</text:p>
          </table:table-cell>
          <table:table-cell office:value-type="float" office:value="45.6322" calcext:value-type="float">
            <text:p>45.6322</text:p>
          </table:table-cell>
        </table:table-row>
        <table:table-row table:style-name="ro1">
          <table:table-cell office:value-type="string" calcext:value-type="string">
            <text:p>15:56:50:732</text:p>
          </table:table-cell>
          <table:table-cell office:value-type="float" office:value="2.41236329391902E+015" calcext:value-type="float">
            <text:p>2412363293919020</text:p>
          </table:table-cell>
          <table:table-cell office:value-type="float" office:value="18.424" calcext:value-type="float">
            <text:p>18.424</text:p>
          </table:table-cell>
          <table:table-cell office:value-type="float" office:value="1512" calcext:value-type="float">
            <text:p>1512</text:p>
          </table:table-cell>
          <table:table-cell office:value-type="float" office:value="36.0158" calcext:value-type="float">
            <text:p>36.0158</text:p>
          </table:table-cell>
          <table:table-cell office:value-type="float" office:value="741.9175" calcext:value-type="float">
            <text:p>741.9175</text:p>
          </table:table-cell>
          <table:table-cell office:value-type="float" office:value="206.0882" calcext:value-type="float">
            <text:p>206.0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095" calcext:value-type="float">
            <text:p>7.5095</text:p>
          </table:table-cell>
          <table:table-cell office:value-type="float" office:value="164.6543" calcext:value-type="float">
            <text:p>164.6543</text:p>
          </table:table-cell>
          <table:table-cell office:value-type="float" office:value="45.7373" calcext:value-type="float">
            <text:p>45.7373</text:p>
          </table:table-cell>
        </table:table-row>
        <table:table-row table:style-name="ro1">
          <table:table-cell office:value-type="string" calcext:value-type="string">
            <text:p>15:56:50:784</text:p>
          </table:table-cell>
          <table:table-cell office:value-type="float" office:value="2.41236348309419E+015" calcext:value-type="float">
            <text:p>2412363483094190</text:p>
          </table:table-cell>
          <table:table-cell office:value-type="float" office:value="18.4752" calcext:value-type="float">
            <text:p>18.4752</text:p>
          </table:table-cell>
          <table:table-cell office:value-type="float" office:value="1512" calcext:value-type="float">
            <text:p>1512</text:p>
          </table:table-cell>
          <table:table-cell office:value-type="float" office:value="35.6858" calcext:value-type="float">
            <text:p>35.6858</text:p>
          </table:table-cell>
          <table:table-cell office:value-type="float" office:value="743.7154" calcext:value-type="float">
            <text:p>743.7154</text:p>
          </table:table-cell>
          <table:table-cell office:value-type="float" office:value="206.5876" calcext:value-type="float">
            <text:p>206.5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138" calcext:value-type="float">
            <text:p>6.2138</text:p>
          </table:table-cell>
          <table:table-cell office:value-type="float" office:value="164.9673" calcext:value-type="float">
            <text:p>164.9673</text:p>
          </table:table-cell>
          <table:table-cell office:value-type="float" office:value="45.8243" calcext:value-type="float">
            <text:p>45.8243</text:p>
          </table:table-cell>
        </table:table-row>
        <table:table-row table:style-name="ro1">
          <table:table-cell office:value-type="string" calcext:value-type="string">
            <text:p>15:56:50:835</text:p>
          </table:table-cell>
          <table:table-cell office:value-type="float" office:value="2.41236367224829E+015" calcext:value-type="float">
            <text:p>2412363672248290</text:p>
          </table:table-cell>
          <table:table-cell office:value-type="float" office:value="18.5265" calcext:value-type="float">
            <text:p>18.5265</text:p>
          </table:table-cell>
          <table:table-cell office:value-type="float" office:value="1512" calcext:value-type="float">
            <text:p>1512</text:p>
          </table:table-cell>
          <table:table-cell office:value-type="float" office:value="35.6627" calcext:value-type="float">
            <text:p>35.6627</text:p>
          </table:table-cell>
          <table:table-cell office:value-type="float" office:value="745.5119" calcext:value-type="float">
            <text:p>745.5119</text:p>
          </table:table-cell>
          <table:table-cell office:value-type="float" office:value="207.0866" calcext:value-type="float">
            <text:p>207.0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412" calcext:value-type="float">
            <text:p>5.8412</text:p>
          </table:table-cell>
          <table:table-cell office:value-type="float" office:value="165.2616" calcext:value-type="float">
            <text:p>165.2616</text:p>
          </table:table-cell>
          <table:table-cell office:value-type="float" office:value="45.906" calcext:value-type="float">
            <text:p>45.906</text:p>
          </table:table-cell>
        </table:table-row>
        <table:table-row table:style-name="ro1">
          <table:table-cell office:value-type="string" calcext:value-type="string">
            <text:p>15:56:50:886</text:p>
          </table:table-cell>
          <table:table-cell office:value-type="float" office:value="2.41236386149727E+015" calcext:value-type="float">
            <text:p>2412363861497270</text:p>
          </table:table-cell>
          <table:table-cell office:value-type="float" office:value="18.5777" calcext:value-type="float">
            <text:p>18.5777</text:p>
          </table:table-cell>
          <table:table-cell office:value-type="float" office:value="1512" calcext:value-type="float">
            <text:p>1512</text:p>
          </table:table-cell>
          <table:table-cell office:value-type="float" office:value="35.6101" calcext:value-type="float">
            <text:p>35.6101</text:p>
          </table:table-cell>
          <table:table-cell office:value-type="float" office:value="747.3057" calcext:value-type="float">
            <text:p>747.3057</text:p>
          </table:table-cell>
          <table:table-cell office:value-type="float" office:value="207.5849" calcext:value-type="float">
            <text:p>207.58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679" calcext:value-type="float">
            <text:p>6.0679</text:p>
          </table:table-cell>
          <table:table-cell office:value-type="float" office:value="165.5673" calcext:value-type="float">
            <text:p>165.5673</text:p>
          </table:table-cell>
          <table:table-cell office:value-type="float" office:value="45.9909" calcext:value-type="float">
            <text:p>45.9909</text:p>
          </table:table-cell>
        </table:table-row>
        <table:table-row table:style-name="ro1">
          <table:table-cell office:value-type="string" calcext:value-type="string">
            <text:p>15:56:50:937</text:p>
          </table:table-cell>
          <table:table-cell office:value-type="float" office:value="2.41236405065577E+015" calcext:value-type="float">
            <text:p>2412364050655770</text:p>
          </table:table-cell>
          <table:table-cell office:value-type="float" office:value="18.629" calcext:value-type="float">
            <text:p>18.629</text:p>
          </table:table-cell>
          <table:table-cell office:value-type="float" office:value="1825" calcext:value-type="float">
            <text:p>1825</text:p>
          </table:table-cell>
          <table:table-cell office:value-type="float" office:value="36.0324" calcext:value-type="float">
            <text:p>36.0324</text:p>
          </table:table-cell>
          <table:table-cell office:value-type="float" office:value="749.1208" calcext:value-type="float">
            <text:p>749.1208</text:p>
          </table:table-cell>
          <table:table-cell office:value-type="float" office:value="208.0891" calcext:value-type="float">
            <text:p>208.0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9768" calcext:value-type="float">
            <text:p>6.9768</text:p>
          </table:table-cell>
          <table:table-cell office:value-type="float" office:value="165.9187" calcext:value-type="float">
            <text:p>165.9187</text:p>
          </table:table-cell>
          <table:table-cell office:value-type="float" office:value="46.0885" calcext:value-type="float">
            <text:p>46.0885</text:p>
          </table:table-cell>
        </table:table-row>
        <table:table-row table:style-name="ro1">
          <table:table-cell office:value-type="string" calcext:value-type="string">
            <text:p>15:56:50:989</text:p>
          </table:table-cell>
          <table:table-cell office:value-type="float" office:value="2.41236423975355E+015" calcext:value-type="float">
            <text:p>2412364239753550</text:p>
          </table:table-cell>
          <table:table-cell office:value-type="float" office:value="18.6802" calcext:value-type="float">
            <text:p>18.6802</text:p>
          </table:table-cell>
          <table:table-cell office:value-type="float" office:value="1512" calcext:value-type="float">
            <text:p>1512</text:p>
          </table:table-cell>
          <table:table-cell office:value-type="float" office:value="35.8508" calcext:value-type="float">
            <text:p>35.8508</text:p>
          </table:table-cell>
          <table:table-cell office:value-type="float" office:value="750.9261" calcext:value-type="float">
            <text:p>750.9261</text:p>
          </table:table-cell>
          <table:table-cell office:value-type="float" office:value="208.5906" calcext:value-type="float">
            <text:p>208.5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967" calcext:value-type="float">
            <text:p>6.2967</text:p>
          </table:table-cell>
          <table:table-cell office:value-type="float" office:value="166.2358" calcext:value-type="float">
            <text:p>166.2358</text:p>
          </table:table-cell>
          <table:table-cell office:value-type="float" office:value="46.1766" calcext:value-type="float">
            <text:p>46.1766</text:p>
          </table:table-cell>
        </table:table-row>
        <table:table-row table:style-name="ro1">
          <table:table-cell office:value-type="string" calcext:value-type="string">
            <text:p>15:56:51:40</text:p>
          </table:table-cell>
          <table:table-cell office:value-type="float" office:value="2.41236442887817E+015" calcext:value-type="float">
            <text:p>2412364428878170</text:p>
          </table:table-cell>
          <table:table-cell office:value-type="float" office:value="18.7314" calcext:value-type="float">
            <text:p>18.7314</text:p>
          </table:table-cell>
          <table:table-cell office:value-type="float" office:value="1600" calcext:value-type="float">
            <text:p>1600</text:p>
          </table:table-cell>
          <table:table-cell office:value-type="float" office:value="37.7915" calcext:value-type="float">
            <text:p>37.7915</text:p>
          </table:table-cell>
          <table:table-cell office:value-type="float" office:value="752.829" calcext:value-type="float">
            <text:p>752.829</text:p>
          </table:table-cell>
          <table:table-cell office:value-type="float" office:value="209.1192" calcext:value-type="float">
            <text:p>209.1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782" calcext:value-type="float">
            <text:p>6.5782</text:p>
          </table:table-cell>
          <table:table-cell office:value-type="float" office:value="166.567" calcext:value-type="float">
            <text:p>166.567</text:p>
          </table:table-cell>
          <table:table-cell office:value-type="float" office:value="46.2686" calcext:value-type="float">
            <text:p>46.2686</text:p>
          </table:table-cell>
        </table:table-row>
        <table:table-row table:style-name="ro1">
          <table:table-cell office:value-type="string" calcext:value-type="string">
            <text:p>15:56:51:91</text:p>
          </table:table-cell>
          <table:table-cell office:value-type="float" office:value="2.41236461797637E+015" calcext:value-type="float">
            <text:p>2412364617976370</text:p>
          </table:table-cell>
          <table:table-cell office:value-type="float" office:value="18.7826" calcext:value-type="float">
            <text:p>18.7826</text:p>
          </table:table-cell>
          <table:table-cell office:value-type="float" office:value="1600" calcext:value-type="float">
            <text:p>1600</text:p>
          </table:table-cell>
          <table:table-cell office:value-type="float" office:value="35.9714" calcext:value-type="float">
            <text:p>35.9714</text:p>
          </table:table-cell>
          <table:table-cell office:value-type="float" office:value="754.6404" calcext:value-type="float">
            <text:p>754.6404</text:p>
          </table:table-cell>
          <table:table-cell office:value-type="float" office:value="209.6223" calcext:value-type="float">
            <text:p>209.6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284" calcext:value-type="float">
            <text:p>6.3284</text:p>
          </table:table-cell>
          <table:table-cell office:value-type="float" office:value="166.8857" calcext:value-type="float">
            <text:p>166.8857</text:p>
          </table:table-cell>
          <table:table-cell office:value-type="float" office:value="46.3571" calcext:value-type="float">
            <text:p>46.3571</text:p>
          </table:table-cell>
        </table:table-row>
        <table:table-row table:style-name="ro1">
          <table:table-cell office:value-type="string" calcext:value-type="string">
            <text:p>15:56:51:142</text:p>
          </table:table-cell>
          <table:table-cell office:value-type="float" office:value="2.41236480705142E+015" calcext:value-type="float">
            <text:p>2412364807051420</text:p>
          </table:table-cell>
          <table:table-cell office:value-type="float" office:value="18.8339" calcext:value-type="float">
            <text:p>18.8339</text:p>
          </table:table-cell>
          <table:table-cell office:value-type="float" office:value="1600" calcext:value-type="float">
            <text:p>1600</text:p>
          </table:table-cell>
          <table:table-cell office:value-type="float" office:value="35.6507" calcext:value-type="float">
            <text:p>35.6507</text:p>
          </table:table-cell>
          <table:table-cell office:value-type="float" office:value="756.4345" calcext:value-type="float">
            <text:p>756.4345</text:p>
          </table:table-cell>
          <table:table-cell office:value-type="float" office:value="210.1207" calcext:value-type="float">
            <text:p>210.1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3406" calcext:value-type="float">
            <text:p>6.3406</text:p>
          </table:table-cell>
          <table:table-cell office:value-type="float" office:value="167.2048" calcext:value-type="float">
            <text:p>167.2048</text:p>
          </table:table-cell>
          <table:table-cell office:value-type="float" office:value="46.4458" calcext:value-type="float">
            <text:p>46.4458</text:p>
          </table:table-cell>
        </table:table-row>
        <table:table-row table:style-name="ro1">
          <table:table-cell office:value-type="string" calcext:value-type="string">
            <text:p>15:56:51:194</text:p>
          </table:table-cell>
          <table:table-cell office:value-type="float" office:value="2.41236499618462E+015" calcext:value-type="float">
            <text:p>2412364996184620</text:p>
          </table:table-cell>
          <table:table-cell office:value-type="float" office:value="18.8851" calcext:value-type="float">
            <text:p>18.8851</text:p>
          </table:table-cell>
          <table:table-cell office:value-type="float" office:value="1600" calcext:value-type="float">
            <text:p>1600</text:p>
          </table:table-cell>
          <table:table-cell office:value-type="float" office:value="35.6932" calcext:value-type="float">
            <text:p>35.6932</text:p>
          </table:table-cell>
          <table:table-cell office:value-type="float" office:value="758.2323" calcext:value-type="float">
            <text:p>758.2323</text:p>
          </table:table-cell>
          <table:table-cell office:value-type="float" office:value="210.6201" calcext:value-type="float">
            <text:p>210.6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613" calcext:value-type="float">
            <text:p>6.2613</text:p>
          </table:table-cell>
          <table:table-cell office:value-type="float" office:value="167.5201" calcext:value-type="float">
            <text:p>167.5201</text:p>
          </table:table-cell>
          <table:table-cell office:value-type="float" office:value="46.5334" calcext:value-type="float">
            <text:p>46.5334</text:p>
          </table:table-cell>
        </table:table-row>
        <table:table-row table:style-name="ro1">
          <table:table-cell office:value-type="string" calcext:value-type="string">
            <text:p>15:56:51:245</text:p>
          </table:table-cell>
          <table:table-cell office:value-type="float" office:value="2.41236518530931E+015" calcext:value-type="float">
            <text:p>2412365185309310</text:p>
          </table:table-cell>
          <table:table-cell office:value-type="float" office:value="18.9363" calcext:value-type="float">
            <text:p>18.9363</text:p>
          </table:table-cell>
          <table:table-cell office:value-type="float" office:value="1600" calcext:value-type="float">
            <text:p>1600</text:p>
          </table:table-cell>
          <table:table-cell office:value-type="float" office:value="35.6918" calcext:value-type="float">
            <text:p>35.6918</text:p>
          </table:table-cell>
          <table:table-cell office:value-type="float" office:value="760.03" calcext:value-type="float">
            <text:p>760.03</text:p>
          </table:table-cell>
          <table:table-cell office:value-type="float" office:value="211.1195" calcext:value-type="float">
            <text:p>211.1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074" calcext:value-type="float">
            <text:p>5.9074</text:p>
          </table:table-cell>
          <table:table-cell office:value-type="float" office:value="167.8177" calcext:value-type="float">
            <text:p>167.8177</text:p>
          </table:table-cell>
          <table:table-cell office:value-type="float" office:value="46.616" calcext:value-type="float">
            <text:p>46.616</text:p>
          </table:table-cell>
        </table:table-row>
        <table:table-row table:style-name="ro1">
          <table:table-cell office:value-type="string" calcext:value-type="string">
            <text:p>15:56:51:296</text:p>
          </table:table-cell>
          <table:table-cell office:value-type="float" office:value="2.41236537450796E+015" calcext:value-type="float">
            <text:p>2412365374507960</text:p>
          </table:table-cell>
          <table:table-cell office:value-type="float" office:value="18.9876" calcext:value-type="float">
            <text:p>18.9876</text:p>
          </table:table-cell>
          <table:table-cell office:value-type="float" office:value="1512" calcext:value-type="float">
            <text:p>1512</text:p>
          </table:table-cell>
          <table:table-cell office:value-type="float" office:value="31.8852" calcext:value-type="float">
            <text:p>31.8852</text:p>
          </table:table-cell>
          <table:table-cell office:value-type="float" office:value="761.636" calcext:value-type="float">
            <text:p>761.636</text:p>
          </table:table-cell>
          <table:table-cell office:value-type="float" office:value="211.5656" calcext:value-type="float">
            <text:p>211.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69" calcext:value-type="float">
            <text:p>5.069</text:p>
          </table:table-cell>
          <table:table-cell office:value-type="float" office:value="168.073" calcext:value-type="float">
            <text:p>168.073</text:p>
          </table:table-cell>
          <table:table-cell office:value-type="float" office:value="46.6869" calcext:value-type="float">
            <text:p>46.6869</text:p>
          </table:table-cell>
        </table:table-row>
        <table:table-row table:style-name="ro1">
          <table:table-cell office:value-type="string" calcext:value-type="string">
            <text:p>15:56:51:347</text:p>
          </table:table-cell>
          <table:table-cell office:value-type="float" office:value="2.41236556362256E+015" calcext:value-type="float">
            <text:p>2412365563622560</text:p>
          </table:table-cell>
          <table:table-cell office:value-type="float" office:value="19.0388" calcext:value-type="float">
            <text:p>19.0388</text:p>
          </table:table-cell>
          <table:table-cell office:value-type="float" office:value="1512" calcext:value-type="float">
            <text:p>1512</text:p>
          </table:table-cell>
          <table:table-cell office:value-type="float" office:value="35.3391" calcext:value-type="float">
            <text:p>35.3391</text:p>
          </table:table-cell>
          <table:table-cell office:value-type="float" office:value="763.4158" calcext:value-type="float">
            <text:p>763.4158</text:p>
          </table:table-cell>
          <table:table-cell office:value-type="float" office:value="212.0599" calcext:value-type="float">
            <text:p>212.0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808" calcext:value-type="float">
            <text:p>5.5808</text:p>
          </table:table-cell>
          <table:table-cell office:value-type="float" office:value="168.3541" calcext:value-type="float">
            <text:p>168.3541</text:p>
          </table:table-cell>
          <table:table-cell office:value-type="float" office:value="46.765" calcext:value-type="float">
            <text:p>46.765</text:p>
          </table:table-cell>
        </table:table-row>
        <table:table-row table:style-name="ro1">
          <table:table-cell office:value-type="string" calcext:value-type="string">
            <text:p>15:56:51:399</text:p>
          </table:table-cell>
          <table:table-cell office:value-type="float" office:value="2.41236575277161E+015" calcext:value-type="float">
            <text:p>2412365752771610</text:p>
          </table:table-cell>
          <table:table-cell office:value-type="float" office:value="19.0901" calcext:value-type="float">
            <text:p>19.0901</text:p>
          </table:table-cell>
          <table:table-cell office:value-type="float" office:value="1512" calcext:value-type="float">
            <text:p>1512</text:p>
          </table:table-cell>
          <table:table-cell office:value-type="float" office:value="35.5648" calcext:value-type="float">
            <text:p>35.5648</text:p>
          </table:table-cell>
          <table:table-cell office:value-type="float" office:value="765.2066" calcext:value-type="float">
            <text:p>765.2066</text:p>
          </table:table-cell>
          <table:table-cell office:value-type="float" office:value="212.5574" calcext:value-type="float">
            <text:p>212.5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145" calcext:value-type="float">
            <text:p>5.8145</text:p>
          </table:table-cell>
          <table:table-cell office:value-type="float" office:value="168.6469" calcext:value-type="float">
            <text:p>168.6469</text:p>
          </table:table-cell>
          <table:table-cell office:value-type="float" office:value="46.8463" calcext:value-type="float">
            <text:p>46.8463</text:p>
          </table:table-cell>
        </table:table-row>
        <table:table-row table:style-name="ro1">
          <table:table-cell office:value-type="string" calcext:value-type="string">
            <text:p>15:56:51:450</text:p>
          </table:table-cell>
          <table:table-cell office:value-type="float" office:value="2.4123659418527E+015" calcext:value-type="float">
            <text:p>2412365941852700</text:p>
          </table:table-cell>
          <table:table-cell office:value-type="float" office:value="19.1413" calcext:value-type="float">
            <text:p>19.1413</text:p>
          </table:table-cell>
          <table:table-cell office:value-type="float" office:value="1512" calcext:value-type="float">
            <text:p>1512</text:p>
          </table:table-cell>
          <table:table-cell office:value-type="float" office:value="35.6521" calcext:value-type="float">
            <text:p>35.6521</text:p>
          </table:table-cell>
          <table:table-cell office:value-type="float" office:value="767.0018" calcext:value-type="float">
            <text:p>767.0018</text:p>
          </table:table-cell>
          <table:table-cell office:value-type="float" office:value="213.0561" calcext:value-type="float">
            <text:p>213.0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133" calcext:value-type="float">
            <text:p>5.4133</text:p>
          </table:table-cell>
          <table:table-cell office:value-type="float" office:value="168.9194" calcext:value-type="float">
            <text:p>168.9194</text:p>
          </table:table-cell>
          <table:table-cell office:value-type="float" office:value="46.9221" calcext:value-type="float">
            <text:p>46.9221</text:p>
          </table:table-cell>
        </table:table-row>
        <table:table-row table:style-name="ro1">
          <table:table-cell office:value-type="string" calcext:value-type="string">
            <text:p>15:56:51:501</text:p>
          </table:table-cell>
          <table:table-cell office:value-type="float" office:value="2.41236612963919E+015" calcext:value-type="float">
            <text:p>2412366129639190</text:p>
          </table:table-cell>
          <table:table-cell office:value-type="float" office:value="19.1922" calcext:value-type="float">
            <text:p>19.1922</text:p>
          </table:table-cell>
          <table:table-cell office:value-type="float" office:value="1825" calcext:value-type="float">
            <text:p>1825</text:p>
          </table:table-cell>
          <table:table-cell office:value-type="float" office:value="35.9946" calcext:value-type="float">
            <text:p>35.9946</text:p>
          </table:table-cell>
          <table:table-cell office:value-type="float" office:value="768.8143" calcext:value-type="float">
            <text:p>768.8143</text:p>
          </table:table-cell>
          <table:table-cell office:value-type="float" office:value="213.5595" calcext:value-type="float">
            <text:p>213.5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522" calcext:value-type="float">
            <text:p>5.4522</text:p>
          </table:table-cell>
          <table:table-cell office:value-type="float" office:value="169.194" calcext:value-type="float">
            <text:p>169.194</text:p>
          </table:table-cell>
          <table:table-cell office:value-type="float" office:value="46.9983" calcext:value-type="float">
            <text:p>46.9983</text:p>
          </table:table-cell>
        </table:table-row>
        <table:table-row table:style-name="ro1">
          <table:table-cell office:value-type="string" calcext:value-type="string">
            <text:p>15:56:51:552</text:p>
          </table:table-cell>
          <table:table-cell office:value-type="float" office:value="2.41236631757608E+015" calcext:value-type="float">
            <text:p>2412366317576080</text:p>
          </table:table-cell>
          <table:table-cell office:value-type="float" office:value="19.2431" calcext:value-type="float">
            <text:p>19.2431</text:p>
          </table:table-cell>
          <table:table-cell office:value-type="float" office:value="1562" calcext:value-type="float">
            <text:p>1562</text:p>
          </table:table-cell>
          <table:table-cell office:value-type="float" office:value="35.8991" calcext:value-type="float">
            <text:p>35.8991</text:p>
          </table:table-cell>
          <table:table-cell office:value-type="float" office:value="770.6161" calcext:value-type="float">
            <text:p>770.6161</text:p>
          </table:table-cell>
          <table:table-cell office:value-type="float" office:value="214.06" calcext:value-type="float">
            <text:p>214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046" calcext:value-type="float">
            <text:p>5.6046</text:p>
          </table:table-cell>
          <table:table-cell office:value-type="float" office:value="169.4753" calcext:value-type="float">
            <text:p>169.4753</text:p>
          </table:table-cell>
          <table:table-cell office:value-type="float" office:value="47.0765" calcext:value-type="float">
            <text:p>47.0765</text:p>
          </table:table-cell>
        </table:table-row>
        <table:table-row table:style-name="ro1">
          <table:table-cell office:value-type="string" calcext:value-type="string">
            <text:p>15:56:51:603</text:p>
          </table:table-cell>
          <table:table-cell office:value-type="float" office:value="2.41236650653454E+015" calcext:value-type="float">
            <text:p>2412366506534540</text:p>
          </table:table-cell>
          <table:table-cell office:value-type="float" office:value="19.2942" calcext:value-type="float">
            <text:p>19.2942</text:p>
          </table:table-cell>
          <table:table-cell office:value-type="float" office:value="1512" calcext:value-type="float">
            <text:p>1512</text:p>
          </table:table-cell>
          <table:table-cell office:value-type="float" office:value="34.8755" calcext:value-type="float">
            <text:p>34.8755</text:p>
          </table:table-cell>
          <table:table-cell office:value-type="float" office:value="772.3707" calcext:value-type="float">
            <text:p>772.3707</text:p>
          </table:table-cell>
          <table:table-cell office:value-type="float" office:value="214.5474" calcext:value-type="float">
            <text:p>214.5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245" calcext:value-type="float">
            <text:p>4.9245</text:p>
          </table:table-cell>
          <table:table-cell office:value-type="float" office:value="169.723" calcext:value-type="float">
            <text:p>169.723</text:p>
          </table:table-cell>
          <table:table-cell office:value-type="float" office:value="47.1453" calcext:value-type="float">
            <text:p>47.1453</text:p>
          </table:table-cell>
        </table:table-row>
        <table:table-row table:style-name="ro1">
          <table:table-cell office:value-type="string" calcext:value-type="string">
            <text:p>15:56:51:654</text:p>
          </table:table-cell>
          <table:table-cell office:value-type="float" office:value="2.41236669563111E+015" calcext:value-type="float">
            <text:p>2412366695631110</text:p>
          </table:table-cell>
          <table:table-cell office:value-type="float" office:value="19.3455" calcext:value-type="float">
            <text:p>19.3455</text:p>
          </table:table-cell>
          <table:table-cell office:value-type="float" office:value="1512" calcext:value-type="float">
            <text:p>1512</text:p>
          </table:table-cell>
          <table:table-cell office:value-type="float" office:value="36.2804" calcext:value-type="float">
            <text:p>36.2804</text:p>
          </table:table-cell>
          <table:table-cell office:value-type="float" office:value="774.1976" calcext:value-type="float">
            <text:p>774.1976</text:p>
          </table:table-cell>
          <table:table-cell office:value-type="float" office:value="215.0549" calcext:value-type="float">
            <text:p>215.0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754" calcext:value-type="float">
            <text:p>5.9754</text:p>
          </table:table-cell>
          <table:table-cell office:value-type="float" office:value="170.0239" calcext:value-type="float">
            <text:p>170.0239</text:p>
          </table:table-cell>
          <table:table-cell office:value-type="float" office:value="47.2289" calcext:value-type="float">
            <text:p>47.2289</text:p>
          </table:table-cell>
        </table:table-row>
        <table:table-row table:style-name="ro1">
          <table:table-cell office:value-type="string" calcext:value-type="string">
            <text:p>15:56:51:705</text:p>
          </table:table-cell>
          <table:table-cell office:value-type="float" office:value="2.41236688473475E+015" calcext:value-type="float">
            <text:p>2412366884734750</text:p>
          </table:table-cell>
          <table:table-cell office:value-type="float" office:value="19.3967" calcext:value-type="float">
            <text:p>19.3967</text:p>
          </table:table-cell>
          <table:table-cell office:value-type="float" office:value="1512" calcext:value-type="float">
            <text:p>1512</text:p>
          </table:table-cell>
          <table:table-cell office:value-type="float" office:value="35.7208" calcext:value-type="float">
            <text:p>35.7208</text:p>
          </table:table-cell>
          <table:table-cell office:value-type="float" office:value="775.9965" calcext:value-type="float">
            <text:p>775.9965</text:p>
          </table:table-cell>
          <table:table-cell office:value-type="float" office:value="215.5546" calcext:value-type="float">
            <text:p>215.5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565" calcext:value-type="float">
            <text:p>5.8565</text:p>
          </table:table-cell>
          <table:table-cell office:value-type="float" office:value="170.3188" calcext:value-type="float">
            <text:p>170.3188</text:p>
          </table:table-cell>
          <table:table-cell office:value-type="float" office:value="47.3108" calcext:value-type="float">
            <text:p>47.3108</text:p>
          </table:table-cell>
        </table:table-row>
        <table:table-row table:style-name="ro1">
          <table:table-cell office:value-type="string" calcext:value-type="string">
            <text:p>15:56:51:756</text:p>
          </table:table-cell>
          <table:table-cell office:value-type="float" office:value="2.41236707391047E+015" calcext:value-type="float">
            <text:p>2412367073910470</text:p>
          </table:table-cell>
          <table:table-cell office:value-type="float" office:value="19.4479" calcext:value-type="float">
            <text:p>19.4479</text:p>
          </table:table-cell>
          <table:table-cell office:value-type="float" office:value="1825" calcext:value-type="float">
            <text:p>1825</text:p>
          </table:table-cell>
          <table:table-cell office:value-type="float" office:value="35.8549" calcext:value-type="float">
            <text:p>35.8549</text:p>
          </table:table-cell>
          <table:table-cell office:value-type="float" office:value="777.8028" calcext:value-type="float">
            <text:p>777.8028</text:p>
          </table:table-cell>
          <table:table-cell office:value-type="float" office:value="216.0563" calcext:value-type="float">
            <text:p>216.0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951" calcext:value-type="float">
            <text:p>6.2951</text:p>
          </table:table-cell>
          <table:table-cell office:value-type="float" office:value="170.636" calcext:value-type="float">
            <text:p>170.636</text:p>
          </table:table-cell>
          <table:table-cell office:value-type="float" office:value="47.3989" calcext:value-type="float">
            <text:p>47.3989</text:p>
          </table:table-cell>
        </table:table-row>
        <table:table-row table:style-name="ro1">
          <table:table-cell office:value-type="string" calcext:value-type="string">
            <text:p>15:56:51:808</text:p>
          </table:table-cell>
          <table:table-cell office:value-type="float" office:value="2.41236726304553E+015" calcext:value-type="float">
            <text:p>2412367263045530</text:p>
          </table:table-cell>
          <table:table-cell office:value-type="float" office:value="19.4992" calcext:value-type="float">
            <text:p>19.4992</text:p>
          </table:table-cell>
          <table:table-cell office:value-type="float" office:value="1512" calcext:value-type="float">
            <text:p>1512</text:p>
          </table:table-cell>
          <table:table-cell office:value-type="float" office:value="35.7093" calcext:value-type="float">
            <text:p>35.7093</text:p>
          </table:table-cell>
          <table:table-cell office:value-type="float" office:value="779.6014" calcext:value-type="float">
            <text:p>779.6014</text:p>
          </table:table-cell>
          <table:table-cell office:value-type="float" office:value="216.556" calcext:value-type="float">
            <text:p>216.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699" calcext:value-type="float">
            <text:p>5.4699</text:p>
          </table:table-cell>
          <table:table-cell office:value-type="float" office:value="170.9115" calcext:value-type="float">
            <text:p>170.9115</text:p>
          </table:table-cell>
          <table:table-cell office:value-type="float" office:value="47.4754" calcext:value-type="float">
            <text:p>47.4754</text:p>
          </table:table-cell>
        </table:table-row>
        <table:table-row table:style-name="ro1">
          <table:table-cell office:value-type="string" calcext:value-type="string">
            <text:p>15:56:51:859</text:p>
          </table:table-cell>
          <table:table-cell office:value-type="float" office:value="2.41236745218685E+015" calcext:value-type="float">
            <text:p>2412367452186850</text:p>
          </table:table-cell>
          <table:table-cell office:value-type="float" office:value="19.5504" calcext:value-type="float">
            <text:p>19.5504</text:p>
          </table:table-cell>
          <table:table-cell office:value-type="float" office:value="1512" calcext:value-type="float">
            <text:p>1512</text:p>
          </table:table-cell>
          <table:table-cell office:value-type="float" office:value="35.434" calcext:value-type="float">
            <text:p>35.434</text:p>
          </table:table-cell>
          <table:table-cell office:value-type="float" office:value="781.3863" calcext:value-type="float">
            <text:p>781.3863</text:p>
          </table:table-cell>
          <table:table-cell office:value-type="float" office:value="217.0517" calcext:value-type="float">
            <text:p>217.0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596" calcext:value-type="float">
            <text:p>4.7596</text:p>
          </table:table-cell>
          <table:table-cell office:value-type="float" office:value="171.1512" calcext:value-type="float">
            <text:p>171.1512</text:p>
          </table:table-cell>
          <table:table-cell office:value-type="float" office:value="47.542" calcext:value-type="float">
            <text:p>47.542</text:p>
          </table:table-cell>
        </table:table-row>
        <table:table-row table:style-name="ro1">
          <table:table-cell office:value-type="string" calcext:value-type="string">
            <text:p>15:56:51:910</text:p>
          </table:table-cell>
          <table:table-cell office:value-type="float" office:value="2.41236764143211E+015" calcext:value-type="float">
            <text:p>2412367641432110</text:p>
          </table:table-cell>
          <table:table-cell office:value-type="float" office:value="19.6017" calcext:value-type="float">
            <text:p>19.6017</text:p>
          </table:table-cell>
          <table:table-cell office:value-type="float" office:value="1512" calcext:value-type="float">
            <text:p>1512</text:p>
          </table:table-cell>
          <table:table-cell office:value-type="float" office:value="35.5062" calcext:value-type="float">
            <text:p>35.5062</text:p>
          </table:table-cell>
          <table:table-cell office:value-type="float" office:value="783.1748" calcext:value-type="float">
            <text:p>783.1748</text:p>
          </table:table-cell>
          <table:table-cell office:value-type="float" office:value="217.5486" calcext:value-type="float">
            <text:p>217.5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046" calcext:value-type="float">
            <text:p>5.7046</text:p>
          </table:table-cell>
          <table:table-cell office:value-type="float" office:value="171.4386" calcext:value-type="float">
            <text:p>171.4386</text:p>
          </table:table-cell>
          <table:table-cell office:value-type="float" office:value="47.6218" calcext:value-type="float">
            <text:p>47.6218</text:p>
          </table:table-cell>
        </table:table-row>
        <table:table-row table:style-name="ro1">
          <table:table-cell office:value-type="string" calcext:value-type="string">
            <text:p>15:56:51:961</text:p>
          </table:table-cell>
          <table:table-cell office:value-type="float" office:value="2.41236783057526E+015" calcext:value-type="float">
            <text:p>2412367830575260</text:p>
          </table:table-cell>
          <table:table-cell office:value-type="float" office:value="19.6529" calcext:value-type="float">
            <text:p>19.6529</text:p>
          </table:table-cell>
          <table:table-cell office:value-type="float" office:value="1575" calcext:value-type="float">
            <text:p>1575</text:p>
          </table:table-cell>
          <table:table-cell office:value-type="float" office:value="35.3721" calcext:value-type="float">
            <text:p>35.3721</text:p>
          </table:table-cell>
          <table:table-cell office:value-type="float" office:value="784.9566" calcext:value-type="float">
            <text:p>784.9566</text:p>
          </table:table-cell>
          <table:table-cell office:value-type="float" office:value="218.0435" calcext:value-type="float">
            <text:p>218.0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441" calcext:value-type="float">
            <text:p>5.0441</text:p>
          </table:table-cell>
          <table:table-cell office:value-type="float" office:value="171.6927" calcext:value-type="float">
            <text:p>171.6927</text:p>
          </table:table-cell>
          <table:table-cell office:value-type="float" office:value="47.6924" calcext:value-type="float">
            <text:p>47.6924</text:p>
          </table:table-cell>
        </table:table-row>
        <table:table-row table:style-name="ro1">
          <table:table-cell office:value-type="string" calcext:value-type="string">
            <text:p>15:56:52:13</text:p>
          </table:table-cell>
          <table:table-cell office:value-type="float" office:value="2.41236801982311E+015" calcext:value-type="float">
            <text:p>2412368019823110</text:p>
          </table:table-cell>
          <table:table-cell office:value-type="float" office:value="19.7042" calcext:value-type="float">
            <text:p>19.7042</text:p>
          </table:table-cell>
          <table:table-cell office:value-type="float" office:value="1737" calcext:value-type="float">
            <text:p>1737</text:p>
          </table:table-cell>
          <table:table-cell office:value-type="float" office:value="37.0425" calcext:value-type="float">
            <text:p>37.0425</text:p>
          </table:table-cell>
          <table:table-cell office:value-type="float" office:value="786.8231" calcext:value-type="float">
            <text:p>786.8231</text:p>
          </table:table-cell>
          <table:table-cell office:value-type="float" office:value="218.562" calcext:value-type="float">
            <text:p>218.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669" calcext:value-type="float">
            <text:p>7.0669</text:p>
          </table:table-cell>
          <table:table-cell office:value-type="float" office:value="172.0488" calcext:value-type="float">
            <text:p>172.0488</text:p>
          </table:table-cell>
          <table:table-cell office:value-type="float" office:value="47.7913" calcext:value-type="float">
            <text:p>47.7913</text:p>
          </table:table-cell>
        </table:table-row>
        <table:table-row table:style-name="ro1">
          <table:table-cell office:value-type="string" calcext:value-type="string">
            <text:p>15:56:52:64</text:p>
          </table:table-cell>
          <table:table-cell office:value-type="float" office:value="2.41236820893591E+015" calcext:value-type="float">
            <text:p>2412368208935910</text:p>
          </table:table-cell>
          <table:table-cell office:value-type="float" office:value="19.7554" calcext:value-type="float">
            <text:p>19.7554</text:p>
          </table:table-cell>
          <table:table-cell office:value-type="float" office:value="1600" calcext:value-type="float">
            <text:p>1600</text:p>
          </table:table-cell>
          <table:table-cell office:value-type="float" office:value="36.5664" calcext:value-type="float">
            <text:p>36.5664</text:p>
          </table:table-cell>
          <table:table-cell office:value-type="float" office:value="788.6642" calcext:value-type="float">
            <text:p>788.6642</text:p>
          </table:table-cell>
          <table:table-cell office:value-type="float" office:value="219.0734" calcext:value-type="float">
            <text:p>219.0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469" calcext:value-type="float">
            <text:p>5.7469</text:p>
          </table:table-cell>
          <table:table-cell office:value-type="float" office:value="172.3381" calcext:value-type="float">
            <text:p>172.3381</text:p>
          </table:table-cell>
          <table:table-cell office:value-type="float" office:value="47.8717" calcext:value-type="float">
            <text:p>47.8717</text:p>
          </table:table-cell>
        </table:table-row>
        <table:table-row table:style-name="ro1">
          <table:table-cell office:value-type="string" calcext:value-type="string">
            <text:p>15:56:52:115</text:p>
          </table:table-cell>
          <table:table-cell office:value-type="float" office:value="2.4123683980907E+015" calcext:value-type="float">
            <text:p>2412368398090700</text:p>
          </table:table-cell>
          <table:table-cell office:value-type="float" office:value="19.8067" calcext:value-type="float">
            <text:p>19.8067</text:p>
          </table:table-cell>
          <table:table-cell office:value-type="float" office:value="1512" calcext:value-type="float">
            <text:p>1512</text:p>
          </table:table-cell>
          <table:table-cell office:value-type="float" office:value="36.1042" calcext:value-type="float">
            <text:p>36.1042</text:p>
          </table:table-cell>
          <table:table-cell office:value-type="float" office:value="790.4827" calcext:value-type="float">
            <text:p>790.4827</text:p>
          </table:table-cell>
          <table:table-cell office:value-type="float" office:value="219.5785" calcext:value-type="float">
            <text:p>219.5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793" calcext:value-type="float">
            <text:p>5.3793</text:p>
          </table:table-cell>
          <table:table-cell office:value-type="float" office:value="172.6091" calcext:value-type="float">
            <text:p>172.6091</text:p>
          </table:table-cell>
          <table:table-cell office:value-type="float" office:value="47.947" calcext:value-type="float">
            <text:p>47.947</text:p>
          </table:table-cell>
        </table:table-row>
        <table:table-row table:style-name="ro1">
          <table:table-cell office:value-type="string" calcext:value-type="string">
            <text:p>15:56:52:166</text:p>
          </table:table-cell>
          <table:table-cell office:value-type="float" office:value="2.41236858736382E+015" calcext:value-type="float">
            <text:p>2412368587363820</text:p>
          </table:table-cell>
          <table:table-cell office:value-type="float" office:value="19.8579" calcext:value-type="float">
            <text:p>19.8579</text:p>
          </table:table-cell>
          <table:table-cell office:value-type="float" office:value="1512" calcext:value-type="float">
            <text:p>1512</text:p>
          </table:table-cell>
          <table:table-cell office:value-type="float" office:value="35.458" calcext:value-type="float">
            <text:p>35.458</text:p>
          </table:table-cell>
          <table:table-cell office:value-type="float" office:value="792.2689" calcext:value-type="float">
            <text:p>792.2689</text:p>
          </table:table-cell>
          <table:table-cell office:value-type="float" office:value="220.0747" calcext:value-type="float">
            <text:p>220.0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557" calcext:value-type="float">
            <text:p>5.8557</text:p>
          </table:table-cell>
          <table:table-cell office:value-type="float" office:value="172.9041" calcext:value-type="float">
            <text:p>172.9041</text:p>
          </table:table-cell>
          <table:table-cell office:value-type="float" office:value="48.0289" calcext:value-type="float">
            <text:p>48.0289</text:p>
          </table:table-cell>
        </table:table-row>
        <table:table-row table:style-name="ro1">
          <table:table-cell office:value-type="string" calcext:value-type="string">
            <text:p>15:56:52:218</text:p>
          </table:table-cell>
          <table:table-cell office:value-type="float" office:value="2.41236877637197E+015" calcext:value-type="float">
            <text:p>2412368776371970</text:p>
          </table:table-cell>
          <table:table-cell office:value-type="float" office:value="19.9091" calcext:value-type="float">
            <text:p>19.9091</text:p>
          </table:table-cell>
          <table:table-cell office:value-type="float" office:value="1512" calcext:value-type="float">
            <text:p>1512</text:p>
          </table:table-cell>
          <table:table-cell office:value-type="float" office:value="35.6223" calcext:value-type="float">
            <text:p>35.6223</text:p>
          </table:table-cell>
          <table:table-cell office:value-type="float" office:value="794.0622" calcext:value-type="float">
            <text:p>794.0622</text:p>
          </table:table-cell>
          <table:table-cell office:value-type="float" office:value="220.5728" calcext:value-type="float">
            <text:p>220.57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831" calcext:value-type="float">
            <text:p>5.7831</text:p>
          </table:table-cell>
          <table:table-cell office:value-type="float" office:value="173.1952" calcext:value-type="float">
            <text:p>173.1952</text:p>
          </table:table-cell>
          <table:table-cell office:value-type="float" office:value="48.1098" calcext:value-type="float">
            <text:p>48.1098</text:p>
          </table:table-cell>
        </table:table-row>
        <table:table-row table:style-name="ro1">
          <table:table-cell office:value-type="string" calcext:value-type="string">
            <text:p>15:56:52:269</text:p>
          </table:table-cell>
          <table:table-cell office:value-type="float" office:value="2.41236896550757E+015" calcext:value-type="float">
            <text:p>2412368965507570</text:p>
          </table:table-cell>
          <table:table-cell office:value-type="float" office:value="19.9604" calcext:value-type="float">
            <text:p>19.9604</text:p>
          </table:table-cell>
          <table:table-cell office:value-type="float" office:value="1512" calcext:value-type="float">
            <text:p>1512</text:p>
          </table:table-cell>
          <table:table-cell office:value-type="float" office:value="36.1042" calcext:value-type="float">
            <text:p>36.1042</text:p>
          </table:table-cell>
          <table:table-cell office:value-type="float" office:value="795.8808" calcext:value-type="float">
            <text:p>795.8808</text:p>
          </table:table-cell>
          <table:table-cell office:value-type="float" office:value="221.078" calcext:value-type="float">
            <text:p>221.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77" calcext:value-type="float">
            <text:p>5.277</text:p>
          </table:table-cell>
          <table:table-cell office:value-type="float" office:value="173.461" calcext:value-type="float">
            <text:p>173.461</text:p>
          </table:table-cell>
          <table:table-cell office:value-type="float" office:value="48.1836" calcext:value-type="float">
            <text:p>48.1836</text:p>
          </table:table-cell>
        </table:table-row>
        <table:table-row table:style-name="ro1">
          <table:table-cell office:value-type="string" calcext:value-type="string">
            <text:p>15:56:52:320</text:p>
          </table:table-cell>
          <table:table-cell office:value-type="float" office:value="2.41236915462852E+015" calcext:value-type="float">
            <text:p>2412369154628520</text:p>
          </table:table-cell>
          <table:table-cell office:value-type="float" office:value="20.0116" calcext:value-type="float">
            <text:p>20.0116</text:p>
          </table:table-cell>
          <table:table-cell office:value-type="float" office:value="1537" calcext:value-type="float">
            <text:p>1537</text:p>
          </table:table-cell>
          <table:table-cell office:value-type="float" office:value="35.5509" calcext:value-type="float">
            <text:p>35.5509</text:p>
          </table:table-cell>
          <table:table-cell office:value-type="float" office:value="797.6711" calcext:value-type="float">
            <text:p>797.6711</text:p>
          </table:table-cell>
          <table:table-cell office:value-type="float" office:value="221.5753" calcext:value-type="float">
            <text:p>221.5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8466" calcext:value-type="float">
            <text:p>5.8466</text:p>
          </table:table-cell>
          <table:table-cell office:value-type="float" office:value="173.7554" calcext:value-type="float">
            <text:p>173.7554</text:p>
          </table:table-cell>
          <table:table-cell office:value-type="float" office:value="48.2654" calcext:value-type="float">
            <text:p>48.26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5:57:24.747730368</meta:creation-date>
    <dc:date>2016-02-19T17:16:28.154078661</dc:date>
    <meta:editing-duration>PT49M13S</meta:editing-duration>
    <meta:editing-cycles>1</meta:editing-cycles>
    <meta:document-statistic meta:table-count="1" meta:cell-count="5096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52cm" svg:height="13.096cm" xlink:href=".." xlink:type="simple" chart:class="chart:line" chart:style-name="ch1">
        <chart:legend chart:legend-position="end" svg:x="17.783cm" svg:y="6.249cm" style:legend-expansion="high" chart:style-name="ch2"/>
        <chart:plot-area chart:style-name="ch3" table:cell-range-address="Sheet1.A1:Sheet1.A392 Sheet1.E1:Sheet1.E392" chart:data-source-has-labels="both" svg:x="0.455cm" svg:y="0.261cm" svg:width="16.873cm" svg:height="12.574cm">
          <chartooo:coordinate-region svg:x="1.998cm" svg:y="0.46cm" svg:width="15.33cm" svg:height="10.442cm"/>
          <chart:axis chart:dimension="x" chart:name="primary-x" chart:style-name="ch4" chartooo:axis-type="auto">
            <chartooo:date-scale/>
            <chart:categories table:cell-range-address="Sheet1.A2:Sheet1.A39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92" chart:label-cell-address="Sheet1.E1:Sheet1.E1" chart:class="chart:line">
            <chart:data-point chart:repeated="3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or Power (Watt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56:32:359</text:p>
                <draw:g>
                  <svg:desc>Sheet1.A2:Sheet1.A392</svg:desc>
                </draw:g>
              </table:table-cell>
              <table:table-cell office:value-type="float" office:value="36.3296">
                <text:p>36.3296</text:p>
                <draw:g>
                  <svg:desc>Sheet1.E2:Sheet1.E392</svg:desc>
                </draw:g>
              </table:table-cell>
            </table:table-row>
            <table:table-row>
              <table:table-cell office:value-type="string">
                <text:p>15:56:32:411</text:p>
              </table:table-cell>
              <table:table-cell office:value-type="float" office:value="35.7559">
                <text:p>35.7559</text:p>
              </table:table-cell>
            </table:table-row>
            <table:table-row>
              <table:table-cell office:value-type="string">
                <text:p>15:56:32:462</text:p>
              </table:table-cell>
              <table:table-cell office:value-type="float" office:value="35.5783">
                <text:p>35.5783</text:p>
              </table:table-cell>
            </table:table-row>
            <table:table-row>
              <table:table-cell office:value-type="string">
                <text:p>15:56:32:513</text:p>
              </table:table-cell>
              <table:table-cell office:value-type="float" office:value="35.3557">
                <text:p>35.3557</text:p>
              </table:table-cell>
            </table:table-row>
            <table:table-row>
              <table:table-cell office:value-type="string">
                <text:p>15:56:32:565</text:p>
              </table:table-cell>
              <table:table-cell office:value-type="float" office:value="36.2361">
                <text:p>36.2361</text:p>
              </table:table-cell>
            </table:table-row>
            <table:table-row>
              <table:table-cell office:value-type="string">
                <text:p>15:56:32:616</text:p>
              </table:table-cell>
              <table:table-cell office:value-type="float" office:value="35.8186">
                <text:p>35.8186</text:p>
              </table:table-cell>
            </table:table-row>
            <table:table-row>
              <table:table-cell office:value-type="string">
                <text:p>15:56:32:667</text:p>
              </table:table-cell>
              <table:table-cell office:value-type="float" office:value="35.6319">
                <text:p>35.6319</text:p>
              </table:table-cell>
            </table:table-row>
            <table:table-row>
              <table:table-cell office:value-type="string">
                <text:p>15:56:32:718</text:p>
              </table:table-cell>
              <table:table-cell office:value-type="float" office:value="35.4792">
                <text:p>35.4792</text:p>
              </table:table-cell>
            </table:table-row>
            <table:table-row>
              <table:table-cell office:value-type="string">
                <text:p>15:56:32:769</text:p>
              </table:table-cell>
              <table:table-cell office:value-type="float" office:value="35.4501">
                <text:p>35.4501</text:p>
              </table:table-cell>
            </table:table-row>
            <table:table-row>
              <table:table-cell office:value-type="string">
                <text:p>15:56:32:821</text:p>
              </table:table-cell>
              <table:table-cell office:value-type="float" office:value="35.5143">
                <text:p>35.5143</text:p>
              </table:table-cell>
            </table:table-row>
            <table:table-row>
              <table:table-cell office:value-type="string">
                <text:p>15:56:32:872</text:p>
              </table:table-cell>
              <table:table-cell office:value-type="float" office:value="35.5238">
                <text:p>35.5238</text:p>
              </table:table-cell>
            </table:table-row>
            <table:table-row>
              <table:table-cell office:value-type="string">
                <text:p>15:56:32:923</text:p>
              </table:table-cell>
              <table:table-cell office:value-type="float" office:value="35.7214">
                <text:p>35.7214</text:p>
              </table:table-cell>
            </table:table-row>
            <table:table-row>
              <table:table-cell office:value-type="string">
                <text:p>15:56:32:974</text:p>
              </table:table-cell>
              <table:table-cell office:value-type="float" office:value="35.6525">
                <text:p>35.6525</text:p>
              </table:table-cell>
            </table:table-row>
            <table:table-row>
              <table:table-cell office:value-type="string">
                <text:p>15:56:33:26</text:p>
              </table:table-cell>
              <table:table-cell office:value-type="float" office:value="38.3842">
                <text:p>38.3842</text:p>
              </table:table-cell>
            </table:table-row>
            <table:table-row>
              <table:table-cell office:value-type="string">
                <text:p>15:56:33:77</text:p>
              </table:table-cell>
              <table:table-cell office:value-type="float" office:value="39.0872">
                <text:p>39.0872</text:p>
              </table:table-cell>
            </table:table-row>
            <table:table-row>
              <table:table-cell office:value-type="string">
                <text:p>15:56:33:128</text:p>
              </table:table-cell>
              <table:table-cell office:value-type="float" office:value="39.5272">
                <text:p>39.5272</text:p>
              </table:table-cell>
            </table:table-row>
            <table:table-row>
              <table:table-cell office:value-type="string">
                <text:p>15:56:33:179</text:p>
              </table:table-cell>
              <table:table-cell office:value-type="float" office:value="37.8917">
                <text:p>37.8917</text:p>
              </table:table-cell>
            </table:table-row>
            <table:table-row>
              <table:table-cell office:value-type="string">
                <text:p>15:56:33:231</text:p>
              </table:table-cell>
              <table:table-cell office:value-type="float" office:value="35.7976">
                <text:p>35.7976</text:p>
              </table:table-cell>
            </table:table-row>
            <table:table-row>
              <table:table-cell office:value-type="string">
                <text:p>15:56:33:281</text:p>
              </table:table-cell>
              <table:table-cell office:value-type="float" office:value="39.0437">
                <text:p>39.0437</text:p>
              </table:table-cell>
            </table:table-row>
            <table:table-row>
              <table:table-cell office:value-type="string">
                <text:p>15:56:33:332</text:p>
              </table:table-cell>
              <table:table-cell office:value-type="float" office:value="41.0618">
                <text:p>41.0618</text:p>
              </table:table-cell>
            </table:table-row>
            <table:table-row>
              <table:table-cell office:value-type="string">
                <text:p>15:56:33:383</text:p>
              </table:table-cell>
              <table:table-cell office:value-type="float" office:value="35.8341">
                <text:p>35.8341</text:p>
              </table:table-cell>
            </table:table-row>
            <table:table-row>
              <table:table-cell office:value-type="string">
                <text:p>15:56:33:434</text:p>
              </table:table-cell>
              <table:table-cell office:value-type="float" office:value="34.8547">
                <text:p>34.8547</text:p>
              </table:table-cell>
            </table:table-row>
            <table:table-row>
              <table:table-cell office:value-type="string">
                <text:p>15:56:33:485</text:p>
              </table:table-cell>
              <table:table-cell office:value-type="float" office:value="35.5672">
                <text:p>35.5672</text:p>
              </table:table-cell>
            </table:table-row>
            <table:table-row>
              <table:table-cell office:value-type="string">
                <text:p>15:56:33:536</text:p>
              </table:table-cell>
              <table:table-cell office:value-type="float" office:value="37.6806">
                <text:p>37.6806</text:p>
              </table:table-cell>
            </table:table-row>
            <table:table-row>
              <table:table-cell office:value-type="string">
                <text:p>15:56:33:587</text:p>
              </table:table-cell>
              <table:table-cell office:value-type="float" office:value="37.6011">
                <text:p>37.6011</text:p>
              </table:table-cell>
            </table:table-row>
            <table:table-row>
              <table:table-cell office:value-type="string">
                <text:p>15:56:33:639</text:p>
              </table:table-cell>
              <table:table-cell office:value-type="float" office:value="35.7572">
                <text:p>35.7572</text:p>
              </table:table-cell>
            </table:table-row>
            <table:table-row>
              <table:table-cell office:value-type="string">
                <text:p>15:56:33:690</text:p>
              </table:table-cell>
              <table:table-cell office:value-type="float" office:value="35.9202">
                <text:p>35.9202</text:p>
              </table:table-cell>
            </table:table-row>
            <table:table-row>
              <table:table-cell office:value-type="string">
                <text:p>15:56:33:741</text:p>
              </table:table-cell>
              <table:table-cell office:value-type="float" office:value="35.8615">
                <text:p>35.8615</text:p>
              </table:table-cell>
            </table:table-row>
            <table:table-row>
              <table:table-cell office:value-type="string">
                <text:p>15:56:33:792</text:p>
              </table:table-cell>
              <table:table-cell office:value-type="float" office:value="35.6598">
                <text:p>35.6598</text:p>
              </table:table-cell>
            </table:table-row>
            <table:table-row>
              <table:table-cell office:value-type="string">
                <text:p>15:56:33:844</text:p>
              </table:table-cell>
              <table:table-cell office:value-type="float" office:value="36.6097">
                <text:p>36.6097</text:p>
              </table:table-cell>
            </table:table-row>
            <table:table-row>
              <table:table-cell office:value-type="string">
                <text:p>15:56:33:895</text:p>
              </table:table-cell>
              <table:table-cell office:value-type="float" office:value="35.8324">
                <text:p>35.8324</text:p>
              </table:table-cell>
            </table:table-row>
            <table:table-row>
              <table:table-cell office:value-type="string">
                <text:p>15:56:33:946</text:p>
              </table:table-cell>
              <table:table-cell office:value-type="float" office:value="35.6305">
                <text:p>35.6305</text:p>
              </table:table-cell>
            </table:table-row>
            <table:table-row>
              <table:table-cell office:value-type="string">
                <text:p>15:56:33:997</text:p>
              </table:table-cell>
              <table:table-cell office:value-type="float" office:value="36.2584">
                <text:p>36.2584</text:p>
              </table:table-cell>
            </table:table-row>
            <table:table-row>
              <table:table-cell office:value-type="string">
                <text:p>15:56:34:49</text:p>
              </table:table-cell>
              <table:table-cell office:value-type="float" office:value="37.3872">
                <text:p>37.3872</text:p>
              </table:table-cell>
            </table:table-row>
            <table:table-row>
              <table:table-cell office:value-type="string">
                <text:p>15:56:34:100</text:p>
              </table:table-cell>
              <table:table-cell office:value-type="float" office:value="37.3019">
                <text:p>37.3019</text:p>
              </table:table-cell>
            </table:table-row>
            <table:table-row>
              <table:table-cell office:value-type="string">
                <text:p>15:56:34:151</text:p>
              </table:table-cell>
              <table:table-cell office:value-type="float" office:value="35.5824">
                <text:p>35.5824</text:p>
              </table:table-cell>
            </table:table-row>
            <table:table-row>
              <table:table-cell office:value-type="string">
                <text:p>15:56:34:202</text:p>
              </table:table-cell>
              <table:table-cell office:value-type="float" office:value="35.7992">
                <text:p>35.7992</text:p>
              </table:table-cell>
            </table:table-row>
            <table:table-row>
              <table:table-cell office:value-type="string">
                <text:p>15:56:34:253</text:p>
              </table:table-cell>
              <table:table-cell office:value-type="float" office:value="35.4877">
                <text:p>35.4877</text:p>
              </table:table-cell>
            </table:table-row>
            <table:table-row>
              <table:table-cell office:value-type="string">
                <text:p>15:56:34:305</text:p>
              </table:table-cell>
              <table:table-cell office:value-type="float" office:value="35.489">
                <text:p>35.489</text:p>
              </table:table-cell>
            </table:table-row>
            <table:table-row>
              <table:table-cell office:value-type="string">
                <text:p>15:56:34:356</text:p>
              </table:table-cell>
              <table:table-cell office:value-type="float" office:value="35.8779">
                <text:p>35.8779</text:p>
              </table:table-cell>
            </table:table-row>
            <table:table-row>
              <table:table-cell office:value-type="string">
                <text:p>15:56:34:407</text:p>
              </table:table-cell>
              <table:table-cell office:value-type="float" office:value="35.5322">
                <text:p>35.5322</text:p>
              </table:table-cell>
            </table:table-row>
            <table:table-row>
              <table:table-cell office:value-type="string">
                <text:p>15:56:34:458</text:p>
              </table:table-cell>
              <table:table-cell office:value-type="float" office:value="35.7842">
                <text:p>35.7842</text:p>
              </table:table-cell>
            </table:table-row>
            <table:table-row>
              <table:table-cell office:value-type="string">
                <text:p>15:56:34:510</text:p>
              </table:table-cell>
              <table:table-cell office:value-type="float" office:value="36.3063">
                <text:p>36.3063</text:p>
              </table:table-cell>
            </table:table-row>
            <table:table-row>
              <table:table-cell office:value-type="string">
                <text:p>15:56:34:561</text:p>
              </table:table-cell>
              <table:table-cell office:value-type="float" office:value="35.8254">
                <text:p>35.8254</text:p>
              </table:table-cell>
            </table:table-row>
            <table:table-row>
              <table:table-cell office:value-type="string">
                <text:p>15:56:34:612</text:p>
              </table:table-cell>
              <table:table-cell office:value-type="float" office:value="36.1594">
                <text:p>36.1594</text:p>
              </table:table-cell>
            </table:table-row>
            <table:table-row>
              <table:table-cell office:value-type="string">
                <text:p>15:56:34:663</text:p>
              </table:table-cell>
              <table:table-cell office:value-type="float" office:value="35.71">
                <text:p>35.71</text:p>
              </table:table-cell>
            </table:table-row>
            <table:table-row>
              <table:table-cell office:value-type="string">
                <text:p>15:56:34:715</text:p>
              </table:table-cell>
              <table:table-cell office:value-type="float" office:value="36.3359">
                <text:p>36.3359</text:p>
              </table:table-cell>
            </table:table-row>
            <table:table-row>
              <table:table-cell office:value-type="string">
                <text:p>15:56:34:766</text:p>
              </table:table-cell>
              <table:table-cell office:value-type="float" office:value="35.6682">
                <text:p>35.6682</text:p>
              </table:table-cell>
            </table:table-row>
            <table:table-row>
              <table:table-cell office:value-type="string">
                <text:p>15:56:34:817</text:p>
              </table:table-cell>
              <table:table-cell office:value-type="float" office:value="35.6389">
                <text:p>35.6389</text:p>
              </table:table-cell>
            </table:table-row>
            <table:table-row>
              <table:table-cell office:value-type="string">
                <text:p>15:56:34:868</text:p>
              </table:table-cell>
              <table:table-cell office:value-type="float" office:value="35.8149">
                <text:p>35.8149</text:p>
              </table:table-cell>
            </table:table-row>
            <table:table-row>
              <table:table-cell office:value-type="string">
                <text:p>15:56:34:920</text:p>
              </table:table-cell>
              <table:table-cell office:value-type="float" office:value="35.9539">
                <text:p>35.9539</text:p>
              </table:table-cell>
            </table:table-row>
            <table:table-row>
              <table:table-cell office:value-type="string">
                <text:p>15:56:34:971</text:p>
              </table:table-cell>
              <table:table-cell office:value-type="float" office:value="35.9057">
                <text:p>35.9057</text:p>
              </table:table-cell>
            </table:table-row>
            <table:table-row>
              <table:table-cell office:value-type="string">
                <text:p>15:56:35:22</text:p>
              </table:table-cell>
              <table:table-cell office:value-type="float" office:value="37.8778">
                <text:p>37.8778</text:p>
              </table:table-cell>
            </table:table-row>
            <table:table-row>
              <table:table-cell office:value-type="string">
                <text:p>15:56:35:73</text:p>
              </table:table-cell>
              <table:table-cell office:value-type="float" office:value="38.1329">
                <text:p>38.1329</text:p>
              </table:table-cell>
            </table:table-row>
            <table:table-row>
              <table:table-cell office:value-type="string">
                <text:p>15:56:35:125</text:p>
              </table:table-cell>
              <table:table-cell office:value-type="float" office:value="36.3127">
                <text:p>36.3127</text:p>
              </table:table-cell>
            </table:table-row>
            <table:table-row>
              <table:table-cell office:value-type="string">
                <text:p>15:56:35:176</text:p>
              </table:table-cell>
              <table:table-cell office:value-type="float" office:value="35.7764">
                <text:p>35.7764</text:p>
              </table:table-cell>
            </table:table-row>
            <table:table-row>
              <table:table-cell office:value-type="string">
                <text:p>15:56:35:227</text:p>
              </table:table-cell>
              <table:table-cell office:value-type="float" office:value="35.667">
                <text:p>35.667</text:p>
              </table:table-cell>
            </table:table-row>
            <table:table-row>
              <table:table-cell office:value-type="string">
                <text:p>15:56:35:278</text:p>
              </table:table-cell>
              <table:table-cell office:value-type="float" office:value="36.6884">
                <text:p>36.6884</text:p>
              </table:table-cell>
            </table:table-row>
            <table:table-row>
              <table:table-cell office:value-type="string">
                <text:p>15:56:35:330</text:p>
              </table:table-cell>
              <table:table-cell office:value-type="float" office:value="35.9518">
                <text:p>35.9518</text:p>
              </table:table-cell>
            </table:table-row>
            <table:table-row>
              <table:table-cell office:value-type="string">
                <text:p>15:56:35:381</text:p>
              </table:table-cell>
              <table:table-cell office:value-type="float" office:value="36.2158">
                <text:p>36.2158</text:p>
              </table:table-cell>
            </table:table-row>
            <table:table-row>
              <table:table-cell office:value-type="string">
                <text:p>15:56:35:432</text:p>
              </table:table-cell>
              <table:table-cell office:value-type="float" office:value="36.0736">
                <text:p>36.0736</text:p>
              </table:table-cell>
            </table:table-row>
            <table:table-row>
              <table:table-cell office:value-type="string">
                <text:p>15:56:35:483</text:p>
              </table:table-cell>
              <table:table-cell office:value-type="float" office:value="36.0805">
                <text:p>36.0805</text:p>
              </table:table-cell>
            </table:table-row>
            <table:table-row>
              <table:table-cell office:value-type="string">
                <text:p>15:56:35:535</text:p>
              </table:table-cell>
              <table:table-cell office:value-type="float" office:value="35.9584">
                <text:p>35.9584</text:p>
              </table:table-cell>
            </table:table-row>
            <table:table-row>
              <table:table-cell office:value-type="string">
                <text:p>15:56:35:586</text:p>
              </table:table-cell>
              <table:table-cell office:value-type="float" office:value="36.6289">
                <text:p>36.6289</text:p>
              </table:table-cell>
            </table:table-row>
            <table:table-row>
              <table:table-cell office:value-type="string">
                <text:p>15:56:35:637</text:p>
              </table:table-cell>
              <table:table-cell office:value-type="float" office:value="36.1718">
                <text:p>36.1718</text:p>
              </table:table-cell>
            </table:table-row>
            <table:table-row>
              <table:table-cell office:value-type="string">
                <text:p>15:56:35:688</text:p>
              </table:table-cell>
              <table:table-cell office:value-type="float" office:value="36.4049">
                <text:p>36.4049</text:p>
              </table:table-cell>
            </table:table-row>
            <table:table-row>
              <table:table-cell office:value-type="string">
                <text:p>15:56:35:739</text:p>
              </table:table-cell>
              <table:table-cell office:value-type="float" office:value="36.0799">
                <text:p>36.0799</text:p>
              </table:table-cell>
            </table:table-row>
            <table:table-row>
              <table:table-cell office:value-type="string">
                <text:p>15:56:35:791</text:p>
              </table:table-cell>
              <table:table-cell office:value-type="float" office:value="36.0273">
                <text:p>36.0273</text:p>
              </table:table-cell>
            </table:table-row>
            <table:table-row>
              <table:table-cell office:value-type="string">
                <text:p>15:56:35:842</text:p>
              </table:table-cell>
              <table:table-cell office:value-type="float" office:value="36.2523">
                <text:p>36.2523</text:p>
              </table:table-cell>
            </table:table-row>
            <table:table-row>
              <table:table-cell office:value-type="string">
                <text:p>15:56:35:893</text:p>
              </table:table-cell>
              <table:table-cell office:value-type="float" office:value="36.9975">
                <text:p>36.9975</text:p>
              </table:table-cell>
            </table:table-row>
            <table:table-row>
              <table:table-cell office:value-type="string">
                <text:p>15:56:35:944</text:p>
              </table:table-cell>
              <table:table-cell office:value-type="float" office:value="36.108">
                <text:p>36.108</text:p>
              </table:table-cell>
            </table:table-row>
            <table:table-row>
              <table:table-cell office:value-type="string">
                <text:p>15:56:35:996</text:p>
              </table:table-cell>
              <table:table-cell office:value-type="float" office:value="38.3756">
                <text:p>38.3756</text:p>
              </table:table-cell>
            </table:table-row>
            <table:table-row>
              <table:table-cell office:value-type="string">
                <text:p>15:56:36:47</text:p>
              </table:table-cell>
              <table:table-cell office:value-type="float" office:value="37.831">
                <text:p>37.831</text:p>
              </table:table-cell>
            </table:table-row>
            <table:table-row>
              <table:table-cell office:value-type="string">
                <text:p>15:56:36:98</text:p>
              </table:table-cell>
              <table:table-cell office:value-type="float" office:value="36.2472">
                <text:p>36.2472</text:p>
              </table:table-cell>
            </table:table-row>
            <table:table-row>
              <table:table-cell office:value-type="string">
                <text:p>15:56:36:149</text:p>
              </table:table-cell>
              <table:table-cell office:value-type="float" office:value="36.0013">
                <text:p>36.0013</text:p>
              </table:table-cell>
            </table:table-row>
            <table:table-row>
              <table:table-cell office:value-type="string">
                <text:p>15:56:36:201</text:p>
              </table:table-cell>
              <table:table-cell office:value-type="float" office:value="36.243">
                <text:p>36.243</text:p>
              </table:table-cell>
            </table:table-row>
            <table:table-row>
              <table:table-cell office:value-type="string">
                <text:p>15:56:36:252</text:p>
              </table:table-cell>
              <table:table-cell office:value-type="float" office:value="36.164">
                <text:p>36.164</text:p>
              </table:table-cell>
            </table:table-row>
            <table:table-row>
              <table:table-cell office:value-type="string">
                <text:p>15:56:36:303</text:p>
              </table:table-cell>
              <table:table-cell office:value-type="float" office:value="35.9895">
                <text:p>35.9895</text:p>
              </table:table-cell>
            </table:table-row>
            <table:table-row>
              <table:table-cell office:value-type="string">
                <text:p>15:56:36:355</text:p>
              </table:table-cell>
              <table:table-cell office:value-type="float" office:value="36.3551">
                <text:p>36.3551</text:p>
              </table:table-cell>
            </table:table-row>
            <table:table-row>
              <table:table-cell office:value-type="string">
                <text:p>15:56:36:406</text:p>
              </table:table-cell>
              <table:table-cell office:value-type="float" office:value="36.8461">
                <text:p>36.8461</text:p>
              </table:table-cell>
            </table:table-row>
            <table:table-row>
              <table:table-cell office:value-type="string">
                <text:p>15:56:36:457</text:p>
              </table:table-cell>
              <table:table-cell office:value-type="float" office:value="36.1904">
                <text:p>36.1904</text:p>
              </table:table-cell>
            </table:table-row>
            <table:table-row>
              <table:table-cell office:value-type="string">
                <text:p>15:56:36:508</text:p>
              </table:table-cell>
              <table:table-cell office:value-type="float" office:value="36.0192">
                <text:p>36.0192</text:p>
              </table:table-cell>
            </table:table-row>
            <table:table-row>
              <table:table-cell office:value-type="string">
                <text:p>15:56:36:560</text:p>
              </table:table-cell>
              <table:table-cell office:value-type="float" office:value="36.1596">
                <text:p>36.1596</text:p>
              </table:table-cell>
            </table:table-row>
            <table:table-row>
              <table:table-cell office:value-type="string">
                <text:p>15:56:36:611</text:p>
              </table:table-cell>
              <table:table-cell office:value-type="float" office:value="36.5249">
                <text:p>36.5249</text:p>
              </table:table-cell>
            </table:table-row>
            <table:table-row>
              <table:table-cell office:value-type="string">
                <text:p>15:56:36:662</text:p>
              </table:table-cell>
              <table:table-cell office:value-type="float" office:value="36.6377">
                <text:p>36.6377</text:p>
              </table:table-cell>
            </table:table-row>
            <table:table-row>
              <table:table-cell office:value-type="string">
                <text:p>15:56:36:713</text:p>
              </table:table-cell>
              <table:table-cell office:value-type="float" office:value="36.8681">
                <text:p>36.8681</text:p>
              </table:table-cell>
            </table:table-row>
            <table:table-row>
              <table:table-cell office:value-type="string">
                <text:p>15:56:36:765</text:p>
              </table:table-cell>
              <table:table-cell office:value-type="float" office:value="36.2134">
                <text:p>36.2134</text:p>
              </table:table-cell>
            </table:table-row>
            <table:table-row>
              <table:table-cell office:value-type="string">
                <text:p>15:56:36:816</text:p>
              </table:table-cell>
              <table:table-cell office:value-type="float" office:value="37.627">
                <text:p>37.627</text:p>
              </table:table-cell>
            </table:table-row>
            <table:table-row>
              <table:table-cell office:value-type="string">
                <text:p>15:56:36:866</text:p>
              </table:table-cell>
              <table:table-cell office:value-type="float" office:value="47.7016">
                <text:p>47.7016</text:p>
              </table:table-cell>
            </table:table-row>
            <table:table-row>
              <table:table-cell office:value-type="string">
                <text:p>15:56:36:917</text:p>
              </table:table-cell>
              <table:table-cell office:value-type="float" office:value="47.8649">
                <text:p>47.8649</text:p>
              </table:table-cell>
            </table:table-row>
            <table:table-row>
              <table:table-cell office:value-type="string">
                <text:p>15:56:36:968</text:p>
              </table:table-cell>
              <table:table-cell office:value-type="float" office:value="40.2039">
                <text:p>40.2039</text:p>
              </table:table-cell>
            </table:table-row>
            <table:table-row>
              <table:table-cell office:value-type="string">
                <text:p>15:56:37:20</text:p>
              </table:table-cell>
              <table:table-cell office:value-type="float" office:value="43.3381">
                <text:p>43.3381</text:p>
              </table:table-cell>
            </table:table-row>
            <table:table-row>
              <table:table-cell office:value-type="string">
                <text:p>15:56:37:72</text:p>
              </table:table-cell>
              <table:table-cell office:value-type="float" office:value="45.1987">
                <text:p>45.1987</text:p>
              </table:table-cell>
            </table:table-row>
            <table:table-row>
              <table:table-cell office:value-type="string">
                <text:p>15:56:37:123</text:p>
              </table:table-cell>
              <table:table-cell office:value-type="float" office:value="46.5588">
                <text:p>46.5588</text:p>
              </table:table-cell>
            </table:table-row>
            <table:table-row>
              <table:table-cell office:value-type="string">
                <text:p>15:56:37:174</text:p>
              </table:table-cell>
              <table:table-cell office:value-type="float" office:value="43.6296">
                <text:p>43.6296</text:p>
              </table:table-cell>
            </table:table-row>
            <table:table-row>
              <table:table-cell office:value-type="string">
                <text:p>15:56:37:225</text:p>
              </table:table-cell>
              <table:table-cell office:value-type="float" office:value="44.3108">
                <text:p>44.3108</text:p>
              </table:table-cell>
            </table:table-row>
            <table:table-row>
              <table:table-cell office:value-type="string">
                <text:p>15:56:37:277</text:p>
              </table:table-cell>
              <table:table-cell office:value-type="float" office:value="45.0772">
                <text:p>45.0772</text:p>
              </table:table-cell>
            </table:table-row>
            <table:table-row>
              <table:table-cell office:value-type="string">
                <text:p>15:56:37:328</text:p>
              </table:table-cell>
              <table:table-cell office:value-type="float" office:value="45.7129">
                <text:p>45.7129</text:p>
              </table:table-cell>
            </table:table-row>
            <table:table-row>
              <table:table-cell office:value-type="string">
                <text:p>15:56:37:379</text:p>
              </table:table-cell>
              <table:table-cell office:value-type="float" office:value="45.6004">
                <text:p>45.6004</text:p>
              </table:table-cell>
            </table:table-row>
            <table:table-row>
              <table:table-cell office:value-type="string">
                <text:p>15:56:37:431</text:p>
              </table:table-cell>
              <table:table-cell office:value-type="float" office:value="43.7188">
                <text:p>43.7188</text:p>
              </table:table-cell>
            </table:table-row>
            <table:table-row>
              <table:table-cell office:value-type="string">
                <text:p>15:56:37:482</text:p>
              </table:table-cell>
              <table:table-cell office:value-type="float" office:value="44.6626">
                <text:p>44.6626</text:p>
              </table:table-cell>
            </table:table-row>
            <table:table-row>
              <table:table-cell office:value-type="string">
                <text:p>15:56:37:533</text:p>
              </table:table-cell>
              <table:table-cell office:value-type="float" office:value="43.7345">
                <text:p>43.7345</text:p>
              </table:table-cell>
            </table:table-row>
            <table:table-row>
              <table:table-cell office:value-type="string">
                <text:p>15:56:37:585</text:p>
              </table:table-cell>
              <table:table-cell office:value-type="float" office:value="44.5907">
                <text:p>44.5907</text:p>
              </table:table-cell>
            </table:table-row>
            <table:table-row>
              <table:table-cell office:value-type="string">
                <text:p>15:56:37:636</text:p>
              </table:table-cell>
              <table:table-cell office:value-type="float" office:value="44.904">
                <text:p>44.904</text:p>
              </table:table-cell>
            </table:table-row>
            <table:table-row>
              <table:table-cell office:value-type="string">
                <text:p>15:56:37:687</text:p>
              </table:table-cell>
              <table:table-cell office:value-type="float" office:value="42.6594">
                <text:p>42.6594</text:p>
              </table:table-cell>
            </table:table-row>
            <table:table-row>
              <table:table-cell office:value-type="string">
                <text:p>15:56:37:738</text:p>
              </table:table-cell>
              <table:table-cell office:value-type="float" office:value="45.1436">
                <text:p>45.1436</text:p>
              </table:table-cell>
            </table:table-row>
            <table:table-row>
              <table:table-cell office:value-type="string">
                <text:p>15:56:37:789</text:p>
              </table:table-cell>
              <table:table-cell office:value-type="float" office:value="45.8003">
                <text:p>45.8003</text:p>
              </table:table-cell>
            </table:table-row>
            <table:table-row>
              <table:table-cell office:value-type="string">
                <text:p>15:56:37:840</text:p>
              </table:table-cell>
              <table:table-cell office:value-type="float" office:value="47.1569">
                <text:p>47.1569</text:p>
              </table:table-cell>
            </table:table-row>
            <table:table-row>
              <table:table-cell office:value-type="string">
                <text:p>15:56:37:891</text:p>
              </table:table-cell>
              <table:table-cell office:value-type="float" office:value="45.6483">
                <text:p>45.6483</text:p>
              </table:table-cell>
            </table:table-row>
            <table:table-row>
              <table:table-cell office:value-type="string">
                <text:p>15:56:37:942</text:p>
              </table:table-cell>
              <table:table-cell office:value-type="float" office:value="45.4672">
                <text:p>45.4672</text:p>
              </table:table-cell>
            </table:table-row>
            <table:table-row>
              <table:table-cell office:value-type="string">
                <text:p>15:56:37:994</text:p>
              </table:table-cell>
              <table:table-cell office:value-type="float" office:value="45.5529">
                <text:p>45.5529</text:p>
              </table:table-cell>
            </table:table-row>
            <table:table-row>
              <table:table-cell office:value-type="string">
                <text:p>15:56:38:45</text:p>
              </table:table-cell>
              <table:table-cell office:value-type="float" office:value="43.8079">
                <text:p>43.8079</text:p>
              </table:table-cell>
            </table:table-row>
            <table:table-row>
              <table:table-cell office:value-type="string">
                <text:p>15:56:38:96</text:p>
              </table:table-cell>
              <table:table-cell office:value-type="float" office:value="45.5712">
                <text:p>45.5712</text:p>
              </table:table-cell>
            </table:table-row>
            <table:table-row>
              <table:table-cell office:value-type="string">
                <text:p>15:56:38:147</text:p>
              </table:table-cell>
              <table:table-cell office:value-type="float" office:value="45.3424">
                <text:p>45.3424</text:p>
              </table:table-cell>
            </table:table-row>
            <table:table-row>
              <table:table-cell office:value-type="string">
                <text:p>15:56:38:199</text:p>
              </table:table-cell>
              <table:table-cell office:value-type="float" office:value="43.5212">
                <text:p>43.5212</text:p>
              </table:table-cell>
            </table:table-row>
            <table:table-row>
              <table:table-cell office:value-type="string">
                <text:p>15:56:38:250</text:p>
              </table:table-cell>
              <table:table-cell office:value-type="float" office:value="44.865">
                <text:p>44.865</text:p>
              </table:table-cell>
            </table:table-row>
            <table:table-row>
              <table:table-cell office:value-type="string">
                <text:p>15:56:38:301</text:p>
              </table:table-cell>
              <table:table-cell office:value-type="float" office:value="43.5852">
                <text:p>43.5852</text:p>
              </table:table-cell>
            </table:table-row>
            <table:table-row>
              <table:table-cell office:value-type="string">
                <text:p>15:56:38:352</text:p>
              </table:table-cell>
              <table:table-cell office:value-type="float" office:value="47.5449">
                <text:p>47.5449</text:p>
              </table:table-cell>
            </table:table-row>
            <table:table-row>
              <table:table-cell office:value-type="string">
                <text:p>15:56:38:403</text:p>
              </table:table-cell>
              <table:table-cell office:value-type="float" office:value="47.4956">
                <text:p>47.4956</text:p>
              </table:table-cell>
            </table:table-row>
            <table:table-row>
              <table:table-cell office:value-type="string">
                <text:p>15:56:38:455</text:p>
              </table:table-cell>
              <table:table-cell office:value-type="float" office:value="46.6068">
                <text:p>46.6068</text:p>
              </table:table-cell>
            </table:table-row>
            <table:table-row>
              <table:table-cell office:value-type="string">
                <text:p>15:56:38:506</text:p>
              </table:table-cell>
              <table:table-cell office:value-type="float" office:value="47.5999">
                <text:p>47.5999</text:p>
              </table:table-cell>
            </table:table-row>
            <table:table-row>
              <table:table-cell office:value-type="string">
                <text:p>15:56:38:557</text:p>
              </table:table-cell>
              <table:table-cell office:value-type="float" office:value="47.2208">
                <text:p>47.2208</text:p>
              </table:table-cell>
            </table:table-row>
            <table:table-row>
              <table:table-cell office:value-type="string">
                <text:p>15:56:38:608</text:p>
              </table:table-cell>
              <table:table-cell office:value-type="float" office:value="48.3038">
                <text:p>48.3038</text:p>
              </table:table-cell>
            </table:table-row>
            <table:table-row>
              <table:table-cell office:value-type="string">
                <text:p>15:56:38:660</text:p>
              </table:table-cell>
              <table:table-cell office:value-type="float" office:value="47.3864">
                <text:p>47.3864</text:p>
              </table:table-cell>
            </table:table-row>
            <table:table-row>
              <table:table-cell office:value-type="string">
                <text:p>15:56:38:711</text:p>
              </table:table-cell>
              <table:table-cell office:value-type="float" office:value="43.0366">
                <text:p>43.0366</text:p>
              </table:table-cell>
            </table:table-row>
            <table:table-row>
              <table:table-cell office:value-type="string">
                <text:p>15:56:38:762</text:p>
              </table:table-cell>
              <table:table-cell office:value-type="float" office:value="44.5214">
                <text:p>44.5214</text:p>
              </table:table-cell>
            </table:table-row>
            <table:table-row>
              <table:table-cell office:value-type="string">
                <text:p>15:56:38:813</text:p>
              </table:table-cell>
              <table:table-cell office:value-type="float" office:value="43.1491">
                <text:p>43.1491</text:p>
              </table:table-cell>
            </table:table-row>
            <table:table-row>
              <table:table-cell office:value-type="string">
                <text:p>15:56:38:864</text:p>
              </table:table-cell>
              <table:table-cell office:value-type="float" office:value="44.4244">
                <text:p>44.4244</text:p>
              </table:table-cell>
            </table:table-row>
            <table:table-row>
              <table:table-cell office:value-type="string">
                <text:p>15:56:38:915</text:p>
              </table:table-cell>
              <table:table-cell office:value-type="float" office:value="44.3504">
                <text:p>44.3504</text:p>
              </table:table-cell>
            </table:table-row>
            <table:table-row>
              <table:table-cell office:value-type="string">
                <text:p>15:56:38:967</text:p>
              </table:table-cell>
              <table:table-cell office:value-type="float" office:value="45.1988">
                <text:p>45.1988</text:p>
              </table:table-cell>
            </table:table-row>
            <table:table-row>
              <table:table-cell office:value-type="string">
                <text:p>15:56:39:18</text:p>
              </table:table-cell>
              <table:table-cell office:value-type="float" office:value="46.7477">
                <text:p>46.7477</text:p>
              </table:table-cell>
            </table:table-row>
            <table:table-row>
              <table:table-cell office:value-type="string">
                <text:p>15:56:39:69</text:p>
              </table:table-cell>
              <table:table-cell office:value-type="float" office:value="45.9418">
                <text:p>45.9418</text:p>
              </table:table-cell>
            </table:table-row>
            <table:table-row>
              <table:table-cell office:value-type="string">
                <text:p>15:56:39:120</text:p>
              </table:table-cell>
              <table:table-cell office:value-type="float" office:value="43.5452">
                <text:p>43.5452</text:p>
              </table:table-cell>
            </table:table-row>
            <table:table-row>
              <table:table-cell office:value-type="string">
                <text:p>15:56:39:171</text:p>
              </table:table-cell>
              <table:table-cell office:value-type="float" office:value="43.0157">
                <text:p>43.0157</text:p>
              </table:table-cell>
            </table:table-row>
            <table:table-row>
              <table:table-cell office:value-type="string">
                <text:p>15:56:39:222</text:p>
              </table:table-cell>
              <table:table-cell office:value-type="float" office:value="43.4932">
                <text:p>43.4932</text:p>
              </table:table-cell>
            </table:table-row>
            <table:table-row>
              <table:table-cell office:value-type="string">
                <text:p>15:56:39:273</text:p>
              </table:table-cell>
              <table:table-cell office:value-type="float" office:value="42.9404">
                <text:p>42.9404</text:p>
              </table:table-cell>
            </table:table-row>
            <table:table-row>
              <table:table-cell office:value-type="string">
                <text:p>15:56:39:325</text:p>
              </table:table-cell>
              <table:table-cell office:value-type="float" office:value="42.9029">
                <text:p>42.9029</text:p>
              </table:table-cell>
            </table:table-row>
            <table:table-row>
              <table:table-cell office:value-type="string">
                <text:p>15:56:39:376</text:p>
              </table:table-cell>
              <table:table-cell office:value-type="float" office:value="42.5293">
                <text:p>42.5293</text:p>
              </table:table-cell>
            </table:table-row>
            <table:table-row>
              <table:table-cell office:value-type="string">
                <text:p>15:56:39:427</text:p>
              </table:table-cell>
              <table:table-cell office:value-type="float" office:value="41.4696">
                <text:p>41.4696</text:p>
              </table:table-cell>
            </table:table-row>
            <table:table-row>
              <table:table-cell office:value-type="string">
                <text:p>15:56:39:479</text:p>
              </table:table-cell>
              <table:table-cell office:value-type="float" office:value="41.4818">
                <text:p>41.4818</text:p>
              </table:table-cell>
            </table:table-row>
            <table:table-row>
              <table:table-cell office:value-type="string">
                <text:p>15:56:39:530</text:p>
              </table:table-cell>
              <table:table-cell office:value-type="float" office:value="44.6554">
                <text:p>44.6554</text:p>
              </table:table-cell>
            </table:table-row>
            <table:table-row>
              <table:table-cell office:value-type="string">
                <text:p>15:56:39:581</text:p>
              </table:table-cell>
              <table:table-cell office:value-type="float" office:value="42.4487">
                <text:p>42.4487</text:p>
              </table:table-cell>
            </table:table-row>
            <table:table-row>
              <table:table-cell office:value-type="string">
                <text:p>15:56:39:633</text:p>
              </table:table-cell>
              <table:table-cell office:value-type="float" office:value="43.0637">
                <text:p>43.0637</text:p>
              </table:table-cell>
            </table:table-row>
            <table:table-row>
              <table:table-cell office:value-type="string">
                <text:p>15:56:39:684</text:p>
              </table:table-cell>
              <table:table-cell office:value-type="float" office:value="44.407">
                <text:p>44.407</text:p>
              </table:table-cell>
            </table:table-row>
            <table:table-row>
              <table:table-cell office:value-type="string">
                <text:p>15:56:39:735</text:p>
              </table:table-cell>
              <table:table-cell office:value-type="float" office:value="44.2599">
                <text:p>44.2599</text:p>
              </table:table-cell>
            </table:table-row>
            <table:table-row>
              <table:table-cell office:value-type="string">
                <text:p>15:56:39:787</text:p>
              </table:table-cell>
              <table:table-cell office:value-type="float" office:value="42.2112">
                <text:p>42.2112</text:p>
              </table:table-cell>
            </table:table-row>
            <table:table-row>
              <table:table-cell office:value-type="string">
                <text:p>15:56:39:838</text:p>
              </table:table-cell>
              <table:table-cell office:value-type="float" office:value="42.4168">
                <text:p>42.4168</text:p>
              </table:table-cell>
            </table:table-row>
            <table:table-row>
              <table:table-cell office:value-type="string">
                <text:p>15:56:39:890</text:p>
              </table:table-cell>
              <table:table-cell office:value-type="float" office:value="43.5355">
                <text:p>43.5355</text:p>
              </table:table-cell>
            </table:table-row>
            <table:table-row>
              <table:table-cell office:value-type="string">
                <text:p>15:56:39:941</text:p>
              </table:table-cell>
              <table:table-cell office:value-type="float" office:value="43.2191">
                <text:p>43.2191</text:p>
              </table:table-cell>
            </table:table-row>
            <table:table-row>
              <table:table-cell office:value-type="string">
                <text:p>15:56:39:992</text:p>
              </table:table-cell>
              <table:table-cell office:value-type="float" office:value="44.7869">
                <text:p>44.7869</text:p>
              </table:table-cell>
            </table:table-row>
            <table:table-row>
              <table:table-cell office:value-type="string">
                <text:p>15:56:40:43</text:p>
              </table:table-cell>
              <table:table-cell office:value-type="float" office:value="46.9243">
                <text:p>46.9243</text:p>
              </table:table-cell>
            </table:table-row>
            <table:table-row>
              <table:table-cell office:value-type="string">
                <text:p>15:56:40:95</text:p>
              </table:table-cell>
              <table:table-cell office:value-type="float" office:value="44.9735">
                <text:p>44.9735</text:p>
              </table:table-cell>
            </table:table-row>
            <table:table-row>
              <table:table-cell office:value-type="string">
                <text:p>15:56:40:146</text:p>
              </table:table-cell>
              <table:table-cell office:value-type="float" office:value="43.7143">
                <text:p>43.7143</text:p>
              </table:table-cell>
            </table:table-row>
            <table:table-row>
              <table:table-cell office:value-type="string">
                <text:p>15:56:40:197</text:p>
              </table:table-cell>
              <table:table-cell office:value-type="float" office:value="45.5514">
                <text:p>45.5514</text:p>
              </table:table-cell>
            </table:table-row>
            <table:table-row>
              <table:table-cell office:value-type="string">
                <text:p>15:56:40:248</text:p>
              </table:table-cell>
              <table:table-cell office:value-type="float" office:value="46.1633">
                <text:p>46.1633</text:p>
              </table:table-cell>
            </table:table-row>
            <table:table-row>
              <table:table-cell office:value-type="string">
                <text:p>15:56:40:300</text:p>
              </table:table-cell>
              <table:table-cell office:value-type="float" office:value="43.2841">
                <text:p>43.2841</text:p>
              </table:table-cell>
            </table:table-row>
            <table:table-row>
              <table:table-cell office:value-type="string">
                <text:p>15:56:40:351</text:p>
              </table:table-cell>
              <table:table-cell office:value-type="float" office:value="44.2135">
                <text:p>44.2135</text:p>
              </table:table-cell>
            </table:table-row>
            <table:table-row>
              <table:table-cell office:value-type="string">
                <text:p>15:56:40:403</text:p>
              </table:table-cell>
              <table:table-cell office:value-type="float" office:value="44.3375">
                <text:p>44.3375</text:p>
              </table:table-cell>
            </table:table-row>
            <table:table-row>
              <table:table-cell office:value-type="string">
                <text:p>15:56:40:454</text:p>
              </table:table-cell>
              <table:table-cell office:value-type="float" office:value="45.5599">
                <text:p>45.5599</text:p>
              </table:table-cell>
            </table:table-row>
            <table:table-row>
              <table:table-cell office:value-type="string">
                <text:p>15:56:40:505</text:p>
              </table:table-cell>
              <table:table-cell office:value-type="float" office:value="48.4449">
                <text:p>48.4449</text:p>
              </table:table-cell>
            </table:table-row>
            <table:table-row>
              <table:table-cell office:value-type="string">
                <text:p>15:56:40:556</text:p>
              </table:table-cell>
              <table:table-cell office:value-type="float" office:value="45.3461">
                <text:p>45.3461</text:p>
              </table:table-cell>
            </table:table-row>
            <table:table-row>
              <table:table-cell office:value-type="string">
                <text:p>15:56:40:607</text:p>
              </table:table-cell>
              <table:table-cell office:value-type="float" office:value="47.824">
                <text:p>47.824</text:p>
              </table:table-cell>
            </table:table-row>
            <table:table-row>
              <table:table-cell office:value-type="string">
                <text:p>15:56:40:659</text:p>
              </table:table-cell>
              <table:table-cell office:value-type="float" office:value="41.5642">
                <text:p>41.5642</text:p>
              </table:table-cell>
            </table:table-row>
            <table:table-row>
              <table:table-cell office:value-type="string">
                <text:p>15:56:40:710</text:p>
              </table:table-cell>
              <table:table-cell office:value-type="float" office:value="43.6569">
                <text:p>43.6569</text:p>
              </table:table-cell>
            </table:table-row>
            <table:table-row>
              <table:table-cell office:value-type="string">
                <text:p>15:56:40:761</text:p>
              </table:table-cell>
              <table:table-cell office:value-type="float" office:value="46.8305">
                <text:p>46.8305</text:p>
              </table:table-cell>
            </table:table-row>
            <table:table-row>
              <table:table-cell office:value-type="string">
                <text:p>15:56:40:812</text:p>
              </table:table-cell>
              <table:table-cell office:value-type="float" office:value="47.3308">
                <text:p>47.3308</text:p>
              </table:table-cell>
            </table:table-row>
            <table:table-row>
              <table:table-cell office:value-type="string">
                <text:p>15:56:40:863</text:p>
              </table:table-cell>
              <table:table-cell office:value-type="float" office:value="44.0172">
                <text:p>44.0172</text:p>
              </table:table-cell>
            </table:table-row>
            <table:table-row>
              <table:table-cell office:value-type="string">
                <text:p>15:56:40:914</text:p>
              </table:table-cell>
              <table:table-cell office:value-type="float" office:value="48.9576">
                <text:p>48.9576</text:p>
              </table:table-cell>
            </table:table-row>
            <table:table-row>
              <table:table-cell office:value-type="string">
                <text:p>15:56:40:965</text:p>
              </table:table-cell>
              <table:table-cell office:value-type="float" office:value="43.5662">
                <text:p>43.5662</text:p>
              </table:table-cell>
            </table:table-row>
            <table:table-row>
              <table:table-cell office:value-type="string">
                <text:p>15:56:41:16</text:p>
              </table:table-cell>
              <table:table-cell office:value-type="float" office:value="42.4003">
                <text:p>42.4003</text:p>
              </table:table-cell>
            </table:table-row>
            <table:table-row>
              <table:table-cell office:value-type="string">
                <text:p>15:56:41:67</text:p>
              </table:table-cell>
              <table:table-cell office:value-type="float" office:value="40.383">
                <text:p>40.383</text:p>
              </table:table-cell>
            </table:table-row>
            <table:table-row>
              <table:table-cell office:value-type="string">
                <text:p>15:56:41:118</text:p>
              </table:table-cell>
              <table:table-cell office:value-type="float" office:value="41.1485">
                <text:p>41.1485</text:p>
              </table:table-cell>
            </table:table-row>
            <table:table-row>
              <table:table-cell office:value-type="string">
                <text:p>15:56:41:169</text:p>
              </table:table-cell>
              <table:table-cell office:value-type="float" office:value="41.8273">
                <text:p>41.8273</text:p>
              </table:table-cell>
            </table:table-row>
            <table:table-row>
              <table:table-cell office:value-type="string">
                <text:p>15:56:41:221</text:p>
              </table:table-cell>
              <table:table-cell office:value-type="float" office:value="42.3254">
                <text:p>42.3254</text:p>
              </table:table-cell>
            </table:table-row>
            <table:table-row>
              <table:table-cell office:value-type="string">
                <text:p>15:56:41:272</text:p>
              </table:table-cell>
              <table:table-cell office:value-type="float" office:value="42.0705">
                <text:p>42.0705</text:p>
              </table:table-cell>
            </table:table-row>
            <table:table-row>
              <table:table-cell office:value-type="string">
                <text:p>15:56:41:323</text:p>
              </table:table-cell>
              <table:table-cell office:value-type="float" office:value="42.2048">
                <text:p>42.2048</text:p>
              </table:table-cell>
            </table:table-row>
            <table:table-row>
              <table:table-cell office:value-type="string">
                <text:p>15:56:41:374</text:p>
              </table:table-cell>
              <table:table-cell office:value-type="float" office:value="42.9899">
                <text:p>42.9899</text:p>
              </table:table-cell>
            </table:table-row>
            <table:table-row>
              <table:table-cell office:value-type="string">
                <text:p>15:56:41:425</text:p>
              </table:table-cell>
              <table:table-cell office:value-type="float" office:value="40.9772">
                <text:p>40.9772</text:p>
              </table:table-cell>
            </table:table-row>
            <table:table-row>
              <table:table-cell office:value-type="string">
                <text:p>15:56:41:476</text:p>
              </table:table-cell>
              <table:table-cell office:value-type="float" office:value="41.3041">
                <text:p>41.3041</text:p>
              </table:table-cell>
            </table:table-row>
            <table:table-row>
              <table:table-cell office:value-type="string">
                <text:p>15:56:41:527</text:p>
              </table:table-cell>
              <table:table-cell office:value-type="float" office:value="49.7531">
                <text:p>49.7531</text:p>
              </table:table-cell>
            </table:table-row>
            <table:table-row>
              <table:table-cell office:value-type="string">
                <text:p>15:56:41:578</text:p>
              </table:table-cell>
              <table:table-cell office:value-type="float" office:value="56.5521">
                <text:p>56.5521</text:p>
              </table:table-cell>
            </table:table-row>
            <table:table-row>
              <table:table-cell office:value-type="string">
                <text:p>15:56:41:629</text:p>
              </table:table-cell>
              <table:table-cell office:value-type="float" office:value="52.7496">
                <text:p>52.7496</text:p>
              </table:table-cell>
            </table:table-row>
            <table:table-row>
              <table:table-cell office:value-type="string">
                <text:p>15:56:41:680</text:p>
              </table:table-cell>
              <table:table-cell office:value-type="float" office:value="54.9693">
                <text:p>54.9693</text:p>
              </table:table-cell>
            </table:table-row>
            <table:table-row>
              <table:table-cell office:value-type="string">
                <text:p>15:56:41:730</text:p>
              </table:table-cell>
              <table:table-cell office:value-type="float" office:value="47.6465">
                <text:p>47.6465</text:p>
              </table:table-cell>
            </table:table-row>
            <table:table-row>
              <table:table-cell office:value-type="string">
                <text:p>15:56:41:781</text:p>
              </table:table-cell>
              <table:table-cell office:value-type="float" office:value="41.5068">
                <text:p>41.5068</text:p>
              </table:table-cell>
            </table:table-row>
            <table:table-row>
              <table:table-cell office:value-type="string">
                <text:p>15:56:41:832</text:p>
              </table:table-cell>
              <table:table-cell office:value-type="float" office:value="41.941">
                <text:p>41.941</text:p>
              </table:table-cell>
            </table:table-row>
            <table:table-row>
              <table:table-cell office:value-type="string">
                <text:p>15:56:41:884</text:p>
              </table:table-cell>
              <table:table-cell office:value-type="float" office:value="41.3755">
                <text:p>41.3755</text:p>
              </table:table-cell>
            </table:table-row>
            <table:table-row>
              <table:table-cell office:value-type="string">
                <text:p>15:56:41:935</text:p>
              </table:table-cell>
              <table:table-cell office:value-type="float" office:value="42.1272">
                <text:p>42.1272</text:p>
              </table:table-cell>
            </table:table-row>
            <table:table-row>
              <table:table-cell office:value-type="string">
                <text:p>15:56:41:986</text:p>
              </table:table-cell>
              <table:table-cell office:value-type="float" office:value="42.2119">
                <text:p>42.2119</text:p>
              </table:table-cell>
            </table:table-row>
            <table:table-row>
              <table:table-cell office:value-type="string">
                <text:p>15:56:42:37</text:p>
              </table:table-cell>
              <table:table-cell office:value-type="float" office:value="43.5674">
                <text:p>43.5674</text:p>
              </table:table-cell>
            </table:table-row>
            <table:table-row>
              <table:table-cell office:value-type="string">
                <text:p>15:56:42:88</text:p>
              </table:table-cell>
              <table:table-cell office:value-type="float" office:value="39.5188">
                <text:p>39.5188</text:p>
              </table:table-cell>
            </table:table-row>
            <table:table-row>
              <table:table-cell office:value-type="string">
                <text:p>15:56:42:139</text:p>
              </table:table-cell>
              <table:table-cell office:value-type="float" office:value="42.2181">
                <text:p>42.2181</text:p>
              </table:table-cell>
            </table:table-row>
            <table:table-row>
              <table:table-cell office:value-type="string">
                <text:p>15:56:42:190</text:p>
              </table:table-cell>
              <table:table-cell office:value-type="float" office:value="43.941">
                <text:p>43.941</text:p>
              </table:table-cell>
            </table:table-row>
            <table:table-row>
              <table:table-cell office:value-type="string">
                <text:p>15:56:42:241</text:p>
              </table:table-cell>
              <table:table-cell office:value-type="float" office:value="41.3655">
                <text:p>41.3655</text:p>
              </table:table-cell>
            </table:table-row>
            <table:table-row>
              <table:table-cell office:value-type="string">
                <text:p>15:56:42:292</text:p>
              </table:table-cell>
              <table:table-cell office:value-type="float" office:value="41.5789">
                <text:p>41.5789</text:p>
              </table:table-cell>
            </table:table-row>
            <table:table-row>
              <table:table-cell office:value-type="string">
                <text:p>15:56:42:343</text:p>
              </table:table-cell>
              <table:table-cell office:value-type="float" office:value="42.1017">
                <text:p>42.1017</text:p>
              </table:table-cell>
            </table:table-row>
            <table:table-row>
              <table:table-cell office:value-type="string">
                <text:p>15:56:42:394</text:p>
              </table:table-cell>
              <table:table-cell office:value-type="float" office:value="45.1971">
                <text:p>45.1971</text:p>
              </table:table-cell>
            </table:table-row>
            <table:table-row>
              <table:table-cell office:value-type="string">
                <text:p>15:56:42:446</text:p>
              </table:table-cell>
              <table:table-cell office:value-type="float" office:value="41.6331">
                <text:p>41.6331</text:p>
              </table:table-cell>
            </table:table-row>
            <table:table-row>
              <table:table-cell office:value-type="string">
                <text:p>15:56:42:497</text:p>
              </table:table-cell>
              <table:table-cell office:value-type="float" office:value="40.994">
                <text:p>40.994</text:p>
              </table:table-cell>
            </table:table-row>
            <table:table-row>
              <table:table-cell office:value-type="string">
                <text:p>15:56:42:548</text:p>
              </table:table-cell>
              <table:table-cell office:value-type="float" office:value="40.8673">
                <text:p>40.8673</text:p>
              </table:table-cell>
            </table:table-row>
            <table:table-row>
              <table:table-cell office:value-type="string">
                <text:p>15:56:42:600</text:p>
              </table:table-cell>
              <table:table-cell office:value-type="float" office:value="41.8633">
                <text:p>41.8633</text:p>
              </table:table-cell>
            </table:table-row>
            <table:table-row>
              <table:table-cell office:value-type="string">
                <text:p>15:56:42:651</text:p>
              </table:table-cell>
              <table:table-cell office:value-type="float" office:value="40.6596">
                <text:p>40.6596</text:p>
              </table:table-cell>
            </table:table-row>
            <table:table-row>
              <table:table-cell office:value-type="string">
                <text:p>15:56:42:702</text:p>
              </table:table-cell>
              <table:table-cell office:value-type="float" office:value="42.8242">
                <text:p>42.8242</text:p>
              </table:table-cell>
            </table:table-row>
            <table:table-row>
              <table:table-cell office:value-type="string">
                <text:p>15:56:42:753</text:p>
              </table:table-cell>
              <table:table-cell office:value-type="float" office:value="41.0147">
                <text:p>41.0147</text:p>
              </table:table-cell>
            </table:table-row>
            <table:table-row>
              <table:table-cell office:value-type="string">
                <text:p>15:56:42:804</text:p>
              </table:table-cell>
              <table:table-cell office:value-type="float" office:value="41.6878">
                <text:p>41.6878</text:p>
              </table:table-cell>
            </table:table-row>
            <table:table-row>
              <table:table-cell office:value-type="string">
                <text:p>15:56:42:855</text:p>
              </table:table-cell>
              <table:table-cell office:value-type="float" office:value="44.5861">
                <text:p>44.5861</text:p>
              </table:table-cell>
            </table:table-row>
            <table:table-row>
              <table:table-cell office:value-type="string">
                <text:p>15:56:42:906</text:p>
              </table:table-cell>
              <table:table-cell office:value-type="float" office:value="41.1081">
                <text:p>41.1081</text:p>
              </table:table-cell>
            </table:table-row>
            <table:table-row>
              <table:table-cell office:value-type="string">
                <text:p>15:56:42:957</text:p>
              </table:table-cell>
              <table:table-cell office:value-type="float" office:value="43.1676">
                <text:p>43.1676</text:p>
              </table:table-cell>
            </table:table-row>
            <table:table-row>
              <table:table-cell office:value-type="string">
                <text:p>15:56:43:8</text:p>
              </table:table-cell>
              <table:table-cell office:value-type="float" office:value="44.3449">
                <text:p>44.3449</text:p>
              </table:table-cell>
            </table:table-row>
            <table:table-row>
              <table:table-cell office:value-type="string">
                <text:p>15:56:43:59</text:p>
              </table:table-cell>
              <table:table-cell office:value-type="float" office:value="41.7276">
                <text:p>41.7276</text:p>
              </table:table-cell>
            </table:table-row>
            <table:table-row>
              <table:table-cell office:value-type="string">
                <text:p>15:56:43:110</text:p>
              </table:table-cell>
              <table:table-cell office:value-type="float" office:value="40.9818">
                <text:p>40.9818</text:p>
              </table:table-cell>
            </table:table-row>
            <table:table-row>
              <table:table-cell office:value-type="string">
                <text:p>15:56:43:162</text:p>
              </table:table-cell>
              <table:table-cell office:value-type="float" office:value="42.2523">
                <text:p>42.2523</text:p>
              </table:table-cell>
            </table:table-row>
            <table:table-row>
              <table:table-cell office:value-type="string">
                <text:p>15:56:43:213</text:p>
              </table:table-cell>
              <table:table-cell office:value-type="float" office:value="41.7013">
                <text:p>41.7013</text:p>
              </table:table-cell>
            </table:table-row>
            <table:table-row>
              <table:table-cell office:value-type="string">
                <text:p>15:56:43:265</text:p>
              </table:table-cell>
              <table:table-cell office:value-type="float" office:value="40.8793">
                <text:p>40.8793</text:p>
              </table:table-cell>
            </table:table-row>
            <table:table-row>
              <table:table-cell office:value-type="string">
                <text:p>15:56:43:316</text:p>
              </table:table-cell>
              <table:table-cell office:value-type="float" office:value="46.0107">
                <text:p>46.0107</text:p>
              </table:table-cell>
            </table:table-row>
            <table:table-row>
              <table:table-cell office:value-type="string">
                <text:p>15:56:43:367</text:p>
              </table:table-cell>
              <table:table-cell office:value-type="float" office:value="45.2623">
                <text:p>45.2623</text:p>
              </table:table-cell>
            </table:table-row>
            <table:table-row>
              <table:table-cell office:value-type="string">
                <text:p>15:56:43:418</text:p>
              </table:table-cell>
              <table:table-cell office:value-type="float" office:value="42.8852">
                <text:p>42.8852</text:p>
              </table:table-cell>
            </table:table-row>
            <table:table-row>
              <table:table-cell office:value-type="string">
                <text:p>15:56:43:469</text:p>
              </table:table-cell>
              <table:table-cell office:value-type="float" office:value="41.8145">
                <text:p>41.8145</text:p>
              </table:table-cell>
            </table:table-row>
            <table:table-row>
              <table:table-cell office:value-type="string">
                <text:p>15:56:43:520</text:p>
              </table:table-cell>
              <table:table-cell office:value-type="float" office:value="43.5208">
                <text:p>43.5208</text:p>
              </table:table-cell>
            </table:table-row>
            <table:table-row>
              <table:table-cell office:value-type="string">
                <text:p>15:56:43:571</text:p>
              </table:table-cell>
              <table:table-cell office:value-type="float" office:value="40.7558">
                <text:p>40.7558</text:p>
              </table:table-cell>
            </table:table-row>
            <table:table-row>
              <table:table-cell office:value-type="string">
                <text:p>15:56:43:622</text:p>
              </table:table-cell>
              <table:table-cell office:value-type="float" office:value="42.3847">
                <text:p>42.3847</text:p>
              </table:table-cell>
            </table:table-row>
            <table:table-row>
              <table:table-cell office:value-type="string">
                <text:p>15:56:43:672</text:p>
              </table:table-cell>
              <table:table-cell office:value-type="float" office:value="40.4965">
                <text:p>40.4965</text:p>
              </table:table-cell>
            </table:table-row>
            <table:table-row>
              <table:table-cell office:value-type="string">
                <text:p>15:56:43:723</text:p>
              </table:table-cell>
              <table:table-cell office:value-type="float" office:value="42.8684">
                <text:p>42.8684</text:p>
              </table:table-cell>
            </table:table-row>
            <table:table-row>
              <table:table-cell office:value-type="string">
                <text:p>15:56:43:774</text:p>
              </table:table-cell>
              <table:table-cell office:value-type="float" office:value="43.6989">
                <text:p>43.6989</text:p>
              </table:table-cell>
            </table:table-row>
            <table:table-row>
              <table:table-cell office:value-type="string">
                <text:p>15:56:43:825</text:p>
              </table:table-cell>
              <table:table-cell office:value-type="float" office:value="43.0689">
                <text:p>43.0689</text:p>
              </table:table-cell>
            </table:table-row>
            <table:table-row>
              <table:table-cell office:value-type="string">
                <text:p>15:56:43:876</text:p>
              </table:table-cell>
              <table:table-cell office:value-type="float" office:value="41.3214">
                <text:p>41.3214</text:p>
              </table:table-cell>
            </table:table-row>
            <table:table-row>
              <table:table-cell office:value-type="string">
                <text:p>15:56:43:927</text:p>
              </table:table-cell>
              <table:table-cell office:value-type="float" office:value="42.214">
                <text:p>42.214</text:p>
              </table:table-cell>
            </table:table-row>
            <table:table-row>
              <table:table-cell office:value-type="string">
                <text:p>15:56:43:978</text:p>
              </table:table-cell>
              <table:table-cell office:value-type="float" office:value="43.0391">
                <text:p>43.0391</text:p>
              </table:table-cell>
            </table:table-row>
            <table:table-row>
              <table:table-cell office:value-type="string">
                <text:p>15:56:44:30</text:p>
              </table:table-cell>
              <table:table-cell office:value-type="float" office:value="47.0622">
                <text:p>47.0622</text:p>
              </table:table-cell>
            </table:table-row>
            <table:table-row>
              <table:table-cell office:value-type="string">
                <text:p>15:56:44:80</text:p>
              </table:table-cell>
              <table:table-cell office:value-type="float" office:value="43.014">
                <text:p>43.014</text:p>
              </table:table-cell>
            </table:table-row>
            <table:table-row>
              <table:table-cell office:value-type="string">
                <text:p>15:56:44:132</text:p>
              </table:table-cell>
              <table:table-cell office:value-type="float" office:value="42.7369">
                <text:p>42.7369</text:p>
              </table:table-cell>
            </table:table-row>
            <table:table-row>
              <table:table-cell office:value-type="string">
                <text:p>15:56:44:183</text:p>
              </table:table-cell>
              <table:table-cell office:value-type="float" office:value="43.5828">
                <text:p>43.5828</text:p>
              </table:table-cell>
            </table:table-row>
            <table:table-row>
              <table:table-cell office:value-type="string">
                <text:p>15:56:44:234</text:p>
              </table:table-cell>
              <table:table-cell office:value-type="float" office:value="42.8433">
                <text:p>42.8433</text:p>
              </table:table-cell>
            </table:table-row>
            <table:table-row>
              <table:table-cell office:value-type="string">
                <text:p>15:56:44:285</text:p>
              </table:table-cell>
              <table:table-cell office:value-type="float" office:value="40.8516">
                <text:p>40.8516</text:p>
              </table:table-cell>
            </table:table-row>
            <table:table-row>
              <table:table-cell office:value-type="string">
                <text:p>15:56:44:336</text:p>
              </table:table-cell>
              <table:table-cell office:value-type="float" office:value="42.8751">
                <text:p>42.8751</text:p>
              </table:table-cell>
            </table:table-row>
            <table:table-row>
              <table:table-cell office:value-type="string">
                <text:p>15:56:44:387</text:p>
              </table:table-cell>
              <table:table-cell office:value-type="float" office:value="42.5264">
                <text:p>42.5264</text:p>
              </table:table-cell>
            </table:table-row>
            <table:table-row>
              <table:table-cell office:value-type="string">
                <text:p>15:56:44:438</text:p>
              </table:table-cell>
              <table:table-cell office:value-type="float" office:value="40.9995">
                <text:p>40.9995</text:p>
              </table:table-cell>
            </table:table-row>
            <table:table-row>
              <table:table-cell office:value-type="string">
                <text:p>15:56:44:489</text:p>
              </table:table-cell>
              <table:table-cell office:value-type="float" office:value="41.8727">
                <text:p>41.8727</text:p>
              </table:table-cell>
            </table:table-row>
            <table:table-row>
              <table:table-cell office:value-type="string">
                <text:p>15:56:44:539</text:p>
              </table:table-cell>
              <table:table-cell office:value-type="float" office:value="40.4452">
                <text:p>40.4452</text:p>
              </table:table-cell>
            </table:table-row>
            <table:table-row>
              <table:table-cell office:value-type="string">
                <text:p>15:56:44:591</text:p>
              </table:table-cell>
              <table:table-cell office:value-type="float" office:value="41.7291">
                <text:p>41.7291</text:p>
              </table:table-cell>
            </table:table-row>
            <table:table-row>
              <table:table-cell office:value-type="string">
                <text:p>15:56:44:642</text:p>
              </table:table-cell>
              <table:table-cell office:value-type="float" office:value="42.4485">
                <text:p>42.4485</text:p>
              </table:table-cell>
            </table:table-row>
            <table:table-row>
              <table:table-cell office:value-type="string">
                <text:p>15:56:44:693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15:56:44:744</text:p>
              </table:table-cell>
              <table:table-cell office:value-type="float" office:value="42.1254">
                <text:p>42.1254</text:p>
              </table:table-cell>
            </table:table-row>
            <table:table-row>
              <table:table-cell office:value-type="string">
                <text:p>15:56:44:794</text:p>
              </table:table-cell>
              <table:table-cell office:value-type="float" office:value="43.6144">
                <text:p>43.6144</text:p>
              </table:table-cell>
            </table:table-row>
            <table:table-row>
              <table:table-cell office:value-type="string">
                <text:p>15:56:44:845</text:p>
              </table:table-cell>
              <table:table-cell office:value-type="float" office:value="42.644">
                <text:p>42.644</text:p>
              </table:table-cell>
            </table:table-row>
            <table:table-row>
              <table:table-cell office:value-type="string">
                <text:p>15:56:44:896</text:p>
              </table:table-cell>
              <table:table-cell office:value-type="float" office:value="41.3578">
                <text:p>41.3578</text:p>
              </table:table-cell>
            </table:table-row>
            <table:table-row>
              <table:table-cell office:value-type="string">
                <text:p>15:56:44:947</text:p>
              </table:table-cell>
              <table:table-cell office:value-type="float" office:value="42.9964">
                <text:p>42.9964</text:p>
              </table:table-cell>
            </table:table-row>
            <table:table-row>
              <table:table-cell office:value-type="string">
                <text:p>15:56:44:999</text:p>
              </table:table-cell>
              <table:table-cell office:value-type="float" office:value="41.4195">
                <text:p>41.4195</text:p>
              </table:table-cell>
            </table:table-row>
            <table:table-row>
              <table:table-cell office:value-type="string">
                <text:p>15:56:45:50</text:p>
              </table:table-cell>
              <table:table-cell office:value-type="float" office:value="42.2404">
                <text:p>42.2404</text:p>
              </table:table-cell>
            </table:table-row>
            <table:table-row>
              <table:table-cell office:value-type="string">
                <text:p>15:56:45:101</text:p>
              </table:table-cell>
              <table:table-cell office:value-type="float" office:value="42.0214">
                <text:p>42.0214</text:p>
              </table:table-cell>
            </table:table-row>
            <table:table-row>
              <table:table-cell office:value-type="string">
                <text:p>15:56:45:153</text:p>
              </table:table-cell>
              <table:table-cell office:value-type="float" office:value="41.6923">
                <text:p>41.6923</text:p>
              </table:table-cell>
            </table:table-row>
            <table:table-row>
              <table:table-cell office:value-type="string">
                <text:p>15:56:45:204</text:p>
              </table:table-cell>
              <table:table-cell office:value-type="float" office:value="40.6123">
                <text:p>40.6123</text:p>
              </table:table-cell>
            </table:table-row>
            <table:table-row>
              <table:table-cell office:value-type="string">
                <text:p>15:56:45:255</text:p>
              </table:table-cell>
              <table:table-cell office:value-type="float" office:value="40.5364">
                <text:p>40.5364</text:p>
              </table:table-cell>
            </table:table-row>
            <table:table-row>
              <table:table-cell office:value-type="string">
                <text:p>15:56:45:306</text:p>
              </table:table-cell>
              <table:table-cell office:value-type="float" office:value="40.8583">
                <text:p>40.8583</text:p>
              </table:table-cell>
            </table:table-row>
            <table:table-row>
              <table:table-cell office:value-type="string">
                <text:p>15:56:45:357</text:p>
              </table:table-cell>
              <table:table-cell office:value-type="float" office:value="40.9955">
                <text:p>40.9955</text:p>
              </table:table-cell>
            </table:table-row>
            <table:table-row>
              <table:table-cell office:value-type="string">
                <text:p>15:56:45:408</text:p>
              </table:table-cell>
              <table:table-cell office:value-type="float" office:value="41.5118">
                <text:p>41.5118</text:p>
              </table:table-cell>
            </table:table-row>
            <table:table-row>
              <table:table-cell office:value-type="string">
                <text:p>15:56:45:460</text:p>
              </table:table-cell>
              <table:table-cell office:value-type="float" office:value="40.6287">
                <text:p>40.6287</text:p>
              </table:table-cell>
            </table:table-row>
            <table:table-row>
              <table:table-cell office:value-type="string">
                <text:p>15:56:45:511</text:p>
              </table:table-cell>
              <table:table-cell office:value-type="float" office:value="41.5934">
                <text:p>41.5934</text:p>
              </table:table-cell>
            </table:table-row>
            <table:table-row>
              <table:table-cell office:value-type="string">
                <text:p>15:56:45:562</text:p>
              </table:table-cell>
              <table:table-cell office:value-type="float" office:value="41.2113">
                <text:p>41.2113</text:p>
              </table:table-cell>
            </table:table-row>
            <table:table-row>
              <table:table-cell office:value-type="string">
                <text:p>15:56:45:613</text:p>
              </table:table-cell>
              <table:table-cell office:value-type="float" office:value="40.3336">
                <text:p>40.3336</text:p>
              </table:table-cell>
            </table:table-row>
            <table:table-row>
              <table:table-cell office:value-type="string">
                <text:p>15:56:45:665</text:p>
              </table:table-cell>
              <table:table-cell office:value-type="float" office:value="40.8953">
                <text:p>40.8953</text:p>
              </table:table-cell>
            </table:table-row>
            <table:table-row>
              <table:table-cell office:value-type="string">
                <text:p>15:56:45:716</text:p>
              </table:table-cell>
              <table:table-cell office:value-type="float" office:value="41.4449">
                <text:p>41.4449</text:p>
              </table:table-cell>
            </table:table-row>
            <table:table-row>
              <table:table-cell office:value-type="string">
                <text:p>15:56:45:766</text:p>
              </table:table-cell>
              <table:table-cell office:value-type="float" office:value="41.2212">
                <text:p>41.2212</text:p>
              </table:table-cell>
            </table:table-row>
            <table:table-row>
              <table:table-cell office:value-type="string">
                <text:p>15:56:45:817</text:p>
              </table:table-cell>
              <table:table-cell office:value-type="float" office:value="43.5552">
                <text:p>43.5552</text:p>
              </table:table-cell>
            </table:table-row>
            <table:table-row>
              <table:table-cell office:value-type="string">
                <text:p>15:56:45:869</text:p>
              </table:table-cell>
              <table:table-cell office:value-type="float" office:value="42.5639">
                <text:p>42.5639</text:p>
              </table:table-cell>
            </table:table-row>
            <table:table-row>
              <table:table-cell office:value-type="string">
                <text:p>15:56:45:920</text:p>
              </table:table-cell>
              <table:table-cell office:value-type="float" office:value="41.3646">
                <text:p>41.3646</text:p>
              </table:table-cell>
            </table:table-row>
            <table:table-row>
              <table:table-cell office:value-type="string">
                <text:p>15:56:45:971</text:p>
              </table:table-cell>
              <table:table-cell office:value-type="float" office:value="42.5754">
                <text:p>42.5754</text:p>
              </table:table-cell>
            </table:table-row>
            <table:table-row>
              <table:table-cell office:value-type="string">
                <text:p>15:56:46:22</text:p>
              </table:table-cell>
              <table:table-cell office:value-type="float" office:value="43.6013">
                <text:p>43.6013</text:p>
              </table:table-cell>
            </table:table-row>
            <table:table-row>
              <table:table-cell office:value-type="string">
                <text:p>15:56:46:73</text:p>
              </table:table-cell>
              <table:table-cell office:value-type="float" office:value="42.9701">
                <text:p>42.9701</text:p>
              </table:table-cell>
            </table:table-row>
            <table:table-row>
              <table:table-cell office:value-type="string">
                <text:p>15:56:46:124</text:p>
              </table:table-cell>
              <table:table-cell office:value-type="float" office:value="42.6847">
                <text:p>42.6847</text:p>
              </table:table-cell>
            </table:table-row>
            <table:table-row>
              <table:table-cell office:value-type="string">
                <text:p>15:56:46:175</text:p>
              </table:table-cell>
              <table:table-cell office:value-type="float" office:value="42.9129">
                <text:p>42.9129</text:p>
              </table:table-cell>
            </table:table-row>
            <table:table-row>
              <table:table-cell office:value-type="string">
                <text:p>15:56:46:226</text:p>
              </table:table-cell>
              <table:table-cell office:value-type="float" office:value="43.1503">
                <text:p>43.1503</text:p>
              </table:table-cell>
            </table:table-row>
            <table:table-row>
              <table:table-cell office:value-type="string">
                <text:p>15:56:46:277</text:p>
              </table:table-cell>
              <table:table-cell office:value-type="float" office:value="41.7714">
                <text:p>41.7714</text:p>
              </table:table-cell>
            </table:table-row>
            <table:table-row>
              <table:table-cell office:value-type="string">
                <text:p>15:56:46:328</text:p>
              </table:table-cell>
              <table:table-cell office:value-type="float" office:value="41.3842">
                <text:p>41.3842</text:p>
              </table:table-cell>
            </table:table-row>
            <table:table-row>
              <table:table-cell office:value-type="string">
                <text:p>15:56:46:380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15:56:46:431</text:p>
              </table:table-cell>
              <table:table-cell office:value-type="float" office:value="43.2509">
                <text:p>43.2509</text:p>
              </table:table-cell>
            </table:table-row>
            <table:table-row>
              <table:table-cell office:value-type="string">
                <text:p>15:56:46:483</text:p>
              </table:table-cell>
              <table:table-cell office:value-type="float" office:value="42.3627">
                <text:p>42.3627</text:p>
              </table:table-cell>
            </table:table-row>
            <table:table-row>
              <table:table-cell office:value-type="string">
                <text:p>15:56:46:534</text:p>
              </table:table-cell>
              <table:table-cell office:value-type="float" office:value="41.9928">
                <text:p>41.9928</text:p>
              </table:table-cell>
            </table:table-row>
            <table:table-row>
              <table:table-cell office:value-type="string">
                <text:p>15:56:46:585</text:p>
              </table:table-cell>
              <table:table-cell office:value-type="float" office:value="42.1089">
                <text:p>42.1089</text:p>
              </table:table-cell>
            </table:table-row>
            <table:table-row>
              <table:table-cell office:value-type="string">
                <text:p>15:56:46:637</text:p>
              </table:table-cell>
              <table:table-cell office:value-type="float" office:value="41.8763">
                <text:p>41.8763</text:p>
              </table:table-cell>
            </table:table-row>
            <table:table-row>
              <table:table-cell office:value-type="string">
                <text:p>15:56:46:688</text:p>
              </table:table-cell>
              <table:table-cell office:value-type="float" office:value="42.3808">
                <text:p>42.3808</text:p>
              </table:table-cell>
            </table:table-row>
            <table:table-row>
              <table:table-cell office:value-type="string">
                <text:p>15:56:46:739</text:p>
              </table:table-cell>
              <table:table-cell office:value-type="float" office:value="42.1697">
                <text:p>42.1697</text:p>
              </table:table-cell>
            </table:table-row>
            <table:table-row>
              <table:table-cell office:value-type="string">
                <text:p>15:56:46:790</text:p>
              </table:table-cell>
              <table:table-cell office:value-type="float" office:value="42.9127">
                <text:p>42.9127</text:p>
              </table:table-cell>
            </table:table-row>
            <table:table-row>
              <table:table-cell office:value-type="string">
                <text:p>15:56:46:842</text:p>
              </table:table-cell>
              <table:table-cell office:value-type="float" office:value="42.5229">
                <text:p>42.5229</text:p>
              </table:table-cell>
            </table:table-row>
            <table:table-row>
              <table:table-cell office:value-type="string">
                <text:p>15:56:46:893</text:p>
              </table:table-cell>
              <table:table-cell office:value-type="float" office:value="42.1721">
                <text:p>42.1721</text:p>
              </table:table-cell>
            </table:table-row>
            <table:table-row>
              <table:table-cell office:value-type="string">
                <text:p>15:56:46:944</text:p>
              </table:table-cell>
              <table:table-cell office:value-type="float" office:value="43.0399">
                <text:p>43.0399</text:p>
              </table:table-cell>
            </table:table-row>
            <table:table-row>
              <table:table-cell office:value-type="string">
                <text:p>15:56:46:995</text:p>
              </table:table-cell>
              <table:table-cell office:value-type="float" office:value="43.5074">
                <text:p>43.5074</text:p>
              </table:table-cell>
            </table:table-row>
            <table:table-row>
              <table:table-cell office:value-type="string">
                <text:p>15:56:47:45</text:p>
              </table:table-cell>
              <table:table-cell office:value-type="float" office:value="45.743">
                <text:p>45.743</text:p>
              </table:table-cell>
            </table:table-row>
            <table:table-row>
              <table:table-cell office:value-type="string">
                <text:p>15:56:47:96</text:p>
              </table:table-cell>
              <table:table-cell office:value-type="float" office:value="45.4332">
                <text:p>45.4332</text:p>
              </table:table-cell>
            </table:table-row>
            <table:table-row>
              <table:table-cell office:value-type="string">
                <text:p>15:56:47:147</text:p>
              </table:table-cell>
              <table:table-cell office:value-type="float" office:value="44.867">
                <text:p>44.867</text:p>
              </table:table-cell>
            </table:table-row>
            <table:table-row>
              <table:table-cell office:value-type="string">
                <text:p>15:56:47:198</text:p>
              </table:table-cell>
              <table:table-cell office:value-type="float" office:value="43.1385">
                <text:p>43.1385</text:p>
              </table:table-cell>
            </table:table-row>
            <table:table-row>
              <table:table-cell office:value-type="string">
                <text:p>15:56:47:249</text:p>
              </table:table-cell>
              <table:table-cell office:value-type="float" office:value="45.3236">
                <text:p>45.3236</text:p>
              </table:table-cell>
            </table:table-row>
            <table:table-row>
              <table:table-cell office:value-type="string">
                <text:p>15:56:47:300</text:p>
              </table:table-cell>
              <table:table-cell office:value-type="float" office:value="42.2758">
                <text:p>42.2758</text:p>
              </table:table-cell>
            </table:table-row>
            <table:table-row>
              <table:table-cell office:value-type="string">
                <text:p>15:56:47:351</text:p>
              </table:table-cell>
              <table:table-cell office:value-type="float" office:value="45.6306">
                <text:p>45.6306</text:p>
              </table:table-cell>
            </table:table-row>
            <table:table-row>
              <table:table-cell office:value-type="string">
                <text:p>15:56:47:403</text:p>
              </table:table-cell>
              <table:table-cell office:value-type="float" office:value="46.8781">
                <text:p>46.8781</text:p>
              </table:table-cell>
            </table:table-row>
            <table:table-row>
              <table:table-cell office:value-type="string">
                <text:p>15:56:47:454</text:p>
              </table:table-cell>
              <table:table-cell office:value-type="float" office:value="45.6824">
                <text:p>45.6824</text:p>
              </table:table-cell>
            </table:table-row>
            <table:table-row>
              <table:table-cell office:value-type="string">
                <text:p>15:56:47:505</text:p>
              </table:table-cell>
              <table:table-cell office:value-type="float" office:value="45.4625">
                <text:p>45.4625</text:p>
              </table:table-cell>
            </table:table-row>
            <table:table-row>
              <table:table-cell office:value-type="string">
                <text:p>15:56:47:556</text:p>
              </table:table-cell>
              <table:table-cell office:value-type="float" office:value="45.0125">
                <text:p>45.0125</text:p>
              </table:table-cell>
            </table:table-row>
            <table:table-row>
              <table:table-cell office:value-type="string">
                <text:p>15:56:47:608</text:p>
              </table:table-cell>
              <table:table-cell office:value-type="float" office:value="42.6808">
                <text:p>42.6808</text:p>
              </table:table-cell>
            </table:table-row>
            <table:table-row>
              <table:table-cell office:value-type="string">
                <text:p>15:56:47:659</text:p>
              </table:table-cell>
              <table:table-cell office:value-type="float" office:value="43.6353">
                <text:p>43.6353</text:p>
              </table:table-cell>
            </table:table-row>
            <table:table-row>
              <table:table-cell office:value-type="string">
                <text:p>15:56:47:710</text:p>
              </table:table-cell>
              <table:table-cell office:value-type="float" office:value="41.9292">
                <text:p>41.9292</text:p>
              </table:table-cell>
            </table:table-row>
            <table:table-row>
              <table:table-cell office:value-type="string">
                <text:p>15:56:47:761</text:p>
              </table:table-cell>
              <table:table-cell office:value-type="float" office:value="43.1742">
                <text:p>43.1742</text:p>
              </table:table-cell>
            </table:table-row>
            <table:table-row>
              <table:table-cell office:value-type="string">
                <text:p>15:56:47:813</text:p>
              </table:table-cell>
              <table:table-cell office:value-type="float" office:value="41.6403">
                <text:p>41.6403</text:p>
              </table:table-cell>
            </table:table-row>
            <table:table-row>
              <table:table-cell office:value-type="string">
                <text:p>15:56:47:865</text:p>
              </table:table-cell>
              <table:table-cell office:value-type="float" office:value="43.1107">
                <text:p>43.1107</text:p>
              </table:table-cell>
            </table:table-row>
            <table:table-row>
              <table:table-cell office:value-type="string">
                <text:p>15:56:47:916</text:p>
              </table:table-cell>
              <table:table-cell office:value-type="float" office:value="40.9868">
                <text:p>40.9868</text:p>
              </table:table-cell>
            </table:table-row>
            <table:table-row>
              <table:table-cell office:value-type="string">
                <text:p>15:56:47:967</text:p>
              </table:table-cell>
              <table:table-cell office:value-type="float" office:value="32.2493">
                <text:p>32.2493</text:p>
              </table:table-cell>
            </table:table-row>
            <table:table-row>
              <table:table-cell office:value-type="string">
                <text:p>15:56:48:18</text:p>
              </table:table-cell>
              <table:table-cell office:value-type="float" office:value="33.4848">
                <text:p>33.4848</text:p>
              </table:table-cell>
            </table:table-row>
            <table:table-row>
              <table:table-cell office:value-type="string">
                <text:p>15:56:48:70</text:p>
              </table:table-cell>
              <table:table-cell office:value-type="float" office:value="31.7738">
                <text:p>31.7738</text:p>
              </table:table-cell>
            </table:table-row>
            <table:table-row>
              <table:table-cell office:value-type="string">
                <text:p>15:56:48:121</text:p>
              </table:table-cell>
              <table:table-cell office:value-type="float" office:value="35.883">
                <text:p>35.883</text:p>
              </table:table-cell>
            </table:table-row>
            <table:table-row>
              <table:table-cell office:value-type="string">
                <text:p>15:56:48:172</text:p>
              </table:table-cell>
              <table:table-cell office:value-type="float" office:value="41.7429">
                <text:p>41.7429</text:p>
              </table:table-cell>
            </table:table-row>
            <table:table-row>
              <table:table-cell office:value-type="string">
                <text:p>15:56:48:223</text:p>
              </table:table-cell>
              <table:table-cell office:value-type="float" office:value="42.1224">
                <text:p>42.1224</text:p>
              </table:table-cell>
            </table:table-row>
            <table:table-row>
              <table:table-cell office:value-type="string">
                <text:p>15:56:48:275</text:p>
              </table:table-cell>
              <table:table-cell office:value-type="float" office:value="42.1278">
                <text:p>42.1278</text:p>
              </table:table-cell>
            </table:table-row>
            <table:table-row>
              <table:table-cell office:value-type="string">
                <text:p>15:56:48:326</text:p>
              </table:table-cell>
              <table:table-cell office:value-type="float" office:value="42.0742">
                <text:p>42.0742</text:p>
              </table:table-cell>
            </table:table-row>
            <table:table-row>
              <table:table-cell office:value-type="string">
                <text:p>15:56:48:377</text:p>
              </table:table-cell>
              <table:table-cell office:value-type="float" office:value="43.2074">
                <text:p>43.2074</text:p>
              </table:table-cell>
            </table:table-row>
            <table:table-row>
              <table:table-cell office:value-type="string">
                <text:p>15:56:48:428</text:p>
              </table:table-cell>
              <table:table-cell office:value-type="float" office:value="43.6907">
                <text:p>43.6907</text:p>
              </table:table-cell>
            </table:table-row>
            <table:table-row>
              <table:table-cell office:value-type="string">
                <text:p>15:56:48:479</text:p>
              </table:table-cell>
              <table:table-cell office:value-type="float" office:value="43.7243">
                <text:p>43.7243</text:p>
              </table:table-cell>
            </table:table-row>
            <table:table-row>
              <table:table-cell office:value-type="string">
                <text:p>15:56:48:531</text:p>
              </table:table-cell>
              <table:table-cell office:value-type="float" office:value="43.0663">
                <text:p>43.0663</text:p>
              </table:table-cell>
            </table:table-row>
            <table:table-row>
              <table:table-cell office:value-type="string">
                <text:p>15:56:48:582</text:p>
              </table:table-cell>
              <table:table-cell office:value-type="float" office:value="41.8885">
                <text:p>41.8885</text:p>
              </table:table-cell>
            </table:table-row>
            <table:table-row>
              <table:table-cell office:value-type="string">
                <text:p>15:56:48:633</text:p>
              </table:table-cell>
              <table:table-cell office:value-type="float" office:value="42.6269">
                <text:p>42.6269</text:p>
              </table:table-cell>
            </table:table-row>
            <table:table-row>
              <table:table-cell office:value-type="string">
                <text:p>15:56:48:684</text:p>
              </table:table-cell>
              <table:table-cell office:value-type="float" office:value="42.2005">
                <text:p>42.2005</text:p>
              </table:table-cell>
            </table:table-row>
            <table:table-row>
              <table:table-cell office:value-type="string">
                <text:p>15:56:48:736</text:p>
              </table:table-cell>
              <table:table-cell office:value-type="float" office:value="43.8162">
                <text:p>43.8162</text:p>
              </table:table-cell>
            </table:table-row>
            <table:table-row>
              <table:table-cell office:value-type="string">
                <text:p>15:56:48:787</text:p>
              </table:table-cell>
              <table:table-cell office:value-type="float" office:value="42.0928">
                <text:p>42.0928</text:p>
              </table:table-cell>
            </table:table-row>
            <table:table-row>
              <table:table-cell office:value-type="string">
                <text:p>15:56:48:838</text:p>
              </table:table-cell>
              <table:table-cell office:value-type="float" office:value="41.5052">
                <text:p>41.5052</text:p>
              </table:table-cell>
            </table:table-row>
            <table:table-row>
              <table:table-cell office:value-type="string">
                <text:p>15:56:48:889</text:p>
              </table:table-cell>
              <table:table-cell office:value-type="float" office:value="41.7745">
                <text:p>41.7745</text:p>
              </table:table-cell>
            </table:table-row>
            <table:table-row>
              <table:table-cell office:value-type="string">
                <text:p>15:56:48:940</text:p>
              </table:table-cell>
              <table:table-cell office:value-type="float" office:value="45.4143">
                <text:p>45.4143</text:p>
              </table:table-cell>
            </table:table-row>
            <table:table-row>
              <table:table-cell office:value-type="string">
                <text:p>15:56:48:991</text:p>
              </table:table-cell>
              <table:table-cell office:value-type="float" office:value="44.8043">
                <text:p>44.8043</text:p>
              </table:table-cell>
            </table:table-row>
            <table:table-row>
              <table:table-cell office:value-type="string">
                <text:p>15:56:49:43</text:p>
              </table:table-cell>
              <table:table-cell office:value-type="float" office:value="41.6578">
                <text:p>41.6578</text:p>
              </table:table-cell>
            </table:table-row>
            <table:table-row>
              <table:table-cell office:value-type="string">
                <text:p>15:56:49:94</text:p>
              </table:table-cell>
              <table:table-cell office:value-type="float" office:value="38.3143">
                <text:p>38.3143</text:p>
              </table:table-cell>
            </table:table-row>
            <table:table-row>
              <table:table-cell office:value-type="string">
                <text:p>15:56:49:145</text:p>
              </table:table-cell>
              <table:table-cell office:value-type="float" office:value="35.6935">
                <text:p>35.6935</text:p>
              </table:table-cell>
            </table:table-row>
            <table:table-row>
              <table:table-cell office:value-type="string">
                <text:p>15:56:49:196</text:p>
              </table:table-cell>
              <table:table-cell office:value-type="float" office:value="35.4997">
                <text:p>35.4997</text:p>
              </table:table-cell>
            </table:table-row>
            <table:table-row>
              <table:table-cell office:value-type="string">
                <text:p>15:56:49:248</text:p>
              </table:table-cell>
              <table:table-cell office:value-type="float" office:value="35.6314">
                <text:p>35.6314</text:p>
              </table:table-cell>
            </table:table-row>
            <table:table-row>
              <table:table-cell office:value-type="string">
                <text:p>15:56:49:299</text:p>
              </table:table-cell>
              <table:table-cell office:value-type="float" office:value="35.3653">
                <text:p>35.3653</text:p>
              </table:table-cell>
            </table:table-row>
            <table:table-row>
              <table:table-cell office:value-type="string">
                <text:p>15:56:49:350</text:p>
              </table:table-cell>
              <table:table-cell office:value-type="float" office:value="35.5827">
                <text:p>35.5827</text:p>
              </table:table-cell>
            </table:table-row>
            <table:table-row>
              <table:table-cell office:value-type="string">
                <text:p>15:56:49:401</text:p>
              </table:table-cell>
              <table:table-cell office:value-type="float" office:value="35.638">
                <text:p>35.638</text:p>
              </table:table-cell>
            </table:table-row>
            <table:table-row>
              <table:table-cell office:value-type="string">
                <text:p>15:56:49:453</text:p>
              </table:table-cell>
              <table:table-cell office:value-type="float" office:value="35.7512">
                <text:p>35.7512</text:p>
              </table:table-cell>
            </table:table-row>
            <table:table-row>
              <table:table-cell office:value-type="string">
                <text:p>15:56:49:504</text:p>
              </table:table-cell>
              <table:table-cell office:value-type="float" office:value="35.4726">
                <text:p>35.4726</text:p>
              </table:table-cell>
            </table:table-row>
            <table:table-row>
              <table:table-cell office:value-type="string">
                <text:p>15:56:49:555</text:p>
              </table:table-cell>
              <table:table-cell office:value-type="float" office:value="35.4484">
                <text:p>35.4484</text:p>
              </table:table-cell>
            </table:table-row>
            <table:table-row>
              <table:table-cell office:value-type="string">
                <text:p>15:56:49:606</text:p>
              </table:table-cell>
              <table:table-cell office:value-type="float" office:value="36.102">
                <text:p>36.102</text:p>
              </table:table-cell>
            </table:table-row>
            <table:table-row>
              <table:table-cell office:value-type="string">
                <text:p>15:56:49:658</text:p>
              </table:table-cell>
              <table:table-cell office:value-type="float" office:value="35.5229">
                <text:p>35.5229</text:p>
              </table:table-cell>
            </table:table-row>
            <table:table-row>
              <table:table-cell office:value-type="string">
                <text:p>15:56:49:709</text:p>
              </table:table-cell>
              <table:table-cell office:value-type="float" office:value="35.5865">
                <text:p>35.5865</text:p>
              </table:table-cell>
            </table:table-row>
            <table:table-row>
              <table:table-cell office:value-type="string">
                <text:p>15:56:49:760</text:p>
              </table:table-cell>
              <table:table-cell office:value-type="float" office:value="36.0286">
                <text:p>36.0286</text:p>
              </table:table-cell>
            </table:table-row>
            <table:table-row>
              <table:table-cell office:value-type="string">
                <text:p>15:56:49:811</text:p>
              </table:table-cell>
              <table:table-cell office:value-type="float" office:value="35.6994">
                <text:p>35.6994</text:p>
              </table:table-cell>
            </table:table-row>
            <table:table-row>
              <table:table-cell office:value-type="string">
                <text:p>15:56:49:863</text:p>
              </table:table-cell>
              <table:table-cell office:value-type="float" office:value="35.4834">
                <text:p>35.4834</text:p>
              </table:table-cell>
            </table:table-row>
            <table:table-row>
              <table:table-cell office:value-type="string">
                <text:p>15:56:49:914</text:p>
              </table:table-cell>
              <table:table-cell office:value-type="float" office:value="35.6568">
                <text:p>35.6568</text:p>
              </table:table-cell>
            </table:table-row>
            <table:table-row>
              <table:table-cell office:value-type="string">
                <text:p>15:56:49:965</text:p>
              </table:table-cell>
              <table:table-cell office:value-type="float" office:value="35.6518">
                <text:p>35.6518</text:p>
              </table:table-cell>
            </table:table-row>
            <table:table-row>
              <table:table-cell office:value-type="string">
                <text:p>15:56:50:16</text:p>
              </table:table-cell>
              <table:table-cell office:value-type="float" office:value="37.9617">
                <text:p>37.9617</text:p>
              </table:table-cell>
            </table:table-row>
            <table:table-row>
              <table:table-cell office:value-type="string">
                <text:p>15:56:50:67</text:p>
              </table:table-cell>
              <table:table-cell office:value-type="float" office:value="36.9301">
                <text:p>36.9301</text:p>
              </table:table-cell>
            </table:table-row>
            <table:table-row>
              <table:table-cell office:value-type="string">
                <text:p>15:56:50:118</text:p>
              </table:table-cell>
              <table:table-cell office:value-type="float" office:value="35.6349">
                <text:p>35.6349</text:p>
              </table:table-cell>
            </table:table-row>
            <table:table-row>
              <table:table-cell office:value-type="string">
                <text:p>15:56:50:169</text:p>
              </table:table-cell>
              <table:table-cell office:value-type="float" office:value="35.8542">
                <text:p>35.8542</text:p>
              </table:table-cell>
            </table:table-row>
            <table:table-row>
              <table:table-cell office:value-type="string">
                <text:p>15:56:50:220</text:p>
              </table:table-cell>
              <table:table-cell office:value-type="float" office:value="35.0833">
                <text:p>35.0833</text:p>
              </table:table-cell>
            </table:table-row>
            <table:table-row>
              <table:table-cell office:value-type="string">
                <text:p>15:56:50:271</text:p>
              </table:table-cell>
              <table:table-cell office:value-type="float" office:value="35.4258">
                <text:p>35.4258</text:p>
              </table:table-cell>
            </table:table-row>
            <table:table-row>
              <table:table-cell office:value-type="string">
                <text:p>15:56:50:323</text:p>
              </table:table-cell>
              <table:table-cell office:value-type="float" office:value="35.4692">
                <text:p>35.4692</text:p>
              </table:table-cell>
            </table:table-row>
            <table:table-row>
              <table:table-cell office:value-type="string">
                <text:p>15:56:50:374</text:p>
              </table:table-cell>
              <table:table-cell office:value-type="float" office:value="35.437">
                <text:p>35.437</text:p>
              </table:table-cell>
            </table:table-row>
            <table:table-row>
              <table:table-cell office:value-type="string">
                <text:p>15:56:50:425</text:p>
              </table:table-cell>
              <table:table-cell office:value-type="float" office:value="36.1243">
                <text:p>36.1243</text:p>
              </table:table-cell>
            </table:table-row>
            <table:table-row>
              <table:table-cell office:value-type="string">
                <text:p>15:56:50:476</text:p>
              </table:table-cell>
              <table:table-cell office:value-type="float" office:value="35.3928">
                <text:p>35.3928</text:p>
              </table:table-cell>
            </table:table-row>
            <table:table-row>
              <table:table-cell office:value-type="string">
                <text:p>15:56:50:528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string">
                <text:p>15:56:50:579</text:p>
              </table:table-cell>
              <table:table-cell office:value-type="float" office:value="35.4584">
                <text:p>35.4584</text:p>
              </table:table-cell>
            </table:table-row>
            <table:table-row>
              <table:table-cell office:value-type="string">
                <text:p>15:56:50:630</text:p>
              </table:table-cell>
              <table:table-cell office:value-type="float" office:value="35.6279">
                <text:p>35.6279</text:p>
              </table:table-cell>
            </table:table-row>
            <table:table-row>
              <table:table-cell office:value-type="string">
                <text:p>15:56:50:681</text:p>
              </table:table-cell>
              <table:table-cell office:value-type="float" office:value="35.8344">
                <text:p>35.8344</text:p>
              </table:table-cell>
            </table:table-row>
            <table:table-row>
              <table:table-cell office:value-type="string">
                <text:p>15:56:50:732</text:p>
              </table:table-cell>
              <table:table-cell office:value-type="float" office:value="36.0158">
                <text:p>36.0158</text:p>
              </table:table-cell>
            </table:table-row>
            <table:table-row>
              <table:table-cell office:value-type="string">
                <text:p>15:56:50:784</text:p>
              </table:table-cell>
              <table:table-cell office:value-type="float" office:value="35.6858">
                <text:p>35.6858</text:p>
              </table:table-cell>
            </table:table-row>
            <table:table-row>
              <table:table-cell office:value-type="string">
                <text:p>15:56:50:835</text:p>
              </table:table-cell>
              <table:table-cell office:value-type="float" office:value="35.6627">
                <text:p>35.6627</text:p>
              </table:table-cell>
            </table:table-row>
            <table:table-row>
              <table:table-cell office:value-type="string">
                <text:p>15:56:50:886</text:p>
              </table:table-cell>
              <table:table-cell office:value-type="float" office:value="35.6101">
                <text:p>35.6101</text:p>
              </table:table-cell>
            </table:table-row>
            <table:table-row>
              <table:table-cell office:value-type="string">
                <text:p>15:56:50:937</text:p>
              </table:table-cell>
              <table:table-cell office:value-type="float" office:value="36.0324">
                <text:p>36.0324</text:p>
              </table:table-cell>
            </table:table-row>
            <table:table-row>
              <table:table-cell office:value-type="string">
                <text:p>15:56:50:989</text:p>
              </table:table-cell>
              <table:table-cell office:value-type="float" office:value="35.8508">
                <text:p>35.8508</text:p>
              </table:table-cell>
            </table:table-row>
            <table:table-row>
              <table:table-cell office:value-type="string">
                <text:p>15:56:51:40</text:p>
              </table:table-cell>
              <table:table-cell office:value-type="float" office:value="37.7915">
                <text:p>37.7915</text:p>
              </table:table-cell>
            </table:table-row>
            <table:table-row>
              <table:table-cell office:value-type="string">
                <text:p>15:56:51:91</text:p>
              </table:table-cell>
              <table:table-cell office:value-type="float" office:value="35.9714">
                <text:p>35.9714</text:p>
              </table:table-cell>
            </table:table-row>
            <table:table-row>
              <table:table-cell office:value-type="string">
                <text:p>15:56:51:142</text:p>
              </table:table-cell>
              <table:table-cell office:value-type="float" office:value="35.6507">
                <text:p>35.6507</text:p>
              </table:table-cell>
            </table:table-row>
            <table:table-row>
              <table:table-cell office:value-type="string">
                <text:p>15:56:51:194</text:p>
              </table:table-cell>
              <table:table-cell office:value-type="float" office:value="35.6932">
                <text:p>35.6932</text:p>
              </table:table-cell>
            </table:table-row>
            <table:table-row>
              <table:table-cell office:value-type="string">
                <text:p>15:56:51:245</text:p>
              </table:table-cell>
              <table:table-cell office:value-type="float" office:value="35.6918">
                <text:p>35.6918</text:p>
              </table:table-cell>
            </table:table-row>
            <table:table-row>
              <table:table-cell office:value-type="string">
                <text:p>15:56:51:296</text:p>
              </table:table-cell>
              <table:table-cell office:value-type="float" office:value="31.8852">
                <text:p>31.8852</text:p>
              </table:table-cell>
            </table:table-row>
            <table:table-row>
              <table:table-cell office:value-type="string">
                <text:p>15:56:51:347</text:p>
              </table:table-cell>
              <table:table-cell office:value-type="float" office:value="35.3391">
                <text:p>35.3391</text:p>
              </table:table-cell>
            </table:table-row>
            <table:table-row>
              <table:table-cell office:value-type="string">
                <text:p>15:56:51:399</text:p>
              </table:table-cell>
              <table:table-cell office:value-type="float" office:value="35.5648">
                <text:p>35.5648</text:p>
              </table:table-cell>
            </table:table-row>
            <table:table-row>
              <table:table-cell office:value-type="string">
                <text:p>15:56:51:450</text:p>
              </table:table-cell>
              <table:table-cell office:value-type="float" office:value="35.6521">
                <text:p>35.6521</text:p>
              </table:table-cell>
            </table:table-row>
            <table:table-row>
              <table:table-cell office:value-type="string">
                <text:p>15:56:51:501</text:p>
              </table:table-cell>
              <table:table-cell office:value-type="float" office:value="35.9946">
                <text:p>35.9946</text:p>
              </table:table-cell>
            </table:table-row>
            <table:table-row>
              <table:table-cell office:value-type="string">
                <text:p>15:56:51:552</text:p>
              </table:table-cell>
              <table:table-cell office:value-type="float" office:value="35.8991">
                <text:p>35.8991</text:p>
              </table:table-cell>
            </table:table-row>
            <table:table-row>
              <table:table-cell office:value-type="string">
                <text:p>15:56:51:603</text:p>
              </table:table-cell>
              <table:table-cell office:value-type="float" office:value="34.8755">
                <text:p>34.8755</text:p>
              </table:table-cell>
            </table:table-row>
            <table:table-row>
              <table:table-cell office:value-type="string">
                <text:p>15:56:51:654</text:p>
              </table:table-cell>
              <table:table-cell office:value-type="float" office:value="36.2804">
                <text:p>36.2804</text:p>
              </table:table-cell>
            </table:table-row>
            <table:table-row>
              <table:table-cell office:value-type="string">
                <text:p>15:56:51:705</text:p>
              </table:table-cell>
              <table:table-cell office:value-type="float" office:value="35.7208">
                <text:p>35.7208</text:p>
              </table:table-cell>
            </table:table-row>
            <table:table-row>
              <table:table-cell office:value-type="string">
                <text:p>15:56:51:756</text:p>
              </table:table-cell>
              <table:table-cell office:value-type="float" office:value="35.8549">
                <text:p>35.8549</text:p>
              </table:table-cell>
            </table:table-row>
            <table:table-row>
              <table:table-cell office:value-type="string">
                <text:p>15:56:51:808</text:p>
              </table:table-cell>
              <table:table-cell office:value-type="float" office:value="35.7093">
                <text:p>35.7093</text:p>
              </table:table-cell>
            </table:table-row>
            <table:table-row>
              <table:table-cell office:value-type="string">
                <text:p>15:56:51:859</text:p>
              </table:table-cell>
              <table:table-cell office:value-type="float" office:value="35.434">
                <text:p>35.434</text:p>
              </table:table-cell>
            </table:table-row>
            <table:table-row>
              <table:table-cell office:value-type="string">
                <text:p>15:56:51:910</text:p>
              </table:table-cell>
              <table:table-cell office:value-type="float" office:value="35.5062">
                <text:p>35.5062</text:p>
              </table:table-cell>
            </table:table-row>
            <table:table-row>
              <table:table-cell office:value-type="string">
                <text:p>15:56:51:961</text:p>
              </table:table-cell>
              <table:table-cell office:value-type="float" office:value="35.3721">
                <text:p>35.3721</text:p>
              </table:table-cell>
            </table:table-row>
            <table:table-row>
              <table:table-cell office:value-type="string">
                <text:p>15:56:52:13</text:p>
              </table:table-cell>
              <table:table-cell office:value-type="float" office:value="37.0425">
                <text:p>37.0425</text:p>
              </table:table-cell>
            </table:table-row>
            <table:table-row>
              <table:table-cell office:value-type="string">
                <text:p>15:56:52:64</text:p>
              </table:table-cell>
              <table:table-cell office:value-type="float" office:value="36.5664">
                <text:p>36.5664</text:p>
              </table:table-cell>
            </table:table-row>
            <table:table-row>
              <table:table-cell office:value-type="string">
                <text:p>15:56:52:115</text:p>
              </table:table-cell>
              <table:table-cell office:value-type="float" office:value="36.1042">
                <text:p>36.1042</text:p>
              </table:table-cell>
            </table:table-row>
            <table:table-row>
              <table:table-cell office:value-type="string">
                <text:p>15:56:52:166</text:p>
              </table:table-cell>
              <table:table-cell office:value-type="float" office:value="35.458">
                <text:p>35.458</text:p>
              </table:table-cell>
            </table:table-row>
            <table:table-row>
              <table:table-cell office:value-type="string">
                <text:p>15:56:52:218</text:p>
              </table:table-cell>
              <table:table-cell office:value-type="float" office:value="35.6223">
                <text:p>35.6223</text:p>
              </table:table-cell>
            </table:table-row>
            <table:table-row>
              <table:table-cell office:value-type="string">
                <text:p>15:56:52:269</text:p>
              </table:table-cell>
              <table:table-cell office:value-type="float" office:value="36.1042">
                <text:p>36.1042</text:p>
              </table:table-cell>
            </table:table-row>
            <table:table-row>
              <table:table-cell office:value-type="string">
                <text:p>15:56:52:320</text:p>
              </table:table-cell>
              <table:table-cell office:value-type="float" office:value="35.5509">
                <text:p>35.5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